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Franklin Gothic Book1" svg:font-family="'Franklin Gothic Book'"/>
    <style:font-face style:name="Calibri" svg:font-family="Calibri" style:font-pitch="variable"/>
    <style:font-face style:name="Franklin Gothic Book" svg:font-family="'Franklin Gothic Book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11.35cm" fo:min-width="15.7cm"/>
    </style:style>
    <style:style style:name="gr2" style:family="graphic" style:parent-style-name="standard">
      <style:graphic-properties draw:stroke="none" draw:fill="solid" draw:fill-color="#7e7e7e" draw:shadow="hidden"/>
    </style:style>
    <style:style style:name="gr3" style:family="graphic" style:parent-style-name="standard">
      <style:graphic-properties draw:stroke="solid" svg:stroke-width="0.001cm" svg:stroke-color="#696969" svg:stroke-opacity="100%" draw:stroke-linejoin="miter" svg:stroke-linecap="butt" draw:fill="none" draw:shadow="hidden"/>
    </style:style>
    <style:style style:name="gr4" style:family="graphic" style:parent-style-name="standard">
      <style:graphic-properties draw:stroke="solid" svg:stroke-width="0.001cm" svg:stroke-color="#0070c0" svg:stroke-opacity="100%" draw:stroke-linejoin="miter" svg:stroke-linecap="butt" draw:fill="none" draw:shadow="hidden"/>
    </style:style>
    <style:style style:name="gr5" style:family="graphic" style:parent-style-name="standard">
      <style:graphic-properties draw:stroke="solid" svg:stroke-width="0.001cm" svg:stroke-color="#000000" svg:stroke-opacity="100%" draw:stroke-linejoin="round" svg:stroke-linecap="round" draw:fill="none" draw:shadow="hidden"/>
    </style:style>
    <style:style style:name="gr6" style:family="graphic" style:parent-style-name="standard">
      <style:graphic-properties draw:stroke="solid" svg:stroke-width="0.001cm" svg:stroke-color="#002060" svg:stroke-opacity="100%" draw:stroke-linejoin="miter" svg:stroke-linecap="butt" draw:fill="none" draw:shadow="hidden"/>
    </style:style>
    <style:style style:name="gr7" style:family="graphic" style:parent-style-name="standard">
      <style:graphic-properties draw:stroke="solid" svg:stroke-width="0.001cm" svg:stroke-color="#ff0000" svg:stroke-opacity="100%" draw:stroke-linejoin="miter" svg:stroke-linecap="butt" draw:fill="solid" draw:fill-color="#83caff" draw:shadow="hidden"/>
    </style:style>
    <style:style style:name="gr8" style:family="graphic" style:parent-style-name="standard">
      <style:graphic-properties draw:stroke="none" draw:fill="solid" draw:fill-color="#4c5a69" draw:shadow="hidden"/>
    </style:style>
    <style:style style:name="gr9" style:family="graphic" style:parent-style-name="standard">
      <style:graphic-properties draw:stroke="solid" svg:stroke-width="0.001cm" svg:stroke-color="#3e4956" svg:stroke-opacity="100%" draw:stroke-linejoin="miter" svg:stroke-linecap="butt" draw:fill="none" draw:shadow="hidden"/>
    </style:style>
    <style:style style:name="gr10" style:family="graphic" style:parent-style-name="standard">
      <style:graphic-properties draw:stroke="none" draw:fill="hatch" draw:fill-color="#ffffff" draw:fill-hatch-name="Hatch_5f_0" draw:fill-hatch-solid="true" draw:opacity="25%" draw:shadow="hidden"/>
    </style:style>
    <style:style style:name="gr11" style:family="graphic" style:parent-style-name="standard">
      <style:graphic-properties draw:stroke="none" draw:fill="none" draw:textarea-vertical-align="middle" fo:min-height="2.993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solid" draw:fill-color="#ff33cc" draw:shadow="hidden"/>
    </style:style>
    <style:style style:name="gr13" style:family="graphic" style:parent-style-name="standard">
      <style:graphic-properties draw:stroke="solid" svg:stroke-width="0.001cm" svg:stroke-color="#cc00cc" svg:stroke-opacity="100%" draw:stroke-linejoin="miter" svg:stroke-linecap="butt" draw:fill="none" draw:shadow="hidden"/>
    </style:style>
    <style:style style:name="gr14" style:family="graphic" style:parent-style-name="standard">
      <style:graphic-properties draw:stroke="none" draw:fill="none" draw:textarea-vertical-align="middle" fo:min-height="0.441cm" fo:min-width="2.54cm" fo:padding-top="0.141cm" fo:padding-bottom="0.141cm" fo:padding-left="0cm" fo:padding-right="0cm"/>
    </style:style>
    <style:style style:name="gr15" style:family="graphic" style:parent-style-name="standard">
      <style:graphic-properties draw:stroke="solid" svg:stroke-width="0.001cm" svg:stroke-color="#ff3300" svg:stroke-opacity="100%" draw:stroke-linejoin="miter" svg:stroke-linecap="butt" draw:fill="none" draw:shadow="hidden"/>
    </style:style>
    <style:style style:name="gr16" style:family="graphic" style:parent-style-name="standard">
      <style:graphic-properties draw:stroke="solid" svg:stroke-width="0.001cm" svg:stroke-color="#658a82" svg:stroke-opacity="100%" draw:stroke-linejoin="miter" svg:stroke-linecap="butt" draw:fill="none" draw:shadow="hidden"/>
    </style:style>
    <style:style style:name="gr17" style:family="graphic" style:parent-style-name="standard">
      <style:graphic-properties draw:stroke="none" draw:fill="none" draw:textarea-vertical-align="middle" fo:min-height="1.136cm" fo:min-width="2.54cm" fo:padding-top="0.141cm" fo:padding-bottom="0.141cm" fo:padding-left="0.141cm" fo:padding-right="0.141cm"/>
    </style:style>
    <style:style style:name="gr18" style:family="graphic" style:parent-style-name="standard">
      <style:graphic-properties draw:stroke="none" draw:fill="none" draw:textarea-vertical-align="middle" fo:min-height="0.517cm" fo:min-width="2.54cm" fo:padding-top="0.141cm" fo:padding-bottom="0.141cm" fo:padding-left="0.141cm" fo:padding-right="0.141cm"/>
    </style:style>
    <style:style style:name="gr19" style:family="graphic" style:parent-style-name="standard">
      <style:graphic-properties draw:stroke="none" draw:fill="none" draw:textarea-vertical-align="middle" fo:min-height="4.766cm" fo:min-width="2.54cm" fo:padding-top="0.141cm" fo:padding-bottom="0.141cm" fo:padding-left="0.141cm" fo:padding-right="0.141cm"/>
    </style:style>
    <style:style style:name="gr20" style:family="graphic" style:parent-style-name="standard">
      <style:graphic-properties draw:stroke="none" draw:fill="hatch" draw:fill-color="#8db1e2" draw:fill-hatch-name="Hatch_5f_1" draw:fill-hatch-solid="true" draw:opacity="25%" draw:shadow="hidden"/>
    </style:style>
    <style:style style:name="gr21" style:family="graphic" style:parent-style-name="standard">
      <style:graphic-properties draw:stroke="none" draw:fill="solid" draw:fill-color="#ffffff" draw:shadow="hidden"/>
    </style:style>
    <style:style style:name="gr22" style:family="graphic" style:parent-style-name="standard">
      <style:graphic-properties draw:stroke="solid" svg:stroke-width="0.001cm" svg:stroke-color="#ffffff" svg:stroke-opacity="100%" draw:stroke-linejoin="round" svg:stroke-linecap="round" draw:fill="none" draw:shadow="hidden"/>
    </style:style>
    <style:style style:name="gr23" style:family="graphic" style:parent-style-name="standard">
      <style:graphic-properties draw:stroke="none" draw:fill="solid" draw:fill-color="#000000" draw:shadow="hidden"/>
    </style:style>
    <style:style style:name="gr24" style:family="graphic" style:parent-style-name="standard">
      <style:graphic-properties draw:stroke="solid" svg:stroke-width="0cm" svg:stroke-color="#000000" svg:stroke-opacity="100%" draw:stroke-linejoin="round" svg:stroke-linecap="round" draw:fill="none" draw:shadow="hidden"/>
    </style:style>
    <style:style style:name="gr25" style:family="graphic" style:parent-style-name="standard">
      <style:graphic-properties draw:stroke="solid" svg:stroke-width="0.001cm" svg:stroke-color="#696969" svg:stroke-opacity="100%" draw:stroke-linejoin="round" svg:stroke-linecap="round" draw:fill="none" draw:shadow="hidden"/>
    </style:style>
    <style:style style:name="gr26" style:family="graphic" style:parent-style-name="standard">
      <style:graphic-properties draw:stroke="solid" svg:stroke-width="0.001cm" svg:stroke-color="#ff0000" svg:stroke-opacity="100%" draw:stroke-linejoin="miter" svg:stroke-linecap="butt" draw:fill="solid" draw:fill-color="#ff950e" draw:shadow="hidden"/>
    </style:style>
    <style:style style:name="gr27" style:family="graphic" style:parent-style-name="standard">
      <style:graphic-properties draw:stroke="solid" svg:stroke-width="0.001cm" svg:stroke-color="#ff0000" svg:stroke-opacity="100%" draw:stroke-linejoin="miter" svg:stroke-linecap="butt" draw:fill="solid" draw:fill-color="#579d1c" draw:shadow="hidden"/>
    </style:style>
    <style:style style:name="gr28" style:family="graphic" style:parent-style-name="standard">
      <style:graphic-properties draw:stroke="solid" svg:stroke-width="0.001cm" svg:stroke-color="#ff0000" svg:stroke-opacity="100%" draw:stroke-linejoin="miter" svg:stroke-linecap="butt" draw:fill="none" draw:fit-to-size="shrink-to-fit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="solid" draw:fill-color="#7e7e7e"/>
    </style:style>
    <style:style style:name="P4" style:family="paragraph">
      <loext:graphic-properties draw:fill="none"/>
    </style:style>
    <style:style style:name="P5" style:family="paragraph">
      <loext:graphic-properties draw:fill="solid" draw:fill-color="#83caff"/>
    </style:style>
    <style:style style:name="P6" style:family="paragraph">
      <loext:graphic-properties draw:fill="solid" draw:fill-color="#4c5a69"/>
    </style:style>
    <style:style style:name="P7" style:family="paragraph">
      <loext:graphic-properties draw:fill="hatch" draw:fill-color="#ffffff" draw:fill-hatch-name="Hatch_5f_0" draw:fill-hatch-solid="true" draw:opacity="25%"/>
    </style:style>
    <style:style style:name="P8" style:family="paragraph">
      <style:paragraph-properties fo:margin-left="0cm" fo:margin-right="0cm" fo:margin-top="0cm" fo:margin-bottom="0cm" fo:line-height="120%" fo:text-align="center" fo:text-indent="0cm"/>
    </style:style>
    <style:style style:name="P9" style:family="paragraph">
      <loext:graphic-properties draw:fill="solid" draw:fill-color="#ff33cc"/>
    </style:style>
    <style:style style:name="P10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11" style:family="paragraph">
      <loext:graphic-properties draw:fill="hatch" draw:fill-color="#8db1e2" draw:fill-hatch-name="Hatch_5f_1" draw:fill-hatch-solid="true" draw:opacity="25%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solid" draw:fill-color="#ff950e"/>
    </style:style>
    <style:style style:name="P15" style:family="paragraph">
      <loext:graphic-properties draw:fill="solid" draw:fill-color="#579d1c"/>
    </style:style>
    <style:style style:name="T1" style:family="text">
      <style:text-properties fo:color="#000000" style:font-name="Calibri1" fo:font-size="12pt" style:font-name-asian="Calibri1" style:font-size-asian="12pt" style:font-name-complex="Calibri1" style:font-size-complex="12pt"/>
    </style:style>
    <style:style style:name="T2" style:family="text">
      <style:text-properties fo:color="#ffffff" style:font-name="Franklin Gothic Book1" fo:font-size="10pt" style:font-name-asian="Franklin Gothic Book1" style:font-size-asian="10pt" style:font-name-complex="Franklin Gothic Book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 1" draw:style-name="dp1" draw:master-page-name="PM0">
        <draw:custom-shape draw:style-name="gr1" draw:text-style-name="P2" draw:layer="layout" svg:width="16.2cm" svg:height="11.6cm" svg:x="6.9cm" svg:y="31.9cm">
          <text:p text:style-name="P1">Régie</text:p>
          <text:p text:style-name="P1"/>
          <draw:enhanced-geometry svg:viewBox="0 0 21600 21600" draw:type="rectangle" draw:enhanced-path="M 0 0 L 21600 0 21600 21600 0 21600 0 0 Z N"/>
        </draw:custom-shape>
        <draw:polygon draw:style-name="gr2" draw:text-style-name="P3" draw:layer="layout" svg:width="90.6cm" svg:height="0.3cm" svg:x="3.614cm" svg:y="1.614cm" svg:viewBox="0 0 90601 301" draw:points="0,0 90601,0 90301,301 300,301">
          <text:p/>
        </draw:polygon>
        <draw:path draw:style-name="gr3" draw:text-style-name="P4" draw:layer="layout" svg:width="90.6cm" svg:height="0.3cm" svg:x="3.614cm" svg:y="1.614cm" svg:viewBox="0 0 90601 301" svg:d="M0 0h90601M300 301h90001">
          <text:p/>
        </draw:path>
        <draw:polygon draw:style-name="gr2" draw:text-style-name="P3" draw:layer="layout" svg:width="0.3cm" svg:height="138.086cm" svg:x="93.914cm" svg:y="1.614cm" svg:viewBox="0 0 301 138087" draw:points="301,0 301,138087 0,137787 0,300">
          <text:p/>
        </draw:polygon>
        <draw:path draw:style-name="gr3" draw:text-style-name="P4" draw:layer="layout" svg:width="0.3cm" svg:height="138.086cm" svg:x="93.914cm" svg:y="1.614cm" svg:viewBox="0 0 301 138087" svg:d="M301 0v138087M0 300v137487">
          <text:p/>
        </draw:path>
        <draw:polygon draw:style-name="gr2" draw:text-style-name="P3" draw:layer="layout" svg:width="90.6cm" svg:height="0.3cm" svg:x="3.614cm" svg:y="139.4cm" svg:viewBox="0 0 90601 301" draw:points="90601,301 0,301 299,0 90301,0">
          <text:p/>
        </draw:polygon>
        <draw:path draw:style-name="gr3" draw:text-style-name="P4" draw:layer="layout" svg:width="90.6cm" svg:height="0.3cm" svg:x="3.614cm" svg:y="139.4cm" svg:viewBox="0 0 90601 301" svg:d="M90601 301h-90601M90301 0h-90002">
          <text:p/>
        </draw:path>
        <draw:polygon draw:style-name="gr2" draw:text-style-name="P3" draw:layer="layout" svg:width="0.3cm" svg:height="138.086cm" svg:x="3.614cm" svg:y="1.614cm" svg:viewBox="0 0 301 138087" draw:points="0,138087 0,0 301,299 301,137787">
          <text:p/>
        </draw:polygon>
        <draw:path draw:style-name="gr3" draw:text-style-name="P4" draw:layer="layout" svg:width="0.3cm" svg:height="138.086cm" svg:x="3.614cm" svg:y="1.614cm" svg:viewBox="0 0 301 138087" svg:d="M0 138087v-138087M301 137787v-137488">
          <text:p/>
        </draw:path>
        <draw:polyline draw:style-name="gr3" draw:text-style-name="P4" draw:layer="layout" svg:width="7.733cm" svg:height="39.04cm" svg:x="82.925cm" svg:y="54.305cm" svg:viewBox="0 0 7734 39041" draw:points="0,39041 7734,39041 7734,0">
          <text:p/>
        </draw:polyline>
        <draw:line draw:style-name="gr4" draw:text-style-name="P4" draw:layer="layout" svg:x1="92.425cm" svg:y1="93.644cm" svg:x2="92.425cm" svg:y2="93.345cm">
          <text:p/>
        </draw:line>
        <draw:polygon draw:style-name="gr5" draw:text-style-name="P4" draw:layer="layout" svg:width="0cm" svg:height="0.423cm" svg:x="92.425cm" svg:y="93.283cm" svg:viewBox="0 0 0 424" draw:points="0,0 0,424">
          <text:p/>
        </draw:polygon>
        <draw:line draw:style-name="gr4" draw:text-style-name="P4" draw:layer="layout" svg:x1="92.425cm" svg:y1="54.305cm" svg:x2="92.425cm" svg:y2="93.344cm">
          <text:p/>
        </draw:line>
        <draw:path draw:style-name="gr4" draw:text-style-name="P4" draw:layer="layout" svg:width="0cm" svg:height="39.338cm" svg:x="92.425cm" svg:y="54.305cm" svg:viewBox="0 0 0 39339" svg:d="M0 39339v-300M0 0v39039">
          <text:p/>
        </draw:path>
        <draw:polygon draw:style-name="gr5" draw:text-style-name="P4" draw:layer="layout" svg:width="0.542cm" svg:height="0.542cm" svg:x="92.905cm" svg:y="75.433cm" svg:viewBox="0 0 543 543" draw:points="271,0 0,0 271,543 543,0">
          <text:p/>
        </draw:polygon>
        <draw:line draw:style-name="gr4" draw:text-style-name="P4" draw:layer="layout" svg:x1="87.125cm" svg:y1="98.944cm" svg:x2="87.125cm" svg:y2="98.644cm">
          <text:p/>
        </draw:line>
        <draw:polygon draw:style-name="gr5" draw:text-style-name="P4" draw:layer="layout" svg:width="0cm" svg:height="0.423cm" svg:x="87.125cm" svg:y="98.582cm" svg:viewBox="0 0 0 424" draw:points="0,0 0,424">
          <text:p/>
        </draw:polygon>
        <draw:line draw:style-name="gr4" draw:text-style-name="P4" draw:layer="layout" svg:x1="87.125cm" svg:y1="88.046cm" svg:x2="87.125cm" svg:y2="98.644cm">
          <text:p/>
        </draw:line>
        <draw:path draw:style-name="gr4" draw:text-style-name="P4" draw:layer="layout" svg:width="0cm" svg:height="10.897cm" svg:x="87.125cm" svg:y="88.046cm" svg:viewBox="0 0 0 10898" svg:d="M0 10898v-300M0 0v10598">
          <text:p/>
        </draw:path>
        <draw:polygon draw:style-name="gr5" draw:text-style-name="P4" draw:layer="layout" svg:width="0.542cm" svg:height="0.542cm" svg:x="87.606cm" svg:y="94.749cm" svg:viewBox="0 0 543 543" draw:points="271,0 0,0 271,543 543,0">
          <text:p/>
        </draw:polygon>
        <draw:line draw:style-name="gr4" draw:text-style-name="P4" draw:layer="layout" svg:x1="81.826cm" svg:y1="93.645cm" svg:x2="81.826cm" svg:y2="93.345cm">
          <text:p/>
        </draw:line>
        <draw:polygon draw:style-name="gr5" draw:text-style-name="P4" draw:layer="layout" svg:width="0cm" svg:height="0.423cm" svg:x="81.826cm" svg:y="93.283cm" svg:viewBox="0 0 0 424" draw:points="0,0 0,424">
          <text:p/>
        </draw:polygon>
        <draw:line draw:style-name="gr4" draw:text-style-name="P4" draw:layer="layout" svg:x1="81.826cm" svg:y1="54.305cm" svg:x2="81.826cm" svg:y2="93.344cm">
          <text:p/>
        </draw:line>
        <draw:path draw:style-name="gr4" draw:text-style-name="P4" draw:layer="layout" svg:width="0cm" svg:height="39.339cm" svg:x="81.826cm" svg:y="54.305cm" svg:viewBox="0 0 0 39340" svg:d="M0 39340v-301M0 0v39039">
          <text:p/>
        </draw:path>
        <draw:polygon draw:style-name="gr5" draw:text-style-name="P4" draw:layer="layout" svg:width="0.542cm" svg:height="0.542cm" svg:x="82.306cm" svg:y="75.433cm" svg:viewBox="0 0 543 543" draw:points="271,0 0,0 271,543 543,0">
          <text:p/>
        </draw:polygon>
        <draw:line draw:style-name="gr4" draw:text-style-name="P4" draw:layer="layout" svg:x1="87.125cm" svg:y1="59.903cm" svg:x2="87.125cm" svg:y2="59.604cm">
          <text:p/>
        </draw:line>
        <draw:polygon draw:style-name="gr5" draw:text-style-name="P4" draw:layer="layout" svg:width="0cm" svg:height="0.423cm" svg:x="87.125cm" svg:y="59.542cm" svg:viewBox="0 0 0 424" draw:points="0,0 0,424">
          <text:p/>
        </draw:polygon>
        <draw:line draw:style-name="gr4" draw:text-style-name="P4" draw:layer="layout" svg:x1="87.125cm" svg:y1="49.006cm" svg:x2="87.125cm" svg:y2="59.604cm">
          <text:p/>
        </draw:line>
        <draw:path draw:style-name="gr4" draw:text-style-name="P4" draw:layer="layout" svg:width="0cm" svg:height="10.897cm" svg:x="87.125cm" svg:y="49.006cm" svg:viewBox="0 0 0 10898" svg:d="M0 10898v-300M0 0v10598">
          <text:p/>
        </draw:path>
        <draw:polygon draw:style-name="gr5" draw:text-style-name="P4" draw:layer="layout" svg:width="0.542cm" svg:height="0.542cm" svg:x="87.606cm" svg:y="55.709cm" svg:viewBox="0 0 543 543" draw:points="271,0 0,0 271,543 543,0">
          <text:p/>
        </draw:polygon>
        <draw:polygon draw:style-name="gr6" draw:text-style-name="P4" draw:layer="layout" svg:width="1.78cm" svg:height="2.629cm" svg:x="83.772cm" svg:y="87.854cm" svg:viewBox="0 0 1781 2630" draw:points="621,0 0,2320 1160,2630 1781,310">
          <text:p/>
        </draw:polygon>
        <draw:polygon draw:style-name="gr6" draw:text-style-name="P4" draw:layer="layout" svg:width="1.78cm" svg:height="2.629cm" svg:x="84.412cm" svg:y="85.464cm" svg:viewBox="0 0 1781 2630" draw:points="621,0 0,2320 1160,2630 1781,310">
          <text:p/>
        </draw:polygon>
        <draw:polygon draw:style-name="gr6" draw:text-style-name="P4" draw:layer="layout" svg:width="1.78cm" svg:height="2.629cm" svg:x="85.053cm" svg:y="83.073cm" svg:viewBox="0 0 1781 2630" draw:points="621,0 0,2320 1160,2630 1781,310">
          <text:p/>
        </draw:polygon>
        <draw:polygon draw:style-name="gr6" draw:text-style-name="P4" draw:layer="layout" svg:width="1.78cm" svg:height="2.629cm" svg:x="85.694cm" svg:y="80.682cm" svg:viewBox="0 0 1781 2630" draw:points="621,0 0,2320 1160,2630 1781,310">
          <text:p/>
        </draw:polygon>
        <draw:polygon draw:style-name="gr6" draw:text-style-name="P4" draw:layer="layout" svg:width="1.78cm" svg:height="2.629cm" svg:x="83.131cm" svg:y="90.245cm" svg:viewBox="0 0 1781 2630" draw:points="621,0 0,2320 1160,2630 1781,310">
          <text:p/>
        </draw:polygon>
        <draw:polygon draw:style-name="gr7" draw:text-style-name="P5" draw:layer="layout" svg:width="2.4cm" svg:height="1.2cm" svg:x="40.85cm" svg:y="37.231cm" svg:viewBox="0 0 2401 1201" draw:points="0,1201 2401,1201 2401,0 0,0">
          <text:p/>
        </draw:polygon>
        <draw:g>
          <draw:polygon draw:style-name="gr8" draw:text-style-name="P6" draw:layer="layout" svg:width="0.4cm" svg:height="12cm" svg:x="90.6cm" svg:y="68.242cm" svg:viewBox="0 0 401 12001" draw:points="401,0 0,0 0,12001 400,12001">
            <text:p/>
          </draw:polygon>
          <draw:polygon draw:style-name="gr9" draw:text-style-name="P4" draw:layer="layout" svg:width="0.4cm" svg:height="12cm" svg:x="90.6cm" svg:y="68.242cm" svg:viewBox="0 0 401 12001" draw:points="401,0 0,0 0,12001 400,12001">
            <text:p/>
          </draw:polygon>
        </draw:g>
        <draw:g>
          <draw:polygon draw:style-name="gr10" draw:text-style-name="P7" draw:layer="layout" svg:width="6cm" svg:height="6cm" svg:x="26.15cm" svg:y="118.799cm" svg:viewBox="0 0 6001 6001" draw:points="0,6001 6001,6001 6001,0 0,0">
            <text:p/>
          </draw:polygon>
          <draw:polygon draw:style-name="gr5" draw:text-style-name="P4" draw:layer="layout" svg:width="6cm" svg:height="6cm" svg:x="26.15cm" svg:y="118.799cm" svg:viewBox="0 0 6001 6001" draw:points="0,6001 6001,6001 6001,0 0,0">
            <text:p/>
          </draw:polygon>
        </draw:g>
        <draw:frame draw:style-name="gr11" draw:text-style-name="P4" draw:layer="layout" svg:width="2.01cm" svg:height="3.275cm" svg:x="28.145cm" svg:y="119.472cm">
          <draw:text-box>
            <text:p text:style-name="P8"><text:span text:style-name="T1">Bureau</text:span></text:p>
            <text:p text:style-name="P8"><text:span text:style-name="T1"/></text:p>
            <text:p text:style-name="P8"><text:span text:style-name="T1">9,0 m carré</text:span></text:p>
            <text:p text:style-name="P8"><text:span text:style-name="T1"/></text:p>
          </draw:text-box>
        </draw:frame>
        <draw:g>
          <draw:polygon draw:style-name="gr10" draw:text-style-name="P7" draw:layer="layout" svg:width="6cm" svg:height="6cm" svg:x="25.9cm" svg:y="128.7cm" svg:viewBox="0 0 6001 6001" draw:points="0,6001 6001,6001 6001,0 0,0">
            <text:p/>
          </draw:polygon>
          <draw:polygon draw:style-name="gr5" draw:text-style-name="P4" draw:layer="layout" svg:width="6cm" svg:height="6cm" svg:x="25.9cm" svg:y="128.7cm" svg:viewBox="0 0 6001 6001" draw:points="0,6001 6001,6001 6001,0 0,0">
            <text:p/>
          </draw:polygon>
        </draw:g>
        <draw:frame draw:style-name="gr11" draw:text-style-name="P4" draw:layer="layout" svg:width="2.01cm" svg:height="3.275cm" svg:x="27.895cm" svg:y="129.373cm">
          <draw:text-box>
            <text:p text:style-name="P8"><text:span text:style-name="T1">Bureau</text:span></text:p>
            <text:p text:style-name="P8"><text:span text:style-name="T1"/></text:p>
            <text:p text:style-name="P8"><text:span text:style-name="T1">9,0 m carré</text:span></text:p>
            <text:p text:style-name="P8"><text:span text:style-name="T1"/></text:p>
          </draw:text-box>
        </draw:frame>
        <draw:g>
          <draw:g>
            <draw:polygon draw:style-name="gr12" draw:text-style-name="P9" draw:layer="layout" svg:width="2.4cm" svg:height="1.2cm" draw:transform="rotate (3.1396727914126) translate (44.5587171293876cm 6.9428199387185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5587171293876cm 6.9428199387185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248cm 6.705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37.0847309034825cm 6.92847089762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7.0847309034825cm 6.92847089762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775cm 6.691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47.0217125902392cm 6.9475485563561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7.0217125902392cm 6.9475485563561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7.711cm 6.71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39.5587263440618cm 6.9332206337295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5587263440618cm 6.9332206337295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249cm 6.695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42.078721699866cm 6.9380586834440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2.078721699866cm 6.9380586834440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769cm 6.701cm)">
            <draw:text-box>
              <text:p text:style-name="P8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9596998039574cm 6.9608685519588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4346952426937cm 6.96562020792842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90969068143cm 6.9703718638979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3846861201663cm 6.9751235198675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4847043652211cm 6.95611689598932cm)" svg:viewBox="0 0 2401 1201" draw:points="0,1201 2401,1201 2401,0 0,0">
          <text:p/>
        </draw:polygon>
        <draw:g>
          <draw:g>
            <draw:polygon draw:style-name="gr12" draw:text-style-name="P9" draw:layer="layout" svg:width="2.4cm" svg:height="1.2cm" draw:transform="rotate (3.1396727914126) translate (53.9130037274585cm 5.7607766902917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3.9130037274585cm 5.7607766902917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4.603cm 5.523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61.3869899533637cm 5.7751257313893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3869899533637cm 5.7751257313893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2.077cm 5.538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51.450008266607cm 5.7560480726541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450008266607cm 5.7560480726541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2.14cm 5.518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58.9129945127844cm 5.7703759952807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9129945127844cm 5.7703759952807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603cm 5.533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56.3929991569802cm 5.765537945566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3929991569802cm 5.765537945566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7.083cm 5.528cm)">
            <draw:text-box>
              <text:p text:style-name="P8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5120210528888cm 5.7427280770514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2.0370256141525cm 5.737976421081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9.5620301754162cm 5.7332247651123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7.0870347366799cm 5.7284731091427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9870164916251cm 5.74747973302101cm)" svg:viewBox="0 0 2401 1201" draw:points="2401,0 0,0 0,1201 2400,1201">
          <text:p/>
        </draw:polygon>
        <draw:g>
          <draw:g>
            <draw:polygon draw:style-name="gr12" draw:text-style-name="P9" draw:layer="layout" svg:width="2.4cm" svg:height="1.2cm" draw:transform="rotate (3.1396727914126) translate (44.5464300190017cm 13.342808143935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5464300190017cm 13.342808143935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235cm 13.105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37.0724437930966cm 13.328459102838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7.0724437930966cm 13.328459102838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762cm 13.091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47.0094254798533cm 13.347536761573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7.0094254798533cm 13.347536761573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7.699cm 13.11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39.5464392336758cm 13.333208838946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5464392336758cm 13.333208838946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235cm 13.095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42.0664345894801cm 13.338046888661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2.0664345894801cm 13.338046888661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755cm 13.101cm)">
            <draw:text-box>
              <text:p text:style-name="P8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9474126935714cm 13.360856757176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4224081323078cm 13.3656084131456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8974035710441cm 13.370360069115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3723990097804cm 13.375111725084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4724172548351cm 13.3561051012064cm)" svg:viewBox="0 0 2401 1201" draw:points="0,1201 2401,1201 2401,0 0,0">
          <text:p/>
        </draw:polygon>
        <draw:g>
          <draw:g>
            <draw:polygon draw:style-name="gr12" draw:text-style-name="P9" draw:layer="layout" svg:width="2.4cm" svg:height="1.2cm" draw:transform="rotate (3.1396727914126) translate (53.9007166170726cm 12.160764895508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3.9007166170726cm 12.160764895508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4.591cm 11.923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61.3747028429778cm 12.175113936606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3747028429778cm 12.175113936606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2.064cm 11.938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51.4377211562211cm 12.15603627787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4377211562211cm 12.15603627787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2.128cm 11.919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58.9007074023985cm 12.170364200497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9007074023985cm 12.170364200497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59cm 11.932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56.3807120465943cm 12.165526150783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3807120465943cm 12.165526150783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7.071cm 11.928cm)">
            <draw:text-box>
              <text:p text:style-name="P8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4997339425029cm 12.1427162822686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2.0247385037666cm 12.13796462629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39.5497430650303cm 12.133212970329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7.0747476262939cm 12.128461314359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9747293812392cm 12.1474679382381cm)" svg:viewBox="0 0 2401 1201" draw:points="2401,0 0,0 0,1201 2400,1201">
          <text:p/>
        </draw:polygon>
        <draw:g>
          <draw:g>
            <draw:polygon draw:style-name="gr12" draw:text-style-name="P9" draw:layer="layout" svg:width="2.4cm" svg:height="1.2cm" draw:transform="rotate (3.1396727914126) translate (53.7161977699135cm 18.1604217019473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3.7161977699135cm 18.1604217019473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4.406cm 17.923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61.1901839958187cm 18.174770743044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1901839958187cm 18.174770743044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1.88cm 17.937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51.253202309062cm 18.155693084309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253202309062cm 18.155693084309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1.943cm 17.918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58.7161885552394cm 18.1700210069363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7161885552394cm 18.1700210069363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406cm 17.932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56.1961931994352cm 18.165182957221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1961931994352cm 18.165182957221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6.886cm 17.928cm)">
            <draw:text-box>
              <text:p text:style-name="P8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3152150953438cm 18.142373088707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1.8402196566075cm 18.1376214327375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39.3652242178712cm 18.132869776767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6.8902287791349cm 18.128118120798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7902105340801cm 18.1471247446766cm)" svg:viewBox="0 0 2401 1201" draw:points="2401,0 0,0 0,1201 2400,1201">
          <text:p/>
        </draw:polygon>
        <draw:g>
          <draw:g>
            <draw:polygon draw:style-name="gr12" draw:text-style-name="P9" draw:layer="layout" svg:width="2.4cm" svg:height="1.2cm" draw:transform="rotate (3.1396727914126) translate (44.3619111718427cm 19.34246495037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3619111718427cm 19.34246495037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052cm 19.105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36.8879249459375cm 19.328115909276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6.8879249459375cm 19.328115909276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577cm 19.091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46.8249066326942cm 19.347193568011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6.8249066326942cm 19.347193568011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7.515cm 19.11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39.3619203865168cm 19.332865645385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3619203865168cm 19.332865645385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052cm 19.095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41.881915742321cm 19.337703695099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1.881915742321cm 19.337703695099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572cm 19.1cm)">
            <draw:text-box>
              <text:p text:style-name="P8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7628938464124cm 19.360513563614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2378892851487cm 19.36526521958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712884723885cm 19.370016875553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1878801626213cm 19.374768531523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2878984076761cm 19.3557619076449cm)" svg:viewBox="0 0 2401 1201" draw:points="0,1201 2401,1201 2401,0 0,0">
          <text:p/>
        </draw:polygon>
        <draw:g>
          <draw:g>
            <draw:polygon draw:style-name="gr12" draw:text-style-name="P9" draw:layer="layout" svg:width="2.4cm" svg:height="1.2cm" draw:transform="rotate (3.1396727914126) translate (44.3496240614567cm 25.74245315559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3496240614567cm 25.74245315559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039cm 25.504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36.8756378355516cm 25.728104114493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6.8756378355516cm 25.728104114493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565cm 25.491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46.8126195223083cm 25.747181773228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46.8126195223083cm 25.747181773228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47.502cm 25.509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39.3496332761309cm 25.732853850602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3496332761309cm 25.732853850602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039cm 25.495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41.8696286319351cm 25.737691900316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1.8696286319351cm 25.737691900316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559cm 25.5cm)">
            <draw:text-box>
              <text:p text:style-name="P8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7506067360265cm 25.7605017688316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2256021747628cm 25.765253424801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7005976134991cm 25.770005080770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1755930522354cm 25.7747567367402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2756112972901cm 25.755750112862cm)" svg:viewBox="0 0 2401 1201" draw:points="0,1201 2401,1201 2401,0 0,0">
          <text:p/>
        </draw:polygon>
        <draw:g>
          <draw:g>
            <draw:polygon draw:style-name="gr12" draw:text-style-name="P9" draw:layer="layout" svg:width="2.4cm" svg:height="1.2cm" draw:transform="rotate (3.1396727914126) translate (53.7039106595276cm 24.5604099071645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53.7039106595276cm 24.5604099071645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54.394cm 24.323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61.1778968854327cm 24.57475894826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1778968854327cm 24.57475894826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1.868cm 24.337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51.2409151986761cm 24.555681289526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2409151986761cm 24.555681289526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1.931cm 24.318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58.7039014448535cm 24.570009212153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7039014448535cm 24.570009212153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394cm 24.332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56.1839060890493cm 24.56517116243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1839060890493cm 24.56517116243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6.874cm 24.328cm)">
            <draw:text-box>
              <text:p text:style-name="P8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3029279849579cm 24.5423612939241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41.8279325462216cm 24.5376096379546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9.3529371074853cm 24.53285798198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6.877941668749cm 24.528106326015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7779234236942cm 24.5471129498937cm)" svg:viewBox="0 0 2401 1201" draw:points="2401,0 0,0 0,1201 2400,1201">
          <text:p/>
        </draw:polygon>
        <draw:polygon draw:style-name="gr16" draw:text-style-name="P4" draw:layer="layout" svg:width="1cm" svg:height="1cm" draw:transform="rotate (1.57341432067289) translate (36.5765880160521cm 57.7037507209534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6.5765880160521cm 57.7037507209534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39.0765707039033cm 57.7088030710107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9.0765707039033cm 57.7088030710107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1.5815177760977cm 57.7308658557508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1.5815177760977cm 57.7308658557508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4.0765339852123cm 57.719907768932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4.0765339852123cm 57.7199077689322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6.5765166730636cm 57.7249601189895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6.5765166730635cm 57.7249601189895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7.4871649682025cm 52.8389606065183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7.4871649682025cm 52.838960606518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4.9942151196507cm 52.8205958210758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4.9942151196507cm 52.8205958210758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2.4871982812101cm 52.8342016439394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2.4871982812101cm 52.8342016439394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9.9872610143724cm 52.80982221090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9.9872610143724cm 52.809822210901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7.4872692933019cm 52.8114427208388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7.4872692933019cm 52.8114427208388cm)" svg:viewBox="0 0 187 1001" draw:points="0,1001 187,1001 187,0 0,0">
          <text:p/>
        </draw:polygon>
        <draw:g>
          <draw:g>
            <draw:polygon draw:style-name="gr12" draw:text-style-name="P9" draw:layer="layout" svg:width="2.4cm" svg:height="1.2cm" draw:transform="rotate (3.1396727914126) translate (73.2586642371582cm 6.997919949355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2586642371582cm 6.997919949355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948cm 6.76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65.7846780112531cm 6.9835709082578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7846780112531cm 6.9835709082578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474cm 6.745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75.7216596980097cm 7.0026485669929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7216596980097cm 7.0026485669929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411cm 6.765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68.2586734518323cm 6.988320644366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2586734518323cm 6.988320644366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948cm 6.751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70.7786688076366cm 6.9931586940808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7786688076366cm 6.9931586940808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468cm 6.755cm)">
            <draw:text-box>
              <text:p text:style-name="P8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906646456523cm 7.0164427682621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3826418934164cm 7.0211963440927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8576373321527cm 7.0259480000622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332632770889cm 7.0306996560318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4316510177867cm 7.01169111229262cm)" svg:viewBox="0 0 2401 1201" draw:points="0,1201 2401,1201 2401,0 0,0">
          <text:p/>
        </draw:polygon>
        <draw:g>
          <draw:g>
            <draw:polygon draw:style-name="gr12" draw:text-style-name="P9" draw:layer="layout" svg:width="2.4cm" svg:height="1.2cm" draw:transform="rotate (3.1396727914126) translate (82.8609503781813cm 5.8163528264560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2.8609503781813cm 5.8163528264560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3.549cm 5.579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90.3349366040864cm 5.8307018675536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3349366040864cm 5.8307018675536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1.023cm 5.593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80.3979549173297cm 5.8116242088184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3979549173297cm 5.8116242088184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1.086cm 5.574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87.8609411635072cm 5.8259521314450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7.8609411635072cm 5.8259521314450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8.549cm 5.588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85.3399458095458cm 5.8211121618696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3399458095458cm 5.8211121618696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6.029cm 5.583cm)">
            <draw:text-box>
              <text:p text:style-name="P8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2119681606594cm 5.797828087688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7369727219231cm 5.7930764317187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2619772831867cm 5.7883247757492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7869818444505cm 5.78357311977964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6869635993957cm 5.80257974365786cm)" svg:viewBox="0 0 2401 1201" draw:points="2401,0 0,0 0,1201 2401,1201">
          <text:p/>
        </draw:polygon>
        <draw:g>
          <draw:g>
            <draw:polygon draw:style-name="gr12" draw:text-style-name="P9" draw:layer="layout" svg:width="2.4cm" svg:height="1.2cm" draw:transform="rotate (3.1396727914126) translate (73.2463771267723cm 13.397908154572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2463771267723cm 13.397908154572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936cm 13.16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65.7723909008672cm 13.38355911347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7723909008672cm 13.38355911347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462cm 13.146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75.7093725876238cm 13.402636772210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7093725876238cm 13.402636772210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399cm 13.165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68.2463863414464cm 13.388308849583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2463863414464cm 13.388308849583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936cm 13.15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70.7663816972507cm 13.39314689929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7663816972507cm 13.39314689929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456cm 13.156cm)">
            <draw:text-box>
              <text:p text:style-name="P8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8943593461371cm 13.416430973479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3703547830305cm 13.421184549309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8453502217668cm 13.425936205279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3203456605031cm 13.43068786124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4193639074008cm 13.4116793175098cm)" svg:viewBox="0 0 2401 1201" draw:points="0,1201 2401,1201 2401,0 0,0">
          <text:p/>
        </draw:polygon>
        <draw:g>
          <draw:g>
            <draw:polygon draw:style-name="gr12" draw:text-style-name="P9" draw:layer="layout" svg:width="2.4cm" svg:height="1.2cm" draw:transform="rotate (3.1396727914126) translate (82.8486632677953cm 12.216341031673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2.8486632677953cm 12.216341031673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3.537cm 11.979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90.3226494937005cm 12.23069007277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3226494937005cm 12.23069007277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1.011cm 11.993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80.3856678069438cm 12.211612414035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3856678069438cm 12.211612414035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1.074cm 11.974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87.8486540531212cm 12.2259403366622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7.8486540531212cm 12.2259403366622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8.537cm 11.988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85.3276586991599cm 12.221100367086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3276586991599cm 12.221100367086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6.017cm 11.984cm)">
            <draw:text-box>
              <text:p text:style-name="P8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1996810502734cm 12.1978162929054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7246856115372cm 12.193064636935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2496901728008cm 12.188312980966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7746947340645cm 12.1835613249968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6746764890098cm 12.202567948875cm)" svg:viewBox="0 0 2401 1201" draw:points="2401,0 0,0 0,1201 2401,1201">
          <text:p/>
        </draw:polygon>
        <draw:g>
          <draw:g>
            <draw:polygon draw:style-name="gr12" draw:text-style-name="P9" draw:layer="layout" svg:width="2.4cm" svg:height="1.2cm" draw:transform="rotate (3.1396727914126) translate (73.0618582796132cm 19.39756496101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0618582796132cm 19.39756496101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751cm 19.16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65.5878720537081cm 19.383215919913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5878720537081cm 19.383215919913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277cm 19.145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75.5248537404648cm 19.402293578648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5248537404648cm 19.402293578648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214cm 19.165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68.0618674942873cm 19.38796565602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0618674942873cm 19.38796565602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751cm 19.15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70.5818628500916cm 19.392803705736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5818628500916cm 19.392803705736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271cm 19.155cm)">
            <draw:text-box>
              <text:p text:style-name="P8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709840498978cm 19.416087779917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1858359358714cm 19.420841355748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6608313746077cm 19.425593011717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1358268133441cm 19.430344667687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2348450602417cm 19.4113361239482cm)" svg:viewBox="0 0 2401 1201" draw:points="0,1201 2401,1201 2401,0 0,0">
          <text:p/>
        </draw:polygon>
        <draw:g>
          <draw:g>
            <draw:polygon draw:style-name="gr12" draw:text-style-name="P9" draw:layer="layout" svg:width="2.4cm" svg:height="1.2cm" draw:transform="rotate (3.1396727914126) translate (82.6641444206363cm 18.215997838111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2.6641444206363cm 18.215997838111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3.352cm 17.979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90.1381306465414cm 18.230346879209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1381306465414cm 18.230346879209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0.826cm 17.992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80.2011489597848cm 18.21126922047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2011489597848cm 18.21126922047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0.889cm 17.973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87.6641352059622cm 18.225597143100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7.6641352059622cm 18.225597143100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8.352cm 17.988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85.1431398520008cm 18.220757173525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1431398520008cm 18.220757173525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5.832cm 17.983cm)">
            <draw:text-box>
              <text:p text:style-name="P8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0151622031144cm 18.197473099343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5401667643781cm 18.192721443374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0651713256418cm 18.1879697874048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5901758869054cm 18.1832181314352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4901576418507cm 18.2022247553134cm)" svg:viewBox="0 0 2401 1201" draw:points="2401,0 0,0 0,1201 2401,1201">
          <text:p/>
        </draw:polygon>
        <draw:g>
          <draw:g>
            <draw:polygon draw:style-name="gr12" draw:text-style-name="P9" draw:layer="layout" svg:width="2.4cm" svg:height="1.2cm" draw:transform="rotate (3.1396727914126) translate (73.0495711692273cm 25.797553166228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0495711692273cm 25.797553166228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739cm 25.56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65.5755849433222cm 25.783204125130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5755849433222cm 25.783204125130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265cm 25.545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75.5125666300788cm 25.802281783865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5125666300788cm 25.802281783865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202cm 25.565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68.0495803839014cm 25.787953861239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0495803839014cm 25.787953861239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739cm 25.55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70.5695757397057cm 25.792791910953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5695757397057cm 25.792791910953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259cm 25.556cm)">
            <draw:text-box>
              <text:p text:style-name="P8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6975533885921cm 25.816075985134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1735488254855cm 25.820829560965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6485442642218cm 25.82558121693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1235397029581cm 25.830332872904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2225579498558cm 25.8113243291653cm)" svg:viewBox="0 0 2401 1201" draw:points="0,1201 2401,1201 2401,0 0,0">
          <text:p/>
        </draw:polygon>
        <draw:g>
          <draw:g>
            <draw:polygon draw:style-name="gr12" draw:text-style-name="P9" draw:layer="layout" svg:width="2.4cm" svg:height="1.2cm" draw:transform="rotate (3.1396727914126) translate (82.6518573102504cm 24.615986043328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2.6518573102504cm 24.615986043328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3.34cm 24.378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90.1258435361555cm 24.630335084426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1258435361555cm 24.630335084426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0.814cm 24.393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80.1888618493988cm 24.611257425691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1888618493988cm 24.611257425691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0.877cm 24.373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87.6518480955762cm 24.625585348317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7.6518480955762cm 24.625585348317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8.34cm 24.388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85.1308527416149cm 24.620745378742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1308527416149cm 24.620745378742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5.82cm 24.384cm)">
            <draw:text-box>
              <text:p text:style-name="P8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0028750927285cm 24.597461304561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5278796539922cm 24.592709648591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0528842152559cm 24.587957992621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5778887765196cm 24.583206336652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4778705314648cm 24.6022129605306cm)" svg:viewBox="0 0 2401 1201" draw:points="2401,0 0,0 0,1201 2401,1201">
          <text:p/>
        </draw:polygon>
        <draw:g>
          <draw:g>
            <draw:polygon draw:style-name="gr12" draw:text-style-name="P9" draw:layer="layout" svg:width="2.4cm" svg:height="1.2cm" draw:transform="rotate (3.1396727914126) translate (15.4703925240592cm 7.0839746589563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4703925240592cm 7.0839746589563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6.16cm 6.846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7.9964062981541cm 7.0696256178588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.9964062981541cm 7.0696256178588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.686cm 6.831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17.9333879849107cm 7.0887032765939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17.9333879849107cm 7.0887032765939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18.623cm 6.851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10.4704017387334cm 7.074375353967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4704017387334cm 7.074375353967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1.16cm 6.837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12.9913970926947cm 7.0792153235428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9913970926947cm 7.0792153235428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68cm 6.842cm)">
            <draw:text-box>
              <text:p text:style-name="P8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8713751986289cm 7.1020232721967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3463706373653cm 7.1067749281662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8213660761016cm 7.11152658413582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2963615148379cm 7.1162782401053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3963797598926cm 7.09727161622716cm)" svg:viewBox="0 0 2401 1201" draw:points="0,1201 2401,1201 2401,0 0,0">
          <text:p/>
        </draw:polygon>
        <draw:g>
          <draw:g>
            <draw:polygon draw:style-name="gr12" draw:text-style-name="P9" draw:layer="layout" svg:width="2.4cm" svg:height="1.2cm" draw:transform="rotate (3.1396727914126) translate (24.8256791202872cm 5.9019333303906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24.8256791202872cm 5.9019333303906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25.514cm 5.664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32.2986653480352cm 5.9162804516271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2986653480352cm 5.9162804516271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988cm 5.679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22.3616836612786cm 5.8972027928920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3616836612786cm 5.8972027928920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3.051cm 5.659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29.8256699056131cm 5.911532635379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8256699056131cm 5.911532635379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514cm 5.674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27.3046745516518cm 5.9066926658041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3046745516518cm 5.9066926658041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994cm 5.669cm)">
            <draw:text-box>
              <text:p text:style-name="P8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4236964475604cm 5.8838827972892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9487010088241cm 5.8791311413197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0.4737055700878cm 5.87437948535018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.9987101313515cm 5.8696278293806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8986918862967cm 5.88863445325885cm)" svg:viewBox="0 0 2401 1201" draw:points="2401,0 0,0 0,1201 2400,1201">
          <text:p/>
        </draw:polygon>
        <draw:g>
          <draw:g>
            <draw:polygon draw:style-name="gr12" draw:text-style-name="P9" draw:layer="layout" svg:width="2.4cm" svg:height="1.2cm" draw:transform="rotate (3.1396727914126) translate (15.4581054136733cm 13.483962864173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4581054136733cm 13.483962864173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6.148cm 13.246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7.9841191877682cm 13.46961382307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7.9841191877682cm 13.46961382307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.674cm 13.232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17.9211008745248cm 13.488691481811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7.9211008745248cm 13.488691481811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8.611cm 13.251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10.4581146283474cm 13.474363559184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4581146283474cm 13.474363559184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1.148cm 13.236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12.9791099823087cm 13.4792035287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9791099823087cm 13.4792035287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668cm 13.242cm)">
            <draw:text-box>
              <text:p text:style-name="P8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859088088243cm 13.502011477413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3340835269793cm 13.506763133383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8090789657156cm 13.511514789352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284074404452cm 13.516266445322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3840926495067cm 13.4972598214443cm)" svg:viewBox="0 0 2401 1201" draw:points="0,1201 2401,1201 2401,0 0,0">
          <text:p/>
        </draw:polygon>
        <draw:g>
          <draw:g>
            <draw:polygon draw:style-name="gr12" draw:text-style-name="P9" draw:layer="layout" svg:width="2.4cm" svg:height="1.2cm" draw:transform="rotate (3.1396727914126) translate (24.8133920099013cm 12.301921535607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4.8133920099013cm 12.301921535607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25.502cm 12.064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32.2863782376493cm 12.316268656844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2863782376493cm 12.316268656844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976cm 12.079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22.3493965508927cm 12.297190998109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3493965508927cm 12.297190998109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3.039cm 12.059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29.8133827952271cm 12.311520840596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8133827952271cm 12.311520840596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502cm 12.074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27.2923874412658cm 12.30668087102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2923874412658cm 12.30668087102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982cm 12.069cm)">
            <draw:text-box>
              <text:p text:style-name="P8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4114093371745cm 12.283871002506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9364138984382cm 12.279119346536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10.4614184597018cm 12.274367690567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.9864230209655cm 12.2696160345978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8864047759108cm 12.288622658476cm)" svg:viewBox="0 0 2401 1201" draw:points="2401,0 0,0 0,1201 2400,1201">
          <text:p/>
        </draw:polygon>
        <draw:g>
          <draw:g>
            <draw:polygon draw:style-name="gr12" draw:text-style-name="P9" draw:layer="layout" svg:width="2.4cm" svg:height="1.2cm" draw:transform="rotate (3.1396727914126) translate (15.2735865665142cm 19.48361967061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2735865665142cm 19.48361967061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5.963cm 19.246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7.7996003406091cm 19.4692706295144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7.7996003406091cm 19.4692706295144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.489cm 19.231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17.7365820273658cm 19.488348288249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7.7365820273658cm 19.488348288249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8.426cm 19.251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10.2735957811884cm 19.47402036562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2735957811884cm 19.47402036562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0.963cm 19.236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12.7945911351497cm 19.478860335198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7945911351497cm 19.478860335198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483cm 19.241cm)">
            <draw:text-box>
              <text:p text:style-name="P8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674569241084cm 19.501668283852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1495646798203cm 19.506419939821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6245601185566cm 19.511171595791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0995555572929cm 19.515923251760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1995738023476cm 19.4969166278827cm)" svg:viewBox="0 0 2401 1201" draw:points="0,1201 2401,1201 2401,0 0,0">
          <text:p/>
        </draw:polygon>
        <draw:g>
          <draw:g>
            <draw:polygon draw:style-name="gr12" draw:text-style-name="P9" draw:layer="layout" svg:width="2.4cm" svg:height="1.2cm" draw:transform="rotate (3.1396727914126) translate (24.6288731627422cm 18.301578342046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4.6288731627422cm 18.301578342046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25.317cm 18.064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32.1018593904902cm 18.315925463282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1018593904902cm 18.315925463282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791cm 18.079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22.1648777037336cm 18.296847804547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1648777037336cm 18.296847804547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2.854cm 18.059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29.6288639480681cm 18.311177647035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6288639480681cm 18.311177647035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317cm 18.074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27.1078685941068cm 18.306337677459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1078685941068cm 18.306337677459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797cm 18.069cm)">
            <draw:text-box>
              <text:p text:style-name="P8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2268904900154cm 18.283527808944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7518950512791cm 18.278776152975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0.2768996125428cm 18.2740244970058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7.8019041738065cm 18.2692728410362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7018859287517cm 18.2882794649144cm)" svg:viewBox="0 0 2401 1201" draw:points="2401,0 0,0 0,1201 2400,1201">
          <text:p/>
        </draw:polygon>
        <draw:g>
          <draw:g>
            <draw:polygon draw:style-name="gr12" draw:text-style-name="P9" draw:layer="layout" svg:width="2.4cm" svg:height="1.2cm" draw:transform="rotate (3.1396727914126) translate (15.2612994561283cm 25.883607875829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2612994561283cm 25.883607875829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5.951cm 25.646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7.7873132302232cm 25.8692588347315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7.7873132302232cm 25.8692588347315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.477cm 25.632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17.7242949169798cm 25.888336493466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7.7242949169798cm 25.888336493466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8.414cm 25.651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10.2613086708024cm 25.874008570840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2613086708024cm 25.874008570840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0.951cm 25.636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12.7823040247637cm 25.878848540415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7823040247637cm 25.878848540415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471cm 25.642cm)">
            <draw:text-box>
              <text:p text:style-name="P8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662282130698cm 25.901656489069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1372775694343cm 25.90640814503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6122730081707cm 25.911159801008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087268446907cm 25.915911456978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1872866919617cm 25.8969048330998cm)" svg:viewBox="0 0 2401 1201" draw:points="0,1201 2401,1201 2401,0 0,0">
          <text:p/>
        </draw:polygon>
        <draw:g>
          <draw:g>
            <draw:polygon draw:style-name="gr12" draw:text-style-name="P9" draw:layer="layout" svg:width="2.4cm" svg:height="1.2cm" draw:transform="rotate (3.1396727914126) translate (24.6165860523563cm 24.701566547263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4.6165860523563cm 24.701566547263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25.305cm 24.464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32.0895722801043cm 24.715913668499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0895722801043cm 24.715913668499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779cm 24.479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22.1525905933477cm 24.696836009764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1525905933477cm 24.696836009764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2.842cm 24.459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29.6165768376821cm 24.711165852252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6165768376821cm 24.711165852252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305cm 24.473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6727914126) translate (27.0955814837208cm 24.706325882676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0955814837208cm 24.706325882676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785cm 24.469cm)">
            <draw:text-box>
              <text:p text:style-name="P8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2146033796295cm 24.683516014162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7396079408932cm 24.678764358192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0.2646125021569cm 24.674012702222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7.7896170634205cm 24.669261046253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6895988183658cm 24.6882676701315cm)" svg:viewBox="0 0 2401 1201" draw:points="2401,0 0,0 0,1201 2400,1201">
          <text:p/>
        </draw:polygon>
        <draw:g>
          <draw:polygon draw:style-name="gr10" draw:text-style-name="P7" draw:layer="layout" svg:width="6cm" svg:height="6cm" svg:x="17.401cm" svg:y="128.6cm" svg:viewBox="0 0 6001 6001" draw:points="0,6001 6001,6001 6001,0 0,0">
            <text:p/>
          </draw:polygon>
          <draw:polygon draw:style-name="gr5" draw:text-style-name="P4" draw:layer="layout" svg:width="6cm" svg:height="6cm" svg:x="17.401cm" svg:y="128.6cm" svg:viewBox="0 0 6001 6001" draw:points="0,6001 6001,6001 6001,0 0,0">
            <text:p/>
          </draw:polygon>
        </draw:g>
        <draw:frame draw:style-name="gr11" draw:text-style-name="P4" draw:layer="layout" svg:width="2.01cm" svg:height="3.275cm" svg:x="19.396cm" svg:y="129.273cm">
          <draw:text-box>
            <text:p text:style-name="P8"><text:span text:style-name="T1">Bureau</text:span></text:p>
            <text:p text:style-name="P8"><text:span text:style-name="T1"/></text:p>
            <text:p text:style-name="P8"><text:span text:style-name="T1">9,0 m carré</text:span></text:p>
            <text:p text:style-name="P8"><text:span text:style-name="T1"/></text:p>
          </draw:text-box>
        </draw:frame>
        <draw:g>
          <draw:polygon draw:style-name="gr10" draw:text-style-name="P7" draw:layer="layout" svg:width="6cm" svg:height="6cm" svg:x="44.8cm" svg:y="128.9cm" svg:viewBox="0 0 6001 6001" draw:points="0,6001 6001,6001 6001,0 0,0">
            <text:p/>
          </draw:polygon>
          <draw:polygon draw:style-name="gr5" draw:text-style-name="P4" draw:layer="layout" svg:width="6cm" svg:height="6cm" svg:x="44.8cm" svg:y="128.9cm" svg:viewBox="0 0 6001 6001" draw:points="0,6001 6001,6001 6001,0 0,0">
            <text:p/>
          </draw:polygon>
        </draw:g>
        <draw:frame draw:style-name="gr11" draw:text-style-name="P4" draw:layer="layout" svg:width="2.01cm" svg:height="3.275cm" svg:x="46.795cm" svg:y="129.573cm">
          <draw:text-box>
            <text:p text:style-name="P8"><text:span text:style-name="T1">Bureau</text:span></text:p>
            <text:p text:style-name="P8"><text:span text:style-name="T1"/></text:p>
            <text:p text:style-name="P8"><text:span text:style-name="T1">9,0 m carré</text:span></text:p>
            <text:p text:style-name="P8"><text:span text:style-name="T1"/></text:p>
          </draw:text-box>
        </draw:frame>
        <draw:g>
          <draw:polygon draw:style-name="gr10" draw:text-style-name="P7" draw:layer="layout" svg:width="6cm" svg:height="6cm" svg:x="9cm" svg:y="128.7cm" svg:viewBox="0 0 6001 6001" draw:points="0,6001 6001,6001 6001,0 0,0">
            <text:p/>
          </draw:polygon>
          <draw:polygon draw:style-name="gr5" draw:text-style-name="P4" draw:layer="layout" svg:width="6cm" svg:height="6cm" svg:x="9cm" svg:y="128.7cm" svg:viewBox="0 0 6001 6001" draw:points="0,6001 6001,6001 6001,0 0,0">
            <text:p/>
          </draw:polygon>
        </draw:g>
        <draw:frame draw:style-name="gr11" draw:text-style-name="P4" draw:layer="layout" svg:width="2.01cm" svg:height="3.275cm" svg:x="10.995cm" svg:y="129.373cm">
          <draw:text-box>
            <text:p text:style-name="P8"><text:span text:style-name="T1">Bureau</text:span></text:p>
            <text:p text:style-name="P8"><text:span text:style-name="T1"/></text:p>
            <text:p text:style-name="P8"><text:span text:style-name="T1">9,0 m carré</text:span></text:p>
            <text:p text:style-name="P8"><text:span text:style-name="T1"/></text:p>
          </draw:text-box>
        </draw:frame>
        <draw:g>
          <draw:polygon draw:style-name="gr10" draw:text-style-name="P7" draw:layer="layout" svg:width="6cm" svg:height="6cm" draw:transform="rotate (-1.57969750598007) translate (70.7582875241629cm 119.199940876336cm)" svg:viewBox="0 0 6001 6001" draw:points="6001,0 0,0 0,6001 6000,6001">
            <text:p/>
          </draw:polygon>
          <draw:polygon draw:style-name="gr5" draw:text-style-name="P4" draw:layer="layout" svg:width="6cm" svg:height="6cm" draw:transform="rotate (-1.57969750598007) translate (70.7582875241629cm 119.199940876336cm)" svg:viewBox="0 0 6001 6001" draw:points="6001,0 0,0 0,6001 6000,6001">
            <text:p/>
          </draw:polygon>
        </draw:g>
        <draw:frame draw:style-name="gr11" draw:text-style-name="P4" draw:layer="layout" svg:width="2.01cm" svg:height="3.275cm" draw:transform="rotate (-1.57969750598007) translate (68.766cm 121.225cm)">
          <draw:text-box>
            <text:p text:style-name="P8"><text:span text:style-name="T1">Bureau</text:span></text:p>
            <text:p text:style-name="P8"><text:span text:style-name="T1"/></text:p>
            <text:p text:style-name="P8"><text:span text:style-name="T1">9,0 m carré</text:span></text:p>
            <text:p text:style-name="P8"><text:span text:style-name="T1"/></text:p>
          </draw:text-box>
        </draw:frame>
        <draw:g>
          <draw:polygon draw:style-name="gr10" draw:text-style-name="P7" draw:layer="layout" svg:width="6.099cm" svg:height="6cm" svg:x="74.951cm" svg:y="119.3cm" svg:viewBox="0 0 6100 6001" draw:points="6100,6001 6099,0 0,0 0,6001">
            <text:p/>
          </draw:polygon>
          <draw:polygon draw:style-name="gr5" draw:text-style-name="P4" draw:layer="layout" svg:width="6.099cm" svg:height="6cm" svg:x="74.951cm" svg:y="119.3cm" svg:viewBox="0 0 6100 6001" draw:points="6100,6001 6099,0 0,0 0,6001">
            <text:p/>
          </draw:polygon>
        </draw:g>
        <draw:frame draw:style-name="gr11" draw:text-style-name="P4" draw:layer="layout" svg:width="2.224cm" svg:height="3.275cm" svg:x="76.727cm" svg:y="120.8cm">
          <draw:text-box>
            <text:p text:style-name="P8"><text:span text:style-name="T1">Bureau</text:span></text:p>
            <text:p text:style-name="P8"><text:span text:style-name="T1"/></text:p>
            <text:p text:style-name="P8"><text:span text:style-name="T1">9,0 m carré</text:span></text:p>
            <text:p text:style-name="P8"><text:span text:style-name="T1"/></text:p>
          </draw:text-box>
        </draw:frame>
        <draw:polygon draw:style-name="gr6" draw:text-style-name="P4" draw:layer="layout" svg:width="2.4cm" svg:height="1.2cm" svg:x="35.826cm" svg:y="33.858cm" svg:viewBox="0 0 2401 1201" draw:points="0,1201 2401,1201 2401,0 0,0">
          <text:p/>
        </draw:polygon>
        <draw:polygon draw:style-name="gr6" draw:text-style-name="P4" draw:layer="layout" svg:width="2.4cm" svg:height="1.2cm" svg:x="33.351cm" svg:y="33.858cm" svg:viewBox="0 0 2401 1201" draw:points="0,1201 2401,1201 2401,0 0,0">
          <text:p/>
        </draw:polygon>
        <draw:polygon draw:style-name="gr6" draw:text-style-name="P4" draw:layer="layout" svg:width="2.4cm" svg:height="1.2cm" svg:x="30.876cm" svg:y="33.858cm" svg:viewBox="0 0 2401 1201" draw:points="0,1201 2401,1201 2401,0 0,0">
          <text:p/>
        </draw:polygon>
        <draw:polygon draw:style-name="gr6" draw:text-style-name="P4" draw:layer="layout" svg:width="2.4cm" svg:height="1.2cm" svg:x="28.401cm" svg:y="33.858cm" svg:viewBox="0 0 2401 1201" draw:points="0,1201 2401,1201 2401,0 0,0">
          <text:p/>
        </draw:polygon>
        <draw:polygon draw:style-name="gr6" draw:text-style-name="P4" draw:layer="layout" svg:width="2.4cm" svg:height="1.2cm" svg:x="38.3cm" svg:y="33.858cm" svg:viewBox="0 0 2401 1201" draw:points="0,1201 2401,1201 2401,0 0,0">
          <text:p/>
        </draw:polygon>
        <draw:polygon draw:style-name="gr6" draw:text-style-name="P4" draw:layer="layout" svg:width="2.4cm" svg:height="1.2cm" svg:x="25.9cm" svg:y="33.858cm" svg:viewBox="0 0 2401 1201" draw:points="0,1201 2401,1201 2401,0 0,0">
          <text:p/>
        </draw:polygon>
        <draw:polygon draw:style-name="gr6" draw:text-style-name="P4" draw:layer="layout" svg:width="2.4cm" svg:height="1.2cm" svg:x="35.826cm" svg:y="35.008cm" svg:viewBox="0 0 2401 1201" draw:points="0,1201 2401,1201 2401,0 0,0">
          <text:p/>
        </draw:polygon>
        <draw:polygon draw:style-name="gr6" draw:text-style-name="P4" draw:layer="layout" svg:width="2.4cm" svg:height="1.2cm" svg:x="33.351cm" svg:y="35.008cm" svg:viewBox="0 0 2401 1201" draw:points="0,1201 2401,1201 2401,0 0,0">
          <text:p/>
        </draw:polygon>
        <draw:polygon draw:style-name="gr6" draw:text-style-name="P4" draw:layer="layout" svg:width="2.4cm" svg:height="1.2cm" svg:x="30.876cm" svg:y="35.008cm" svg:viewBox="0 0 2401 1201" draw:points="0,1201 2401,1201 2401,0 0,0">
          <text:p/>
        </draw:polygon>
        <draw:polygon draw:style-name="gr6" draw:text-style-name="P4" draw:layer="layout" svg:width="2.4cm" svg:height="1.2cm" svg:x="28.401cm" svg:y="35.008cm" svg:viewBox="0 0 2401 1201" draw:points="0,1201 2401,1201 2401,0 0,0">
          <text:p/>
        </draw:polygon>
        <draw:polygon draw:style-name="gr6" draw:text-style-name="P4" draw:layer="layout" svg:width="2.4cm" svg:height="1.2cm" svg:x="38.3cm" svg:y="35.008cm" svg:viewBox="0 0 2401 1201" draw:points="0,1201 2401,1201 2401,0 0,0">
          <text:p/>
        </draw:polygon>
        <draw:polygon draw:style-name="gr6" draw:text-style-name="P4" draw:layer="layout" svg:width="2.4cm" svg:height="1.2cm" svg:x="25.9cm" svg:y="35.008cm" svg:viewBox="0 0 2401 1201" draw:points="0,1201 2401,1201 2401,0 0,0">
          <text:p/>
        </draw:polygon>
        <draw:polygon draw:style-name="gr6" draw:text-style-name="P4" draw:layer="layout" svg:width="2.4cm" svg:height="1.2cm" svg:x="53.176cm" svg:y="33.858cm" svg:viewBox="0 0 2401 1201" draw:points="0,1201 2401,1201 2401,0 0,0">
          <text:p/>
        </draw:polygon>
        <draw:polygon draw:style-name="gr6" draw:text-style-name="P4" draw:layer="layout" svg:width="2.4cm" svg:height="1.2cm" svg:x="50.701cm" svg:y="33.858cm" svg:viewBox="0 0 2401 1201" draw:points="0,1201 2401,1201 2401,0 0,0">
          <text:p/>
        </draw:polygon>
        <draw:polygon draw:style-name="gr6" draw:text-style-name="P4" draw:layer="layout" svg:width="2.4cm" svg:height="1.2cm" svg:x="48.226cm" svg:y="33.858cm" svg:viewBox="0 0 2401 1201" draw:points="0,1201 2401,1201 2401,0 0,0">
          <text:p/>
        </draw:polygon>
        <draw:polygon draw:style-name="gr6" draw:text-style-name="P4" draw:layer="layout" svg:width="2.4cm" svg:height="1.2cm" svg:x="45.751cm" svg:y="33.858cm" svg:viewBox="0 0 2401 1201" draw:points="0,1201 2401,1201 2401,0 0,0">
          <text:p/>
        </draw:polygon>
        <draw:polygon draw:style-name="gr6" draw:text-style-name="P4" draw:layer="layout" svg:width="2.4cm" svg:height="1.2cm" svg:x="55.651cm" svg:y="33.858cm" svg:viewBox="0 0 2401 1201" draw:points="0,1201 2401,1201 2401,0 0,0">
          <text:p/>
        </draw:polygon>
        <draw:polygon draw:style-name="gr6" draw:text-style-name="P4" draw:layer="layout" svg:width="2.4cm" svg:height="1.2cm" svg:x="43.251cm" svg:y="33.858cm" svg:viewBox="0 0 2401 1201" draw:points="0,1201 2401,1201 2401,0 0,0">
          <text:p/>
        </draw:polygon>
        <draw:polygon draw:style-name="gr6" draw:text-style-name="P4" draw:layer="layout" svg:width="2.4cm" svg:height="1.2cm" svg:x="53.176cm" svg:y="35.008cm" svg:viewBox="0 0 2401 1201" draw:points="0,1201 2401,1201 2401,0 0,0">
          <text:p/>
        </draw:polygon>
        <draw:polygon draw:style-name="gr6" draw:text-style-name="P4" draw:layer="layout" svg:width="2.4cm" svg:height="1.2cm" svg:x="50.701cm" svg:y="35.008cm" svg:viewBox="0 0 2401 1201" draw:points="0,1201 2401,1201 2401,0 0,0">
          <text:p/>
        </draw:polygon>
        <draw:polygon draw:style-name="gr6" draw:text-style-name="P4" draw:layer="layout" svg:width="2.4cm" svg:height="1.2cm" svg:x="48.226cm" svg:y="35.008cm" svg:viewBox="0 0 2401 1201" draw:points="0,1201 2401,1201 2401,0 0,0">
          <text:p/>
        </draw:polygon>
        <draw:polygon draw:style-name="gr6" draw:text-style-name="P4" draw:layer="layout" svg:width="2.4cm" svg:height="1.2cm" svg:x="45.751cm" svg:y="35.008cm" svg:viewBox="0 0 2401 1201" draw:points="0,1201 2401,1201 2401,0 0,0">
          <text:p/>
        </draw:polygon>
        <draw:polygon draw:style-name="gr6" draw:text-style-name="P4" draw:layer="layout" svg:width="2.4cm" svg:height="1.2cm" svg:x="55.651cm" svg:y="35.008cm" svg:viewBox="0 0 2401 1201" draw:points="0,1201 2401,1201 2401,0 0,0">
          <text:p/>
        </draw:polygon>
        <draw:polygon draw:style-name="gr6" draw:text-style-name="P4" draw:layer="layout" svg:width="2.4cm" svg:height="1.2cm" svg:x="43.251cm" svg:y="35.008cm" svg:viewBox="0 0 2401 1201" draw:points="0,1201 2401,1201 2401,0 0,0">
          <text:p/>
        </draw:polygon>
        <draw:polygon draw:style-name="gr6" draw:text-style-name="P4" draw:layer="layout" svg:width="2.4cm" svg:height="1.2cm" svg:x="69.624cm" svg:y="33.826cm" svg:viewBox="0 0 2401 1201" draw:points="0,1201 2401,1201 2401,0 0,0">
          <text:p/>
        </draw:polygon>
        <draw:polygon draw:style-name="gr6" draw:text-style-name="P4" draw:layer="layout" svg:width="2.4cm" svg:height="1.2cm" svg:x="67.149cm" svg:y="33.826cm" svg:viewBox="0 0 2401 1201" draw:points="0,1201 2401,1201 2401,0 0,0">
          <text:p/>
        </draw:polygon>
        <draw:polygon draw:style-name="gr6" draw:text-style-name="P4" draw:layer="layout" svg:width="2.4cm" svg:height="1.2cm" svg:x="64.674cm" svg:y="33.826cm" svg:viewBox="0 0 2401 1201" draw:points="0,1201 2401,1201 2401,0 0,0">
          <text:p/>
        </draw:polygon>
        <draw:polygon draw:style-name="gr6" draw:text-style-name="P4" draw:layer="layout" svg:width="2.4cm" svg:height="1.2cm" svg:x="62.199cm" svg:y="33.826cm" svg:viewBox="0 0 2401 1201" draw:points="0,1201 2401,1201 2401,0 0,0">
          <text:p/>
        </draw:polygon>
        <draw:polygon draw:style-name="gr6" draw:text-style-name="P4" draw:layer="layout" svg:width="2.4cm" svg:height="1.2cm" svg:x="72.099cm" svg:y="33.826cm" svg:viewBox="0 0 2401 1201" draw:points="0,1201 2401,1201 2401,0 0,0">
          <text:p/>
        </draw:polygon>
        <draw:polygon draw:style-name="gr6" draw:text-style-name="P4" draw:layer="layout" svg:width="2.4cm" svg:height="1.2cm" svg:x="59.699cm" svg:y="33.826cm" svg:viewBox="0 0 2401 1201" draw:points="0,1201 2401,1201 2401,0 0,0">
          <text:p/>
        </draw:polygon>
        <draw:polygon draw:style-name="gr6" draw:text-style-name="P4" draw:layer="layout" svg:width="2.4cm" svg:height="1.2cm" svg:x="69.624cm" svg:y="34.976cm" svg:viewBox="0 0 2401 1201" draw:points="0,1201 2401,1201 2401,0 0,0">
          <text:p/>
        </draw:polygon>
        <draw:polygon draw:style-name="gr6" draw:text-style-name="P4" draw:layer="layout" svg:width="2.4cm" svg:height="1.2cm" svg:x="67.149cm" svg:y="34.976cm" svg:viewBox="0 0 2401 1201" draw:points="0,1201 2401,1201 2401,0 0,0">
          <text:p/>
        </draw:polygon>
        <draw:polygon draw:style-name="gr6" draw:text-style-name="P4" draw:layer="layout" svg:width="2.4cm" svg:height="1.2cm" svg:x="64.674cm" svg:y="34.976cm" svg:viewBox="0 0 2401 1201" draw:points="0,1201 2401,1201 2401,0 0,0">
          <text:p/>
        </draw:polygon>
        <draw:polygon draw:style-name="gr6" draw:text-style-name="P4" draw:layer="layout" svg:width="2.4cm" svg:height="1.2cm" svg:x="62.199cm" svg:y="34.976cm" svg:viewBox="0 0 2401 1201" draw:points="0,1201 2401,1201 2401,0 0,0">
          <text:p/>
        </draw:polygon>
        <draw:polygon draw:style-name="gr6" draw:text-style-name="P4" draw:layer="layout" svg:width="2.4cm" svg:height="1.2cm" svg:x="72.099cm" svg:y="34.976cm" svg:viewBox="0 0 2401 1201" draw:points="0,1201 2401,1201 2401,0 0,0">
          <text:p/>
        </draw:polygon>
        <draw:polygon draw:style-name="gr6" draw:text-style-name="P4" draw:layer="layout" svg:width="2.4cm" svg:height="1.2cm" svg:x="59.699cm" svg:y="34.976cm" svg:viewBox="0 0 2401 1201" draw:points="0,1201 2401,1201 2401,0 0,0">
          <text:p/>
        </draw:polygon>
        <draw:polygon draw:style-name="gr6" draw:text-style-name="P4" draw:layer="layout" svg:width="2.4cm" svg:height="1.2cm" svg:x="80.174cm" svg:y="35.142cm" svg:viewBox="0 0 2401 1201" draw:points="2401,0 0,0 0,1200 2400,1201">
          <text:p/>
        </draw:polygon>
        <draw:polygon draw:style-name="gr6" draw:text-style-name="P4" draw:layer="layout" svg:width="2.4cm" svg:height="1.2cm" svg:x="82.649cm" svg:y="35.142cm" svg:viewBox="0 0 2401 1201" draw:points="2401,0 0,0 0,1201 2401,1201">
          <text:p/>
        </draw:polygon>
        <draw:polygon draw:style-name="gr6" draw:text-style-name="P4" draw:layer="layout" svg:width="2.4cm" svg:height="1.2cm" svg:x="85.124cm" svg:y="35.142cm" svg:viewBox="0 0 2401 1201" draw:points="2401,0 0,0 0,1201 2401,1201">
          <text:p/>
        </draw:polygon>
        <draw:polygon draw:style-name="gr6" draw:text-style-name="P4" draw:layer="layout" svg:width="2.4cm" svg:height="1.2cm" svg:x="87.599cm" svg:y="35.142cm" svg:viewBox="0 0 2401 1201" draw:points="2401,0 0,0 0,1201 2400,1201">
          <text:p/>
        </draw:polygon>
        <draw:polygon draw:style-name="gr6" draw:text-style-name="P4" draw:layer="layout" svg:width="2.4cm" svg:height="1.2cm" svg:x="77.699cm" svg:y="35.142cm" svg:viewBox="0 0 2401 1201" draw:points="2401,0 0,0 0,1201 2400,1201">
          <text:p/>
        </draw:polygon>
        <draw:polygon draw:style-name="gr6" draw:text-style-name="P4" draw:layer="layout" svg:width="2.4cm" svg:height="1.2cm" svg:x="90.099cm" svg:y="35.142cm" svg:viewBox="0 0 2401 1201" draw:points="2401,0 0,0 0,1200 2400,1201">
          <text:p/>
        </draw:polygon>
        <draw:polygon draw:style-name="gr6" draw:text-style-name="P4" draw:layer="layout" svg:width="2.4cm" svg:height="1.2cm" svg:x="87.624cm" svg:y="33.826cm" svg:viewBox="0 0 2401 1201" draw:points="0,1201 2401,1201 2401,0 0,0">
          <text:p/>
        </draw:polygon>
        <draw:polygon draw:style-name="gr6" draw:text-style-name="P4" draw:layer="layout" svg:width="2.4cm" svg:height="1.2cm" svg:x="85.149cm" svg:y="33.826cm" svg:viewBox="0 0 2401 1201" draw:points="0,1201 2401,1201 2401,0 0,0">
          <text:p/>
        </draw:polygon>
        <draw:polygon draw:style-name="gr6" draw:text-style-name="P4" draw:layer="layout" svg:width="2.4cm" svg:height="1.2cm" svg:x="82.674cm" svg:y="33.826cm" svg:viewBox="0 0 2401 1201" draw:points="0,1201 2401,1201 2401,0 0,0">
          <text:p/>
        </draw:polygon>
        <draw:polygon draw:style-name="gr6" draw:text-style-name="P4" draw:layer="layout" svg:width="2.4cm" svg:height="1.2cm" svg:x="80.199cm" svg:y="33.826cm" svg:viewBox="0 0 2401 1201" draw:points="0,1201 2401,1201 2401,0 0,0">
          <text:p/>
        </draw:polygon>
        <draw:polygon draw:style-name="gr6" draw:text-style-name="P4" draw:layer="layout" svg:width="2.4cm" svg:height="1.2cm" svg:x="90.099cm" svg:y="33.826cm" svg:viewBox="0 0 2401 1201" draw:points="0,1201 2401,1201 2401,0 0,0">
          <text:p/>
        </draw:polygon>
        <draw:polygon draw:style-name="gr6" draw:text-style-name="P4" draw:layer="layout" svg:width="2.4cm" svg:height="1.2cm" svg:x="77.699cm" svg:y="33.826cm" svg:viewBox="0 0 2401 1201" draw:points="0,1201 2401,1201 2401,0 0,0">
          <text:p/>
        </draw:polygon>
        <draw:g>
          <draw:g>
            <draw:polygon draw:style-name="gr10" draw:text-style-name="P7" draw:layer="layout" svg:width="4cm" svg:height="4cm" svg:x="3.999cm" svg:y="102.199cm" svg:viewBox="0 0 4001 4001" draw:points="0,4001 4001,4001 4001,0 0,0">
              <text:p/>
            </draw:polygon>
            <draw:polygon draw:style-name="gr5" draw:text-style-name="P4" draw:layer="layout" svg:width="4cm" svg:height="4cm" svg:x="3.999cm" svg:y="102.199cm" svg:viewBox="0 0 4001 4001" draw:points="0,4001 4001,4001 4001,0 0,0">
              <text:p/>
            </draw:polygon>
          </draw:g>
          <draw:frame draw:style-name="gr11" draw:text-style-name="P4" draw:layer="layout" svg:width="2.01cm" svg:height="3.275cm" svg:x="4.995cm" svg:y="102.372cm">
            <draw:text-box>
              <text:p text:style-name="P8"><text:span text:style-name="T1">Bureau</text:span></text:p>
              <text:p text:style-name="P8"><text:span text:style-name="T1"/></text:p>
              <text:p text:style-name="P8"><text:span text:style-name="T1">9,0 m carré</text:span></text:p>
              <text:p text:style-name="P8"><text:span text:style-name="T1"/></text:p>
            </draw:text-box>
          </draw:frame>
          <draw:frame draw:style-name="gr17" draw:text-style-name="P4" draw:layer="layout" svg:width="3.712cm" svg:height="1.418cm" svg:x="4.143cm" svg:y="104.49cm">
            <draw:text-box>
              <text:p text:style-name="P8"><text:span text:style-name="T1">Local Tech. Réseau </text:span></text:p>
              <text:p text:style-name="P8"><text:span text:style-name="T1">et Electrique</text:span></text:p>
            </draw:text-box>
          </draw:frame>
        </draw:g>
        <draw:g>
          <draw:g>
            <draw:polygon draw:style-name="gr10" draw:text-style-name="P7" draw:layer="layout" svg:width="4cm" svg:height="4cm" svg:x="3.947cm" svg:y="115.4cm" svg:viewBox="0 0 4001 4001" draw:points="0,4001 4001,4001 4001,0 0,0">
              <text:p/>
            </draw:polygon>
            <draw:polygon draw:style-name="gr5" draw:text-style-name="P4" draw:layer="layout" svg:width="4cm" svg:height="4cm" svg:x="3.947cm" svg:y="115.4cm" svg:viewBox="0 0 4001 4001" draw:points="0,4001 4001,4001 4001,0 0,0">
              <text:p/>
            </draw:polygon>
          </draw:g>
          <draw:frame draw:style-name="gr11" draw:text-style-name="P4" draw:layer="layout" svg:width="2.01cm" svg:height="3.275cm" svg:x="4.943cm" svg:y="115.573cm">
            <draw:text-box>
              <text:p text:style-name="P8"><text:span text:style-name="T1">Bureau</text:span></text:p>
              <text:p text:style-name="P8"><text:span text:style-name="T1"/></text:p>
              <text:p text:style-name="P8"><text:span text:style-name="T1">9,0 m carré</text:span></text:p>
              <text:p text:style-name="P8"><text:span text:style-name="T1"/></text:p>
            </draw:text-box>
          </draw:frame>
          <draw:frame draw:style-name="gr18" draw:text-style-name="P4" draw:layer="layout" svg:width="4.4cm" svg:height="0.799cm" svg:x="3.747cm" svg:y="118.001cm">
            <draw:text-box>
              <text:p text:style-name="P8"><text:span text:style-name="T1">Local Tech sonorisation</text:span></text:p>
            </draw:text-box>
          </draw:frame>
        </draw:g>
        <draw:g>
          <draw:polygon draw:style-name="gr10" draw:text-style-name="P7" draw:layer="layout" svg:width="6cm" svg:height="6cm" svg:x="9.2cm" svg:y="118.799cm" svg:viewBox="0 0 6001 6001" draw:points="6001,0 0,0 0,6001 6000,6001">
            <text:p/>
          </draw:polygon>
          <draw:polygon draw:style-name="gr5" draw:text-style-name="P4" draw:layer="layout" svg:width="6cm" svg:height="6cm" svg:x="9.2cm" svg:y="118.799cm" svg:viewBox="0 0 6001 6001" draw:points="6001,0 0,0 0,6001 6000,6001">
            <text:p/>
          </draw:polygon>
        </draw:g>
        <draw:frame draw:style-name="gr11" draw:text-style-name="P4" draw:layer="layout" svg:width="2.01cm" svg:height="3.275cm" svg:x="11.2cm" svg:y="120.999cm">
          <draw:text-box>
            <text:p text:style-name="P8"><text:span text:style-name="T1">Bureau</text:span></text:p>
            <text:p text:style-name="P8"><text:span text:style-name="T1"/></text:p>
            <text:p text:style-name="P8"><text:span text:style-name="T1">9,0 m carré</text:span></text:p>
            <text:p text:style-name="P8"><text:span text:style-name="T1"/></text:p>
          </draw:text-box>
        </draw:frame>
        <draw:g>
          <draw:polygon draw:style-name="gr10" draw:text-style-name="P7" draw:layer="layout" svg:width="6cm" svg:height="6cm" svg:x="45.05cm" svg:y="118.999cm" svg:viewBox="0 0 6001 6001" draw:points="6001,0 0,0 0,6000 6000,6001">
            <text:p/>
          </draw:polygon>
          <draw:polygon draw:style-name="gr5" draw:text-style-name="P4" draw:layer="layout" svg:width="6cm" svg:height="6cm" svg:x="45.05cm" svg:y="118.999cm" svg:viewBox="0 0 6001 6001" draw:points="6001,0 0,0 0,6000 6000,6001">
            <text:p/>
          </draw:polygon>
        </draw:g>
        <draw:frame draw:style-name="gr11" draw:text-style-name="P4" draw:layer="layout" svg:width="2.01cm" svg:height="3.275cm" svg:x="47.19cm" svg:y="120.499cm">
          <draw:text-box>
            <text:p text:style-name="P8"><text:span text:style-name="T1">Bureau</text:span></text:p>
            <text:p text:style-name="P8"><text:span text:style-name="T1"/></text:p>
            <text:p text:style-name="P8"><text:span text:style-name="T1">9,0 m carré</text:span></text:p>
            <text:p text:style-name="P8"><text:span text:style-name="T1"/></text:p>
          </draw:text-box>
        </draw:frame>
        <draw:g>
          <draw:polygon draw:style-name="gr10" draw:text-style-name="P7" draw:layer="layout" svg:width="6cm" svg:height="6cm" svg:x="17.651cm" svg:y="118.699cm" svg:viewBox="0 0 6001 6001" draw:points="6001,0 0,0 0,6001 6000,6001">
            <text:p/>
          </draw:polygon>
          <draw:polygon draw:style-name="gr5" draw:text-style-name="P4" draw:layer="layout" svg:width="6cm" svg:height="6cm" svg:x="17.651cm" svg:y="118.699cm" svg:viewBox="0 0 6001 6001" draw:points="6001,0 0,0 0,6001 6000,6001">
            <text:p/>
          </draw:polygon>
        </draw:g>
        <draw:frame draw:style-name="gr11" draw:text-style-name="P4" draw:layer="layout" svg:width="2.01cm" svg:height="3.275cm" svg:x="19.391cm" svg:y="120.799cm">
          <draw:text-box>
            <text:p text:style-name="P8"><text:span text:style-name="T1">Bureau</text:span></text:p>
            <text:p text:style-name="P8"><text:span text:style-name="T1"/></text:p>
            <text:p text:style-name="P8"><text:span text:style-name="T1">9,0 m carré</text:span></text:p>
            <text:p text:style-name="P8"><text:span text:style-name="T1"/></text:p>
          </draw:text-box>
        </draw:frame>
        <draw:g>
          <draw:polygon draw:style-name="gr10" draw:text-style-name="P7" draw:layer="layout" svg:width="6cm" svg:height="6cm" svg:x="35.8cm" svg:y="98.7cm" svg:viewBox="0 0 6001 6001" draw:points="6001,0 0,0 0,6000 6000,6001">
            <text:p/>
          </draw:polygon>
          <draw:polygon draw:style-name="gr5" draw:text-style-name="P4" draw:layer="layout" svg:width="6cm" svg:height="6cm" svg:x="35.8cm" svg:y="98.7cm" svg:viewBox="0 0 6001 6001" draw:points="6001,0 0,0 0,6000 6000,6001">
            <text:p/>
          </draw:polygon>
        </draw:g>
        <draw:frame draw:style-name="gr19" draw:text-style-name="P10" draw:layer="layout" svg:width="2.01cm" svg:height="5.048cm" svg:x="38.09cm" svg:y="99.653cm">
          <draw:text-box>
            <text:p text:style-name="P8"><text:span text:style-name="T1">Bureau</text:span></text:p>
            <text:p text:style-name="P8"><text:span text:style-name="T1"/></text:p>
            <text:p text:style-name="P8"><text:span text:style-name="T1">9,0 m carré</text:span></text:p>
            <text:p text:style-name="P8"><text:span text:style-name="T1"/></text:p>
          </draw:text-box>
        </draw:frame>
        <draw:g>
          <draw:g>
            <draw:polygon draw:style-name="gr20" draw:text-style-name="P11" draw:layer="layout" svg:width="12cm" svg:height="9cm" svg:x="20.1cm" svg:y="73.1cm" svg:viewBox="0 0 12001 9001" draw:points="0,0 0,9001 12000,9001 12001,0">
              <text:p/>
            </draw:polygon>
            <draw:polygon draw:style-name="gr5" draw:text-style-name="P4" draw:layer="layout" svg:width="12cm" svg:height="9cm" svg:x="20.1cm" svg:y="73.1cm" svg:viewBox="0 0 12001 9001" draw:points="0,0 0,9001 12000,9001 12001,0">
              <text:p/>
            </draw:polygon>
          </draw:g>
          <draw:frame draw:style-name="gr11" draw:text-style-name="P10" draw:layer="layout" svg:width="2.224cm" svg:height="3.275cm" svg:x="27.988cm" svg:y="76.773cm">
            <draw:text-box>
              <text:p text:style-name="P8"><text:span text:style-name="T1">Bureau</text:span></text:p>
              <text:p text:style-name="P8"><text:span text:style-name="T1"/></text:p>
              <text:p text:style-name="P8"><text:span text:style-name="T1">9,0 m carré</text:span></text:p>
              <text:p text:style-name="P8"><text:span text:style-name="T1"/></text:p>
            </draw:text-box>
          </draw:frame>
          <draw:frame draw:style-name="gr18" draw:text-style-name="P10" draw:layer="layout" svg:width="3.676cm" svg:height="0.799cm" svg:x="21.262cm" svg:y="77.201cm">
            <draw:text-box>
              <text:p text:style-name="P8"><text:span text:style-name="T1">Zone de jeu mobile</text:span></text:p>
            </draw:text-box>
          </draw:frame>
        </draw:g>
        <draw:g>
          <draw:polygon draw:style-name="gr10" draw:text-style-name="P7" draw:layer="layout" svg:width="6cm" svg:height="6cm" draw:transform="rotate (-1.57969750598007) translate (70.4548811542984cm 129.100703184932cm)" svg:viewBox="0 0 6001 6001" draw:points="6001,0 0,0 0,6000 6000,6001">
            <text:p/>
          </draw:polygon>
          <draw:polygon draw:style-name="gr5" draw:text-style-name="P4" draw:layer="layout" svg:width="6cm" svg:height="6cm" draw:transform="rotate (-1.57969750598007) translate (70.4548811542984cm 129.100703184932cm)" svg:viewBox="0 0 6001 6001" draw:points="6001,0 0,0 0,6000 6000,6001">
            <text:p/>
          </draw:polygon>
        </draw:g>
        <draw:frame draw:style-name="gr11" draw:text-style-name="P4" draw:layer="layout" svg:width="2.01cm" svg:height="3.275cm" draw:transform="rotate (-1.57969750598007) translate (68.463cm 131.126cm)">
          <draw:text-box>
            <text:p text:style-name="P8"><text:span text:style-name="T1">Bureau</text:span></text:p>
            <text:p text:style-name="P8"><text:span text:style-name="T1"/></text:p>
            <text:p text:style-name="P8"><text:span text:style-name="T1">9,0 m carré</text:span></text:p>
            <text:p text:style-name="P8"><text:span text:style-name="T1"/></text:p>
          </draw:text-box>
        </draw:frame>
        <draw:g>
          <draw:polygon draw:style-name="gr10" draw:text-style-name="P7" draw:layer="layout" svg:width="6cm" svg:height="6cm" svg:x="62.931cm" svg:y="98.973cm" svg:viewBox="0 0 6001 6001" draw:points="0,0 0,6001 6000,6001 6001,0">
            <text:p/>
          </draw:polygon>
          <draw:polygon draw:style-name="gr5" draw:text-style-name="P4" draw:layer="layout" svg:width="6cm" svg:height="6cm" svg:x="62.931cm" svg:y="98.973cm" svg:viewBox="0 0 6001 6001" draw:points="0,0 0,6001 6000,6001 6001,0">
            <text:p/>
          </draw:polygon>
        </draw:g>
        <draw:frame draw:style-name="gr11" draw:text-style-name="P4" draw:layer="layout" svg:width="2.01cm" svg:height="3.275cm" svg:x="64.822cm" svg:y="100.573cm">
          <draw:text-box>
            <text:p text:style-name="P8"><text:span text:style-name="T1">Bureau</text:span></text:p>
            <text:p text:style-name="P8"><text:span text:style-name="T1"/></text:p>
            <text:p text:style-name="P8"><text:span text:style-name="T1">9,0 m carré</text:span></text:p>
            <text:p text:style-name="P8"><text:span text:style-name="T1"/></text:p>
          </draw:text-box>
        </draw:frame>
        <draw:g>
          <draw:polygon draw:style-name="gr10" draw:text-style-name="P7" draw:layer="layout" svg:width="6cm" svg:height="6cm" svg:x="35.05cm" svg:y="118.8cm" svg:viewBox="0 0 6001 6001" draw:points="6000,0 0,0 0,6001 6001,6000">
            <text:p/>
          </draw:polygon>
          <draw:polygon draw:style-name="gr5" draw:text-style-name="P4" draw:layer="layout" svg:width="6cm" svg:height="6cm" svg:x="35.05cm" svg:y="118.8cm" svg:viewBox="0 0 6001 6001" draw:points="6000,0 0,0 0,6001 6001,6000">
            <text:p/>
          </draw:polygon>
        </draw:g>
        <draw:frame draw:style-name="gr11" draw:text-style-name="P4" draw:layer="layout" svg:width="2.224cm" svg:height="3.275cm" svg:x="36.938cm" svg:y="120.973cm">
          <draw:text-box>
            <text:p text:style-name="P8"><text:span text:style-name="T1">Bureau</text:span></text:p>
            <text:p text:style-name="P8"><text:span text:style-name="T1"/></text:p>
            <text:p text:style-name="P8"><text:span text:style-name="T1">9,0 m carré</text:span></text:p>
            <text:p text:style-name="P8"><text:span text:style-name="T1"/></text:p>
          </draw:text-box>
        </draw:frame>
        <draw:g>
          <draw:polygon draw:style-name="gr10" draw:text-style-name="P7" draw:layer="layout" svg:width="6cm" svg:height="6cm" svg:x="34.8cm" svg:y="128.701cm" svg:viewBox="0 0 6001 6001" draw:points="0,6001 6001,6001 6001,0 0,0">
            <text:p/>
          </draw:polygon>
          <draw:polygon draw:style-name="gr5" draw:text-style-name="P4" draw:layer="layout" svg:width="6cm" svg:height="6cm" svg:x="34.8cm" svg:y="128.701cm" svg:viewBox="0 0 6001 6001" draw:points="0,6001 6001,6001 6001,0 0,0">
            <text:p/>
          </draw:polygon>
        </draw:g>
        <draw:frame draw:style-name="gr11" draw:text-style-name="P10" draw:layer="layout" svg:width="1.705cm" svg:height="3.275cm" svg:x="36.795cm" svg:y="129.374cm">
          <draw:text-box>
            <text:p text:style-name="P8"><text:span text:style-name="T1">Bureau</text:span></text:p>
            <text:p text:style-name="P8"><text:span text:style-name="T1"/></text:p>
            <text:p text:style-name="P8"><text:span text:style-name="T1">9,0 m carré</text:span></text:p>
            <text:p text:style-name="P8"><text:span text:style-name="T1"/></text:p>
          </draw:text-box>
        </draw:frame>
        <draw:g>
          <draw:g>
            <draw:polygon draw:style-name="gr20" draw:text-style-name="P11" draw:layer="layout" svg:width="12cm" svg:height="9cm" svg:x="8.1cm" svg:y="73.099cm" svg:viewBox="0 0 12001 9001" draw:points="0,0 0,9001 12000,9001 12001,0">
              <text:p/>
            </draw:polygon>
            <draw:polygon draw:style-name="gr5" draw:text-style-name="P4" draw:layer="layout" svg:width="12cm" svg:height="9cm" svg:x="8.1cm" svg:y="73.099cm" svg:viewBox="0 0 12001 9001" draw:points="0,0 0,9001 12000,9001 12001,0">
              <text:p/>
            </draw:polygon>
          </draw:g>
          <draw:frame draw:style-name="gr11" draw:text-style-name="P4" draw:layer="layout" svg:width="2.224cm" svg:height="3.275cm" svg:x="15.988cm" svg:y="76.772cm">
            <draw:text-box>
              <text:p text:style-name="P8"><text:span text:style-name="T1">Bureau</text:span></text:p>
              <text:p text:style-name="P8"><text:span text:style-name="T1"/></text:p>
              <text:p text:style-name="P8"><text:span text:style-name="T1">9,0 m carré</text:span></text:p>
              <text:p text:style-name="P8"><text:span text:style-name="T1"/></text:p>
            </draw:text-box>
          </draw:frame>
          <draw:frame draw:style-name="gr18" draw:text-style-name="P4" draw:layer="layout" svg:width="3.676cm" svg:height="0.799cm" svg:x="9.262cm" svg:y="77.2cm">
            <draw:text-box>
              <text:p text:style-name="P8"><text:span text:style-name="T1">Zone de jeu mobile</text:span></text:p>
            </draw:text-box>
          </draw:frame>
        </draw:g>
        <draw:g>
          <draw:polygon draw:style-name="gr10" draw:text-style-name="P7" draw:layer="layout" svg:width="6cm" svg:height="6cm" svg:x="9.5cm" svg:y="99.099cm" svg:viewBox="0 0 6001 6001" draw:points="6000,0 0,0 0,6001 6001,6000">
            <text:p/>
          </draw:polygon>
          <draw:polygon draw:style-name="gr5" draw:text-style-name="P4" draw:layer="layout" svg:width="6cm" svg:height="6cm" svg:x="9.5cm" svg:y="99.099cm" svg:viewBox="0 0 6001 6001" draw:points="6000,0 0,0 0,6001 6001,6000">
            <text:p/>
          </draw:polygon>
        </draw:g>
        <draw:frame draw:style-name="gr11" draw:text-style-name="P4" draw:layer="layout" svg:width="2.224cm" svg:height="3.275cm" svg:x="11.388cm" svg:y="101.272cm">
          <draw:text-box>
            <text:p text:style-name="P8"><text:span text:style-name="T1">Bureau</text:span></text:p>
            <text:p text:style-name="P8"><text:span text:style-name="T1"/></text:p>
            <text:p text:style-name="P8"><text:span text:style-name="T1">9,0 m carré</text:span></text:p>
            <text:p text:style-name="P8"><text:span text:style-name="T1"/></text:p>
          </draw:text-box>
        </draw:frame>
        <draw:g>
          <draw:polygon draw:style-name="gr10" draw:text-style-name="P7" draw:layer="layout" svg:width="6cm" svg:height="6cm" svg:x="18.2cm" svg:y="98.899cm" svg:viewBox="0 0 6001 6001" draw:points="0,6001 6001,6001 6001,0 0,0">
            <text:p/>
          </draw:polygon>
          <draw:polygon draw:style-name="gr5" draw:text-style-name="P4" draw:layer="layout" svg:width="6cm" svg:height="6cm" svg:x="18.2cm" svg:y="98.899cm" svg:viewBox="0 0 6001 6001" draw:points="0,6001 6001,6001 6001,0 0,0">
            <text:p/>
          </draw:polygon>
        </draw:g>
        <draw:frame draw:style-name="gr11" draw:text-style-name="P4" draw:layer="layout" svg:width="2.01cm" svg:height="3.275cm" svg:x="20.195cm" svg:y="99.572cm">
          <draw:text-box>
            <text:p text:style-name="P8"><text:span text:style-name="T1">Bureau</text:span></text:p>
            <text:p text:style-name="P8"><text:span text:style-name="T1"/></text:p>
            <text:p text:style-name="P8"><text:span text:style-name="T1">9,0 m carré</text:span></text:p>
            <text:p text:style-name="P8"><text:span text:style-name="T1"/></text:p>
          </draw:text-box>
        </draw:frame>
        <draw:polygon draw:style-name="gr6" draw:text-style-name="P4" draw:layer="layout" svg:width="2.4cm" svg:height="1.2cm" svg:x="35.826cm" svg:y="39.343cm" svg:viewBox="0 0 2401 1201" draw:points="0,1201 2401,1201 2401,0 0,0">
          <text:p/>
        </draw:polygon>
        <draw:polygon draw:style-name="gr6" draw:text-style-name="P4" draw:layer="layout" svg:width="2.4cm" svg:height="1.2cm" svg:x="33.351cm" svg:y="39.343cm" svg:viewBox="0 0 2401 1201" draw:points="0,1201 2401,1201 2401,0 0,0">
          <text:p/>
        </draw:polygon>
        <draw:polygon draw:style-name="gr6" draw:text-style-name="P4" draw:layer="layout" svg:width="2.4cm" svg:height="1.2cm" svg:x="30.876cm" svg:y="39.343cm" svg:viewBox="0 0 2401 1201" draw:points="0,1201 2401,1201 2401,0 0,0">
          <text:p/>
        </draw:polygon>
        <draw:polygon draw:style-name="gr6" draw:text-style-name="P4" draw:layer="layout" svg:width="2.4cm" svg:height="1.2cm" svg:x="28.401cm" svg:y="39.343cm" svg:viewBox="0 0 2401 1201" draw:points="0,1201 2401,1201 2401,0 0,0">
          <text:p/>
        </draw:polygon>
        <draw:polygon draw:style-name="gr6" draw:text-style-name="P4" draw:layer="layout" svg:width="2.4cm" svg:height="1.2cm" svg:x="38.3cm" svg:y="39.343cm" svg:viewBox="0 0 2401 1201" draw:points="0,1201 2401,1201 2401,0 0,0">
          <text:p/>
        </draw:polygon>
        <draw:polygon draw:style-name="gr6" draw:text-style-name="P4" draw:layer="layout" svg:width="2.4cm" svg:height="1.2cm" svg:x="25.9cm" svg:y="39.343cm" svg:viewBox="0 0 2401 1201" draw:points="0,1201 2401,1201 2401,0 0,0">
          <text:p/>
        </draw:polygon>
        <draw:polygon draw:style-name="gr6" draw:text-style-name="P4" draw:layer="layout" svg:width="2.4cm" svg:height="1.2cm" svg:x="35.826cm" svg:y="40.492cm" svg:viewBox="0 0 2401 1201" draw:points="0,1201 2401,1201 2401,0 0,0">
          <text:p/>
        </draw:polygon>
        <draw:polygon draw:style-name="gr6" draw:text-style-name="P4" draw:layer="layout" svg:width="2.4cm" svg:height="1.2cm" svg:x="33.351cm" svg:y="40.492cm" svg:viewBox="0 0 2401 1201" draw:points="0,1201 2401,1201 2401,0 0,0">
          <text:p/>
        </draw:polygon>
        <draw:polygon draw:style-name="gr6" draw:text-style-name="P4" draw:layer="layout" svg:width="2.4cm" svg:height="1.2cm" svg:x="30.876cm" svg:y="40.492cm" svg:viewBox="0 0 2401 1201" draw:points="0,1201 2401,1201 2401,0 0,0">
          <text:p/>
        </draw:polygon>
        <draw:polygon draw:style-name="gr6" draw:text-style-name="P4" draw:layer="layout" svg:width="2.4cm" svg:height="1.2cm" svg:x="28.401cm" svg:y="40.492cm" svg:viewBox="0 0 2401 1201" draw:points="0,1201 2401,1201 2401,0 0,0">
          <text:p/>
        </draw:polygon>
        <draw:polygon draw:style-name="gr6" draw:text-style-name="P4" draw:layer="layout" svg:width="2.4cm" svg:height="1.2cm" svg:x="38.3cm" svg:y="40.492cm" svg:viewBox="0 0 2401 1201" draw:points="0,1201 2401,1201 2401,0 0,0">
          <text:p/>
        </draw:polygon>
        <draw:polygon draw:style-name="gr6" draw:text-style-name="P4" draw:layer="layout" svg:width="2.4cm" svg:height="1.2cm" svg:x="25.9cm" svg:y="40.492cm" svg:viewBox="0 0 2401 1201" draw:points="0,1201 2401,1201 2401,0 0,0">
          <text:p/>
        </draw:polygon>
        <draw:polygon draw:style-name="gr6" draw:text-style-name="P4" draw:layer="layout" svg:width="2.4cm" svg:height="1.2cm" svg:x="53.176cm" svg:y="39.343cm" svg:viewBox="0 0 2401 1201" draw:points="0,1201 2401,1201 2401,0 0,0">
          <text:p/>
        </draw:polygon>
        <draw:polygon draw:style-name="gr6" draw:text-style-name="P4" draw:layer="layout" svg:width="2.4cm" svg:height="1.2cm" svg:x="50.701cm" svg:y="39.343cm" svg:viewBox="0 0 2401 1201" draw:points="0,1201 2401,1201 2401,0 0,0">
          <text:p/>
        </draw:polygon>
        <draw:polygon draw:style-name="gr6" draw:text-style-name="P4" draw:layer="layout" svg:width="2.4cm" svg:height="1.2cm" svg:x="48.226cm" svg:y="39.343cm" svg:viewBox="0 0 2401 1201" draw:points="0,1201 2401,1201 2401,0 0,0">
          <text:p/>
        </draw:polygon>
        <draw:polygon draw:style-name="gr6" draw:text-style-name="P4" draw:layer="layout" svg:width="2.4cm" svg:height="1.2cm" svg:x="45.751cm" svg:y="39.343cm" svg:viewBox="0 0 2401 1201" draw:points="0,1201 2401,1201 2401,0 0,0">
          <text:p/>
        </draw:polygon>
        <draw:polygon draw:style-name="gr6" draw:text-style-name="P4" draw:layer="layout" svg:width="2.4cm" svg:height="1.2cm" svg:x="55.651cm" svg:y="39.343cm" svg:viewBox="0 0 2401 1201" draw:points="0,1201 2401,1201 2401,0 0,0">
          <text:p/>
        </draw:polygon>
        <draw:polygon draw:style-name="gr6" draw:text-style-name="P4" draw:layer="layout" svg:width="2.4cm" svg:height="1.2cm" svg:x="43.251cm" svg:y="39.343cm" svg:viewBox="0 0 2401 1201" draw:points="0,1201 2401,1201 2401,0 0,0">
          <text:p/>
        </draw:polygon>
        <draw:polygon draw:style-name="gr6" draw:text-style-name="P4" draw:layer="layout" svg:width="2.4cm" svg:height="1.2cm" svg:x="53.176cm" svg:y="40.492cm" svg:viewBox="0 0 2401 1201" draw:points="0,1201 2401,1201 2401,0 0,0">
          <text:p/>
        </draw:polygon>
        <draw:polygon draw:style-name="gr6" draw:text-style-name="P4" draw:layer="layout" svg:width="2.4cm" svg:height="1.2cm" svg:x="50.701cm" svg:y="40.492cm" svg:viewBox="0 0 2401 1201" draw:points="0,1201 2401,1201 2401,0 0,0">
          <text:p/>
        </draw:polygon>
        <draw:polygon draw:style-name="gr6" draw:text-style-name="P4" draw:layer="layout" svg:width="2.4cm" svg:height="1.2cm" svg:x="48.226cm" svg:y="40.492cm" svg:viewBox="0 0 2401 1201" draw:points="0,1201 2401,1201 2401,0 0,0">
          <text:p/>
        </draw:polygon>
        <draw:polygon draw:style-name="gr6" draw:text-style-name="P4" draw:layer="layout" svg:width="2.4cm" svg:height="1.2cm" svg:x="45.751cm" svg:y="40.492cm" svg:viewBox="0 0 2401 1201" draw:points="0,1201 2401,1201 2401,0 0,0">
          <text:p/>
        </draw:polygon>
        <draw:polygon draw:style-name="gr6" draw:text-style-name="P4" draw:layer="layout" svg:width="2.4cm" svg:height="1.2cm" svg:x="55.651cm" svg:y="40.492cm" svg:viewBox="0 0 2401 1201" draw:points="0,1201 2401,1201 2401,0 0,0">
          <text:p/>
        </draw:polygon>
        <draw:polygon draw:style-name="gr6" draw:text-style-name="P4" draw:layer="layout" svg:width="2.4cm" svg:height="1.2cm" svg:x="43.251cm" svg:y="40.492cm" svg:viewBox="0 0 2401 1201" draw:points="0,1201 2401,1201 2401,0 0,0">
          <text:p/>
        </draw:polygon>
        <draw:polygon draw:style-name="gr6" draw:text-style-name="P4" draw:layer="layout" svg:width="2.4cm" svg:height="1.2cm" svg:x="69.624cm" svg:y="39.311cm" svg:viewBox="0 0 2401 1201" draw:points="0,1201 2401,1201 2401,0 0,0">
          <text:p/>
        </draw:polygon>
        <draw:polygon draw:style-name="gr6" draw:text-style-name="P4" draw:layer="layout" svg:width="2.4cm" svg:height="1.2cm" svg:x="67.149cm" svg:y="39.311cm" svg:viewBox="0 0 2401 1201" draw:points="0,1201 2401,1201 2401,0 0,0">
          <text:p/>
        </draw:polygon>
        <draw:polygon draw:style-name="gr6" draw:text-style-name="P4" draw:layer="layout" svg:width="2.4cm" svg:height="1.2cm" svg:x="64.674cm" svg:y="39.311cm" svg:viewBox="0 0 2401 1201" draw:points="0,1201 2401,1201 2401,0 0,0">
          <text:p/>
        </draw:polygon>
        <draw:polygon draw:style-name="gr6" draw:text-style-name="P4" draw:layer="layout" svg:width="2.4cm" svg:height="1.2cm" svg:x="62.199cm" svg:y="39.311cm" svg:viewBox="0 0 2401 1201" draw:points="0,1201 2401,1201 2401,0 0,0">
          <text:p/>
        </draw:polygon>
        <draw:polygon draw:style-name="gr6" draw:text-style-name="P4" draw:layer="layout" svg:width="2.4cm" svg:height="1.2cm" svg:x="72.099cm" svg:y="39.311cm" svg:viewBox="0 0 2401 1201" draw:points="0,1201 2401,1201 2401,0 0,0">
          <text:p/>
        </draw:polygon>
        <draw:polygon draw:style-name="gr6" draw:text-style-name="P4" draw:layer="layout" svg:width="2.4cm" svg:height="1.2cm" svg:x="59.699cm" svg:y="39.311cm" svg:viewBox="0 0 2401 1201" draw:points="0,1201 2401,1201 2401,0 0,0">
          <text:p/>
        </draw:polygon>
        <draw:polygon draw:style-name="gr6" draw:text-style-name="P4" draw:layer="layout" svg:width="2.4cm" svg:height="1.2cm" svg:x="69.624cm" svg:y="40.46cm" svg:viewBox="0 0 2401 1201" draw:points="0,1201 2401,1201 2401,0 0,0">
          <text:p/>
        </draw:polygon>
        <draw:polygon draw:style-name="gr6" draw:text-style-name="P4" draw:layer="layout" svg:width="2.4cm" svg:height="1.2cm" svg:x="67.149cm" svg:y="40.46cm" svg:viewBox="0 0 2401 1201" draw:points="0,1201 2401,1201 2401,0 0,0">
          <text:p/>
        </draw:polygon>
        <draw:polygon draw:style-name="gr6" draw:text-style-name="P4" draw:layer="layout" svg:width="2.4cm" svg:height="1.2cm" svg:x="64.674cm" svg:y="40.46cm" svg:viewBox="0 0 2401 1201" draw:points="0,1201 2401,1201 2401,0 0,0">
          <text:p/>
        </draw:polygon>
        <draw:polygon draw:style-name="gr6" draw:text-style-name="P4" draw:layer="layout" svg:width="2.4cm" svg:height="1.2cm" svg:x="62.199cm" svg:y="40.46cm" svg:viewBox="0 0 2401 1201" draw:points="0,1201 2401,1201 2401,0 0,0">
          <text:p/>
        </draw:polygon>
        <draw:polygon draw:style-name="gr6" draw:text-style-name="P4" draw:layer="layout" svg:width="2.4cm" svg:height="1.2cm" svg:x="72.099cm" svg:y="40.46cm" svg:viewBox="0 0 2401 1201" draw:points="0,1201 2401,1201 2401,0 0,0">
          <text:p/>
        </draw:polygon>
        <draw:polygon draw:style-name="gr6" draw:text-style-name="P4" draw:layer="layout" svg:width="2.4cm" svg:height="1.2cm" svg:x="59.699cm" svg:y="40.46cm" svg:viewBox="0 0 2401 1201" draw:points="0,1201 2401,1201 2401,0 0,0">
          <text:p/>
        </draw:polygon>
        <draw:polygon draw:style-name="gr6" draw:text-style-name="P4" draw:layer="layout" svg:width="2.4cm" svg:height="1.2cm" svg:x="80.174cm" svg:y="40.626cm" svg:viewBox="0 0 2401 1201" draw:points="2401,0 0,0 0,1201 2400,1201">
          <text:p/>
        </draw:polygon>
        <draw:polygon draw:style-name="gr6" draw:text-style-name="P4" draw:layer="layout" svg:width="2.4cm" svg:height="1.2cm" svg:x="82.649cm" svg:y="40.626cm" svg:viewBox="0 0 2401 1201" draw:points="2401,0 0,0 0,1200 2401,1201">
          <text:p/>
        </draw:polygon>
        <draw:polygon draw:style-name="gr6" draw:text-style-name="P4" draw:layer="layout" svg:width="2.4cm" svg:height="1.2cm" svg:x="85.124cm" svg:y="40.626cm" svg:viewBox="0 0 2401 1201" draw:points="2401,0 0,0 0,1201 2401,1201">
          <text:p/>
        </draw:polygon>
        <draw:polygon draw:style-name="gr6" draw:text-style-name="P4" draw:layer="layout" svg:width="2.4cm" svg:height="1.2cm" svg:x="87.599cm" svg:y="40.626cm" svg:viewBox="0 0 2401 1201" draw:points="2401,0 0,0 0,1201 2400,1201">
          <text:p/>
        </draw:polygon>
        <draw:polygon draw:style-name="gr6" draw:text-style-name="P4" draw:layer="layout" svg:width="2.4cm" svg:height="1.2cm" svg:x="77.699cm" svg:y="40.626cm" svg:viewBox="0 0 2401 1201" draw:points="2401,0 0,0 0,1201 2400,1201">
          <text:p/>
        </draw:polygon>
        <draw:polygon draw:style-name="gr6" draw:text-style-name="P4" draw:layer="layout" svg:width="2.4cm" svg:height="1.2cm" svg:x="90.099cm" svg:y="40.626cm" svg:viewBox="0 0 2401 1201" draw:points="2401,0 0,0 0,1200 2400,1201">
          <text:p/>
        </draw:polygon>
        <draw:polygon draw:style-name="gr6" draw:text-style-name="P4" draw:layer="layout" svg:width="2.4cm" svg:height="1.2cm" svg:x="87.624cm" svg:y="39.311cm" svg:viewBox="0 0 2401 1201" draw:points="0,1201 2401,1201 2401,0 0,0">
          <text:p/>
        </draw:polygon>
        <draw:polygon draw:style-name="gr6" draw:text-style-name="P4" draw:layer="layout" svg:width="2.4cm" svg:height="1.2cm" svg:x="85.149cm" svg:y="39.311cm" svg:viewBox="0 0 2401 1201" draw:points="0,1201 2401,1201 2401,0 0,0">
          <text:p/>
        </draw:polygon>
        <draw:polygon draw:style-name="gr6" draw:text-style-name="P4" draw:layer="layout" svg:width="2.4cm" svg:height="1.2cm" svg:x="82.674cm" svg:y="39.311cm" svg:viewBox="0 0 2401 1201" draw:points="0,1201 2401,1201 2401,0 0,0">
          <text:p/>
        </draw:polygon>
        <draw:polygon draw:style-name="gr6" draw:text-style-name="P4" draw:layer="layout" svg:width="2.4cm" svg:height="1.2cm" svg:x="80.199cm" svg:y="39.311cm" svg:viewBox="0 0 2401 1201" draw:points="0,1201 2401,1201 2401,0 0,0">
          <text:p/>
        </draw:polygon>
        <draw:polygon draw:style-name="gr6" draw:text-style-name="P4" draw:layer="layout" svg:width="2.4cm" svg:height="1.2cm" svg:x="90.099cm" svg:y="39.311cm" svg:viewBox="0 0 2401 1201" draw:points="0,1201 2401,1201 2401,0 0,0">
          <text:p/>
        </draw:polygon>
        <draw:polygon draw:style-name="gr6" draw:text-style-name="P4" draw:layer="layout" svg:width="2.4cm" svg:height="1.2cm" svg:x="77.699cm" svg:y="39.311cm" svg:viewBox="0 0 2401 1201" draw:points="0,1201 2401,1201 2401,0 0,0">
          <text:p/>
        </draw:polygon>
        <draw:g>
          <draw:polygon draw:style-name="gr10" draw:text-style-name="P7" draw:layer="layout" svg:width="6cm" svg:height="6cm" svg:x="45.1cm" svg:y="98.826cm" svg:viewBox="0 0 6001 6001" draw:points="0,0 0,6000 6000,6001 6001,0">
            <text:p/>
          </draw:polygon>
          <draw:polygon draw:style-name="gr5" draw:text-style-name="P4" draw:layer="layout" svg:width="6cm" svg:height="6cm" svg:x="45.1cm" svg:y="98.826cm" svg:viewBox="0 0 6001 6001" draw:points="0,0 0,6000 6000,6001 6001,0">
            <text:p/>
          </draw:polygon>
        </draw:g>
        <draw:frame draw:style-name="gr11" draw:text-style-name="P4" draw:layer="layout" svg:width="2.01cm" svg:height="3.275cm" svg:x="48.595cm" svg:y="100.999cm">
          <draw:text-box>
            <text:p text:style-name="P8"><text:span text:style-name="T1">Bureau</text:span></text:p>
            <text:p text:style-name="P8"><text:span text:style-name="T1"/></text:p>
            <text:p text:style-name="P8"><text:span text:style-name="T1">9,0 m carré</text:span></text:p>
            <text:p text:style-name="P8"><text:span text:style-name="T1"/></text:p>
          </draw:text-box>
        </draw:frame>
        <draw:g>
          <draw:polygon draw:style-name="gr10" draw:text-style-name="P7" draw:layer="layout" svg:width="6cm" svg:height="6cm" svg:x="53.9cm" svg:y="98.9cm" svg:viewBox="0 0 6001 6001" draw:points="6001,0 0,0 0,6000 6000,6001">
            <text:p/>
          </draw:polygon>
          <draw:polygon draw:style-name="gr5" draw:text-style-name="P4" draw:layer="layout" svg:width="6cm" svg:height="6cm" svg:x="53.9cm" svg:y="98.9cm" svg:viewBox="0 0 6001 6001" draw:points="6001,0 0,0 0,6000 6000,6001">
            <text:p/>
          </draw:polygon>
        </draw:g>
        <draw:frame draw:style-name="gr11" draw:text-style-name="P4" draw:layer="layout" svg:width="2.01cm" svg:height="3.275cm" svg:x="56.291cm" svg:y="100.8cm">
          <draw:text-box>
            <text:p text:style-name="P8"><text:span text:style-name="T1">Bureau</text:span></text:p>
            <text:p text:style-name="P8"><text:span text:style-name="T1"/></text:p>
            <text:p text:style-name="P8"><text:span text:style-name="T1">9,0 m carré</text:span></text:p>
            <text:p text:style-name="P8"><text:span text:style-name="T1"/></text:p>
          </draw:text-box>
        </draw:frame>
        <draw:g>
          <draw:polygon draw:style-name="gr10" draw:text-style-name="P7" draw:layer="layout" svg:width="6cm" svg:height="6cm" svg:x="26.6cm" svg:y="98.903cm" svg:viewBox="0 0 6001 6001" draw:points="6001,6000 6000,0 0,0 0,6001">
            <text:p/>
          </draw:polygon>
          <draw:polygon draw:style-name="gr5" draw:text-style-name="P4" draw:layer="layout" svg:width="6cm" svg:height="6cm" svg:x="26.6cm" svg:y="98.903cm" svg:viewBox="0 0 6001 6001" draw:points="6001,6000 6000,0 0,0 0,6001">
            <text:p/>
          </draw:polygon>
        </draw:g>
        <draw:frame draw:style-name="gr11" draw:text-style-name="P4" draw:layer="layout" svg:width="2.01cm" svg:height="3.275cm" svg:x="28.601cm" svg:y="100.903cm">
          <draw:text-box>
            <text:p text:style-name="P8"><text:span text:style-name="T1">Bureau</text:span></text:p>
            <text:p text:style-name="P8"><text:span text:style-name="T1"/></text:p>
            <text:p text:style-name="P8"><text:span text:style-name="T1">9,0 m carré</text:span></text:p>
            <text:p text:style-name="P8"><text:span text:style-name="T1"/></text:p>
          </draw:text-box>
        </draw:frame>
        <draw:g>
          <draw:polygon draw:style-name="gr10" draw:text-style-name="P7" draw:layer="layout" svg:width="6cm" svg:height="6cm" svg:x="84.45cm" svg:y="119.399cm" svg:viewBox="0 0 6001 6001" draw:points="6001,6000 6000,0 0,0 0,6001">
            <text:p/>
          </draw:polygon>
          <draw:polygon draw:style-name="gr5" draw:text-style-name="P4" draw:layer="layout" svg:width="6cm" svg:height="6cm" svg:x="84.45cm" svg:y="119.399cm" svg:viewBox="0 0 6001 6001" draw:points="6001,6000 6000,0 0,0 0,6001">
            <text:p/>
          </draw:polygon>
        </draw:g>
        <draw:frame draw:style-name="gr11" draw:text-style-name="P4" draw:layer="layout" svg:width="2.01cm" svg:height="3.275cm" svg:x="86.345cm" svg:y="120.872cm">
          <draw:text-box>
            <text:p text:style-name="P8"><text:span text:style-name="T1">Bureau</text:span></text:p>
            <text:p text:style-name="P8"><text:span text:style-name="T1"/></text:p>
            <text:p text:style-name="P8"><text:span text:style-name="T1">9,0 m carré</text:span></text:p>
            <text:p text:style-name="P8"><text:span text:style-name="T1"/></text:p>
          </draw:text-box>
        </draw:frame>
        <draw:polygon draw:style-name="gr6" draw:text-style-name="P4" draw:layer="layout" svg:width="1.78cm" svg:height="2.629cm" svg:x="85.238cm" svg:y="62.381cm" svg:viewBox="0 0 1781 2630" draw:points="0,310 621,2630 1781,2320 1160,0">
          <text:p/>
        </draw:polygon>
        <draw:polygon draw:style-name="gr6" draw:text-style-name="P4" draw:layer="layout" svg:width="1.78cm" svg:height="2.629cm" svg:x="84.597cm" svg:y="59.99cm" svg:viewBox="0 0 1781 2630" draw:points="0,310 621,2630 1781,2320 1160,0">
          <text:p/>
        </draw:polygon>
        <draw:polygon draw:style-name="gr6" draw:text-style-name="P4" draw:layer="layout" svg:width="1.78cm" svg:height="2.629cm" svg:x="83.956cm" svg:y="57.599cm" svg:viewBox="0 0 1781 2630" draw:points="0,310 621,2630 1781,2320 1160,0">
          <text:p/>
        </draw:polygon>
        <draw:polygon draw:style-name="gr6" draw:text-style-name="P4" draw:layer="layout" svg:width="1.78cm" svg:height="2.629cm" svg:x="83.316cm" svg:y="55.208cm" svg:viewBox="0 0 1781 2630" draw:points="0,310 621,2630 1781,2320 1160,0">
          <text:p/>
        </draw:polygon>
        <draw:polygon draw:style-name="gr6" draw:text-style-name="P4" draw:layer="layout" svg:width="1.78cm" svg:height="2.629cm" svg:x="85.878cm" svg:y="64.771cm" svg:viewBox="0 0 1781 2630" draw:points="0,310 621,2630 1781,2320 1160,0">
          <text:p/>
        </draw:polygon>
        <draw:g>
          <draw:polygon draw:style-name="gr10" draw:text-style-name="P7" draw:layer="layout" svg:width="6cm" svg:height="6cm" draw:transform="rotate (-1.56625847073971) translate (60.3738766799429cm 129.172384419346cm)" svg:viewBox="0 0 6001 6001" draw:points="0,6001 6001,6001 6001,0 0,0">
            <text:p/>
          </draw:polygon>
          <draw:polygon draw:style-name="gr5" draw:text-style-name="P4" draw:layer="layout" svg:width="6cm" svg:height="6cm" draw:transform="rotate (-1.56625847073971) translate (60.3738766799429cm 129.172384419346cm)" svg:viewBox="0 0 6001 6001" draw:points="0,6001 6001,6001 6001,0 0,0">
            <text:p/>
          </draw:polygon>
        </draw:g>
        <draw:frame draw:style-name="gr11" draw:text-style-name="P10" draw:layer="layout" svg:width="2.01cm" svg:height="3.275cm" draw:transform="rotate (-1.56625847073971) translate (59.71cm 131.37cm)">
          <draw:text-box>
            <text:p text:style-name="P8"><text:span text:style-name="T1">Bureau</text:span></text:p>
            <text:p text:style-name="P8"><text:span text:style-name="T1"/></text:p>
            <text:p text:style-name="P8"><text:span text:style-name="T1">9,0 m carré</text:span></text:p>
            <text:p text:style-name="P8"><text:span text:style-name="T1"/></text:p>
          </draw:text-box>
        </draw:frame>
        <draw:g>
          <draw:polygon draw:style-name="gr10" draw:text-style-name="P7" draw:layer="layout" svg:width="6cm" svg:height="6cm" draw:transform="rotate (-1.56625847073971) translate (60.5948345008633cm 119.071450314073cm)" svg:viewBox="0 0 6001 6001" draw:points="0,6001 6001,6001 6001,0 0,0">
            <text:p/>
          </draw:polygon>
          <draw:polygon draw:style-name="gr5" draw:text-style-name="P4" draw:layer="layout" svg:width="6cm" svg:height="6cm" draw:transform="rotate (-1.56625847073971) translate (60.5948345008633cm 119.071450314073cm)" svg:viewBox="0 0 6001 6001" draw:points="0,6001 6001,6001 6001,0 0,0">
            <text:p/>
          </draw:polygon>
        </draw:g>
        <draw:frame draw:style-name="gr11" draw:text-style-name="P10" draw:layer="layout" svg:width="2.01cm" svg:height="3.275cm" draw:transform="rotate (-1.56625847073971) translate (59.931cm 121.069cm)">
          <draw:text-box>
            <text:p text:style-name="P8"><text:span text:style-name="T1">Bureau</text:span></text:p>
            <text:p text:style-name="P8"><text:span text:style-name="T1"/></text:p>
            <text:p text:style-name="P8"><text:span text:style-name="T1">9,0 m carré</text:span></text:p>
            <text:p text:style-name="P8"><text:span text:style-name="T1"/></text:p>
          </draw:text-box>
        </draw:frame>
        <draw:g>
          <draw:polygon draw:style-name="gr21" draw:text-style-name="P12" draw:layer="layout" svg:width="0.353cm" svg:height="3.8cm" svg:x="3.587cm" svg:y="110.921cm" svg:viewBox="0 0 354 3801" draw:points="354,3801 354,0 0,0 0,3801">
            <text:p/>
          </draw:polygon>
          <draw:polygon draw:style-name="gr22" draw:text-style-name="P4" draw:layer="layout" svg:width="0.353cm" svg:height="3.8cm" svg:x="3.587cm" svg:y="110.921cm" svg:viewBox="0 0 354 3801" draw:points="354,3801 354,0 0,0 0,3801">
            <text:p/>
          </draw:polygon>
        </draw:g>
        <draw:g>
          <draw:path draw:style-name="gr23" draw:text-style-name="P13" draw:layer="layout" svg:width="0.3cm" svg:height="3.8cm" svg:x="3.614cm" svg:y="110.921cm" svg:viewBox="0 0 301 3801" svg:d="M301 0h-301v99h99zM201 99h100v-99zM301 3801h-301v-100h100zM201 3701h100v100z">
            <text:p/>
          </draw:path>
          <draw:path draw:style-name="gr24" draw:text-style-name="P4" draw:layer="layout" svg:width="0.3cm" svg:height="3.8cm" svg:x="3.614cm" svg:y="110.921cm" svg:viewBox="0 0 301 3801" svg:d="M301 0h-301v99h99M201 99h100v-99M301 3801h-301v-100h100M201 3701h100v100">
            <text:p/>
          </draw:path>
        </draw:g>
        <draw:g>
          <draw:path draw:style-name="gr23" draw:text-style-name="P13" draw:layer="layout" svg:width="0.1cm" svg:height="3.6cm" svg:x="3.714cm" svg:y="111.021cm" svg:viewBox="0 0 101 3601" svg:d="M0 0v39h101v-39zM0 3601v-40h101v40z">
            <text:p/>
          </draw:path>
          <draw:path draw:style-name="gr24" draw:text-style-name="P4" draw:layer="layout" svg:width="0.1cm" svg:height="3.6cm" svg:x="3.714cm" svg:y="111.021cm" svg:viewBox="0 0 101 3601" svg:d="M0 0v39h101v-39M0 3601v-40h101v40">
            <text:p/>
          </draw:path>
        </draw:g>
        <draw:path draw:style-name="gr25" draw:text-style-name="P4" draw:layer="layout" svg:width="0.3cm" svg:height="3.8cm" svg:x="3.614cm" svg:y="110.921cm" svg:viewBox="0 0 301 3801" svg:d="M301 0h-301M301 3801h-301">
          <text:p/>
        </draw:path>
        <draw:path draw:style-name="gr24" draw:text-style-name="P4" draw:layer="layout" svg:width="1.8cm" svg:height="1.8cm" svg:x="1.814cm" svg:y="112.821cm" svg:viewBox="0 0 1801 1801" svg:d="M1801 0c-331 0-613 76-900 241-287 166-494 372-660 659-165 288-241 569-241 901">
          <text:p/>
        </draw:path>
        <draw:path draw:style-name="gr24" draw:text-style-name="P4" draw:layer="layout" svg:width="1.8cm" svg:height="1.8cm" svg:x="1.814cm" svg:y="111.021cm" svg:viewBox="0 0 1801 1801" svg:d="M1801 1801c-332 0-613-76-900-241-288-166-494-372-660-659-165-288-241-569-241-901">
          <text:p/>
        </draw:path>
        <draw:g>
          <draw:polygon draw:style-name="gr23" draw:text-style-name="P13" draw:layer="layout" svg:width="1.8cm" svg:height="0.1cm" svg:x="1.814cm" svg:y="114.521cm" svg:viewBox="0 0 1801 101" draw:points="0,101 1801,101 1801,0 0,0">
            <text:p/>
          </draw:polygon>
          <draw:polygon draw:style-name="gr24" draw:text-style-name="P4" draw:layer="layout" svg:width="1.8cm" svg:height="0.1cm" svg:x="1.814cm" svg:y="114.521cm" svg:viewBox="0 0 1801 101" draw:points="0,101 1801,101 1801,0 0,0">
            <text:p/>
          </draw:polygon>
        </draw:g>
        <draw:g>
          <draw:polygon draw:style-name="gr23" draw:text-style-name="P13" draw:layer="layout" svg:width="1.8cm" svg:height="0.1cm" svg:x="1.814cm" svg:y="111.021cm" svg:viewBox="0 0 1801 101" draw:points="0,101 1801,101 1801,0 0,0">
            <text:p/>
          </draw:polygon>
          <draw:polygon draw:style-name="gr24" draw:text-style-name="P4" draw:layer="layout" svg:width="1.8cm" svg:height="0.1cm" svg:x="1.814cm" svg:y="111.021cm" svg:viewBox="0 0 1801 101" draw:points="0,101 1801,101 1801,0 0,0">
            <text:p/>
          </draw:polygon>
        </draw:g>
        <draw:g>
          <draw:polygon draw:style-name="gr21" draw:text-style-name="P12" draw:layer="layout" svg:width="0.353cm" svg:height="3.8cm" svg:x="3.587cm" svg:y="106.5cm" svg:viewBox="0 0 354 3801" draw:points="354,0 354,3801 0,3801 0,0">
            <text:p/>
          </draw:polygon>
          <draw:polygon draw:style-name="gr22" draw:text-style-name="P4" draw:layer="layout" svg:width="0.353cm" svg:height="3.8cm" svg:x="3.587cm" svg:y="106.5cm" svg:viewBox="0 0 354 3801" draw:points="354,0 354,3801 0,3801 0,0">
            <text:p/>
          </draw:polygon>
        </draw:g>
        <draw:g>
          <draw:path draw:style-name="gr23" draw:text-style-name="P13" draw:layer="layout" svg:width="0.3cm" svg:height="3.8cm" svg:x="3.614cm" svg:y="106.5cm" svg:viewBox="0 0 301 3801" svg:d="M301 3801h-301v-100h100zM201 3701h100v100zM300 0h-300v99h99zM201 99h99v-99z">
            <text:p/>
          </draw:path>
          <draw:path draw:style-name="gr24" draw:text-style-name="P4" draw:layer="layout" svg:width="0.3cm" svg:height="3.8cm" svg:x="3.614cm" svg:y="106.5cm" svg:viewBox="0 0 301 3801" svg:d="M301 3801h-301v-100h100M201 3701h100v100M300 0h-300v99h99M201 99h99v-99">
            <text:p/>
          </draw:path>
        </draw:g>
        <draw:g>
          <draw:path draw:style-name="gr23" draw:text-style-name="P13" draw:layer="layout" svg:width="0.1cm" svg:height="3.6cm" svg:x="3.714cm" svg:y="106.6cm" svg:viewBox="0 0 101 3601" svg:d="M0 3601v-40h101v40zM0 0v39h101v-39z">
            <text:p/>
          </draw:path>
          <draw:path draw:style-name="gr24" draw:text-style-name="P4" draw:layer="layout" svg:width="0.1cm" svg:height="3.6cm" svg:x="3.714cm" svg:y="106.6cm" svg:viewBox="0 0 101 3601" svg:d="M0 3601v-40h101v40M0 0v39h101v-39">
            <text:p/>
          </draw:path>
        </draw:g>
        <draw:path draw:style-name="gr25" draw:text-style-name="P4" draw:layer="layout" svg:width="0.3cm" svg:height="3.8cm" svg:x="3.614cm" svg:y="106.5cm" svg:viewBox="0 0 301 3801" svg:d="M301 3801h-301M300 0h-300">
          <text:p/>
        </draw:path>
        <draw:path draw:style-name="gr24" draw:text-style-name="P4" draw:layer="layout" svg:width="1.8cm" svg:height="1.8cm" svg:x="1.814cm" svg:y="106.6cm" svg:viewBox="0 0 1801 1801" svg:d="M1801 1801c-332 0-613-76-901-241-287-166-493-373-659-660-165-287-241-569-241-900">
          <text:p/>
        </draw:path>
        <draw:path draw:style-name="gr24" draw:text-style-name="P4" draw:layer="layout" svg:width="1.8cm" svg:height="1.8cm" svg:x="1.814cm" svg:y="108.4cm" svg:viewBox="0 0 1801 1801" svg:d="M1801 0c-331 0-613 76-900 241-287 166-494 373-660 660-165 287-241 569-241 900">
          <text:p/>
        </draw:path>
        <draw:g>
          <draw:polygon draw:style-name="gr23" draw:text-style-name="P13" draw:layer="layout" svg:width="1.8cm" svg:height="0.1cm" svg:x="1.814cm" svg:y="106.6cm" svg:viewBox="0 0 1801 101" draw:points="0,0 1801,0 1801,101 0,100">
            <text:p/>
          </draw:polygon>
          <draw:polygon draw:style-name="gr24" draw:text-style-name="P4" draw:layer="layout" svg:width="1.8cm" svg:height="0.1cm" svg:x="1.814cm" svg:y="106.6cm" svg:viewBox="0 0 1801 101" draw:points="0,0 1801,0 1801,101 0,100">
            <text:p/>
          </draw:polygon>
        </draw:g>
        <draw:g>
          <draw:polygon draw:style-name="gr23" draw:text-style-name="P13" draw:layer="layout" svg:width="1.8cm" svg:height="0.1cm" svg:x="1.814cm" svg:y="110.1cm" svg:viewBox="0 0 1801 101" draw:points="0,0 1801,0 1801,100 0,101">
            <text:p/>
          </draw:polygon>
          <draw:polygon draw:style-name="gr24" draw:text-style-name="P4" draw:layer="layout" svg:width="1.8cm" svg:height="0.1cm" svg:x="1.814cm" svg:y="110.1cm" svg:viewBox="0 0 1801 101" draw:points="0,0 1801,0 1801,100 0,101">
            <text:p/>
          </draw:polygon>
        </draw:g>
        <draw:polygon draw:style-name="gr15" draw:text-style-name="P4" draw:layer="layout" svg:width="2.4cm" svg:height="1.2cm" draw:transform="rotate (3.1394982584874) translate (40.7779126691463cm 56.4138292676701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3.2539072386727cm 56.4190149861524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5.7289018103922cm 56.4241986102412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8.2038963821118cm 56.4293822343299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8.3029180974268cm 56.4086456435813cm)" svg:viewBox="0 0 2401 1201" draw:points="0,1201 2401,1201 2401,0 0,0">
          <text:p/>
        </draw:polygon>
        <draw:g>
          <draw:g>
            <draw:polygon draw:style-name="gr12" draw:text-style-name="P9" draw:layer="layout" svg:width="2.4cm" svg:height="1.2cm" draw:transform="rotate (3.1394982584874) translate (40.7324260467076cm 55.2137313686722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40.7324260467076cm 55.2137313686722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41.421cm 54.976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4982584874) translate (48.2064096543972cm 55.229384866223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48.2064096543972cm 55.229384866223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48.895cm 54.992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4982584874) translate (38.269431448669cm 55.208572877306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38.269431448669cm 55.208572877306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38.958cm 54.971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4982584874) translate (45.7324150804844cm 55.224203336528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45.7324150804844cm 55.224203336528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46.421cm 54.987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4982584874) translate (43.2114206096541cm 55.218923370335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43.2114206096541cm 55.218923370335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43.901cm 54.981cm)">
            <draw:text-box>
              <text:p text:style-name="P8"><text:span text:style-name="T2">1,8 m x 0,8 m</text:span></text:p>
            </draw:text-box>
          </draw:frame>
        </draw:g>
        <draw:polygon draw:style-name="gr26" draw:text-style-name="P14" draw:layer="layout" svg:width="2.4cm" svg:height="1.2cm" svg:x="18.999cm" svg:y="82.2cm" svg:viewBox="0 0 2401 1201" draw:points="0,1201 2401,1201 2401,0 0,0">
          <text:p/>
        </draw:polygon>
        <draw:polygon draw:style-name="gr7" draw:text-style-name="P5" draw:layer="layout" svg:width="2.4cm" svg:height="1.2cm" svg:x="74.798cm" svg:y="37.099cm" svg:viewBox="0 0 2401 1201" draw:points="0,1201 2401,1201 2401,0 0,0">
          <text:p/>
        </draw:polygon>
        <draw:polygon draw:style-name="gr16" draw:text-style-name="P4" draw:layer="layout" svg:width="1cm" svg:height="1cm" draw:transform="rotate (1.57341432067289) translate (36.5214308363245cm 52.5266238454051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6.5214308363245cm 52.5266238454051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39.0214135241756cm 52.5316761954624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9.0214135241756cm 52.5316761954624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1.52636059637cm 52.5537389802025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1.52636059637cm 52.5537389802025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4.0213768054846cm 52.5427808933839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4.0213768054846cm 52.5427808933839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6.5213594933359cm 52.547833243441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6.5213594933359cm 52.547833243441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7.4320077884749cm 47.6618337309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7.4320077884749cm 47.66183373097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4.9390579399231cm 47.6434689455275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4.9390579399231cm 47.6434689455275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2.4320411014825cm 47.6570747683911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2.4320411014825cm 47.6570747683911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9.9321038346447cm 47.632695335353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9.9321038346447cm 47.63269533535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7.4321121135742cm 47.6343158452906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7.4321121135742cm 47.6343158452906cm)" svg:viewBox="0 0 187 1001" draw:points="0,1001 187,1001 187,0 0,0">
          <text:p/>
        </draw:polygon>
        <draw:polygon draw:style-name="gr15" draw:text-style-name="P4" draw:layer="layout" svg:width="2.4cm" svg:height="1.2cm" draw:transform="rotate (3.1394982584874) translate (40.7227554894187cm 51.2367023921218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3.198750058945cm 51.2418881106041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5.6737446306646cm 51.2470717346929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8.1487392023841cm 51.2522553587817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8.2477609176991cm 51.231518768033cm)" svg:viewBox="0 0 2401 1201" draw:points="0,1201 2401,1201 2401,0 0,0">
          <text:p/>
        </draw:polygon>
        <draw:g>
          <draw:g>
            <draw:polygon draw:style-name="gr12" draw:text-style-name="P9" draw:layer="layout" svg:width="2.4cm" svg:height="1.2cm" draw:transform="rotate (3.1394982584874) translate (40.6772688669799cm 50.036604493123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40.6772688669799cm 50.036604493123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41.366cm 49.799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4982584874) translate (48.1512524746696cm 50.052257990675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48.1512524746696cm 50.052257990675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48.84cm 49.815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4982584874) translate (38.2142742689414cm 50.03144600175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38.2142742689414cm 50.03144600175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38.903cm 49.794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4982584874) translate (45.6772579007568cm 50.0470764609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45.6772579007568cm 50.0470764609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46.366cm 49.81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4982584874) translate (43.1562634299265cm 50.041796494786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43.1562634299265cm 50.041796494786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43.846cm 49.804cm)">
            <draw:text-box>
              <text:p text:style-name="P8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341432067289) translate (21.8248298101539cm 57.572854446315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1.8248298101539cm 57.5728544463152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4.3248124980051cm 57.5779067963726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4.3248124980051cm 57.5779067963726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6.8297595701994cm 57.5999695811126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6.8297595701994cm 57.5999695811126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9.324775779314cm 57.589011494294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9.324775779314cm 57.589011494294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31.8247584671653cm 57.5940638443513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1.8247584671653cm 57.594063844351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2.7354067623043cm 52.708064331880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2.7354067623043cm 52.708064331880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0.2424569137525cm 52.6896995464376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0.2424569137525cm 52.6896995464376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7.7354400753118cm 52.70330536930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7.7354400753118cm 52.703305369301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5.2355028084741cm 52.678925936263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5.2355028084741cm 52.678925936263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2.7355110874036cm 52.680546446200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2.7355110874036cm 52.6805464462007cm)" svg:viewBox="0 0 187 1001" draw:points="0,1001 187,1001 187,0 0,0">
          <text:p/>
        </draw:polygon>
        <draw:polygon draw:style-name="gr15" draw:text-style-name="P4" draw:layer="layout" svg:width="2.4cm" svg:height="1.2cm" draw:transform="rotate (3.1394982584874) translate (26.0261544632481cm 56.2829329930319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28.5021490327744cm 56.2881187115142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0.977143604494cm 56.293302335603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3.4521381762136cm 56.2984859596918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23.5511598915285cm 56.2777493689431cm)" svg:viewBox="0 0 2401 1201" draw:points="0,1201 2401,1201 2401,0 0,0">
          <text:p/>
        </draw:polygon>
        <draw:g>
          <draw:g>
            <draw:polygon draw:style-name="gr12" draw:text-style-name="P9" draw:layer="layout" svg:width="2.4cm" svg:height="1.2cm" draw:transform="rotate (3.1394982584874) translate (25.9806678408093cm 55.08283509403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25.9806678408093cm 55.08283509403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26.669cm 54.845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4982584874) translate (33.454651448499cm 55.098488591585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33.454651448499cm 55.098488591585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34.143cm 54.861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4982584874) translate (23.5176732427708cm 55.077676602668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23.5176732427708cm 55.077676602668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24.206cm 54.84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4982584874) translate (30.9806568745862cm 55.093307061890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30.9806568745862cm 55.093307061890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31.669cm 54.856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4982584874) translate (28.4596624037559cm 55.088027095697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28.4596624037559cm 55.088027095697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29.149cm 54.85cm)">
            <draw:text-box>
              <text:p text:style-name="P8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341432067289) translate (21.8096725426964cm 52.3958113465098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1.8096725426964cm 52.3958113465098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4.3096552305476cm 52.4008636965671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4.3096552305476cm 52.4008636965671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6.814602302742cm 52.422926481307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6.814602302742cm 52.4229264813072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9.3096185118566cm 52.4119683944886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9.3096185118566cm 52.4119683944886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31.8096011997079cm 52.4170207445459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1.8096011997079cm 52.4170207445459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2.7202494948468cm 47.531021232074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2.7202494948468cm 47.5310212320747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0.2272996462951cm 47.512656446632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0.2272996462951cm 47.512656446632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7.7202828078543cm 47.5262622694958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7.7202828078544cm 47.5262622694958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5.2203455410167cm 47.501882836457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5.2203455410167cm 47.5018828364577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2.7203538199462cm 47.503503346395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2.7203538199462cm 47.5035033463952cm)" svg:viewBox="0 0 187 1001" draw:points="0,1001 187,1001 187,0 0,0">
          <text:p/>
        </draw:polygon>
        <draw:polygon draw:style-name="gr15" draw:text-style-name="P4" draw:layer="layout" svg:width="2.4cm" svg:height="1.2cm" draw:transform="rotate (3.1394982584874) translate (26.0109971957907cm 51.1058898932264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28.486991765317cm 51.1110756117088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0.9619863370365cm 51.1162592357975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3.4369809087561cm 51.1214428598863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23.5360026240711cm 51.1007062691377cm)" svg:viewBox="0 0 2401 1201" draw:points="0,1201 2401,1201 2401,0 0,0">
          <text:p/>
        </draw:polygon>
        <draw:g>
          <draw:g>
            <draw:polygon draw:style-name="gr12" draw:text-style-name="P9" draw:layer="layout" svg:width="2.4cm" svg:height="1.2cm" draw:transform="rotate (3.1394982584874) translate (25.9655105733519cm 49.905791994228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25.9655105733519cm 49.905791994228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26.654cm 49.668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4982584874) translate (33.3513331057421cm 49.998261016265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33.3513331057421cm 49.998261016265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34.04cm 49.761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4982584874) translate (23.5025159753134cm 49.900633502862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23.5025159753134cm 49.900633502862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24.191cm 49.663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4982584874) translate (30.9654996071288cm 49.916263962084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30.9654996071288cm 49.916263962084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31.654cm 49.679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4982584874) translate (28.4445051362985cm 49.910983995891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28.4445051362985cm 49.910983995891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29.134cm 49.673cm)">
            <draw:text-box>
              <text:p text:style-name="P8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341432067289) translate (7.52486117355192cm 57.5429046182468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7.52486117355192cm 57.5429046182468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0.0248438614032cm 57.5479569683041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0.0248438614032cm 57.5479569683041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2.5297909335975cm 57.570019753044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2.5297909335975cm 57.5700197530442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5.0248071427121cm 57.5590616662256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5.0248071427121cm 57.5590616662256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7.5247898305634cm 57.5641140162829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7.5247898305634cm 57.5641140162829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8.4354381257024cm 52.678114503811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8.4354381257024cm 52.6781145038117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5.9424882771506cm 52.659749718369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5.9424882771506cm 52.659749718369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3.43547143871cm 52.6733555412328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3.43547143871cm 52.6733555412328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0.9355341718722cm 52.648976108194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0.9355341718722cm 52.6489761081947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8.43554245080174cm 52.6505966181323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8.43554245080174cm 52.6505966181323cm)" svg:viewBox="0 0 187 1001" draw:points="0,1001 187,1001 187,0 0,0">
          <text:p/>
        </draw:polygon>
        <draw:polygon draw:style-name="gr15" draw:text-style-name="P4" draw:layer="layout" svg:width="2.4cm" svg:height="1.2cm" draw:transform="rotate (3.1394982584874) translate (11.7261858266462cm 56.2529831649635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4.2021803961725cm 56.2581688834458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6.6771749678921cm 56.2633525075346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9.1521695396116cm 56.2685361316233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9.25119125492662cm 56.2477995408747cm)" svg:viewBox="0 0 2401 1201" draw:points="0,1201 2401,1201 2401,0 0,0">
          <text:p/>
        </draw:polygon>
        <draw:g>
          <draw:g>
            <draw:polygon draw:style-name="gr12" draw:text-style-name="P9" draw:layer="layout" svg:width="2.4cm" svg:height="1.2cm" draw:transform="rotate (3.1394982584874) translate (11.6806992042074cm 55.052885265965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11.6806992042074cm 55.052885265965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12.369cm 54.815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4982584874) translate (19.1546828118971cm 55.068538763516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19.1546828118971cm 55.068538763516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19.843cm 54.831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4982584874) translate (9.21770460616889cm 55.047726774599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9.21770460616889cm 55.047726774599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9.906cm 54.81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4982584874) translate (16.6806882379843cm 55.063357233821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16.6806882379843cm 55.063357233821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17.369cm 54.826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4982584874) translate (14.159693767154cm 55.058077267628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14.159693767154cm 55.058077267628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14.849cm 54.821cm)">
            <draw:text-box>
              <text:p text:style-name="P8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341432067289) translate (7.42196170950927cm 52.242677481576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7.42196170950926cm 52.2426774815762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9.92194439736052cm 52.2477298316335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9.92194439736052cm 52.2477298316335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2.4268914695549cm 52.2697926163735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2.4268914695549cm 52.2697926163735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4.9219076786694cm 52.258834529555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4.9219076786694cm 52.258834529555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7.4218903665207cm 52.2638868796123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7.4218903665207cm 52.263886879612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8.3325386616597cm 47.3778873671411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8.3325386616597cm 47.3778873671411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5.8395888131079cm 47.3595225816986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5.8395888131079cm 47.3595225816986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3.3325719746673cm 47.373128404562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3.3325719746673cm 47.373128404562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0.8326347078296cm 47.34874897152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0.8326347078296cm 47.3487489715241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8.3326429867591cm 47.350369481461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8.3326429867591cm 47.3503694814617cm)" svg:viewBox="0 0 187 1001" draw:points="0,1001 187,1001 187,0 0,0">
          <text:p/>
        </draw:polygon>
        <draw:polygon draw:style-name="gr15" draw:text-style-name="P4" draw:layer="layout" svg:width="2.4cm" svg:height="1.2cm" draw:transform="rotate (3.1394982584874) translate (11.6232863626035cm 50.9527560282928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4.0992809321298cm 50.9579417467752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6.5742755038494cm 50.9631253708639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9.049270075569cm 50.9683089949527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9.14829179088397cm 50.9475724042041cm)" svg:viewBox="0 0 2401 1201" draw:points="0,1201 2401,1201 2401,0 0,0">
          <text:p/>
        </draw:polygon>
        <draw:g>
          <draw:g>
            <draw:polygon draw:style-name="gr12" draw:text-style-name="P9" draw:layer="layout" svg:width="2.4cm" svg:height="1.2cm" draw:transform="rotate (3.1394982584874) translate (11.5777997401647cm 49.75265812929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11.5777997401647cm 49.75265812929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12.266cm 49.515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4982584874) translate (19.0517833478544cm 49.768311626846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19.0517833478544cm 49.768311626846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19.74cm 49.531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4982584874) translate (9.11480514212623cm 49.74749963792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9.11480514212623cm 49.74749963792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9.803cm 49.51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4982584874) translate (16.5777887739416cm 49.763130097151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16.5777887739416cm 49.763130097151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17.266cm 49.526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3.1394982584874) translate (14.0567943031113cm 49.75785013095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14.0567943031113cm 49.75785013095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14.746cm 49.52cm)">
            <draw:text-box>
              <text:p text:style-name="P8"><text:span text:style-name="T2">1,8 m x 0,8 m</text:span></text:p>
            </draw:text-box>
          </draw:frame>
        </draw:g>
        <draw:polygon draw:style-name="gr27" draw:text-style-name="P15" draw:layer="layout" svg:width="2.4cm" svg:height="1.2cm" draw:transform="rotate (1.59139121196843) translate (19.6254591358248cm 56.3118310125982cm)" svg:viewBox="0 0 2401 1201" draw:points="0,1201 2401,1201 2401,0 0,0">
          <text:p/>
        </draw:polygon>
        <draw:polygon draw:style-name="gr27" draw:text-style-name="P15" draw:layer="layout" svg:width="2.4cm" svg:height="1.2cm" draw:transform="rotate (1.59139121196843) translate (19.5916160690747cm 50.9847484483015cm)" svg:viewBox="0 0 2401 1201" draw:points="0,1201 2401,1201 2401,0 0,0">
          <text:p/>
        </draw:polygon>
        <draw:polygon draw:style-name="gr27" draw:text-style-name="P15" draw:layer="layout" svg:width="2.4cm" svg:height="1.2cm" draw:transform="rotate (1.55735729155454) translate (91.2669097634687cm 16.3010902681507cm)" svg:viewBox="0 0 2401 1201" draw:points="0,1201 2401,1201 2401,0 0,0">
          <text:p/>
        </draw:polygon>
        <draw:polygon draw:style-name="gr27" draw:text-style-name="P15" draw:layer="layout" svg:width="2.4cm" svg:height="1.2cm" draw:transform="rotate (1.55735729155454) translate (61.6728130632579cm 25.7737203632188cm)" svg:viewBox="0 0 2401 1201" draw:points="0,1201 2401,1201 2401,0 0,0">
          <text:p/>
        </draw:polygon>
        <draw:polygon draw:style-name="gr27" draw:text-style-name="P15" draw:layer="layout" svg:width="2.4cm" svg:height="1.2cm" draw:transform="rotate (1.55735729155454) translate (61.9797139644814cm 7.07427510843041cm)" svg:viewBox="0 0 2401 1201" draw:points="0,1201 2401,1201 2401,0 0,0">
          <text:p/>
        </draw:polygon>
        <draw:polygon draw:style-name="gr27" draw:text-style-name="P15" draw:layer="layout" svg:width="2.4cm" svg:height="1.2cm" draw:transform="rotate (1.55735729155454) translate (61.9676476381102cm 13.359263525585cm)" svg:viewBox="0 0 2401 1201" draw:points="0,1201 2401,1201 2401,0 0,0">
          <text:p/>
        </draw:polygon>
        <draw:polygon draw:style-name="gr27" draw:text-style-name="P15" draw:layer="layout" svg:width="2.4cm" svg:height="1.2cm" draw:transform="rotate (1.55735729155454) translate (61.7851287872653cm 19.3589241717455cm)" svg:viewBox="0 0 2401 1201" draw:points="0,1201 2401,1201 2401,0 0,0">
          <text:p/>
        </draw:polygon>
        <draw:polygon draw:style-name="gr27" draw:text-style-name="P15" draw:layer="layout" svg:width="2.4cm" svg:height="1.2cm" draw:transform="rotate (1.55735729155454) translate (47.2046477997131cm 16.3198821944572cm)" svg:viewBox="0 0 2401 1201" draw:points="0,1201 2401,1201 2401,0 0,0">
          <text:p/>
        </draw:polygon>
        <draw:polygon draw:style-name="gr27" draw:text-style-name="P15" draw:layer="layout" svg:width="2.4cm" svg:height="1.2cm" draw:transform="rotate (1.55735729155454) translate (18.2725378723447cm 25.8753980549714cm)" svg:viewBox="0 0 2401 1201" draw:points="0,1201 2401,1201 2401,0 0,0">
          <text:p/>
        </draw:polygon>
        <draw:polygon draw:style-name="gr27" draw:text-style-name="P15" draw:layer="layout" svg:width="2.4cm" svg:height="1.2cm" draw:transform="rotate (1.55735729155454) translate (18.5794387735682cm 7.17595280018296cm)" svg:viewBox="0 0 2401 1201" draw:points="0,1201 2401,1201 2401,0 0,0">
          <text:p/>
        </draw:polygon>
        <draw:polygon draw:style-name="gr27" draw:text-style-name="P15" draw:layer="layout" svg:width="2.4cm" svg:height="1.2cm" draw:transform="rotate (1.55735729155454) translate (18.567372447197cm 13.4609412173376cm)" svg:viewBox="0 0 2401 1201" draw:points="0,1201 2401,1201 2401,0 0,0">
          <text:p/>
        </draw:polygon>
        <draw:polygon draw:style-name="gr27" draw:text-style-name="P15" draw:layer="layout" svg:width="2.4cm" svg:height="1.2cm" draw:transform="rotate (1.55735729155454) translate (18.384853596352cm 19.460601863498cm)" svg:viewBox="0 0 2401 1201" draw:points="0,1201 2401,1201 2401,0 0,0">
          <text:p/>
        </draw:polygon>
        <draw:polygon draw:style-name="gr16" draw:text-style-name="P4" draw:layer="layout" svg:width="1cm" svg:height="1cm" draw:transform="rotate (1.57358885359809) translate (78.4739125729943cm 27.388687931599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4739125729943cm 27.388687931599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0.97389610457cm 27.393303952290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0.97389610457cm 27.393303952290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4788469892942cm 27.414929540957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4788469892941cm 27.414929540957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5.9738612478606cm 27.40353599183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5.9738612478605cm 27.403535991830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4738447794363cm 27.408152012521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4738447794363cm 27.40815201252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4799897801249cm 21.819177318736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4799897801249cm 21.819177318736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6.9870367642832cm 21.801247635400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6.9870367642832cm 21.801247635400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4800223386907cm 21.815291015037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4800223386907cm 21.815291015037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1.9800808549155cm 21.791347903732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1.9800808549155cm 21.791347903732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4800894547543cm 21.793404744510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4800894547543cm 21.79340474451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3.8806975644564cm 27.48667116784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3.8806975644564cm 27.48667116784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3806810960322cm 27.49128718854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3806810960322cm 27.491287188540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8.8856319807563cm 27.512912777206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8.8856319807563cm 27.512912777206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3806462393227cm 27.501519228079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3806462393227cm 27.501519228079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3.8806297708985cm 27.506135248770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3.8806297708985cm 27.506135248770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4.8867747715871cm 21.917160554985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4.886774771587cm 21.917160554985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3938217557454cm 21.8992308716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3938217557454cm 21.899230871649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9.8868073301528cm 21.913274251286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9.8868073301528cm 21.913274251286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3868658463776cm 21.889331139981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3868658463776cm 21.889331139981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4.8868744462165cm 21.891387980760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4.8868744462165cm 21.89138798076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8.3935339105867cm 20.81452149998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3935339105867cm 20.814521499980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0.8935174421625cm 20.819137520671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0.8935174421625cm 20.819137520671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3984683268866cm 20.840763109337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3984683268866cm 20.840763109337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5.893482585453cm 20.829369560210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5.893482585453cm 20.829369560210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3934661170288cm 20.8339855809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3934661170288cm 20.83398558090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3996111177173cm 15.245010887116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3996111177173cm 15.245010887116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6.9066581018756cm 15.22708120378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6.9066581018757cm 15.22708120378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3996436762831cm 15.241124583417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3996436762831cm 15.241124583417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1.8997021925079cm 15.217181472112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1.8997021925079cm 15.217181472112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3997107923468cm 15.219238312891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3997107923468cm 15.219238312891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3.8933686470419cm 20.886683331218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3.8933686470419cm 20.886683331218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3933521786177cm 20.8912993519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3933521786177cm 20.8912993519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8.8983030633418cm 20.912924940576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8.8983030633418cm 20.912924940576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3933173219082cm 20.901531391449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3933173219082cm 20.901531391449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3.893300853484cm 20.90614741214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3.893300853484cm 20.90614741214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4.8994458541725cm 15.317172718355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4.8994458541725cm 15.317172718355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4064928383308cm 15.299243035019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4064928383308cm 15.299243035019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9.8994784127383cm 15.313286414656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9.8994784127383cm 15.313286414656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3995369289631cm 15.28934330335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3995369289631cm 15.28934330335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4.899545528802cm 15.291400144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4.899545528802cm 15.2914001441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8.6050527079866cm 14.81491652978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6050527079865cm 14.81491652978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1.1050362395623cm 14.819532550480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1.1050362395623cm 14.81953255048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6099871242864cm 14.841158139146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6099871242865cm 14.841158139146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6.1050013828529cm 14.829764590019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6.1050013828529cm 14.829764590019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6049849144287cm 14.83438061071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6049849144286cm 14.83438061071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6111299151172cm 9.2454059169254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6111299151172cm 9.2454059169254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7.1181768992755cm 9.2274762335898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7.1181768992755cm 9.2274762335898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611162473683cm 9.2415196132263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611162473683cm 9.2415196132263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2.1112209899078cm 9.217576501921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2.1112209899078cm 9.217576501921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6112295897467cm 9.2196333427000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6112295897466cm 9.2196333427000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8.7173895504649cm 8.3891203585879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7173895504649cm 8.3891203585879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1.2173730820407cm 8.393736379279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1.2173730820407cm 8.3937363792790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7223239667649cm 8.4153619679452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7223239667649cm 8.4153619679452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6.2173382253312cm 8.4039684188183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6.2173382253313cm 8.4039684188183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717321756907cm 8.408584439509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717321756907cm 8.408584439509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7234667575956cm 2.8196097457243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7234667575956cm 2.8196097457243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7.2305137417539cm 2.8016800623887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7.2305137417539cm 2.8016800623887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7234993161613cm 2.8157234420252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7234993161613cm 2.8157234420252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2.2235578323862cm 2.791780330720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2.2235578323861cm 2.791780330720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723566432225cm 2.793837171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723566432225cm 2.79383717149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3.9929375672364cm 14.860863384511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3.9929375672364cm 14.860863384511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4929210988121cm 14.865479405203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4929210988121cm 14.865479405203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8.9978719835363cm 14.887104993869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8.9978719835363cm 14.887104993869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4928862421027cm 14.875711444742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4928862421027cm 14.875711444742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3.9928697736785cm 14.880327465433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3.9928697736784cm 14.880327465433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4.999014774367cm 9.291352771648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4.999014774367cm 9.291352771648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5060617585253cm 9.2734230883127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5060617585253cm 9.2734230883127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9.9990473329328cm 9.287466467949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9.9990473329328cm 9.287466467949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4991058491576cm 9.2635233566443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4991058491576cm 9.2635233566443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4.9991144489965cm 9.2655801974230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4.9991144489965cm 9.265580197423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4.0049827751365cm 8.586874947085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4.0049827751365cm 8.5868749470850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5049663067123cm 8.5914909677761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5049663067123cm 8.5914909677761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9.0099171914364cm 8.6131165564423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9.0099171914364cm 8.6131165564423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5049314500029cm 8.6017230073154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5049314500029cm 8.6017230073154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4.0049149815787cm 8.606339028006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4.0049149815787cm 8.606339028006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5.0110599822672cm 3.0173643342214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5.0110599822672cm 3.0173643342214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5181069664255cm 2.9994346508858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5181069664255cm 2.9994346508858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0.0110925408329cm 3.0134780305223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0.0110925408329cm 3.0134780305223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5111510570578cm 2.989534919217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5111510570578cm 2.989534919217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5.0111596568967cm 2.991591759996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5.0111596568967cm 2.991591759996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5691079127392cm 27.259194485835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5691079127392cm 27.259194485835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0690914443149cm 27.263810506526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0690914443149cm 27.263810506526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5740423290391cm 27.285436095192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5740423290391cm 27.285436095192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0690565876055cm 27.274042546065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0690565876055cm 27.274042546065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5690401191813cm 27.278658566757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5690401191813cm 27.278658566757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5751851198698cm 21.68968387297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5751851198698cm 21.68968387297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0822321040281cm 21.671754189636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0822321040281cm 21.671754189636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5752176784356cm 21.685797569272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5752176784355cm 21.685797569272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0752761946604cm 21.661854457967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0752761946604cm 21.661854457967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5752847944993cm 21.663911298746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5752847944993cm 21.663911298746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5930609451963cm 21.033228998279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5930609451963cm 21.033228998279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093044476772cm 21.03784501897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093044476772cm 21.03784501897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5979953614961cm 21.05947060763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5979953614961cm 21.05947060763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0930096200626cm 21.048077058510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0930096200626cm 21.04807705851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5929931516384cm 21.052693079201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5929931516383cm 21.05269307920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5991381523269cm 15.463718385416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5991381523269cm 15.463718385416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1061851364852cm 15.445788702080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1061851364852cm 15.44578870208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5991707108926cm 15.459832081717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5991707108926cm 15.459832081717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0992292271175cm 15.435888970412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0992292271175cm 15.435888970412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5992378269563cm 15.437945811190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5992378269564cm 15.43794581119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6929639212043cm 14.83340937224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6929639212043cm 14.83340937224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1929474527801cm 14.838025392934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1929474527801cm 14.838025392934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6978983375042cm 14.85965098160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6978983375042cm 14.85965098160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1929125960707cm 14.848257432473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1929125960707cm 14.848257432473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6928961276464cm 14.8528734531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6928961276464cm 14.85287345316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699041128335cm 9.2638987593798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699041128335cm 9.2638987593798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2060881124933cm 9.2459690760442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2060881124933cm 9.2459690760442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6990736869007cm 9.2600124556807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6990736869007cm 9.2600124556807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1991322031256cm 9.2360693443757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1991322031256cm 9.2360693443757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6991408029644cm 9.2381261851544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6991408029644cm 9.2381261851544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6172511937685cm 8.4332522192584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6172511937685cm 8.4332522192584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1172347253443cm 8.437868239949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1172347253443cm 8.437868239949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6221856100684cm 8.4594938286158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6221856100684cm 8.4594938286158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1171998686348cm 8.4481002794889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1171998686348cm 8.4481002794889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6171834002106cm 8.4527163001800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6171834002106cm 8.4527163001800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6233284008991cm 2.8637416063949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6233284008991cm 2.8637416063949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1303753850575cm 2.8458119230593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1303753850575cm 2.8458119230593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6233609594649cm 2.859855302695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6233609594649cm 2.859855302695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1234194756897cm 2.835912191390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1234194756897cm 2.835912191390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6234280755286cm 2.8379690321695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6234280755286cm 2.8379690321695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1693763534863cm 27.10554871967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1693763534863cm 27.10554871967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6693598850621cm 27.110164740368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6693598850621cm 27.110164740368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1743107697863cm 27.131790329034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1743107697862cm 27.131790329034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6693250283527cm 27.120396779907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6693250283527cm 27.120396779907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1693085599285cm 27.125012800598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1693085599284cm 27.125012800598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175453560617cm 21.53603810681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175453560617cm 21.53603810681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6825005447753cm 21.518108423477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6825005447753cm 21.518108423477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1754861191827cm 21.532151803114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1754861191827cm 21.532151803114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6755446354076cm 21.508208691809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6755446354076cm 21.508208691809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1755532352464cm 21.510265532588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1755532352464cm 21.510265532588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1814215613865cm 20.831560282250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1814215613865cm 20.83156028225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6814050929623cm 20.836176302941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6814050929623cm 20.836176302941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1863559776865cm 20.857801891607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1863559776865cm 20.857801891607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6813702362529cm 20.84640834248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6813702362528cm 20.846408342480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1813537678286cm 20.851024363171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1813537678286cm 20.851024363171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1874987685172cm 15.262049669386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1874987685172cm 15.262049669386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6945457526755cm 15.244119986050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6945457526755cm 15.244119986050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1875313270829cm 15.258163365687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1875313270829cm 15.258163365687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6875898433077cm 15.234220254382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6875898433077cm 15.234220254382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1875984431466cm 15.236277095161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1875984431466cm 15.236277095161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1931327134731cm 14.731571524152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1931327134731cm 14.731571524152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6931162450489cm 14.736187544843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6931162450489cm 14.736187544843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198067129773cm 14.757813133509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198067129773cm 14.757813133509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6930813883394cm 14.746419584382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6930813883394cm 14.746419584382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1930649199152cm 14.751035605074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1930649199152cm 14.75103560507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1992099206037cm 9.1620609112889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1992099206037cm 9.1620609112889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7062569047621cm 9.144131227953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7062569047621cm 9.144131227953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1992424791695cm 9.1581746075898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1992424791695cm 9.1581746075898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6993009953943cm 9.1342314962848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6993009953943cm 9.1342314962848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1993095952332cm 9.1362883370635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1993095952332cm 9.1362883370635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0174700867167cm 8.3052224329840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0174700867167cm 8.3052224329840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5174536182925cm 8.309838453675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5174536182925cm 8.309838453675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0224045030166cm 8.3314640423414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0224045030166cm 8.3314640423414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517418761583cm 8.3200704932145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517418761583cm 8.3200704932145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0174022931588cm 8.324686513905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0174022931588cm 8.3246865139056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0235472938474cm 2.7357118201205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0235472938473cm 2.7357118201205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5305942780057cm 2.7177821367849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5305942780057cm 2.7177821367849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0235798524131cm 2.7318255164214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0235798524131cm 2.7318255164214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5236383686379cm 2.7078824051164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5236383686379cm 2.7078824051164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0236469684768cm 2.7099392458951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0236469684768cm 2.7099392458951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3806356624074cm 27.477157078067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3806356624074cm 27.477157078067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2.8806191939832cm 27.481773098758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2.8806191939832cm 27.481773098758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3855700787073cm 27.503398687424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3855700787073cm 27.503398687424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7.8805843372737cm 27.49200513829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7.8805843372737cm 27.49200513829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3805678688495cm 27.496621158989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3805678688495cm 27.496621158989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386712869538cm 21.90764646520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386712869538cm 21.90764646520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8.8937598536963cm 21.88971678186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8.8937598536963cm 21.88971678186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3867454281038cm 21.903760161504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3867454281038cm 21.903760161504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3.8868039443286cm 21.879817050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3.8868039443286cm 21.879817050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3868125441675cm 21.881873890978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3868125441675cm 21.881873890978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3925388005938cm 21.277168504263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3925388005938cm 21.277168504263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2.8925223321695cm 21.281784524954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2.8925223321695cm 21.281784524954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3974732168937cm 21.30341011362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3974732168937cm 21.30341011362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7.8924874754601cm 21.292016564493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7.8924874754601cm 21.292016564493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3924710070358cm 21.296632585185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3924710070358cm 21.296632585185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3986160077244cm 15.707657891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3986160077244cm 15.707657891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8.9056629918827cm 15.689728208064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8.9056629918827cm 15.689728208064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3986485662901cm 15.703771587700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3986485662901cm 15.703771587700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3.898707082515cm 15.679828476395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3.898707082515cm 15.679828476395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3987156823539cm 15.681885317174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3987156823539cm 15.681885317174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705017344199cm 14.777756441639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705017344199cm 14.777756441639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3.2050008757748cm 14.782372462330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3.2050008757748cm 14.782372462330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7099517604989cm 14.80399805099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7099517604989cm 14.803998050996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8.2049660190653cm 14.792604501869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8.2049660190653cm 14.792604501869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7049495506411cm 14.79722052256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7049495506411cm 14.797220522560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7110945513296cm 9.2082458287756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7110945513296cm 9.2082458287756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9.2181415354879cm 9.1903161454400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9.2181415354879cm 9.1903161454400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7111271098954cm 9.2043595250765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7111271098954cm 9.2043595250765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4.2111856261202cm 9.1804164137715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4.2111856261202cm 9.1804164137715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7111942259591cm 9.1824732545502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7111942259591cm 9.1824732545502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7170625520992cm 8.5037680042122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7170625520992cm 8.5037680042122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3.217046083675cm 8.50838402490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3.217046083675cm 8.50838402490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7219969683991cm 8.5300096135696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7219969683991cm 8.5300096135696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8.2170112269655cm 8.5186160644427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8.2170112269655cm 8.5186160644427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7169947585413cm 8.5232320851338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7169947585413cm 8.523232085133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7231397592298cm 2.9342573913487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7231397592298cm 2.9342573913487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9.2301867433881cm 2.9163277080131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9.2301867433881cm 2.9163277080131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7231723177956cm 2.9303710876496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7231723177956cm 2.9303710876496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4.2232308340204cm 2.9064279763446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4.2232308340204cm 2.9064279763446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7232394338593cm 2.908484817123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7232394338593cm 2.908484817123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.98118824258225cm 27.17551158466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.98118824258224cm 27.17551158466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481171774158cm 27.180127605354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481171774158cm 27.180127605354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0.9861226588822cm 27.20175319402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0.9861226588822cm 27.20175319402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4811369174486cm 27.190359644893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4811369174486cm 27.190359644893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5.9811204490244cm 27.19497566558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5.9811204490244cm 27.19497566558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6.9872654497129cm 21.606000971799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6.9872654497129cm 21.606000971799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4943124338712cm 21.588071288464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4943124338712cm 21.588071288464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1.9872980082786cm 21.602114668100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1.9872980082786cm 21.602114668100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4873565245035cm 21.578171556795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4873565245035cm 21.578171556795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.98736512434236cm 21.580228397574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.98736512434236cm 21.580228397574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.09347516867468cm 20.775715365546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.09347516867468cm 20.775715365546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5934587002505cm 20.780331386237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5934587002505cm 20.780331386237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1.0984095849746cm 20.80195697490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1.0984095849746cm 20.80195697490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593423843541cm 20.79056342577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593423843541cm 20.790563425776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6.0934073751168cm 20.795179446467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6.0934073751168cm 20.795179446467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7.0995523758053cm 15.206204752682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7.0995523758053cm 15.206204752682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6065993599636cm 15.188275069346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6065993599636cm 15.188275069346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2.0995849343711cm 15.20231844898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2.0995849343711cm 15.20231844898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5996434505959cm 15.17837533767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5996434505959cm 15.17837533767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.09965205043479cm 15.180432178457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.0996520504348cm 15.180432178457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.0929943567767cm 14.77570338482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.0929943567767cm 14.77570338482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5929778883525cm 14.780319405514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5929778883525cm 14.780319405514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1.0979287730766cm 14.801944994180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1.0979287730766cm 14.801944994180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592943031643cm 14.790551445053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592943031643cm 14.790551445053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6.0929265632188cm 14.795167465744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6.0929265632188cm 14.795167465744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7.0990715639073cm 9.206192771959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7.0990715639073cm 9.206192771959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6061185480656cm 9.1882630886238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6061185480656cm 9.1882630886238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2.0991041224731cm 9.202306468260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2.0991041224731cm 9.202306468260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5991626386979cm 9.178363356955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5991626386979cm 9.178363356955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.09917123853681cm 9.1804201977341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.09917123853681cm 9.1804201977341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.20528128286914cm 8.3759071657056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.20528128286914cm 8.3759071657056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7052648144449cm 8.3805231863968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7052648144449cm 8.3805231863968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1.210215699169cm 8.4021487750630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1.210215699169cm 8.4021487750630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7052299577355cm 8.3907552259361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7052299577354cm 8.3907552259361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6.2052134893112cm 8.3953712466272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6.2052134893112cm 8.3953712466272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7.2113584899998cm 2.8063965528421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7.2113584899998cm 2.8063965528421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7184054741581cm 2.7884668695065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7184054741581cm 2.7884668695065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2.2113910485655cm 2.8025102491430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2.2113910485655cm 2.802510249143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7114495647904cm 2.7785671378380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7114495647904cm 2.778567137838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.21145816462925cm 2.7806239786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.21145816462925cm 2.7806239786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7.2670597252492cm 32.7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7.2670597252491cm 32.7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4.6831807703763cm 32.7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4.6831807703763cm 32.7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2.2673018155034cm 32.7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2.2673018155034cm 32.7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9.7824228606306cm 32.7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9.7824228606306cm 32.7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7.3665439057577cm 32.7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7.3665439057577cm 32.7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4.8666649508848cm 32.7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4.8666649508848cm 32.7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4.0469088505266cm 37.3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4.0469088505266cm 37.3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6.5499071751312cm 37.3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6.5499071751312cm 37.3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8.9469054997358cm 37.3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8.9469054997358cm 37.3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1.4469038243404cm 37.3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1.4469038243404cm 37.3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3.946902148945cm 37.3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3.946902148945cm 37.3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6.3499004735496cm 37.3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6.3499004735496cm 37.3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9.9670597252492cm 32.747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9.9670597252491cm 32.747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7.3831807703763cm 32.746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7.3831807703763cm 32.746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4.9673018155034cm 32.746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4.9673018155034cm 32.746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2.4824228606306cm 32.747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2.4824228606306cm 32.747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0.0665439057577cm 32.747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0.0665439057577cm 32.747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27.5666649508848cm 32.762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27.5666649508848cm 32.762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6.7469088505266cm 37.363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6.7469088505266cm 37.363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9.2499071751312cm 37.363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9.2499071751312cm 37.363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1.6469054997358cm 37.363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1.6469054997358cm 37.363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4.1469038243404cm 37.360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4.1469038243404cm 37.360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6.646902148945cm 37.360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6.646902148945cm 37.360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9.0499004735496cm 37.364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9.0499004735496cm 37.364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7.2670597252492cm 32.7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7.2670597252491cm 32.7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4.6831807703763cm 32.7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4.6831807703763cm 32.7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2.2673018155034cm 32.7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2.2673018155034cm 32.7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9.7824228606306cm 32.7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9.7824228606306cm 32.7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7.3665439057577cm 32.7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7.3665439057577cm 32.7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4.8666649508848cm 32.7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4.8666649508848cm 32.7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4.0469088505266cm 37.3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4.0469088505266cm 37.3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6.5499071751312cm 37.3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6.5499071751312cm 37.3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8.9469054997358cm 37.3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8.9469054997358cm 37.3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1.4469038243404cm 37.3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1.4469038243404cm 37.3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3.946902148945cm 37.3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3.946902148945cm 37.3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6.3499004735496cm 37.3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6.3499004735496cm 37.3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9.9670597252492cm 38.1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9.9670597252491cm 38.1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7.3831807703763cm 38.1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7.3831807703763cm 38.1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4.9673018155034cm 38.1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4.9673018155034cm 38.1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2.4824228606306cm 38.1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2.4824228606306cm 38.1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0.0665439057577cm 38.1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0.0665439057577cm 38.1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27.5666649508848cm 38.1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27.5666649508848cm 38.1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6.7469088505266cm 42.7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6.7469088505266cm 42.7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9.2499071751312cm 42.7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9.2499071751312cm 42.7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1.6469054997358cm 42.7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1.6469054997358cm 42.7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4.1469038243404cm 42.7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4.1469038243404cm 42.7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6.646902148945cm 42.7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6.646902148945cm 42.7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9.0499004735496cm 42.7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9.0499004735496cm 42.7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7.4670597252492cm 38.2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7.4670597252491cm 38.2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4.8831807703763cm 38.2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4.8831807703763cm 38.2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2.4673018155034cm 38.2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2.4673018155034cm 38.2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9.9824228606306cm 38.2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9.9824228606306cm 38.2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7.5665439057577cm 38.2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7.5665439057577cm 38.2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5.0666649508848cm 38.2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5.0666649508848cm 38.2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4.2469088505266cm 42.8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4.2469088505266cm 42.8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6.7499071751312cm 42.8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6.7499071751312cm 42.8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9.1469054997358cm 42.8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9.1469054997358cm 42.8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1.6469038243404cm 42.8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1.6469038243404cm 42.8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4.146902148945cm 42.8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4.146902148945cm 42.8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6.5499004735496cm 42.8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6.5499004735496cm 42.8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3.8150597252492cm 32.7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3.8150597252491cm 32.7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1.2311807703763cm 32.7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1.2311807703763cm 32.7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8.8153018155034cm 32.7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8.8153018155034cm 32.7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6.3304228606306cm 32.7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6.3304228606306cm 32.7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3.9145439057577cm 32.7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3.9145439057577cm 32.7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1.4146649508848cm 32.7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1.4146649508848cm 32.7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0.5949088505266cm 37.3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0.5949088505266cm 37.3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3.0979071751312cm 37.3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3.0979071751312cm 37.3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5.4949054997358cm 37.3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5.4949054997358cm 37.3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7.9949038243404cm 37.3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7.9949038243404cm 37.3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0.494902148945cm 37.3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0.494902148945cm 37.3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2.8979004735496cm 37.3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2.8979004735496cm 37.3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3.8150597252492cm 38.183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3.8150597252491cm 38.183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1.2311807703763cm 38.182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1.2311807703763cm 38.182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8.8153018155034cm 38.182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8.8153018155034cm 38.182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6.3304228606306cm 38.183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6.3304228606306cm 38.183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3.9145439057577cm 38.183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3.9145439057577cm 38.183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1.4146649508848cm 38.198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1.4146649508848cm 38.198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0.5949088505266cm 42.799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0.5949088505266cm 42.799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3.0979071751312cm 42.799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3.0979071751312cm 42.799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5.4949054997358cm 42.799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5.4949054997358cm 42.799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7.9949038243404cm 42.796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7.9949038243404cm 42.796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0.494902148945cm 42.796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0.494902148945cm 42.796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2.8979004735496cm 42.800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2.8979004735496cm 42.800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91.9150597252492cm 32.783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91.9150597252491cm 32.783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9.3311807703763cm 32.782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9.3311807703763cm 32.782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6.9153018155034cm 32.782637621324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6.9153018155034cm 32.782637621324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4.4304228606306cm 32.783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4.4304228606306cm 32.783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2.0145439057577cm 32.783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2.0145439057577cm 32.783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9.5146649508848cm 32.798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9.5146649508848cm 32.798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8.6949088505266cm 37.399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8.6949088505266cm 37.399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1.1979071751312cm 37.399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1.1979071751312cm 37.399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3.5949054997358cm 37.399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3.5949054997358cm 37.399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6.0949038243404cm 37.396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6.0949038243404cm 37.396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8.594902148945cm 37.396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8.594902148945cm 37.396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90.9979004735496cm 37.400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90.9979004735496cm 37.400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91.8150597252492cm 38.2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91.8150597252491cm 38.2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9.2311807703763cm 38.2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9.2311807703763cm 38.2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6.8153018155035cm 38.2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6.8153018155035cm 38.2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4.3304228606306cm 38.2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4.3304228606306cm 38.2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1.9145439057577cm 38.2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1.9145439057577cm 38.2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9.4146649508848cm 38.2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9.4146649508848cm 38.2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8.5949088505266cm 42.8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8.5949088505266cm 42.8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1.0979071751312cm 42.8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1.0979071751312cm 42.8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3.4949054997358cm 42.8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3.4949054997358cm 42.8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5.9949038243404cm 42.8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5.9949038243404cm 42.8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8.494902148945cm 42.8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8.494902148945cm 42.8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90.8979004735496cm 42.8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90.8979004735496cm 42.8320717616607cm)" svg:viewBox="0 0 187 1001" draw:points="0,1001 187,1001 187,0 0,0">
          <text:p/>
        </draw:polygon>
        <draw:polygon draw:style-name="gr16" draw:text-style-name="P4" draw:layer="layout" svg:width="1cm" svg:height="1cm" svg:x="76.764cm" svg:y="53.826cm" svg:viewBox="0 0 1001 1001" draw:points="0,1001 1001,1001 1001,0 0,0">
          <text:p/>
        </draw:polygon>
        <draw:polygon draw:style-name="gr16" draw:text-style-name="P4" draw:layer="layout" svg:width="0.186cm" svg:height="1cm" svg:x="76.764cm" svg:y="53.826cm" svg:viewBox="0 0 187 1001" draw:points="0,1001 187,1001 187,0 0,0">
          <text:p/>
        </draw:polygon>
        <draw:polygon draw:style-name="gr16" draw:text-style-name="P4" draw:layer="layout" svg:width="1cm" svg:height="1cm" svg:x="76.764cm" svg:y="54.926cm" svg:viewBox="0 0 1001 1001" draw:points="0,1001 1001,1001 1001,0 0,0">
          <text:p/>
        </draw:polygon>
        <draw:polygon draw:style-name="gr16" draw:text-style-name="P4" draw:layer="layout" svg:width="0.186cm" svg:height="1cm" svg:x="76.764cm" svg:y="54.926cm" svg:viewBox="0 0 187 1001" draw:points="0,1001 187,1001 187,0 0,0">
          <text:p/>
        </draw:polygon>
        <draw:polygon draw:style-name="gr16" draw:text-style-name="P4" draw:layer="layout" svg:width="1cm" svg:height="1cm" svg:x="76.764cm" svg:y="56.026cm" svg:viewBox="0 0 1001 1001" draw:points="0,1001 1001,1001 1001,0 0,0">
          <text:p/>
        </draw:polygon>
        <draw:polygon draw:style-name="gr16" draw:text-style-name="P4" draw:layer="layout" svg:width="0.186cm" svg:height="1cm" svg:x="76.764cm" svg:y="56.026cm" svg:viewBox="0 0 187 1001" draw:points="0,1001 187,1001 187,0 0,0">
          <text:p/>
        </draw:polygon>
        <draw:polygon draw:style-name="gr16" draw:text-style-name="P4" draw:layer="layout" svg:width="1cm" svg:height="1cm" svg:x="76.764cm" svg:y="57.126cm" svg:viewBox="0 0 1001 1001" draw:points="0,1001 1001,1001 1001,0 0,0">
          <text:p/>
        </draw:polygon>
        <draw:polygon draw:style-name="gr16" draw:text-style-name="P4" draw:layer="layout" svg:width="0.186cm" svg:height="1cm" svg:x="76.764cm" svg:y="57.126cm" svg:viewBox="0 0 187 1001" draw:points="0,1001 186,1001 187,0 0,0">
          <text:p/>
        </draw:polygon>
        <draw:polygon draw:style-name="gr16" draw:text-style-name="P4" draw:layer="layout" svg:width="1cm" svg:height="1cm" svg:x="76.764cm" svg:y="58.226cm" svg:viewBox="0 0 1001 1001" draw:points="0,1001 1001,1001 1001,0 0,0">
          <text:p/>
        </draw:polygon>
        <draw:polygon draw:style-name="gr16" draw:text-style-name="P4" draw:layer="layout" svg:width="0.186cm" svg:height="1cm" svg:x="76.764cm" svg:y="58.226cm" svg:viewBox="0 0 187 1001" draw:points="0,1001 187,1001 187,0 0,0">
          <text:p/>
        </draw:polygon>
        <draw:polygon draw:style-name="gr16" draw:text-style-name="P4" draw:layer="layout" svg:width="1cm" svg:height="1cm" svg:x="76.764cm" svg:y="59.326cm" svg:viewBox="0 0 1001 1001" draw:points="0,1001 1001,1001 1001,0 0,0">
          <text:p/>
        </draw:polygon>
        <draw:polygon draw:style-name="gr16" draw:text-style-name="P4" draw:layer="layout" svg:width="0.186cm" svg:height="1cm" svg:x="76.764cm" svg:y="59.326cm" svg:viewBox="0 0 187 1001" draw:points="0,1001 187,1001 187,0 0,0">
          <text:p/>
        </draw:polygon>
        <draw:polygon draw:style-name="gr16" draw:text-style-name="P4" draw:layer="layout" svg:width="1cm" svg:height="1cm" svg:x="76.764cm" svg:y="60.426cm" svg:viewBox="0 0 1001 1001" draw:points="0,1001 1000,1001 1001,0 0,0">
          <text:p/>
        </draw:polygon>
        <draw:polygon draw:style-name="gr16" draw:text-style-name="P4" draw:layer="layout" svg:width="0.186cm" svg:height="1cm" svg:x="76.764cm" svg:y="60.426cm" svg:viewBox="0 0 187 1001" draw:points="0,1001 187,1001 187,0 0,0">
          <text:p/>
        </draw:polygon>
        <draw:polygon draw:style-name="gr16" draw:text-style-name="P4" draw:layer="layout" svg:width="1cm" svg:height="1cm" svg:x="76.764cm" svg:y="61.526cm" svg:viewBox="0 0 1001 1001" draw:points="0,1001 1001,1001 1001,0 0,0">
          <text:p/>
        </draw:polygon>
        <draw:polygon draw:style-name="gr16" draw:text-style-name="P4" draw:layer="layout" svg:width="0.186cm" svg:height="1cm" svg:x="76.764cm" svg:y="61.526cm" svg:viewBox="0 0 187 1001" draw:points="0,1001 187,1001 187,0 0,0">
          <text:p/>
        </draw:polygon>
        <draw:polygon draw:style-name="gr16" draw:text-style-name="P4" draw:layer="layout" svg:width="1cm" svg:height="1cm" svg:x="76.764cm" svg:y="62.626cm" svg:viewBox="0 0 1001 1001" draw:points="0,1001 1001,1001 1001,0 0,0">
          <text:p/>
        </draw:polygon>
        <draw:polygon draw:style-name="gr16" draw:text-style-name="P4" draw:layer="layout" svg:width="0.186cm" svg:height="1cm" svg:x="76.764cm" svg:y="62.626cm" svg:viewBox="0 0 187 1001" draw:points="0,1001 187,1001 187,0 0,0">
          <text:p/>
        </draw:polygon>
        <draw:polygon draw:style-name="gr16" draw:text-style-name="P4" draw:layer="layout" svg:width="1cm" svg:height="1cm" svg:x="76.764cm" svg:y="63.726cm" svg:viewBox="0 0 1001 1001" draw:points="0,1001 1001,1001 1001,0 0,0">
          <text:p/>
        </draw:polygon>
        <draw:polygon draw:style-name="gr16" draw:text-style-name="P4" draw:layer="layout" svg:width="0.186cm" svg:height="1cm" svg:x="76.764cm" svg:y="63.726cm" svg:viewBox="0 0 187 1001" draw:points="0,1001 186,1001 187,0 0,0">
          <text:p/>
        </draw:polygon>
        <draw:polygon draw:style-name="gr16" draw:text-style-name="P4" draw:layer="layout" svg:width="1cm" svg:height="1cm" svg:x="76.764cm" svg:y="64.826cm" svg:viewBox="0 0 1001 1001" draw:points="0,1001 1001,1001 1001,0 0,0">
          <text:p/>
        </draw:polygon>
        <draw:polygon draw:style-name="gr16" draw:text-style-name="P4" draw:layer="layout" svg:width="0.186cm" svg:height="1cm" svg:x="76.764cm" svg:y="64.826cm" svg:viewBox="0 0 187 1001" draw:points="0,1001 187,1001 187,0 0,0">
          <text:p/>
        </draw:polygon>
        <draw:polygon draw:style-name="gr16" draw:text-style-name="P4" draw:layer="layout" svg:width="1cm" svg:height="1cm" svg:x="76.764cm" svg:y="68.126cm" svg:viewBox="0 0 1001 1001" draw:points="0,1001 1001,1001 1001,0 0,0">
          <text:p/>
        </draw:polygon>
        <draw:polygon draw:style-name="gr16" draw:text-style-name="P4" draw:layer="layout" svg:width="0.186cm" svg:height="1cm" svg:x="76.764cm" svg:y="68.126cm" svg:viewBox="0 0 187 1001" draw:points="0,1001 187,1001 187,0 0,0">
          <text:p/>
        </draw:polygon>
        <draw:polygon draw:style-name="gr16" draw:text-style-name="P4" draw:layer="layout" svg:width="1cm" svg:height="1cm" svg:x="76.764cm" svg:y="69.226cm" svg:viewBox="0 0 1001 1001" draw:points="0,1001 1001,1001 1001,0 0,0">
          <text:p/>
        </draw:polygon>
        <draw:polygon draw:style-name="gr16" draw:text-style-name="P4" draw:layer="layout" svg:width="0.186cm" svg:height="1cm" svg:x="76.764cm" svg:y="69.226cm" svg:viewBox="0 0 187 1001" draw:points="0,1001 187,1001 187,0 0,0">
          <text:p/>
        </draw:polygon>
        <draw:polygon draw:style-name="gr16" draw:text-style-name="P4" draw:layer="layout" svg:width="1cm" svg:height="1cm" svg:x="76.764cm" svg:y="70.326cm" svg:viewBox="0 0 1001 1001" draw:points="0,1001 1001,1001 1001,0 0,0">
          <text:p/>
        </draw:polygon>
        <draw:polygon draw:style-name="gr16" draw:text-style-name="P4" draw:layer="layout" svg:width="0.186cm" svg:height="1cm" svg:x="76.764cm" svg:y="70.326cm" svg:viewBox="0 0 187 1001" draw:points="0,1001 187,1001 187,0 0,0">
          <text:p/>
        </draw:polygon>
        <draw:polygon draw:style-name="gr16" draw:text-style-name="P4" draw:layer="layout" svg:width="1cm" svg:height="1cm" svg:x="76.764cm" svg:y="71.426cm" svg:viewBox="0 0 1001 1001" draw:points="0,1001 1001,1001 1001,0 0,0">
          <text:p/>
        </draw:polygon>
        <draw:polygon draw:style-name="gr16" draw:text-style-name="P4" draw:layer="layout" svg:width="0.186cm" svg:height="1cm" svg:x="76.764cm" svg:y="71.426cm" svg:viewBox="0 0 187 1001" draw:points="0,1001 187,1001 187,0 0,0">
          <text:p/>
        </draw:polygon>
        <draw:polygon draw:style-name="gr16" draw:text-style-name="P4" draw:layer="layout" svg:width="1cm" svg:height="1cm" svg:x="76.764cm" svg:y="72.526cm" svg:viewBox="0 0 1001 1001" draw:points="0,1001 1001,1001 1001,0 0,0">
          <text:p/>
        </draw:polygon>
        <draw:polygon draw:style-name="gr16" draw:text-style-name="P4" draw:layer="layout" svg:width="0.186cm" svg:height="1cm" svg:x="76.764cm" svg:y="72.526cm" svg:viewBox="0 0 187 1001" draw:points="0,1001 187,1001 187,0 0,0">
          <text:p/>
        </draw:polygon>
        <draw:polygon draw:style-name="gr16" draw:text-style-name="P4" draw:layer="layout" svg:width="1cm" svg:height="1cm" svg:x="76.764cm" svg:y="73.626cm" svg:viewBox="0 0 1001 1001" draw:points="0,1001 1000,1001 1001,0 0,0">
          <text:p/>
        </draw:polygon>
        <draw:polygon draw:style-name="gr16" draw:text-style-name="P4" draw:layer="layout" svg:width="0.186cm" svg:height="1cm" svg:x="76.764cm" svg:y="73.626cm" svg:viewBox="0 0 187 1001" draw:points="0,1001 187,1001 187,0 0,0">
          <text:p/>
        </draw:polygon>
        <draw:polygon draw:style-name="gr16" draw:text-style-name="P4" draw:layer="layout" svg:width="1cm" svg:height="1cm" svg:x="76.764cm" svg:y="74.726cm" svg:viewBox="0 0 1001 1001" draw:points="0,1001 1001,1001 1001,0 0,0">
          <text:p/>
        </draw:polygon>
        <draw:polygon draw:style-name="gr16" draw:text-style-name="P4" draw:layer="layout" svg:width="0.186cm" svg:height="1cm" svg:x="76.764cm" svg:y="74.726cm" svg:viewBox="0 0 187 1001" draw:points="0,1001 187,1001 187,0 0,0">
          <text:p/>
        </draw:polygon>
        <draw:polygon draw:style-name="gr16" draw:text-style-name="P4" draw:layer="layout" svg:width="1cm" svg:height="1cm" svg:x="76.764cm" svg:y="75.826cm" svg:viewBox="0 0 1001 1001" draw:points="0,1001 1001,1001 1001,0 0,0">
          <text:p/>
        </draw:polygon>
        <draw:polygon draw:style-name="gr16" draw:text-style-name="P4" draw:layer="layout" svg:width="0.186cm" svg:height="1cm" svg:x="76.764cm" svg:y="75.826cm" svg:viewBox="0 0 187 1001" draw:points="0,1001 187,1001 187,0 0,0">
          <text:p/>
        </draw:polygon>
        <draw:polygon draw:style-name="gr16" draw:text-style-name="P4" draw:layer="layout" svg:width="1cm" svg:height="1cm" svg:x="76.764cm" svg:y="76.926cm" svg:viewBox="0 0 1001 1001" draw:points="0,1001 1001,1001 1001,0 0,0">
          <text:p/>
        </draw:polygon>
        <draw:polygon draw:style-name="gr16" draw:text-style-name="P4" draw:layer="layout" svg:width="0.186cm" svg:height="1cm" svg:x="76.764cm" svg:y="76.926cm" svg:viewBox="0 0 187 1001" draw:points="0,1001 186,1001 187,0 0,0">
          <text:p/>
        </draw:polygon>
        <draw:polygon draw:style-name="gr16" draw:text-style-name="P4" draw:layer="layout" svg:width="1cm" svg:height="1cm" svg:x="76.764cm" svg:y="78.026cm" svg:viewBox="0 0 1001 1001" draw:points="0,1001 1001,1001 1001,0 0,0">
          <text:p/>
        </draw:polygon>
        <draw:polygon draw:style-name="gr16" draw:text-style-name="P4" draw:layer="layout" svg:width="0.186cm" svg:height="1cm" svg:x="76.764cm" svg:y="78.026cm" svg:viewBox="0 0 187 1001" draw:points="0,1001 187,1001 187,0 0,0">
          <text:p/>
        </draw:polygon>
        <draw:polygon draw:style-name="gr16" draw:text-style-name="P4" draw:layer="layout" svg:width="1cm" svg:height="1cm" svg:x="76.764cm" svg:y="79.126cm" svg:viewBox="0 0 1001 1001" draw:points="0,1001 1001,1001 1001,0 0,0">
          <text:p/>
        </draw:polygon>
        <draw:polygon draw:style-name="gr16" draw:text-style-name="P4" draw:layer="layout" svg:width="0.186cm" svg:height="1cm" svg:x="76.764cm" svg:y="79.126cm" svg:viewBox="0 0 187 1001" draw:points="0,1000 187,1001 187,0 0,0">
          <text:p/>
        </draw:polygon>
        <draw:polygon draw:style-name="gr16" draw:text-style-name="P4" draw:layer="layout" svg:width="1cm" svg:height="1cm" svg:x="74.854cm" svg:y="53.826cm" svg:viewBox="0 0 1001 1001" draw:points="0,1001 1001,1001 1001,0 0,0">
          <text:p/>
        </draw:polygon>
        <draw:polygon draw:style-name="gr16" draw:text-style-name="P4" draw:layer="layout" svg:width="0.186cm" svg:height="1cm" svg:x="74.854cm" svg:y="53.826cm" svg:viewBox="0 0 187 1001" draw:points="0,1001 187,1001 187,0 0,0">
          <text:p/>
        </draw:polygon>
        <draw:polygon draw:style-name="gr16" draw:text-style-name="P4" draw:layer="layout" svg:width="1cm" svg:height="1cm" svg:x="74.854cm" svg:y="54.926cm" svg:viewBox="0 0 1001 1001" draw:points="0,1001 1001,1001 1001,0 0,0">
          <text:p/>
        </draw:polygon>
        <draw:polygon draw:style-name="gr16" draw:text-style-name="P4" draw:layer="layout" svg:width="0.186cm" svg:height="1cm" svg:x="74.854cm" svg:y="54.926cm" svg:viewBox="0 0 187 1001" draw:points="0,1001 187,1001 187,0 0,0">
          <text:p/>
        </draw:polygon>
        <draw:polygon draw:style-name="gr16" draw:text-style-name="P4" draw:layer="layout" svg:width="1cm" svg:height="1cm" svg:x="74.854cm" svg:y="56.026cm" svg:viewBox="0 0 1001 1001" draw:points="0,1001 1001,1001 1001,0 0,0">
          <text:p/>
        </draw:polygon>
        <draw:polygon draw:style-name="gr16" draw:text-style-name="P4" draw:layer="layout" svg:width="0.186cm" svg:height="1cm" svg:x="74.854cm" svg:y="56.026cm" svg:viewBox="0 0 187 1001" draw:points="0,1001 187,1001 187,0 0,0">
          <text:p/>
        </draw:polygon>
        <draw:polygon draw:style-name="gr16" draw:text-style-name="P4" draw:layer="layout" svg:width="1cm" svg:height="1cm" svg:x="74.854cm" svg:y="57.126cm" svg:viewBox="0 0 1001 1001" draw:points="0,1001 1001,1001 1001,0 0,0">
          <text:p/>
        </draw:polygon>
        <draw:polygon draw:style-name="gr16" draw:text-style-name="P4" draw:layer="layout" svg:width="0.186cm" svg:height="1cm" svg:x="74.854cm" svg:y="57.126cm" svg:viewBox="0 0 187 1001" draw:points="0,1001 187,1001 187,0 0,0">
          <text:p/>
        </draw:polygon>
        <draw:polygon draw:style-name="gr16" draw:text-style-name="P4" draw:layer="layout" svg:width="1cm" svg:height="1cm" svg:x="74.854cm" svg:y="58.226cm" svg:viewBox="0 0 1001 1001" draw:points="0,1001 1001,1001 1001,0 0,0">
          <text:p/>
        </draw:polygon>
        <draw:polygon draw:style-name="gr16" draw:text-style-name="P4" draw:layer="layout" svg:width="0.186cm" svg:height="1cm" svg:x="74.854cm" svg:y="58.226cm" svg:viewBox="0 0 187 1001" draw:points="0,1001 187,1001 187,0 0,0">
          <text:p/>
        </draw:polygon>
        <draw:polygon draw:style-name="gr16" draw:text-style-name="P4" draw:layer="layout" svg:width="1cm" svg:height="1cm" svg:x="74.854cm" svg:y="59.326cm" svg:viewBox="0 0 1001 1001" draw:points="0,1001 1001,1001 1001,0 0,0">
          <text:p/>
        </draw:polygon>
        <draw:polygon draw:style-name="gr16" draw:text-style-name="P4" draw:layer="layout" svg:width="0.186cm" svg:height="1cm" svg:x="74.854cm" svg:y="59.326cm" svg:viewBox="0 0 187 1001" draw:points="0,1001 187,1001 187,0 0,0">
          <text:p/>
        </draw:polygon>
        <draw:polygon draw:style-name="gr16" draw:text-style-name="P4" draw:layer="layout" svg:width="1cm" svg:height="1cm" svg:x="74.854cm" svg:y="60.426cm" svg:viewBox="0 0 1001 1001" draw:points="0,1001 1001,1001 1001,0 0,0">
          <text:p/>
        </draw:polygon>
        <draw:polygon draw:style-name="gr16" draw:text-style-name="P4" draw:layer="layout" svg:width="0.186cm" svg:height="1cm" svg:x="74.854cm" svg:y="60.426cm" svg:viewBox="0 0 187 1001" draw:points="0,1001 187,1001 187,0 0,0">
          <text:p/>
        </draw:polygon>
        <draw:polygon draw:style-name="gr16" draw:text-style-name="P4" draw:layer="layout" svg:width="1cm" svg:height="1cm" svg:x="74.854cm" svg:y="61.526cm" svg:viewBox="0 0 1001 1001" draw:points="0,1001 1001,1001 1001,0 0,0">
          <text:p/>
        </draw:polygon>
        <draw:polygon draw:style-name="gr16" draw:text-style-name="P4" draw:layer="layout" svg:width="0.186cm" svg:height="1cm" svg:x="74.854cm" svg:y="61.526cm" svg:viewBox="0 0 187 1001" draw:points="0,1001 187,1001 187,0 0,0">
          <text:p/>
        </draw:polygon>
        <draw:polygon draw:style-name="gr16" draw:text-style-name="P4" draw:layer="layout" svg:width="1cm" svg:height="1cm" svg:x="74.854cm" svg:y="62.626cm" svg:viewBox="0 0 1001 1001" draw:points="0,1001 1001,1001 1001,0 0,0">
          <text:p/>
        </draw:polygon>
        <draw:polygon draw:style-name="gr16" draw:text-style-name="P4" draw:layer="layout" svg:width="0.186cm" svg:height="1cm" svg:x="74.854cm" svg:y="62.626cm" svg:viewBox="0 0 187 1001" draw:points="0,1001 187,1001 187,0 0,0">
          <text:p/>
        </draw:polygon>
        <draw:polygon draw:style-name="gr16" draw:text-style-name="P4" draw:layer="layout" svg:width="1cm" svg:height="1cm" svg:x="74.854cm" svg:y="63.726cm" svg:viewBox="0 0 1001 1001" draw:points="0,1001 1001,1001 1001,0 0,0">
          <text:p/>
        </draw:polygon>
        <draw:polygon draw:style-name="gr16" draw:text-style-name="P4" draw:layer="layout" svg:width="0.186cm" svg:height="1cm" svg:x="74.854cm" svg:y="63.726cm" svg:viewBox="0 0 187 1001" draw:points="0,1001 187,1001 187,0 0,0">
          <text:p/>
        </draw:polygon>
        <draw:polygon draw:style-name="gr16" draw:text-style-name="P4" draw:layer="layout" svg:width="1cm" svg:height="1cm" svg:x="74.854cm" svg:y="64.826cm" svg:viewBox="0 0 1001 1001" draw:points="0,1001 1001,1001 1001,0 0,0">
          <text:p/>
        </draw:polygon>
        <draw:polygon draw:style-name="gr16" draw:text-style-name="P4" draw:layer="layout" svg:width="0.186cm" svg:height="1cm" svg:x="74.854cm" svg:y="64.826cm" svg:viewBox="0 0 187 1001" draw:points="0,1001 187,1001 187,0 0,0">
          <text:p/>
        </draw:polygon>
        <draw:polygon draw:style-name="gr16" draw:text-style-name="P4" draw:layer="layout" svg:width="1cm" svg:height="1cm" svg:x="74.854cm" svg:y="68.126cm" svg:viewBox="0 0 1001 1001" draw:points="0,1001 1001,1001 1001,0 0,0">
          <text:p/>
        </draw:polygon>
        <draw:polygon draw:style-name="gr16" draw:text-style-name="P4" draw:layer="layout" svg:width="0.186cm" svg:height="1cm" svg:x="74.854cm" svg:y="68.126cm" svg:viewBox="0 0 187 1001" draw:points="0,1001 187,1001 187,0 0,0">
          <text:p/>
        </draw:polygon>
        <draw:polygon draw:style-name="gr16" draw:text-style-name="P4" draw:layer="layout" svg:width="1cm" svg:height="1cm" svg:x="74.854cm" svg:y="69.226cm" svg:viewBox="0 0 1001 1001" draw:points="0,1001 1001,1001 1001,0 0,0">
          <text:p/>
        </draw:polygon>
        <draw:polygon draw:style-name="gr16" draw:text-style-name="P4" draw:layer="layout" svg:width="0.186cm" svg:height="1cm" svg:x="74.854cm" svg:y="69.226cm" svg:viewBox="0 0 187 1001" draw:points="0,1001 187,1001 187,0 0,0">
          <text:p/>
        </draw:polygon>
        <draw:polygon draw:style-name="gr16" draw:text-style-name="P4" draw:layer="layout" svg:width="1cm" svg:height="1cm" svg:x="74.854cm" svg:y="70.326cm" svg:viewBox="0 0 1001 1001" draw:points="0,1001 1001,1001 1001,0 0,0">
          <text:p/>
        </draw:polygon>
        <draw:polygon draw:style-name="gr16" draw:text-style-name="P4" draw:layer="layout" svg:width="0.186cm" svg:height="1cm" svg:x="74.854cm" svg:y="70.326cm" svg:viewBox="0 0 187 1001" draw:points="0,1001 187,1001 187,0 0,0">
          <text:p/>
        </draw:polygon>
        <draw:polygon draw:style-name="gr16" draw:text-style-name="P4" draw:layer="layout" svg:width="1cm" svg:height="1cm" svg:x="74.854cm" svg:y="71.426cm" svg:viewBox="0 0 1001 1001" draw:points="0,1001 1001,1001 1001,0 0,0">
          <text:p/>
        </draw:polygon>
        <draw:polygon draw:style-name="gr16" draw:text-style-name="P4" draw:layer="layout" svg:width="0.186cm" svg:height="1cm" svg:x="74.854cm" svg:y="71.426cm" svg:viewBox="0 0 187 1001" draw:points="0,1001 187,1001 187,0 0,0">
          <text:p/>
        </draw:polygon>
        <draw:polygon draw:style-name="gr16" draw:text-style-name="P4" draw:layer="layout" svg:width="1cm" svg:height="1cm" svg:x="74.854cm" svg:y="72.526cm" svg:viewBox="0 0 1001 1001" draw:points="0,1001 1001,1001 1001,0 0,0">
          <text:p/>
        </draw:polygon>
        <draw:polygon draw:style-name="gr16" draw:text-style-name="P4" draw:layer="layout" svg:width="0.186cm" svg:height="1cm" svg:x="74.854cm" svg:y="72.526cm" svg:viewBox="0 0 187 1001" draw:points="0,1001 187,1001 187,0 0,0">
          <text:p/>
        </draw:polygon>
        <draw:polygon draw:style-name="gr16" draw:text-style-name="P4" draw:layer="layout" svg:width="1cm" svg:height="1cm" svg:x="74.854cm" svg:y="73.626cm" svg:viewBox="0 0 1001 1001" draw:points="0,1001 1001,1001 1001,0 0,0">
          <text:p/>
        </draw:polygon>
        <draw:polygon draw:style-name="gr16" draw:text-style-name="P4" draw:layer="layout" svg:width="0.186cm" svg:height="1cm" svg:x="74.854cm" svg:y="73.626cm" svg:viewBox="0 0 187 1001" draw:points="0,1001 187,1001 187,0 0,0">
          <text:p/>
        </draw:polygon>
        <draw:polygon draw:style-name="gr16" draw:text-style-name="P4" draw:layer="layout" svg:width="1cm" svg:height="1cm" svg:x="74.854cm" svg:y="74.726cm" svg:viewBox="0 0 1001 1001" draw:points="0,1001 1001,1001 1001,0 0,0">
          <text:p/>
        </draw:polygon>
        <draw:polygon draw:style-name="gr16" draw:text-style-name="P4" draw:layer="layout" svg:width="0.186cm" svg:height="1cm" svg:x="74.854cm" svg:y="74.726cm" svg:viewBox="0 0 187 1001" draw:points="0,1001 187,1001 187,0 0,0">
          <text:p/>
        </draw:polygon>
        <draw:polygon draw:style-name="gr16" draw:text-style-name="P4" draw:layer="layout" svg:width="1cm" svg:height="1cm" svg:x="74.854cm" svg:y="75.826cm" svg:viewBox="0 0 1001 1001" draw:points="0,1001 1001,1001 1001,0 0,0">
          <text:p/>
        </draw:polygon>
        <draw:polygon draw:style-name="gr16" draw:text-style-name="P4" draw:layer="layout" svg:width="0.186cm" svg:height="1cm" svg:x="74.854cm" svg:y="75.826cm" svg:viewBox="0 0 187 1001" draw:points="0,1001 187,1001 187,0 0,0">
          <text:p/>
        </draw:polygon>
        <draw:polygon draw:style-name="gr16" draw:text-style-name="P4" draw:layer="layout" svg:width="1cm" svg:height="1cm" svg:x="74.854cm" svg:y="76.926cm" svg:viewBox="0 0 1001 1001" draw:points="0,1001 1001,1001 1001,0 0,0">
          <text:p/>
        </draw:polygon>
        <draw:polygon draw:style-name="gr16" draw:text-style-name="P4" draw:layer="layout" svg:width="0.186cm" svg:height="1cm" svg:x="74.854cm" svg:y="76.926cm" svg:viewBox="0 0 187 1001" draw:points="0,1001 187,1001 187,0 0,0">
          <text:p/>
        </draw:polygon>
        <draw:polygon draw:style-name="gr16" draw:text-style-name="P4" draw:layer="layout" svg:width="1cm" svg:height="1cm" svg:x="74.854cm" svg:y="78.026cm" svg:viewBox="0 0 1001 1001" draw:points="0,1001 1001,1001 1001,0 0,0">
          <text:p/>
        </draw:polygon>
        <draw:polygon draw:style-name="gr16" draw:text-style-name="P4" draw:layer="layout" svg:width="0.186cm" svg:height="1cm" svg:x="74.854cm" svg:y="78.026cm" svg:viewBox="0 0 187 1001" draw:points="0,1001 187,1001 187,0 0,0">
          <text:p/>
        </draw:polygon>
        <draw:polygon draw:style-name="gr16" draw:text-style-name="P4" draw:layer="layout" svg:width="1cm" svg:height="1cm" svg:x="74.854cm" svg:y="79.126cm" svg:viewBox="0 0 1001 1001" draw:points="0,1001 1001,1001 1001,0 0,0">
          <text:p/>
        </draw:polygon>
        <draw:polygon draw:style-name="gr16" draw:text-style-name="P4" draw:layer="layout" svg:width="0.186cm" svg:height="1cm" svg:x="74.854cm" svg:y="79.126cm" svg:viewBox="0 0 187 1001" draw:points="0,1001 187,1001 187,0 0,0">
          <text:p/>
        </draw:polygon>
        <draw:polygon draw:style-name="gr16" draw:text-style-name="P4" draw:layer="layout" svg:width="1cm" svg:height="1cm" svg:x="72.943cm" svg:y="53.826cm" svg:viewBox="0 0 1001 1001" draw:points="0,1001 1001,1001 1001,0 0,0">
          <text:p/>
        </draw:polygon>
        <draw:polygon draw:style-name="gr16" draw:text-style-name="P4" draw:layer="layout" svg:width="0.186cm" svg:height="1cm" svg:x="72.943cm" svg:y="53.826cm" svg:viewBox="0 0 187 1001" draw:points="0,1001 187,1001 187,0 0,0">
          <text:p/>
        </draw:polygon>
        <draw:polygon draw:style-name="gr16" draw:text-style-name="P4" draw:layer="layout" svg:width="1cm" svg:height="1cm" svg:x="72.943cm" svg:y="54.926cm" svg:viewBox="0 0 1001 1001" draw:points="0,1001 1001,1001 1001,0 0,0">
          <text:p/>
        </draw:polygon>
        <draw:polygon draw:style-name="gr16" draw:text-style-name="P4" draw:layer="layout" svg:width="0.186cm" svg:height="1cm" svg:x="72.943cm" svg:y="54.926cm" svg:viewBox="0 0 187 1001" draw:points="0,1001 187,1001 187,0 0,0">
          <text:p/>
        </draw:polygon>
        <draw:polygon draw:style-name="gr16" draw:text-style-name="P4" draw:layer="layout" svg:width="1cm" svg:height="1cm" svg:x="72.943cm" svg:y="56.026cm" svg:viewBox="0 0 1001 1001" draw:points="0,1001 1001,1001 1001,0 0,0">
          <text:p/>
        </draw:polygon>
        <draw:polygon draw:style-name="gr16" draw:text-style-name="P4" draw:layer="layout" svg:width="0.186cm" svg:height="1cm" svg:x="72.943cm" svg:y="56.026cm" svg:viewBox="0 0 187 1001" draw:points="0,1001 187,1001 187,0 0,0">
          <text:p/>
        </draw:polygon>
        <draw:polygon draw:style-name="gr16" draw:text-style-name="P4" draw:layer="layout" svg:width="1cm" svg:height="1cm" svg:x="72.943cm" svg:y="57.126cm" svg:viewBox="0 0 1001 1001" draw:points="0,1001 1001,1001 1001,0 0,0">
          <text:p/>
        </draw:polygon>
        <draw:polygon draw:style-name="gr16" draw:text-style-name="P4" draw:layer="layout" svg:width="0.186cm" svg:height="1cm" svg:x="72.943cm" svg:y="57.126cm" svg:viewBox="0 0 187 1001" draw:points="0,1001 187,1001 187,0 0,0">
          <text:p/>
        </draw:polygon>
        <draw:polygon draw:style-name="gr16" draw:text-style-name="P4" draw:layer="layout" svg:width="1cm" svg:height="1cm" svg:x="72.943cm" svg:y="58.226cm" svg:viewBox="0 0 1001 1001" draw:points="0,1001 1001,1000 1001,0 0,0">
          <text:p/>
        </draw:polygon>
        <draw:polygon draw:style-name="gr16" draw:text-style-name="P4" draw:layer="layout" svg:width="0.186cm" svg:height="1cm" svg:x="72.943cm" svg:y="58.226cm" svg:viewBox="0 0 187 1001" draw:points="0,1001 187,1000 187,0 0,0">
          <text:p/>
        </draw:polygon>
        <draw:polygon draw:style-name="gr16" draw:text-style-name="P4" draw:layer="layout" svg:width="1cm" svg:height="1cm" svg:x="72.943cm" svg:y="59.326cm" svg:viewBox="0 0 1001 1001" draw:points="0,1001 1001,1001 1001,0 0,0">
          <text:p/>
        </draw:polygon>
        <draw:polygon draw:style-name="gr16" draw:text-style-name="P4" draw:layer="layout" svg:width="0.186cm" svg:height="1cm" svg:x="72.943cm" svg:y="59.326cm" svg:viewBox="0 0 187 1001" draw:points="0,1001 187,1001 187,0 0,0">
          <text:p/>
        </draw:polygon>
        <draw:polygon draw:style-name="gr16" draw:text-style-name="P4" draw:layer="layout" svg:width="1cm" svg:height="1cm" svg:x="72.943cm" svg:y="60.426cm" svg:viewBox="0 0 1001 1001" draw:points="0,1001 1001,1001 1001,0 0,0">
          <text:p/>
        </draw:polygon>
        <draw:polygon draw:style-name="gr16" draw:text-style-name="P4" draw:layer="layout" svg:width="0.186cm" svg:height="1cm" svg:x="72.943cm" svg:y="60.426cm" svg:viewBox="0 0 187 1001" draw:points="0,1001 187,1001 187,0 0,0">
          <text:p/>
        </draw:polygon>
        <draw:polygon draw:style-name="gr16" draw:text-style-name="P4" draw:layer="layout" svg:width="1cm" svg:height="1cm" svg:x="72.943cm" svg:y="61.526cm" svg:viewBox="0 0 1001 1001" draw:points="0,1001 1001,1001 1001,0 0,0">
          <text:p/>
        </draw:polygon>
        <draw:polygon draw:style-name="gr16" draw:text-style-name="P4" draw:layer="layout" svg:width="0.186cm" svg:height="1cm" svg:x="72.943cm" svg:y="61.526cm" svg:viewBox="0 0 187 1001" draw:points="0,1001 187,1001 187,0 0,0">
          <text:p/>
        </draw:polygon>
        <draw:polygon draw:style-name="gr16" draw:text-style-name="P4" draw:layer="layout" svg:width="1cm" svg:height="1cm" svg:x="72.943cm" svg:y="62.626cm" svg:viewBox="0 0 1001 1001" draw:points="0,1001 1001,1001 1001,0 0,0">
          <text:p/>
        </draw:polygon>
        <draw:polygon draw:style-name="gr16" draw:text-style-name="P4" draw:layer="layout" svg:width="0.186cm" svg:height="1cm" svg:x="72.943cm" svg:y="62.626cm" svg:viewBox="0 0 187 1001" draw:points="0,1001 187,1001 187,0 0,0">
          <text:p/>
        </draw:polygon>
        <draw:polygon draw:style-name="gr16" draw:text-style-name="P4" draw:layer="layout" svg:width="1cm" svg:height="1cm" svg:x="72.943cm" svg:y="63.726cm" svg:viewBox="0 0 1001 1001" draw:points="0,1001 1001,1001 1001,0 0,0">
          <text:p/>
        </draw:polygon>
        <draw:polygon draw:style-name="gr16" draw:text-style-name="P4" draw:layer="layout" svg:width="0.186cm" svg:height="1cm" svg:x="72.943cm" svg:y="63.726cm" svg:viewBox="0 0 187 1001" draw:points="0,1001 187,1001 187,0 0,0">
          <text:p/>
        </draw:polygon>
        <draw:polygon draw:style-name="gr16" draw:text-style-name="P4" draw:layer="layout" svg:width="1cm" svg:height="1cm" svg:x="72.943cm" svg:y="64.826cm" svg:viewBox="0 0 1001 1001" draw:points="0,1001 1001,1001 1001,0 0,0">
          <text:p/>
        </draw:polygon>
        <draw:polygon draw:style-name="gr16" draw:text-style-name="P4" draw:layer="layout" svg:width="0.186cm" svg:height="1cm" svg:x="72.943cm" svg:y="64.826cm" svg:viewBox="0 0 187 1001" draw:points="0,1001 187,1001 187,0 0,0">
          <text:p/>
        </draw:polygon>
        <draw:polygon draw:style-name="gr16" draw:text-style-name="P4" draw:layer="layout" svg:width="1cm" svg:height="1cm" svg:x="72.943cm" svg:y="68.126cm" svg:viewBox="0 0 1001 1001" draw:points="0,1001 1001,1001 1001,0 0,0">
          <text:p/>
        </draw:polygon>
        <draw:polygon draw:style-name="gr16" draw:text-style-name="P4" draw:layer="layout" svg:width="0.186cm" svg:height="1cm" svg:x="72.943cm" svg:y="68.126cm" svg:viewBox="0 0 187 1001" draw:points="0,1001 187,1001 187,0 0,0">
          <text:p/>
        </draw:polygon>
        <draw:polygon draw:style-name="gr16" draw:text-style-name="P4" draw:layer="layout" svg:width="1cm" svg:height="1cm" svg:x="72.943cm" svg:y="69.226cm" svg:viewBox="0 0 1001 1001" draw:points="0,1001 1001,1001 1001,0 0,0">
          <text:p/>
        </draw:polygon>
        <draw:polygon draw:style-name="gr16" draw:text-style-name="P4" draw:layer="layout" svg:width="0.186cm" svg:height="1cm" svg:x="72.943cm" svg:y="69.226cm" svg:viewBox="0 0 187 1001" draw:points="0,1001 187,1001 187,0 0,0">
          <text:p/>
        </draw:polygon>
        <draw:polygon draw:style-name="gr16" draw:text-style-name="P4" draw:layer="layout" svg:width="1cm" svg:height="1cm" svg:x="72.943cm" svg:y="70.326cm" svg:viewBox="0 0 1001 1001" draw:points="0,1001 1001,1001 1001,0 0,0">
          <text:p/>
        </draw:polygon>
        <draw:polygon draw:style-name="gr16" draw:text-style-name="P4" draw:layer="layout" svg:width="0.186cm" svg:height="1cm" svg:x="72.943cm" svg:y="70.326cm" svg:viewBox="0 0 187 1001" draw:points="0,1001 187,1001 187,0 0,0">
          <text:p/>
        </draw:polygon>
        <draw:polygon draw:style-name="gr16" draw:text-style-name="P4" draw:layer="layout" svg:width="1cm" svg:height="1cm" svg:x="72.943cm" svg:y="71.426cm" svg:viewBox="0 0 1001 1001" draw:points="0,1001 1001,1001 1001,0 0,0">
          <text:p/>
        </draw:polygon>
        <draw:polygon draw:style-name="gr16" draw:text-style-name="P4" draw:layer="layout" svg:width="0.186cm" svg:height="1cm" svg:x="72.943cm" svg:y="71.426cm" svg:viewBox="0 0 187 1001" draw:points="0,1001 187,1001 187,0 0,0">
          <text:p/>
        </draw:polygon>
        <draw:polygon draw:style-name="gr16" draw:text-style-name="P4" draw:layer="layout" svg:width="1cm" svg:height="1cm" svg:x="72.943cm" svg:y="72.526cm" svg:viewBox="0 0 1001 1001" draw:points="0,1001 1001,1001 1001,0 0,0">
          <text:p/>
        </draw:polygon>
        <draw:polygon draw:style-name="gr16" draw:text-style-name="P4" draw:layer="layout" svg:width="0.186cm" svg:height="1cm" svg:x="72.943cm" svg:y="72.526cm" svg:viewBox="0 0 187 1001" draw:points="0,1001 187,1001 187,0 0,0">
          <text:p/>
        </draw:polygon>
        <draw:polygon draw:style-name="gr16" draw:text-style-name="P4" draw:layer="layout" svg:width="1cm" svg:height="1cm" svg:x="72.943cm" svg:y="73.626cm" svg:viewBox="0 0 1001 1001" draw:points="0,1001 1001,1001 1001,0 0,0">
          <text:p/>
        </draw:polygon>
        <draw:polygon draw:style-name="gr16" draw:text-style-name="P4" draw:layer="layout" svg:width="0.186cm" svg:height="1cm" svg:x="72.943cm" svg:y="73.626cm" svg:viewBox="0 0 187 1001" draw:points="0,1001 187,1001 187,0 0,0">
          <text:p/>
        </draw:polygon>
        <draw:polygon draw:style-name="gr16" draw:text-style-name="P4" draw:layer="layout" svg:width="1cm" svg:height="1cm" svg:x="72.943cm" svg:y="74.726cm" svg:viewBox="0 0 1001 1001" draw:points="0,1001 1001,1001 1001,0 0,0">
          <text:p/>
        </draw:polygon>
        <draw:polygon draw:style-name="gr16" draw:text-style-name="P4" draw:layer="layout" svg:width="0.186cm" svg:height="1cm" svg:x="72.943cm" svg:y="74.726cm" svg:viewBox="0 0 187 1001" draw:points="0,1001 187,1001 187,0 0,0">
          <text:p/>
        </draw:polygon>
        <draw:polygon draw:style-name="gr16" draw:text-style-name="P4" draw:layer="layout" svg:width="1cm" svg:height="1cm" svg:x="72.943cm" svg:y="75.826cm" svg:viewBox="0 0 1001 1001" draw:points="0,1001 1001,1001 1001,0 0,0">
          <text:p/>
        </draw:polygon>
        <draw:polygon draw:style-name="gr16" draw:text-style-name="P4" draw:layer="layout" svg:width="0.186cm" svg:height="1cm" svg:x="72.943cm" svg:y="75.826cm" svg:viewBox="0 0 187 1001" draw:points="0,1001 187,1001 187,0 0,0">
          <text:p/>
        </draw:polygon>
        <draw:polygon draw:style-name="gr16" draw:text-style-name="P4" draw:layer="layout" svg:width="1cm" svg:height="1cm" svg:x="72.943cm" svg:y="76.926cm" svg:viewBox="0 0 1001 1001" draw:points="0,1001 1001,1001 1001,0 0,0">
          <text:p/>
        </draw:polygon>
        <draw:polygon draw:style-name="gr16" draw:text-style-name="P4" draw:layer="layout" svg:width="0.186cm" svg:height="1cm" svg:x="72.943cm" svg:y="76.926cm" svg:viewBox="0 0 187 1001" draw:points="0,1001 187,1001 187,0 0,0">
          <text:p/>
        </draw:polygon>
        <draw:polygon draw:style-name="gr16" draw:text-style-name="P4" draw:layer="layout" svg:width="1cm" svg:height="1cm" svg:x="72.943cm" svg:y="78.026cm" svg:viewBox="0 0 1001 1001" draw:points="0,1001 1001,1001 1001,0 0,0">
          <text:p/>
        </draw:polygon>
        <draw:polygon draw:style-name="gr16" draw:text-style-name="P4" draw:layer="layout" svg:width="0.186cm" svg:height="1cm" svg:x="72.943cm" svg:y="78.026cm" svg:viewBox="0 0 187 1001" draw:points="0,1001 187,1001 187,0 0,0">
          <text:p/>
        </draw:polygon>
        <draw:polygon draw:style-name="gr16" draw:text-style-name="P4" draw:layer="layout" svg:width="1cm" svg:height="1cm" svg:x="72.943cm" svg:y="79.126cm" svg:viewBox="0 0 1001 1001" draw:points="0,1001 1001,1001 1001,0 0,0">
          <text:p/>
        </draw:polygon>
        <draw:polygon draw:style-name="gr16" draw:text-style-name="P4" draw:layer="layout" svg:width="0.186cm" svg:height="1cm" svg:x="72.943cm" svg:y="79.126cm" svg:viewBox="0 0 187 1001" draw:points="0,1001 187,1001 187,0 0,0">
          <text:p/>
        </draw:polygon>
        <draw:polygon draw:style-name="gr16" draw:text-style-name="P4" draw:layer="layout" svg:width="1cm" svg:height="1cm" svg:x="70.854cm" svg:y="53.826cm" svg:viewBox="0 0 1001 1001" draw:points="0,1001 1001,1001 1001,0 0,0">
          <text:p/>
        </draw:polygon>
        <draw:polygon draw:style-name="gr16" draw:text-style-name="P4" draw:layer="layout" svg:width="0.186cm" svg:height="1cm" svg:x="70.854cm" svg:y="53.826cm" svg:viewBox="0 0 187 1001" draw:points="0,1001 187,1001 187,0 0,0">
          <text:p/>
        </draw:polygon>
        <draw:polygon draw:style-name="gr16" draw:text-style-name="P4" draw:layer="layout" svg:width="1cm" svg:height="1cm" svg:x="70.854cm" svg:y="54.926cm" svg:viewBox="0 0 1001 1001" draw:points="0,1001 1001,1001 1001,0 0,0">
          <text:p/>
        </draw:polygon>
        <draw:polygon draw:style-name="gr16" draw:text-style-name="P4" draw:layer="layout" svg:width="0.186cm" svg:height="1cm" svg:x="70.854cm" svg:y="54.926cm" svg:viewBox="0 0 187 1001" draw:points="0,1001 187,1001 187,0 0,0">
          <text:p/>
        </draw:polygon>
        <draw:polygon draw:style-name="gr16" draw:text-style-name="P4" draw:layer="layout" svg:width="1cm" svg:height="1cm" svg:x="70.854cm" svg:y="56.026cm" svg:viewBox="0 0 1001 1001" draw:points="0,1001 1001,1001 1001,0 0,0">
          <text:p/>
        </draw:polygon>
        <draw:polygon draw:style-name="gr16" draw:text-style-name="P4" draw:layer="layout" svg:width="0.186cm" svg:height="1cm" svg:x="70.854cm" svg:y="56.026cm" svg:viewBox="0 0 187 1001" draw:points="0,1001 187,1001 186,0 0,0">
          <text:p/>
        </draw:polygon>
        <draw:polygon draw:style-name="gr16" draw:text-style-name="P4" draw:layer="layout" svg:width="1cm" svg:height="1cm" svg:x="70.854cm" svg:y="57.126cm" svg:viewBox="0 0 1001 1001" draw:points="0,1001 1001,1001 1001,0 0,0">
          <text:p/>
        </draw:polygon>
        <draw:polygon draw:style-name="gr16" draw:text-style-name="P4" draw:layer="layout" svg:width="0.186cm" svg:height="1cm" svg:x="70.854cm" svg:y="57.126cm" svg:viewBox="0 0 187 1001" draw:points="0,1001 187,1001 187,0 0,0">
          <text:p/>
        </draw:polygon>
        <draw:polygon draw:style-name="gr16" draw:text-style-name="P4" draw:layer="layout" svg:width="1cm" svg:height="1cm" svg:x="70.854cm" svg:y="58.226cm" svg:viewBox="0 0 1001 1001" draw:points="0,1001 1001,1001 1001,0 0,0">
          <text:p/>
        </draw:polygon>
        <draw:polygon draw:style-name="gr16" draw:text-style-name="P4" draw:layer="layout" svg:width="0.186cm" svg:height="1cm" svg:x="70.854cm" svg:y="58.226cm" svg:viewBox="0 0 187 1001" draw:points="0,1001 187,1001 187,0 0,0">
          <text:p/>
        </draw:polygon>
        <draw:polygon draw:style-name="gr16" draw:text-style-name="P4" draw:layer="layout" svg:width="1cm" svg:height="1cm" svg:x="70.854cm" svg:y="59.326cm" svg:viewBox="0 0 1001 1001" draw:points="0,1001 1001,1001 1000,0 0,0">
          <text:p/>
        </draw:polygon>
        <draw:polygon draw:style-name="gr16" draw:text-style-name="P4" draw:layer="layout" svg:width="0.186cm" svg:height="1cm" svg:x="70.854cm" svg:y="59.326cm" svg:viewBox="0 0 187 1001" draw:points="0,1001 187,1001 187,0 0,0">
          <text:p/>
        </draw:polygon>
        <draw:polygon draw:style-name="gr16" draw:text-style-name="P4" draw:layer="layout" svg:width="1cm" svg:height="1cm" svg:x="70.854cm" svg:y="60.426cm" svg:viewBox="0 0 1001 1001" draw:points="0,1001 1001,1001 1001,0 0,0">
          <text:p/>
        </draw:polygon>
        <draw:polygon draw:style-name="gr16" draw:text-style-name="P4" draw:layer="layout" svg:width="0.186cm" svg:height="1cm" svg:x="70.854cm" svg:y="60.426cm" svg:viewBox="0 0 187 1001" draw:points="0,1001 187,1001 187,0 0,0">
          <text:p/>
        </draw:polygon>
        <draw:polygon draw:style-name="gr16" draw:text-style-name="P4" draw:layer="layout" svg:width="1cm" svg:height="1cm" svg:x="70.854cm" svg:y="61.526cm" svg:viewBox="0 0 1001 1001" draw:points="0,1001 1001,1001 1001,0 0,0">
          <text:p/>
        </draw:polygon>
        <draw:polygon draw:style-name="gr16" draw:text-style-name="P4" draw:layer="layout" svg:width="0.186cm" svg:height="1cm" svg:x="70.854cm" svg:y="61.526cm" svg:viewBox="0 0 187 1001" draw:points="0,1001 187,1001 187,0 0,0">
          <text:p/>
        </draw:polygon>
        <draw:polygon draw:style-name="gr16" draw:text-style-name="P4" draw:layer="layout" svg:width="1cm" svg:height="1cm" svg:x="70.854cm" svg:y="62.626cm" svg:viewBox="0 0 1001 1001" draw:points="0,1001 1001,1001 1001,0 0,0">
          <text:p/>
        </draw:polygon>
        <draw:polygon draw:style-name="gr16" draw:text-style-name="P4" draw:layer="layout" svg:width="0.186cm" svg:height="1cm" svg:x="70.854cm" svg:y="62.626cm" svg:viewBox="0 0 187 1001" draw:points="0,1001 187,1001 186,0 0,0">
          <text:p/>
        </draw:polygon>
        <draw:polygon draw:style-name="gr16" draw:text-style-name="P4" draw:layer="layout" svg:width="1cm" svg:height="1cm" svg:x="70.854cm" svg:y="63.726cm" svg:viewBox="0 0 1001 1001" draw:points="0,1001 1001,1001 1001,0 0,0">
          <text:p/>
        </draw:polygon>
        <draw:polygon draw:style-name="gr16" draw:text-style-name="P4" draw:layer="layout" svg:width="0.186cm" svg:height="1cm" svg:x="70.854cm" svg:y="63.726cm" svg:viewBox="0 0 187 1001" draw:points="0,1001 187,1001 187,0 0,0">
          <text:p/>
        </draw:polygon>
        <draw:polygon draw:style-name="gr16" draw:text-style-name="P4" draw:layer="layout" svg:width="1cm" svg:height="1cm" svg:x="70.854cm" svg:y="64.826cm" svg:viewBox="0 0 1001 1001" draw:points="0,1001 1001,1001 1001,0 0,0">
          <text:p/>
        </draw:polygon>
        <draw:polygon draw:style-name="gr16" draw:text-style-name="P4" draw:layer="layout" svg:width="0.186cm" svg:height="1cm" svg:x="70.854cm" svg:y="64.826cm" svg:viewBox="0 0 187 1001" draw:points="0,1001 187,1001 187,0 0,0">
          <text:p/>
        </draw:polygon>
        <draw:polygon draw:style-name="gr16" draw:text-style-name="P4" draw:layer="layout" svg:width="1cm" svg:height="1cm" svg:x="70.854cm" svg:y="68.126cm" svg:viewBox="0 0 1001 1001" draw:points="0,1001 1001,1001 1001,0 0,0">
          <text:p/>
        </draw:polygon>
        <draw:polygon draw:style-name="gr16" draw:text-style-name="P4" draw:layer="layout" svg:width="0.186cm" svg:height="1cm" svg:x="70.854cm" svg:y="68.126cm" svg:viewBox="0 0 187 1001" draw:points="0,1001 187,1001 187,0 0,0">
          <text:p/>
        </draw:polygon>
        <draw:polygon draw:style-name="gr16" draw:text-style-name="P4" draw:layer="layout" svg:width="1cm" svg:height="1cm" svg:x="70.854cm" svg:y="69.226cm" svg:viewBox="0 0 1001 1001" draw:points="0,1001 1001,1001 1001,0 0,0">
          <text:p/>
        </draw:polygon>
        <draw:polygon draw:style-name="gr16" draw:text-style-name="P4" draw:layer="layout" svg:width="0.186cm" svg:height="1cm" svg:x="70.854cm" svg:y="69.226cm" svg:viewBox="0 0 187 1001" draw:points="0,1001 187,1001 186,0 0,0">
          <text:p/>
        </draw:polygon>
        <draw:polygon draw:style-name="gr16" draw:text-style-name="P4" draw:layer="layout" svg:width="1cm" svg:height="1cm" svg:x="70.854cm" svg:y="70.326cm" svg:viewBox="0 0 1001 1001" draw:points="0,1001 1001,1001 1001,0 0,0">
          <text:p/>
        </draw:polygon>
        <draw:polygon draw:style-name="gr16" draw:text-style-name="P4" draw:layer="layout" svg:width="0.186cm" svg:height="1cm" svg:x="70.854cm" svg:y="70.326cm" svg:viewBox="0 0 187 1001" draw:points="0,1001 187,1001 187,0 0,0">
          <text:p/>
        </draw:polygon>
        <draw:polygon draw:style-name="gr16" draw:text-style-name="P4" draw:layer="layout" svg:width="1cm" svg:height="1cm" svg:x="70.854cm" svg:y="71.426cm" svg:viewBox="0 0 1001 1001" draw:points="0,1001 1001,1001 1001,0 0,0">
          <text:p/>
        </draw:polygon>
        <draw:polygon draw:style-name="gr16" draw:text-style-name="P4" draw:layer="layout" svg:width="0.186cm" svg:height="1cm" svg:x="70.854cm" svg:y="71.426cm" svg:viewBox="0 0 187 1001" draw:points="0,1001 187,1001 187,0 0,0">
          <text:p/>
        </draw:polygon>
        <draw:polygon draw:style-name="gr16" draw:text-style-name="P4" draw:layer="layout" svg:width="1cm" svg:height="1cm" svg:x="70.854cm" svg:y="72.526cm" svg:viewBox="0 0 1001 1001" draw:points="0,1001 1001,1001 1000,0 0,0">
          <text:p/>
        </draw:polygon>
        <draw:polygon draw:style-name="gr16" draw:text-style-name="P4" draw:layer="layout" svg:width="0.186cm" svg:height="1cm" svg:x="70.854cm" svg:y="72.526cm" svg:viewBox="0 0 187 1001" draw:points="0,1001 187,1001 186,0 0,0">
          <text:p/>
        </draw:polygon>
        <draw:polygon draw:style-name="gr16" draw:text-style-name="P4" draw:layer="layout" svg:width="1cm" svg:height="1cm" svg:x="70.854cm" svg:y="73.626cm" svg:viewBox="0 0 1001 1001" draw:points="0,1001 1001,1001 1001,0 0,0">
          <text:p/>
        </draw:polygon>
        <draw:polygon draw:style-name="gr16" draw:text-style-name="P4" draw:layer="layout" svg:width="0.186cm" svg:height="1cm" svg:x="70.854cm" svg:y="73.626cm" svg:viewBox="0 0 187 1001" draw:points="0,1001 187,1001 187,0 0,0">
          <text:p/>
        </draw:polygon>
        <draw:polygon draw:style-name="gr16" draw:text-style-name="P4" draw:layer="layout" svg:width="1cm" svg:height="1cm" svg:x="70.854cm" svg:y="74.726cm" svg:viewBox="0 0 1001 1001" draw:points="0,1001 1001,1001 1001,0 0,0">
          <text:p/>
        </draw:polygon>
        <draw:polygon draw:style-name="gr16" draw:text-style-name="P4" draw:layer="layout" svg:width="0.186cm" svg:height="1cm" svg:x="70.854cm" svg:y="74.726cm" svg:viewBox="0 0 187 1001" draw:points="0,1001 187,1001 187,0 0,0">
          <text:p/>
        </draw:polygon>
        <draw:polygon draw:style-name="gr16" draw:text-style-name="P4" draw:layer="layout" svg:width="1cm" svg:height="1cm" svg:x="70.854cm" svg:y="75.826cm" svg:viewBox="0 0 1001 1001" draw:points="0,1001 1001,1001 1000,0 0,0">
          <text:p/>
        </draw:polygon>
        <draw:polygon draw:style-name="gr16" draw:text-style-name="P4" draw:layer="layout" svg:width="0.186cm" svg:height="1cm" svg:x="70.854cm" svg:y="75.826cm" svg:viewBox="0 0 187 1001" draw:points="0,1001 187,1001 186,0 0,0">
          <text:p/>
        </draw:polygon>
        <draw:polygon draw:style-name="gr16" draw:text-style-name="P4" draw:layer="layout" svg:width="1cm" svg:height="1cm" svg:x="70.854cm" svg:y="76.926cm" svg:viewBox="0 0 1001 1001" draw:points="0,1001 1001,1001 1001,0 0,0">
          <text:p/>
        </draw:polygon>
        <draw:polygon draw:style-name="gr16" draw:text-style-name="P4" draw:layer="layout" svg:width="0.186cm" svg:height="1cm" svg:x="70.854cm" svg:y="76.926cm" svg:viewBox="0 0 187 1001" draw:points="0,1001 187,1001 187,0 0,0">
          <text:p/>
        </draw:polygon>
        <draw:polygon draw:style-name="gr16" draw:text-style-name="P4" draw:layer="layout" svg:width="1cm" svg:height="1cm" svg:x="70.854cm" svg:y="78.026cm" svg:viewBox="0 0 1001 1001" draw:points="0,1001 1001,1001 1001,0 0,0">
          <text:p/>
        </draw:polygon>
        <draw:polygon draw:style-name="gr16" draw:text-style-name="P4" draw:layer="layout" svg:width="0.186cm" svg:height="1cm" svg:x="70.854cm" svg:y="78.026cm" svg:viewBox="0 0 187 1001" draw:points="0,1001 187,1001 187,0 0,0">
          <text:p/>
        </draw:polygon>
        <draw:polygon draw:style-name="gr16" draw:text-style-name="P4" draw:layer="layout" svg:width="1cm" svg:height="1cm" svg:x="70.854cm" svg:y="79.126cm" svg:viewBox="0 0 1001 1001" draw:points="0,1001 1001,1001 1001,0 0,0">
          <text:p/>
        </draw:polygon>
        <draw:polygon draw:style-name="gr16" draw:text-style-name="P4" draw:layer="layout" svg:width="0.186cm" svg:height="1cm" svg:x="70.854cm" svg:y="79.126cm" svg:viewBox="0 0 187 1001" draw:points="0,1001 187,1001 186,0 0,0">
          <text:p/>
        </draw:polygon>
        <draw:polygon draw:style-name="gr16" draw:text-style-name="P4" draw:layer="layout" svg:width="1cm" svg:height="1cm" svg:x="68.943cm" svg:y="53.826cm" svg:viewBox="0 0 1001 1001" draw:points="0,1001 1001,1001 1001,0 0,0">
          <text:p/>
        </draw:polygon>
        <draw:polygon draw:style-name="gr16" draw:text-style-name="P4" draw:layer="layout" svg:width="0.186cm" svg:height="1cm" svg:x="68.943cm" svg:y="53.826cm" svg:viewBox="0 0 187 1001" draw:points="0,1001 187,1001 187,0 0,0">
          <text:p/>
        </draw:polygon>
        <draw:polygon draw:style-name="gr16" draw:text-style-name="P4" draw:layer="layout" svg:width="1cm" svg:height="1cm" svg:x="68.943cm" svg:y="54.926cm" svg:viewBox="0 0 1001 1001" draw:points="0,1001 1001,1001 1001,0 0,0">
          <text:p/>
        </draw:polygon>
        <draw:polygon draw:style-name="gr16" draw:text-style-name="P4" draw:layer="layout" svg:width="0.186cm" svg:height="1cm" svg:x="68.943cm" svg:y="54.926cm" svg:viewBox="0 0 187 1001" draw:points="0,1001 187,1001 187,0 0,0">
          <text:p/>
        </draw:polygon>
        <draw:polygon draw:style-name="gr16" draw:text-style-name="P4" draw:layer="layout" svg:width="1cm" svg:height="1cm" svg:x="68.943cm" svg:y="56.026cm" svg:viewBox="0 0 1001 1001" draw:points="0,1001 1001,1001 1001,0 0,0">
          <text:p/>
        </draw:polygon>
        <draw:polygon draw:style-name="gr16" draw:text-style-name="P4" draw:layer="layout" svg:width="0.186cm" svg:height="1cm" svg:x="68.943cm" svg:y="56.026cm" svg:viewBox="0 0 187 1001" draw:points="0,1001 187,1001 187,0 0,0">
          <text:p/>
        </draw:polygon>
        <draw:polygon draw:style-name="gr16" draw:text-style-name="P4" draw:layer="layout" svg:width="1cm" svg:height="1cm" svg:x="68.943cm" svg:y="57.126cm" svg:viewBox="0 0 1001 1001" draw:points="0,1001 1001,1001 1001,0 0,0">
          <text:p/>
        </draw:polygon>
        <draw:polygon draw:style-name="gr16" draw:text-style-name="P4" draw:layer="layout" svg:width="0.186cm" svg:height="1cm" svg:x="68.943cm" svg:y="57.126cm" svg:viewBox="0 0 187 1001" draw:points="0,1001 187,1001 187,0 0,0">
          <text:p/>
        </draw:polygon>
        <draw:polygon draw:style-name="gr16" draw:text-style-name="P4" draw:layer="layout" svg:width="1cm" svg:height="1cm" svg:x="68.943cm" svg:y="58.226cm" svg:viewBox="0 0 1001 1001" draw:points="0,1001 1001,1001 1001,0 0,0">
          <text:p/>
        </draw:polygon>
        <draw:polygon draw:style-name="gr16" draw:text-style-name="P4" draw:layer="layout" svg:width="0.186cm" svg:height="1cm" svg:x="68.943cm" svg:y="58.226cm" svg:viewBox="0 0 187 1001" draw:points="0,1001 187,1001 187,0 0,0">
          <text:p/>
        </draw:polygon>
        <draw:polygon draw:style-name="gr16" draw:text-style-name="P4" draw:layer="layout" svg:width="1cm" svg:height="1cm" svg:x="68.943cm" svg:y="59.326cm" svg:viewBox="0 0 1001 1001" draw:points="0,1001 1001,1001 1001,0 0,0">
          <text:p/>
        </draw:polygon>
        <draw:polygon draw:style-name="gr16" draw:text-style-name="P4" draw:layer="layout" svg:width="0.186cm" svg:height="1cm" svg:x="68.943cm" svg:y="59.326cm" svg:viewBox="0 0 187 1001" draw:points="0,1001 187,1001 187,0 0,0">
          <text:p/>
        </draw:polygon>
        <draw:polygon draw:style-name="gr16" draw:text-style-name="P4" draw:layer="layout" svg:width="1cm" svg:height="1cm" svg:x="68.943cm" svg:y="60.426cm" svg:viewBox="0 0 1001 1001" draw:points="0,1001 1001,1001 1001,0 0,0">
          <text:p/>
        </draw:polygon>
        <draw:polygon draw:style-name="gr16" draw:text-style-name="P4" draw:layer="layout" svg:width="0.186cm" svg:height="1cm" svg:x="68.943cm" svg:y="60.426cm" svg:viewBox="0 0 187 1001" draw:points="0,1001 187,1001 187,0 0,0">
          <text:p/>
        </draw:polygon>
        <draw:polygon draw:style-name="gr16" draw:text-style-name="P4" draw:layer="layout" svg:width="1cm" svg:height="1cm" svg:x="68.943cm" svg:y="61.526cm" svg:viewBox="0 0 1001 1001" draw:points="0,1001 1000,1001 1001,0 0,0">
          <text:p/>
        </draw:polygon>
        <draw:polygon draw:style-name="gr16" draw:text-style-name="P4" draw:layer="layout" svg:width="0.186cm" svg:height="1cm" svg:x="68.943cm" svg:y="61.526cm" svg:viewBox="0 0 187 1001" draw:points="0,1001 187,1001 187,0 0,0">
          <text:p/>
        </draw:polygon>
        <draw:polygon draw:style-name="gr16" draw:text-style-name="P4" draw:layer="layout" svg:width="1cm" svg:height="1cm" svg:x="68.943cm" svg:y="62.626cm" svg:viewBox="0 0 1001 1001" draw:points="0,1001 1001,1001 1001,0 0,0">
          <text:p/>
        </draw:polygon>
        <draw:polygon draw:style-name="gr16" draw:text-style-name="P4" draw:layer="layout" svg:width="0.186cm" svg:height="1cm" svg:x="68.943cm" svg:y="62.626cm" svg:viewBox="0 0 187 1001" draw:points="0,1001 187,1001 187,0 0,0">
          <text:p/>
        </draw:polygon>
        <draw:polygon draw:style-name="gr16" draw:text-style-name="P4" draw:layer="layout" svg:width="1cm" svg:height="1cm" svg:x="68.943cm" svg:y="63.726cm" svg:viewBox="0 0 1001 1001" draw:points="0,1001 1001,1001 1001,0 0,0">
          <text:p/>
        </draw:polygon>
        <draw:polygon draw:style-name="gr16" draw:text-style-name="P4" draw:layer="layout" svg:width="0.186cm" svg:height="1cm" svg:x="68.943cm" svg:y="63.726cm" svg:viewBox="0 0 187 1001" draw:points="0,1001 187,1001 187,0 0,0">
          <text:p/>
        </draw:polygon>
        <draw:polygon draw:style-name="gr16" draw:text-style-name="P4" draw:layer="layout" svg:width="1cm" svg:height="1cm" svg:x="68.943cm" svg:y="64.826cm" svg:viewBox="0 0 1001 1001" draw:points="0,1001 1000,1001 1001,0 0,0">
          <text:p/>
        </draw:polygon>
        <draw:polygon draw:style-name="gr16" draw:text-style-name="P4" draw:layer="layout" svg:width="0.186cm" svg:height="1cm" svg:x="68.943cm" svg:y="64.826cm" svg:viewBox="0 0 187 1001" draw:points="0,1001 187,1001 187,0 0,0">
          <text:p/>
        </draw:polygon>
        <draw:polygon draw:style-name="gr16" draw:text-style-name="P4" draw:layer="layout" svg:width="1cm" svg:height="1cm" svg:x="68.943cm" svg:y="68.126cm" svg:viewBox="0 0 1001 1001" draw:points="0,1001 1001,1001 1001,0 0,0">
          <text:p/>
        </draw:polygon>
        <draw:polygon draw:style-name="gr16" draw:text-style-name="P4" draw:layer="layout" svg:width="0.186cm" svg:height="1cm" svg:x="68.943cm" svg:y="68.126cm" svg:viewBox="0 0 187 1001" draw:points="0,1001 187,1001 187,0 0,0">
          <text:p/>
        </draw:polygon>
        <draw:polygon draw:style-name="gr16" draw:text-style-name="P4" draw:layer="layout" svg:width="1cm" svg:height="1cm" svg:x="68.943cm" svg:y="69.226cm" svg:viewBox="0 0 1001 1001" draw:points="0,1001 1001,1001 1001,0 0,0">
          <text:p/>
        </draw:polygon>
        <draw:polygon draw:style-name="gr16" draw:text-style-name="P4" draw:layer="layout" svg:width="0.186cm" svg:height="1cm" svg:x="68.943cm" svg:y="69.226cm" svg:viewBox="0 0 187 1001" draw:points="0,1001 187,1001 187,0 0,0">
          <text:p/>
        </draw:polygon>
        <draw:polygon draw:style-name="gr16" draw:text-style-name="P4" draw:layer="layout" svg:width="1cm" svg:height="1cm" svg:x="68.943cm" svg:y="70.326cm" svg:viewBox="0 0 1001 1001" draw:points="0,1001 1001,1001 1001,0 0,0">
          <text:p/>
        </draw:polygon>
        <draw:polygon draw:style-name="gr16" draw:text-style-name="P4" draw:layer="layout" svg:width="0.186cm" svg:height="1cm" svg:x="68.943cm" svg:y="70.326cm" svg:viewBox="0 0 187 1001" draw:points="0,1001 187,1001 187,0 0,0">
          <text:p/>
        </draw:polygon>
        <draw:polygon draw:style-name="gr16" draw:text-style-name="P4" draw:layer="layout" svg:width="1cm" svg:height="1cm" svg:x="68.943cm" svg:y="71.426cm" svg:viewBox="0 0 1001 1001" draw:points="0,1001 1001,1001 1001,0 0,0">
          <text:p/>
        </draw:polygon>
        <draw:polygon draw:style-name="gr16" draw:text-style-name="P4" draw:layer="layout" svg:width="0.186cm" svg:height="1cm" svg:x="68.943cm" svg:y="71.426cm" svg:viewBox="0 0 187 1001" draw:points="0,1001 187,1001 187,0 0,0">
          <text:p/>
        </draw:polygon>
        <draw:polygon draw:style-name="gr16" draw:text-style-name="P4" draw:layer="layout" svg:width="1cm" svg:height="1cm" svg:x="68.943cm" svg:y="72.526cm" svg:viewBox="0 0 1001 1001" draw:points="0,1001 1001,1001 1001,0 0,0">
          <text:p/>
        </draw:polygon>
        <draw:polygon draw:style-name="gr16" draw:text-style-name="P4" draw:layer="layout" svg:width="0.186cm" svg:height="1cm" svg:x="68.943cm" svg:y="72.526cm" svg:viewBox="0 0 187 1001" draw:points="0,1001 187,1001 187,0 0,0">
          <text:p/>
        </draw:polygon>
        <draw:polygon draw:style-name="gr16" draw:text-style-name="P4" draw:layer="layout" svg:width="1cm" svg:height="1cm" svg:x="68.943cm" svg:y="73.626cm" svg:viewBox="0 0 1001 1001" draw:points="0,1001 1001,1001 1001,0 0,0">
          <text:p/>
        </draw:polygon>
        <draw:polygon draw:style-name="gr16" draw:text-style-name="P4" draw:layer="layout" svg:width="0.186cm" svg:height="1cm" svg:x="68.943cm" svg:y="73.626cm" svg:viewBox="0 0 187 1001" draw:points="0,1001 187,1001 187,0 0,0">
          <text:p/>
        </draw:polygon>
        <draw:polygon draw:style-name="gr16" draw:text-style-name="P4" draw:layer="layout" svg:width="1cm" svg:height="1cm" svg:x="68.943cm" svg:y="74.726cm" svg:viewBox="0 0 1001 1001" draw:points="0,1001 1000,1001 1001,0 0,0">
          <text:p/>
        </draw:polygon>
        <draw:polygon draw:style-name="gr16" draw:text-style-name="P4" draw:layer="layout" svg:width="0.186cm" svg:height="1cm" svg:x="68.943cm" svg:y="74.726cm" svg:viewBox="0 0 187 1001" draw:points="0,1001 187,1001 187,0 0,0">
          <text:p/>
        </draw:polygon>
        <draw:polygon draw:style-name="gr16" draw:text-style-name="P4" draw:layer="layout" svg:width="1cm" svg:height="1cm" svg:x="68.943cm" svg:y="75.826cm" svg:viewBox="0 0 1001 1001" draw:points="0,1001 1001,1001 1001,0 0,0">
          <text:p/>
        </draw:polygon>
        <draw:polygon draw:style-name="gr16" draw:text-style-name="P4" draw:layer="layout" svg:width="0.186cm" svg:height="1cm" svg:x="68.943cm" svg:y="75.826cm" svg:viewBox="0 0 187 1001" draw:points="0,1001 187,1001 187,0 0,0">
          <text:p/>
        </draw:polygon>
        <draw:polygon draw:style-name="gr16" draw:text-style-name="P4" draw:layer="layout" svg:width="1cm" svg:height="1cm" svg:x="68.943cm" svg:y="76.926cm" svg:viewBox="0 0 1001 1001" draw:points="0,1001 1001,1001 1001,0 0,0">
          <text:p/>
        </draw:polygon>
        <draw:polygon draw:style-name="gr16" draw:text-style-name="P4" draw:layer="layout" svg:width="0.186cm" svg:height="1cm" svg:x="68.943cm" svg:y="76.926cm" svg:viewBox="0 0 187 1001" draw:points="0,1001 187,1001 187,0 0,0">
          <text:p/>
        </draw:polygon>
        <draw:polygon draw:style-name="gr16" draw:text-style-name="P4" draw:layer="layout" svg:width="1cm" svg:height="1cm" svg:x="68.943cm" svg:y="78.026cm" svg:viewBox="0 0 1001 1001" draw:points="0,1001 1000,1001 1001,0 0,0">
          <text:p/>
        </draw:polygon>
        <draw:polygon draw:style-name="gr16" draw:text-style-name="P4" draw:layer="layout" svg:width="0.186cm" svg:height="1cm" svg:x="68.943cm" svg:y="78.026cm" svg:viewBox="0 0 187 1001" draw:points="0,1001 187,1001 187,0 0,0">
          <text:p/>
        </draw:polygon>
        <draw:polygon draw:style-name="gr16" draw:text-style-name="P4" draw:layer="layout" svg:width="1cm" svg:height="1cm" svg:x="68.943cm" svg:y="79.126cm" svg:viewBox="0 0 1001 1001" draw:points="0,1001 1001,1001 1001,0 0,0">
          <text:p/>
        </draw:polygon>
        <draw:polygon draw:style-name="gr16" draw:text-style-name="P4" draw:layer="layout" svg:width="0.186cm" svg:height="1cm" svg:x="68.943cm" svg:y="79.126cm" svg:viewBox="0 0 187 1001" draw:points="0,1001 187,1001 187,0 0,0">
          <text:p/>
        </draw:polygon>
        <draw:polygon draw:style-name="gr16" draw:text-style-name="P4" draw:layer="layout" svg:width="1cm" svg:height="1cm" svg:x="67.033cm" svg:y="53.826cm" svg:viewBox="0 0 1001 1001" draw:points="0,1001 1001,1001 1001,0 0,0">
          <text:p/>
        </draw:polygon>
        <draw:polygon draw:style-name="gr16" draw:text-style-name="P4" draw:layer="layout" svg:width="0.186cm" svg:height="1cm" svg:x="67.033cm" svg:y="53.826cm" svg:viewBox="0 0 187 1001" draw:points="0,1001 187,1001 187,0 0,0">
          <text:p/>
        </draw:polygon>
        <draw:polygon draw:style-name="gr16" draw:text-style-name="P4" draw:layer="layout" svg:width="1cm" svg:height="1cm" svg:x="67.033cm" svg:y="54.926cm" svg:viewBox="0 0 1001 1001" draw:points="0,1001 1001,1001 1001,0 0,0">
          <text:p/>
        </draw:polygon>
        <draw:polygon draw:style-name="gr16" draw:text-style-name="P4" draw:layer="layout" svg:width="0.186cm" svg:height="1cm" svg:x="67.033cm" svg:y="54.926cm" svg:viewBox="0 0 187 1001" draw:points="0,1001 187,1001 187,0 0,0">
          <text:p/>
        </draw:polygon>
        <draw:polygon draw:style-name="gr16" draw:text-style-name="P4" draw:layer="layout" svg:width="1cm" svg:height="1cm" svg:x="67.033cm" svg:y="56.026cm" svg:viewBox="0 0 1001 1001" draw:points="0,1001 1001,1001 1001,0 0,0">
          <text:p/>
        </draw:polygon>
        <draw:polygon draw:style-name="gr16" draw:text-style-name="P4" draw:layer="layout" svg:width="0.186cm" svg:height="1cm" svg:x="67.033cm" svg:y="56.026cm" svg:viewBox="0 0 187 1001" draw:points="0,1001 187,1001 187,0 0,0">
          <text:p/>
        </draw:polygon>
        <draw:polygon draw:style-name="gr16" draw:text-style-name="P4" draw:layer="layout" svg:width="1cm" svg:height="1cm" svg:x="67.033cm" svg:y="57.126cm" svg:viewBox="0 0 1001 1001" draw:points="0,1001 1001,1001 1001,0 0,0">
          <text:p/>
        </draw:polygon>
        <draw:polygon draw:style-name="gr16" draw:text-style-name="P4" draw:layer="layout" svg:width="0.186cm" svg:height="1cm" svg:x="67.033cm" svg:y="57.126cm" svg:viewBox="0 0 187 1001" draw:points="0,1001 187,1001 187,0 0,0">
          <text:p/>
        </draw:polygon>
        <draw:polygon draw:style-name="gr16" draw:text-style-name="P4" draw:layer="layout" svg:width="1cm" svg:height="1cm" svg:x="67.033cm" svg:y="58.226cm" svg:viewBox="0 0 1001 1001" draw:points="0,1001 1001,1001 1001,0 0,0">
          <text:p/>
        </draw:polygon>
        <draw:polygon draw:style-name="gr16" draw:text-style-name="P4" draw:layer="layout" svg:width="0.186cm" svg:height="1cm" svg:x="67.033cm" svg:y="58.226cm" svg:viewBox="0 0 187 1001" draw:points="0,1001 187,1001 187,0 0,0">
          <text:p/>
        </draw:polygon>
        <draw:polygon draw:style-name="gr16" draw:text-style-name="P4" draw:layer="layout" svg:width="1cm" svg:height="1cm" svg:x="67.033cm" svg:y="59.326cm" svg:viewBox="0 0 1001 1001" draw:points="0,1001 1001,1001 1001,0 0,0">
          <text:p/>
        </draw:polygon>
        <draw:polygon draw:style-name="gr16" draw:text-style-name="P4" draw:layer="layout" svg:width="0.186cm" svg:height="1cm" svg:x="67.033cm" svg:y="59.326cm" svg:viewBox="0 0 187 1001" draw:points="0,1001 187,1001 187,0 0,0">
          <text:p/>
        </draw:polygon>
        <draw:polygon draw:style-name="gr16" draw:text-style-name="P4" draw:layer="layout" svg:width="1cm" svg:height="1cm" svg:x="67.033cm" svg:y="60.426cm" svg:viewBox="0 0 1001 1001" draw:points="0,1001 1001,1001 1001,0 0,0">
          <text:p/>
        </draw:polygon>
        <draw:polygon draw:style-name="gr16" draw:text-style-name="P4" draw:layer="layout" svg:width="0.186cm" svg:height="1cm" svg:x="67.033cm" svg:y="60.426cm" svg:viewBox="0 0 187 1001" draw:points="0,1001 187,1001 187,0 0,0">
          <text:p/>
        </draw:polygon>
        <draw:polygon draw:style-name="gr16" draw:text-style-name="P4" draw:layer="layout" svg:width="1cm" svg:height="1cm" svg:x="67.033cm" svg:y="61.526cm" svg:viewBox="0 0 1001 1001" draw:points="0,1001 1001,1001 1001,0 0,0">
          <text:p/>
        </draw:polygon>
        <draw:polygon draw:style-name="gr16" draw:text-style-name="P4" draw:layer="layout" svg:width="0.186cm" svg:height="1cm" svg:x="67.033cm" svg:y="61.526cm" svg:viewBox="0 0 187 1001" draw:points="0,1001 187,1001 187,0 0,0">
          <text:p/>
        </draw:polygon>
        <draw:polygon draw:style-name="gr16" draw:text-style-name="P4" draw:layer="layout" svg:width="1cm" svg:height="1cm" svg:x="67.033cm" svg:y="62.626cm" svg:viewBox="0 0 1001 1001" draw:points="0,1001 1001,1001 1001,0 0,0">
          <text:p/>
        </draw:polygon>
        <draw:polygon draw:style-name="gr16" draw:text-style-name="P4" draw:layer="layout" svg:width="0.186cm" svg:height="1cm" svg:x="67.033cm" svg:y="62.626cm" svg:viewBox="0 0 187 1001" draw:points="0,1001 187,1001 187,0 0,0">
          <text:p/>
        </draw:polygon>
        <draw:polygon draw:style-name="gr16" draw:text-style-name="P4" draw:layer="layout" svg:width="1cm" svg:height="1cm" svg:x="67.033cm" svg:y="63.726cm" svg:viewBox="0 0 1001 1001" draw:points="0,1001 1001,1001 1001,0 0,0">
          <text:p/>
        </draw:polygon>
        <draw:polygon draw:style-name="gr16" draw:text-style-name="P4" draw:layer="layout" svg:width="0.186cm" svg:height="1cm" svg:x="67.033cm" svg:y="63.726cm" svg:viewBox="0 0 187 1001" draw:points="0,1001 187,1001 187,0 0,0">
          <text:p/>
        </draw:polygon>
        <draw:polygon draw:style-name="gr16" draw:text-style-name="P4" draw:layer="layout" svg:width="1cm" svg:height="1cm" svg:x="67.033cm" svg:y="64.826cm" svg:viewBox="0 0 1001 1001" draw:points="0,1001 1001,1001 1001,0 0,0">
          <text:p/>
        </draw:polygon>
        <draw:polygon draw:style-name="gr16" draw:text-style-name="P4" draw:layer="layout" svg:width="0.186cm" svg:height="1cm" svg:x="67.033cm" svg:y="64.826cm" svg:viewBox="0 0 187 1001" draw:points="0,1001 187,1001 187,0 0,0">
          <text:p/>
        </draw:polygon>
        <draw:polygon draw:style-name="gr16" draw:text-style-name="P4" draw:layer="layout" svg:width="1cm" svg:height="1cm" svg:x="67.033cm" svg:y="68.126cm" svg:viewBox="0 0 1001 1001" draw:points="0,1001 1001,1001 1001,0 0,0">
          <text:p/>
        </draw:polygon>
        <draw:polygon draw:style-name="gr16" draw:text-style-name="P4" draw:layer="layout" svg:width="0.186cm" svg:height="1cm" svg:x="67.033cm" svg:y="68.126cm" svg:viewBox="0 0 187 1001" draw:points="0,1001 187,1001 187,0 0,0">
          <text:p/>
        </draw:polygon>
        <draw:polygon draw:style-name="gr16" draw:text-style-name="P4" draw:layer="layout" svg:width="1cm" svg:height="1cm" svg:x="67.033cm" svg:y="69.226cm" svg:viewBox="0 0 1001 1001" draw:points="0,1001 1001,1001 1001,0 0,0">
          <text:p/>
        </draw:polygon>
        <draw:polygon draw:style-name="gr16" draw:text-style-name="P4" draw:layer="layout" svg:width="0.186cm" svg:height="1cm" svg:x="67.033cm" svg:y="69.226cm" svg:viewBox="0 0 187 1001" draw:points="0,1001 187,1001 187,0 0,0">
          <text:p/>
        </draw:polygon>
        <draw:polygon draw:style-name="gr16" draw:text-style-name="P4" draw:layer="layout" svg:width="1cm" svg:height="1cm" svg:x="67.033cm" svg:y="70.326cm" svg:viewBox="0 0 1001 1001" draw:points="0,1001 1001,1001 1001,0 0,0">
          <text:p/>
        </draw:polygon>
        <draw:polygon draw:style-name="gr16" draw:text-style-name="P4" draw:layer="layout" svg:width="0.186cm" svg:height="1cm" svg:x="67.033cm" svg:y="70.326cm" svg:viewBox="0 0 187 1001" draw:points="0,1001 187,1001 187,0 0,0">
          <text:p/>
        </draw:polygon>
        <draw:polygon draw:style-name="gr16" draw:text-style-name="P4" draw:layer="layout" svg:width="1cm" svg:height="1cm" svg:x="67.033cm" svg:y="71.426cm" svg:viewBox="0 0 1001 1001" draw:points="0,1000 1001,1001 1001,0 0,0">
          <text:p/>
        </draw:polygon>
        <draw:polygon draw:style-name="gr16" draw:text-style-name="P4" draw:layer="layout" svg:width="0.186cm" svg:height="1cm" svg:x="67.033cm" svg:y="71.426cm" svg:viewBox="0 0 187 1001" draw:points="0,1000 187,1001 187,0 0,0">
          <text:p/>
        </draw:polygon>
        <draw:polygon draw:style-name="gr16" draw:text-style-name="P4" draw:layer="layout" svg:width="1cm" svg:height="1cm" svg:x="67.033cm" svg:y="72.526cm" svg:viewBox="0 0 1001 1001" draw:points="0,1001 1001,1001 1001,0 0,0">
          <text:p/>
        </draw:polygon>
        <draw:polygon draw:style-name="gr16" draw:text-style-name="P4" draw:layer="layout" svg:width="0.186cm" svg:height="1cm" svg:x="67.033cm" svg:y="72.526cm" svg:viewBox="0 0 187 1001" draw:points="0,1001 187,1001 187,0 0,0">
          <text:p/>
        </draw:polygon>
        <draw:polygon draw:style-name="gr16" draw:text-style-name="P4" draw:layer="layout" svg:width="1cm" svg:height="1cm" svg:x="67.033cm" svg:y="73.626cm" svg:viewBox="0 0 1001 1001" draw:points="0,1000 1001,1001 1001,0 0,0">
          <text:p/>
        </draw:polygon>
        <draw:polygon draw:style-name="gr16" draw:text-style-name="P4" draw:layer="layout" svg:width="0.186cm" svg:height="1cm" svg:x="67.033cm" svg:y="73.626cm" svg:viewBox="0 0 187 1001" draw:points="0,1000 187,1001 187,0 0,0">
          <text:p/>
        </draw:polygon>
        <draw:polygon draw:style-name="gr16" draw:text-style-name="P4" draw:layer="layout" svg:width="1cm" svg:height="1cm" svg:x="67.033cm" svg:y="74.726cm" svg:viewBox="0 0 1001 1001" draw:points="0,1001 1001,1001 1001,0 0,0">
          <text:p/>
        </draw:polygon>
        <draw:polygon draw:style-name="gr16" draw:text-style-name="P4" draw:layer="layout" svg:width="0.186cm" svg:height="1cm" svg:x="67.033cm" svg:y="74.726cm" svg:viewBox="0 0 187 1001" draw:points="0,1001 187,1001 187,0 0,0">
          <text:p/>
        </draw:polygon>
        <draw:polygon draw:style-name="gr16" draw:text-style-name="P4" draw:layer="layout" svg:width="1cm" svg:height="1cm" svg:x="67.033cm" svg:y="75.826cm" svg:viewBox="0 0 1001 1001" draw:points="0,1001 1001,1001 1001,0 0,0">
          <text:p/>
        </draw:polygon>
        <draw:polygon draw:style-name="gr16" draw:text-style-name="P4" draw:layer="layout" svg:width="0.186cm" svg:height="1cm" svg:x="67.033cm" svg:y="75.826cm" svg:viewBox="0 0 187 1001" draw:points="0,1001 187,1001 187,0 0,0">
          <text:p/>
        </draw:polygon>
        <draw:polygon draw:style-name="gr16" draw:text-style-name="P4" draw:layer="layout" svg:width="1cm" svg:height="1cm" svg:x="67.033cm" svg:y="76.926cm" svg:viewBox="0 0 1001 1001" draw:points="0,1001 1001,1001 1001,0 0,0">
          <text:p/>
        </draw:polygon>
        <draw:polygon draw:style-name="gr16" draw:text-style-name="P4" draw:layer="layout" svg:width="0.186cm" svg:height="1cm" svg:x="67.033cm" svg:y="76.926cm" svg:viewBox="0 0 187 1001" draw:points="0,1001 187,1001 187,0 0,0">
          <text:p/>
        </draw:polygon>
        <draw:polygon draw:style-name="gr16" draw:text-style-name="P4" draw:layer="layout" svg:width="1cm" svg:height="1cm" svg:x="67.033cm" svg:y="78.026cm" svg:viewBox="0 0 1001 1001" draw:points="0,1001 1001,1001 1001,0 0,0">
          <text:p/>
        </draw:polygon>
        <draw:polygon draw:style-name="gr16" draw:text-style-name="P4" draw:layer="layout" svg:width="0.186cm" svg:height="1cm" svg:x="67.033cm" svg:y="78.026cm" svg:viewBox="0 0 187 1001" draw:points="0,1001 187,1001 187,0 0,0">
          <text:p/>
        </draw:polygon>
        <draw:polygon draw:style-name="gr16" draw:text-style-name="P4" draw:layer="layout" svg:width="1cm" svg:height="1cm" svg:x="67.033cm" svg:y="79.126cm" svg:viewBox="0 0 1001 1001" draw:points="0,1001 1001,1001 1001,0 0,0">
          <text:p/>
        </draw:polygon>
        <draw:polygon draw:style-name="gr16" draw:text-style-name="P4" draw:layer="layout" svg:width="0.186cm" svg:height="1cm" svg:x="67.033cm" svg:y="79.126cm" svg:viewBox="0 0 187 1001" draw:points="0,1001 187,1001 187,0 0,0">
          <text:p/>
        </draw:polygon>
        <draw:polygon draw:style-name="gr16" draw:text-style-name="P4" draw:layer="layout" svg:width="1cm" svg:height="1cm" svg:x="65.274cm" svg:y="53.826cm" svg:viewBox="0 0 1001 1001" draw:points="0,1001 1001,1001 1001,0 0,0">
          <text:p/>
        </draw:polygon>
        <draw:polygon draw:style-name="gr16" draw:text-style-name="P4" draw:layer="layout" svg:width="0.186cm" svg:height="1cm" svg:x="65.274cm" svg:y="53.826cm" svg:viewBox="0 0 187 1001" draw:points="0,1001 187,1001 187,0 0,0">
          <text:p/>
        </draw:polygon>
        <draw:polygon draw:style-name="gr16" draw:text-style-name="P4" draw:layer="layout" svg:width="1cm" svg:height="1cm" svg:x="65.274cm" svg:y="54.926cm" svg:viewBox="0 0 1001 1001" draw:points="0,1001 1001,1001 1001,0 0,0">
          <text:p/>
        </draw:polygon>
        <draw:polygon draw:style-name="gr16" draw:text-style-name="P4" draw:layer="layout" svg:width="0.186cm" svg:height="1cm" svg:x="65.274cm" svg:y="54.926cm" svg:viewBox="0 0 187 1001" draw:points="0,1001 187,1001 187,0 0,0">
          <text:p/>
        </draw:polygon>
        <draw:polygon draw:style-name="gr16" draw:text-style-name="P4" draw:layer="layout" svg:width="1cm" svg:height="1cm" svg:x="65.274cm" svg:y="56.026cm" svg:viewBox="0 0 1001 1001" draw:points="0,1001 1001,1001 1001,0 0,0">
          <text:p/>
        </draw:polygon>
        <draw:polygon draw:style-name="gr16" draw:text-style-name="P4" draw:layer="layout" svg:width="0.186cm" svg:height="1cm" svg:x="65.274cm" svg:y="56.026cm" svg:viewBox="0 0 187 1001" draw:points="0,1001 187,1001 187,0 0,0">
          <text:p/>
        </draw:polygon>
        <draw:polygon draw:style-name="gr16" draw:text-style-name="P4" draw:layer="layout" svg:width="1cm" svg:height="1cm" svg:x="65.274cm" svg:y="57.126cm" svg:viewBox="0 0 1001 1001" draw:points="0,1001 1001,1001 1001,0 0,0">
          <text:p/>
        </draw:polygon>
        <draw:polygon draw:style-name="gr16" draw:text-style-name="P4" draw:layer="layout" svg:width="0.186cm" svg:height="1cm" svg:x="65.274cm" svg:y="57.126cm" svg:viewBox="0 0 187 1001" draw:points="0,1001 187,1001 187,0 0,0">
          <text:p/>
        </draw:polygon>
        <draw:polygon draw:style-name="gr16" draw:text-style-name="P4" draw:layer="layout" svg:width="1cm" svg:height="1cm" svg:x="65.274cm" svg:y="58.226cm" svg:viewBox="0 0 1001 1001" draw:points="0,1001 1001,1001 1001,0 0,0">
          <text:p/>
        </draw:polygon>
        <draw:polygon draw:style-name="gr16" draw:text-style-name="P4" draw:layer="layout" svg:width="0.186cm" svg:height="1cm" svg:x="65.274cm" svg:y="58.226cm" svg:viewBox="0 0 187 1001" draw:points="0,1001 187,1001 187,0 0,0">
          <text:p/>
        </draw:polygon>
        <draw:polygon draw:style-name="gr16" draw:text-style-name="P4" draw:layer="layout" svg:width="1cm" svg:height="1cm" svg:x="65.274cm" svg:y="59.326cm" svg:viewBox="0 0 1001 1001" draw:points="0,1001 1001,1001 1001,0 0,0">
          <text:p/>
        </draw:polygon>
        <draw:polygon draw:style-name="gr16" draw:text-style-name="P4" draw:layer="layout" svg:width="0.186cm" svg:height="1cm" svg:x="65.274cm" svg:y="59.326cm" svg:viewBox="0 0 187 1001" draw:points="0,1001 187,1001 187,0 0,0">
          <text:p/>
        </draw:polygon>
        <draw:polygon draw:style-name="gr16" draw:text-style-name="P4" draw:layer="layout" svg:width="1cm" svg:height="1cm" svg:x="65.274cm" svg:y="60.426cm" svg:viewBox="0 0 1001 1001" draw:points="0,1001 1001,1001 1001,0 0,0">
          <text:p/>
        </draw:polygon>
        <draw:polygon draw:style-name="gr16" draw:text-style-name="P4" draw:layer="layout" svg:width="0.186cm" svg:height="1cm" svg:x="65.274cm" svg:y="60.426cm" svg:viewBox="0 0 187 1001" draw:points="0,1001 187,1001 187,0 0,0">
          <text:p/>
        </draw:polygon>
        <draw:polygon draw:style-name="gr16" draw:text-style-name="P4" draw:layer="layout" svg:width="1cm" svg:height="1cm" svg:x="65.274cm" svg:y="61.526cm" svg:viewBox="0 0 1001 1001" draw:points="0,1001 1001,1001 1001,0 0,0">
          <text:p/>
        </draw:polygon>
        <draw:polygon draw:style-name="gr16" draw:text-style-name="P4" draw:layer="layout" svg:width="0.186cm" svg:height="1cm" svg:x="65.274cm" svg:y="61.526cm" svg:viewBox="0 0 187 1001" draw:points="0,1001 187,1001 187,0 0,0">
          <text:p/>
        </draw:polygon>
        <draw:polygon draw:style-name="gr16" draw:text-style-name="P4" draw:layer="layout" svg:width="1cm" svg:height="1cm" svg:x="65.274cm" svg:y="62.626cm" svg:viewBox="0 0 1001 1001" draw:points="0,1001 1001,1001 1001,0 0,0">
          <text:p/>
        </draw:polygon>
        <draw:polygon draw:style-name="gr16" draw:text-style-name="P4" draw:layer="layout" svg:width="0.186cm" svg:height="1cm" svg:x="65.274cm" svg:y="62.626cm" svg:viewBox="0 0 187 1001" draw:points="0,1001 187,1001 187,0 0,0">
          <text:p/>
        </draw:polygon>
        <draw:polygon draw:style-name="gr16" draw:text-style-name="P4" draw:layer="layout" svg:width="1cm" svg:height="1cm" svg:x="65.274cm" svg:y="63.726cm" svg:viewBox="0 0 1001 1001" draw:points="0,1001 1001,1001 1001,0 0,0">
          <text:p/>
        </draw:polygon>
        <draw:polygon draw:style-name="gr16" draw:text-style-name="P4" draw:layer="layout" svg:width="0.186cm" svg:height="1cm" svg:x="65.274cm" svg:y="63.726cm" svg:viewBox="0 0 187 1001" draw:points="0,1001 187,1001 187,0 0,0">
          <text:p/>
        </draw:polygon>
        <draw:polygon draw:style-name="gr16" draw:text-style-name="P4" draw:layer="layout" svg:width="1cm" svg:height="1cm" svg:x="65.274cm" svg:y="64.826cm" svg:viewBox="0 0 1001 1001" draw:points="0,1001 1001,1001 1001,0 0,0">
          <text:p/>
        </draw:polygon>
        <draw:polygon draw:style-name="gr16" draw:text-style-name="P4" draw:layer="layout" svg:width="0.186cm" svg:height="1cm" svg:x="65.274cm" svg:y="64.826cm" svg:viewBox="0 0 187 1001" draw:points="0,1001 187,1001 187,0 0,0">
          <text:p/>
        </draw:polygon>
        <draw:polygon draw:style-name="gr16" draw:text-style-name="P4" draw:layer="layout" svg:width="1cm" svg:height="1cm" svg:x="65.274cm" svg:y="68.126cm" svg:viewBox="0 0 1001 1001" draw:points="0,1001 1001,1001 1001,0 0,0">
          <text:p/>
        </draw:polygon>
        <draw:polygon draw:style-name="gr16" draw:text-style-name="P4" draw:layer="layout" svg:width="0.186cm" svg:height="1cm" svg:x="65.274cm" svg:y="68.126cm" svg:viewBox="0 0 187 1001" draw:points="0,1001 187,1001 187,0 0,0">
          <text:p/>
        </draw:polygon>
        <draw:polygon draw:style-name="gr16" draw:text-style-name="P4" draw:layer="layout" svg:width="1cm" svg:height="1cm" svg:x="65.274cm" svg:y="69.226cm" svg:viewBox="0 0 1001 1001" draw:points="0,1001 1001,1001 1001,0 0,0">
          <text:p/>
        </draw:polygon>
        <draw:polygon draw:style-name="gr16" draw:text-style-name="P4" draw:layer="layout" svg:width="0.186cm" svg:height="1cm" svg:x="65.274cm" svg:y="69.226cm" svg:viewBox="0 0 187 1001" draw:points="0,1001 187,1001 187,0 0,0">
          <text:p/>
        </draw:polygon>
        <draw:polygon draw:style-name="gr16" draw:text-style-name="P4" draw:layer="layout" svg:width="1cm" svg:height="1cm" svg:x="65.274cm" svg:y="70.326cm" svg:viewBox="0 0 1001 1001" draw:points="0,1001 1001,1001 1001,0 0,0">
          <text:p/>
        </draw:polygon>
        <draw:polygon draw:style-name="gr16" draw:text-style-name="P4" draw:layer="layout" svg:width="0.186cm" svg:height="1cm" svg:x="65.274cm" svg:y="70.326cm" svg:viewBox="0 0 187 1001" draw:points="0,1001 187,1001 187,0 0,0">
          <text:p/>
        </draw:polygon>
        <draw:polygon draw:style-name="gr16" draw:text-style-name="P4" draw:layer="layout" svg:width="1cm" svg:height="1cm" svg:x="65.274cm" svg:y="71.426cm" svg:viewBox="0 0 1001 1001" draw:points="0,1001 1001,1001 1001,0 0,0">
          <text:p/>
        </draw:polygon>
        <draw:polygon draw:style-name="gr16" draw:text-style-name="P4" draw:layer="layout" svg:width="0.186cm" svg:height="1cm" svg:x="65.274cm" svg:y="71.426cm" svg:viewBox="0 0 187 1001" draw:points="0,1001 187,1001 187,0 0,0">
          <text:p/>
        </draw:polygon>
        <draw:polygon draw:style-name="gr16" draw:text-style-name="P4" draw:layer="layout" svg:width="1cm" svg:height="1cm" svg:x="65.274cm" svg:y="72.526cm" svg:viewBox="0 0 1001 1001" draw:points="0,1001 1001,1001 1001,0 0,0">
          <text:p/>
        </draw:polygon>
        <draw:polygon draw:style-name="gr16" draw:text-style-name="P4" draw:layer="layout" svg:width="0.186cm" svg:height="1cm" svg:x="65.274cm" svg:y="72.526cm" svg:viewBox="0 0 187 1001" draw:points="0,1001 187,1001 187,0 0,0">
          <text:p/>
        </draw:polygon>
        <draw:polygon draw:style-name="gr16" draw:text-style-name="P4" draw:layer="layout" svg:width="1cm" svg:height="1cm" svg:x="65.274cm" svg:y="73.626cm" svg:viewBox="0 0 1001 1001" draw:points="0,1001 1001,1001 1001,0 0,0">
          <text:p/>
        </draw:polygon>
        <draw:polygon draw:style-name="gr16" draw:text-style-name="P4" draw:layer="layout" svg:width="0.186cm" svg:height="1cm" svg:x="65.274cm" svg:y="73.626cm" svg:viewBox="0 0 187 1001" draw:points="0,1001 187,1001 187,0 0,0">
          <text:p/>
        </draw:polygon>
        <draw:polygon draw:style-name="gr16" draw:text-style-name="P4" draw:layer="layout" svg:width="1cm" svg:height="1cm" svg:x="65.274cm" svg:y="74.726cm" svg:viewBox="0 0 1001 1001" draw:points="0,1001 1001,1001 1001,0 0,0">
          <text:p/>
        </draw:polygon>
        <draw:polygon draw:style-name="gr16" draw:text-style-name="P4" draw:layer="layout" svg:width="0.186cm" svg:height="1cm" svg:x="65.274cm" svg:y="74.726cm" svg:viewBox="0 0 187 1001" draw:points="0,1001 187,1001 187,0 0,0">
          <text:p/>
        </draw:polygon>
        <draw:polygon draw:style-name="gr16" draw:text-style-name="P4" draw:layer="layout" svg:width="1cm" svg:height="1cm" svg:x="65.274cm" svg:y="75.826cm" svg:viewBox="0 0 1001 1001" draw:points="0,1001 1001,1001 1001,0 0,0">
          <text:p/>
        </draw:polygon>
        <draw:polygon draw:style-name="gr16" draw:text-style-name="P4" draw:layer="layout" svg:width="0.186cm" svg:height="1cm" svg:x="65.274cm" svg:y="75.826cm" svg:viewBox="0 0 187 1001" draw:points="0,1001 187,1001 187,0 0,0">
          <text:p/>
        </draw:polygon>
        <draw:polygon draw:style-name="gr16" draw:text-style-name="P4" draw:layer="layout" svg:width="1cm" svg:height="1cm" svg:x="65.274cm" svg:y="76.926cm" svg:viewBox="0 0 1001 1001" draw:points="0,1001 1001,1001 1001,0 0,0">
          <text:p/>
        </draw:polygon>
        <draw:polygon draw:style-name="gr16" draw:text-style-name="P4" draw:layer="layout" svg:width="0.186cm" svg:height="1cm" svg:x="65.274cm" svg:y="76.926cm" svg:viewBox="0 0 187 1001" draw:points="0,1001 187,1001 187,0 0,0">
          <text:p/>
        </draw:polygon>
        <draw:polygon draw:style-name="gr16" draw:text-style-name="P4" draw:layer="layout" svg:width="1cm" svg:height="1cm" svg:x="65.274cm" svg:y="78.026cm" svg:viewBox="0 0 1001 1001" draw:points="0,1001 1001,1001 1001,0 0,0">
          <text:p/>
        </draw:polygon>
        <draw:polygon draw:style-name="gr16" draw:text-style-name="P4" draw:layer="layout" svg:width="0.186cm" svg:height="1cm" svg:x="65.274cm" svg:y="78.026cm" svg:viewBox="0 0 187 1001" draw:points="0,1001 187,1001 187,0 0,0">
          <text:p/>
        </draw:polygon>
        <draw:polygon draw:style-name="gr16" draw:text-style-name="P4" draw:layer="layout" svg:width="1cm" svg:height="1cm" svg:x="65.274cm" svg:y="79.126cm" svg:viewBox="0 0 1001 1001" draw:points="0,1001 1001,1001 1001,0 0,0">
          <text:p/>
        </draw:polygon>
        <draw:polygon draw:style-name="gr16" draw:text-style-name="P4" draw:layer="layout" svg:width="0.186cm" svg:height="1cm" svg:x="65.274cm" svg:y="79.126cm" svg:viewBox="0 0 187 1001" draw:points="0,1001 187,1001 187,0 0,0">
          <text:p/>
        </draw:polygon>
        <draw:polygon draw:style-name="gr16" draw:text-style-name="P4" draw:layer="layout" svg:width="1cm" svg:height="1cm" svg:x="63.364cm" svg:y="53.826cm" svg:viewBox="0 0 1001 1001" draw:points="0,1001 1001,1001 1001,0 0,0">
          <text:p/>
        </draw:polygon>
        <draw:polygon draw:style-name="gr16" draw:text-style-name="P4" draw:layer="layout" svg:width="0.186cm" svg:height="1cm" svg:x="63.364cm" svg:y="53.826cm" svg:viewBox="0 0 187 1001" draw:points="0,1001 187,1001 187,0 0,0">
          <text:p/>
        </draw:polygon>
        <draw:polygon draw:style-name="gr16" draw:text-style-name="P4" draw:layer="layout" svg:width="1cm" svg:height="1cm" svg:x="63.364cm" svg:y="54.926cm" svg:viewBox="0 0 1001 1001" draw:points="0,1001 1001,1001 1001,0 0,0">
          <text:p/>
        </draw:polygon>
        <draw:polygon draw:style-name="gr16" draw:text-style-name="P4" draw:layer="layout" svg:width="0.186cm" svg:height="1cm" svg:x="63.364cm" svg:y="54.926cm" svg:viewBox="0 0 187 1001" draw:points="0,1001 187,1001 187,0 0,0">
          <text:p/>
        </draw:polygon>
        <draw:polygon draw:style-name="gr16" draw:text-style-name="P4" draw:layer="layout" svg:width="1cm" svg:height="1cm" svg:x="63.364cm" svg:y="56.026cm" svg:viewBox="0 0 1001 1001" draw:points="0,1001 1001,1001 1001,0 0,0">
          <text:p/>
        </draw:polygon>
        <draw:polygon draw:style-name="gr16" draw:text-style-name="P4" draw:layer="layout" svg:width="0.186cm" svg:height="1cm" svg:x="63.364cm" svg:y="56.026cm" svg:viewBox="0 0 187 1001" draw:points="0,1001 187,1001 187,0 0,0">
          <text:p/>
        </draw:polygon>
        <draw:polygon draw:style-name="gr16" draw:text-style-name="P4" draw:layer="layout" svg:width="1cm" svg:height="1cm" svg:x="63.364cm" svg:y="57.126cm" svg:viewBox="0 0 1001 1001" draw:points="0,1001 1001,1001 1001,0 0,0">
          <text:p/>
        </draw:polygon>
        <draw:polygon draw:style-name="gr16" draw:text-style-name="P4" draw:layer="layout" svg:width="0.186cm" svg:height="1cm" svg:x="63.364cm" svg:y="57.126cm" svg:viewBox="0 0 187 1001" draw:points="0,1001 187,1001 187,0 0,0">
          <text:p/>
        </draw:polygon>
        <draw:polygon draw:style-name="gr16" draw:text-style-name="P4" draw:layer="layout" svg:width="1cm" svg:height="1cm" svg:x="63.364cm" svg:y="58.226cm" svg:viewBox="0 0 1001 1001" draw:points="0,1001 1001,1001 1001,0 0,0">
          <text:p/>
        </draw:polygon>
        <draw:polygon draw:style-name="gr16" draw:text-style-name="P4" draw:layer="layout" svg:width="0.186cm" svg:height="1cm" svg:x="63.364cm" svg:y="58.226cm" svg:viewBox="0 0 187 1001" draw:points="0,1001 187,1001 187,0 0,0">
          <text:p/>
        </draw:polygon>
        <draw:polygon draw:style-name="gr16" draw:text-style-name="P4" draw:layer="layout" svg:width="1cm" svg:height="1cm" svg:x="63.364cm" svg:y="59.326cm" svg:viewBox="0 0 1001 1001" draw:points="0,1001 1001,1001 1001,0 0,0">
          <text:p/>
        </draw:polygon>
        <draw:polygon draw:style-name="gr16" draw:text-style-name="P4" draw:layer="layout" svg:width="0.186cm" svg:height="1cm" svg:x="63.364cm" svg:y="59.326cm" svg:viewBox="0 0 187 1001" draw:points="0,1001 187,1001 186,0 0,0">
          <text:p/>
        </draw:polygon>
        <draw:polygon draw:style-name="gr16" draw:text-style-name="P4" draw:layer="layout" svg:width="1cm" svg:height="1cm" svg:x="63.364cm" svg:y="60.426cm" svg:viewBox="0 0 1001 1001" draw:points="0,1001 1001,1001 1001,0 0,0">
          <text:p/>
        </draw:polygon>
        <draw:polygon draw:style-name="gr16" draw:text-style-name="P4" draw:layer="layout" svg:width="0.186cm" svg:height="1cm" svg:x="63.364cm" svg:y="60.426cm" svg:viewBox="0 0 187 1001" draw:points="0,1001 187,1001 187,0 0,0">
          <text:p/>
        </draw:polygon>
        <draw:polygon draw:style-name="gr16" draw:text-style-name="P4" draw:layer="layout" svg:width="1cm" svg:height="1cm" svg:x="63.364cm" svg:y="61.526cm" svg:viewBox="0 0 1001 1001" draw:points="0,1001 1001,1001 1001,0 0,0">
          <text:p/>
        </draw:polygon>
        <draw:polygon draw:style-name="gr16" draw:text-style-name="P4" draw:layer="layout" svg:width="0.186cm" svg:height="1cm" svg:x="63.364cm" svg:y="61.526cm" svg:viewBox="0 0 187 1001" draw:points="0,1001 187,1001 187,0 0,0">
          <text:p/>
        </draw:polygon>
        <draw:polygon draw:style-name="gr16" draw:text-style-name="P4" draw:layer="layout" svg:width="1cm" svg:height="1cm" svg:x="63.364cm" svg:y="62.626cm" svg:viewBox="0 0 1001 1001" draw:points="0,1001 1001,1001 1001,0 0,0">
          <text:p/>
        </draw:polygon>
        <draw:polygon draw:style-name="gr16" draw:text-style-name="P4" draw:layer="layout" svg:width="0.186cm" svg:height="1cm" svg:x="63.364cm" svg:y="62.626cm" svg:viewBox="0 0 187 1001" draw:points="0,1001 187,1001 187,0 0,0">
          <text:p/>
        </draw:polygon>
        <draw:polygon draw:style-name="gr16" draw:text-style-name="P4" draw:layer="layout" svg:width="1cm" svg:height="1cm" svg:x="63.364cm" svg:y="63.726cm" svg:viewBox="0 0 1001 1001" draw:points="0,1001 1001,1001 1001,0 0,0">
          <text:p/>
        </draw:polygon>
        <draw:polygon draw:style-name="gr16" draw:text-style-name="P4" draw:layer="layout" svg:width="0.186cm" svg:height="1cm" svg:x="63.364cm" svg:y="63.726cm" svg:viewBox="0 0 187 1001" draw:points="0,1001 187,1001 187,0 0,0">
          <text:p/>
        </draw:polygon>
        <draw:polygon draw:style-name="gr16" draw:text-style-name="P4" draw:layer="layout" svg:width="1cm" svg:height="1cm" svg:x="63.364cm" svg:y="64.826cm" svg:viewBox="0 0 1001 1001" draw:points="0,1001 1001,1001 1001,0 0,0">
          <text:p/>
        </draw:polygon>
        <draw:polygon draw:style-name="gr16" draw:text-style-name="P4" draw:layer="layout" svg:width="0.186cm" svg:height="1cm" svg:x="63.364cm" svg:y="64.826cm" svg:viewBox="0 0 187 1001" draw:points="0,1001 187,1001 187,0 0,0">
          <text:p/>
        </draw:polygon>
        <draw:polygon draw:style-name="gr16" draw:text-style-name="P4" draw:layer="layout" svg:width="1cm" svg:height="1cm" svg:x="63.364cm" svg:y="68.126cm" svg:viewBox="0 0 1001 1001" draw:points="0,1001 1001,1001 1001,0 0,0">
          <text:p/>
        </draw:polygon>
        <draw:polygon draw:style-name="gr16" draw:text-style-name="P4" draw:layer="layout" svg:width="0.186cm" svg:height="1cm" svg:x="63.364cm" svg:y="68.126cm" svg:viewBox="0 0 187 1001" draw:points="0,1001 187,1001 187,0 0,0">
          <text:p/>
        </draw:polygon>
        <draw:polygon draw:style-name="gr16" draw:text-style-name="P4" draw:layer="layout" svg:width="1cm" svg:height="1cm" svg:x="63.364cm" svg:y="69.226cm" svg:viewBox="0 0 1001 1001" draw:points="0,1001 1001,1001 1001,0 0,0">
          <text:p/>
        </draw:polygon>
        <draw:polygon draw:style-name="gr16" draw:text-style-name="P4" draw:layer="layout" svg:width="0.186cm" svg:height="1cm" svg:x="63.364cm" svg:y="69.226cm" svg:viewBox="0 0 187 1001" draw:points="0,1001 187,1001 187,0 0,0">
          <text:p/>
        </draw:polygon>
        <draw:polygon draw:style-name="gr16" draw:text-style-name="P4" draw:layer="layout" svg:width="1cm" svg:height="1cm" svg:x="63.364cm" svg:y="70.326cm" svg:viewBox="0 0 1001 1001" draw:points="0,1001 1001,1001 1001,0 0,0">
          <text:p/>
        </draw:polygon>
        <draw:polygon draw:style-name="gr16" draw:text-style-name="P4" draw:layer="layout" svg:width="0.186cm" svg:height="1cm" svg:x="63.364cm" svg:y="70.326cm" svg:viewBox="0 0 187 1001" draw:points="0,1001 187,1001 187,0 0,0">
          <text:p/>
        </draw:polygon>
        <draw:polygon draw:style-name="gr16" draw:text-style-name="P4" draw:layer="layout" svg:width="1cm" svg:height="1cm" svg:x="63.364cm" svg:y="71.426cm" svg:viewBox="0 0 1001 1001" draw:points="0,1001 1001,1001 1001,0 0,0">
          <text:p/>
        </draw:polygon>
        <draw:polygon draw:style-name="gr16" draw:text-style-name="P4" draw:layer="layout" svg:width="0.186cm" svg:height="1cm" svg:x="63.364cm" svg:y="71.426cm" svg:viewBox="0 0 187 1001" draw:points="0,1001 187,1001 187,0 0,0">
          <text:p/>
        </draw:polygon>
        <draw:polygon draw:style-name="gr16" draw:text-style-name="P4" draw:layer="layout" svg:width="1cm" svg:height="1cm" svg:x="63.364cm" svg:y="72.526cm" svg:viewBox="0 0 1001 1001" draw:points="0,1001 1001,1001 1001,0 0,0">
          <text:p/>
        </draw:polygon>
        <draw:polygon draw:style-name="gr16" draw:text-style-name="P4" draw:layer="layout" svg:width="0.186cm" svg:height="1cm" svg:x="63.364cm" svg:y="72.526cm" svg:viewBox="0 0 187 1001" draw:points="0,1001 187,1001 186,0 0,0">
          <text:p/>
        </draw:polygon>
        <draw:polygon draw:style-name="gr16" draw:text-style-name="P4" draw:layer="layout" svg:width="1cm" svg:height="1cm" svg:x="63.364cm" svg:y="73.626cm" svg:viewBox="0 0 1001 1001" draw:points="0,1001 1001,1001 1001,0 0,0">
          <text:p/>
        </draw:polygon>
        <draw:polygon draw:style-name="gr16" draw:text-style-name="P4" draw:layer="layout" svg:width="0.186cm" svg:height="1cm" svg:x="63.364cm" svg:y="73.626cm" svg:viewBox="0 0 187 1001" draw:points="0,1001 187,1001 187,0 0,0">
          <text:p/>
        </draw:polygon>
        <draw:polygon draw:style-name="gr16" draw:text-style-name="P4" draw:layer="layout" svg:width="1cm" svg:height="1cm" svg:x="63.364cm" svg:y="74.726cm" svg:viewBox="0 0 1001 1001" draw:points="0,1001 1001,1001 1001,0 0,0">
          <text:p/>
        </draw:polygon>
        <draw:polygon draw:style-name="gr16" draw:text-style-name="P4" draw:layer="layout" svg:width="0.186cm" svg:height="1cm" svg:x="63.364cm" svg:y="74.726cm" svg:viewBox="0 0 187 1001" draw:points="0,1001 187,1001 187,0 0,0">
          <text:p/>
        </draw:polygon>
        <draw:polygon draw:style-name="gr16" draw:text-style-name="P4" draw:layer="layout" svg:width="1cm" svg:height="1cm" svg:x="63.364cm" svg:y="75.826cm" svg:viewBox="0 0 1001 1001" draw:points="0,1001 1001,1001 1001,0 0,0">
          <text:p/>
        </draw:polygon>
        <draw:polygon draw:style-name="gr16" draw:text-style-name="P4" draw:layer="layout" svg:width="0.186cm" svg:height="1cm" svg:x="63.364cm" svg:y="75.826cm" svg:viewBox="0 0 187 1001" draw:points="0,1001 187,1001 187,0 0,0">
          <text:p/>
        </draw:polygon>
        <draw:polygon draw:style-name="gr16" draw:text-style-name="P4" draw:layer="layout" svg:width="1cm" svg:height="1cm" svg:x="63.364cm" svg:y="76.926cm" svg:viewBox="0 0 1001 1001" draw:points="0,1001 1001,1001 1001,0 0,0">
          <text:p/>
        </draw:polygon>
        <draw:polygon draw:style-name="gr16" draw:text-style-name="P4" draw:layer="layout" svg:width="0.186cm" svg:height="1cm" svg:x="63.364cm" svg:y="76.926cm" svg:viewBox="0 0 187 1001" draw:points="0,1001 187,1001 187,0 0,0">
          <text:p/>
        </draw:polygon>
        <draw:polygon draw:style-name="gr16" draw:text-style-name="P4" draw:layer="layout" svg:width="1cm" svg:height="1cm" svg:x="63.364cm" svg:y="78.026cm" svg:viewBox="0 0 1001 1001" draw:points="0,1001 1001,1001 1001,0 0,0">
          <text:p/>
        </draw:polygon>
        <draw:polygon draw:style-name="gr16" draw:text-style-name="P4" draw:layer="layout" svg:width="0.186cm" svg:height="1cm" svg:x="63.364cm" svg:y="78.026cm" svg:viewBox="0 0 187 1001" draw:points="0,1001 187,1001 187,0 0,0">
          <text:p/>
        </draw:polygon>
        <draw:polygon draw:style-name="gr16" draw:text-style-name="P4" draw:layer="layout" svg:width="1cm" svg:height="1cm" svg:x="63.364cm" svg:y="79.126cm" svg:viewBox="0 0 1001 1001" draw:points="0,1001 1001,1001 1001,0 0,0">
          <text:p/>
        </draw:polygon>
        <draw:polygon draw:style-name="gr16" draw:text-style-name="P4" draw:layer="layout" svg:width="0.186cm" svg:height="1cm" svg:x="63.364cm" svg:y="79.126cm" svg:viewBox="0 0 187 1001" draw:points="0,1001 187,1001 187,0 0,0">
          <text:p/>
        </draw:polygon>
        <draw:polygon draw:style-name="gr16" draw:text-style-name="P4" draw:layer="layout" svg:width="1cm" svg:height="1cm" svg:x="61.454cm" svg:y="53.826cm" svg:viewBox="0 0 1001 1001" draw:points="0,1001 1001,1001 1001,0 0,0">
          <text:p/>
        </draw:polygon>
        <draw:polygon draw:style-name="gr16" draw:text-style-name="P4" draw:layer="layout" svg:width="0.186cm" svg:height="1cm" svg:x="61.454cm" svg:y="53.826cm" svg:viewBox="0 0 187 1001" draw:points="0,1001 187,1001 187,0 0,0">
          <text:p/>
        </draw:polygon>
        <draw:polygon draw:style-name="gr16" draw:text-style-name="P4" draw:layer="layout" svg:width="1cm" svg:height="1cm" svg:x="61.454cm" svg:y="54.926cm" svg:viewBox="0 0 1001 1001" draw:points="0,1001 1001,1001 1001,0 0,0">
          <text:p/>
        </draw:polygon>
        <draw:polygon draw:style-name="gr16" draw:text-style-name="P4" draw:layer="layout" svg:width="0.186cm" svg:height="1cm" svg:x="61.454cm" svg:y="54.926cm" svg:viewBox="0 0 187 1001" draw:points="0,1001 187,1001 187,0 0,0">
          <text:p/>
        </draw:polygon>
        <draw:polygon draw:style-name="gr16" draw:text-style-name="P4" draw:layer="layout" svg:width="1cm" svg:height="1cm" svg:x="61.454cm" svg:y="56.026cm" svg:viewBox="0 0 1001 1001" draw:points="0,1001 1001,1001 1001,0 0,0">
          <text:p/>
        </draw:polygon>
        <draw:polygon draw:style-name="gr16" draw:text-style-name="P4" draw:layer="layout" svg:width="0.186cm" svg:height="1cm" svg:x="61.454cm" svg:y="56.026cm" svg:viewBox="0 0 187 1001" draw:points="0,1001 187,1001 187,0 0,0">
          <text:p/>
        </draw:polygon>
        <draw:polygon draw:style-name="gr16" draw:text-style-name="P4" draw:layer="layout" svg:width="1cm" svg:height="1cm" svg:x="61.454cm" svg:y="57.126cm" svg:viewBox="0 0 1001 1001" draw:points="0,1001 1001,1001 1001,0 0,0">
          <text:p/>
        </draw:polygon>
        <draw:polygon draw:style-name="gr16" draw:text-style-name="P4" draw:layer="layout" svg:width="0.186cm" svg:height="1cm" svg:x="61.454cm" svg:y="57.126cm" svg:viewBox="0 0 187 1001" draw:points="0,1001 187,1001 187,0 0,0">
          <text:p/>
        </draw:polygon>
        <draw:polygon draw:style-name="gr16" draw:text-style-name="P4" draw:layer="layout" svg:width="1cm" svg:height="1cm" svg:x="61.454cm" svg:y="58.226cm" svg:viewBox="0 0 1001 1001" draw:points="0,1001 1001,1001 1001,0 0,0">
          <text:p/>
        </draw:polygon>
        <draw:polygon draw:style-name="gr16" draw:text-style-name="P4" draw:layer="layout" svg:width="0.186cm" svg:height="1cm" svg:x="61.454cm" svg:y="58.226cm" svg:viewBox="0 0 187 1001" draw:points="0,1001 187,1001 187,0 0,0">
          <text:p/>
        </draw:polygon>
        <draw:polygon draw:style-name="gr16" draw:text-style-name="P4" draw:layer="layout" svg:width="1cm" svg:height="1cm" svg:x="61.454cm" svg:y="59.326cm" svg:viewBox="0 0 1001 1001" draw:points="0,1001 1001,1001 1001,0 0,0">
          <text:p/>
        </draw:polygon>
        <draw:polygon draw:style-name="gr16" draw:text-style-name="P4" draw:layer="layout" svg:width="0.186cm" svg:height="1cm" svg:x="61.454cm" svg:y="59.326cm" svg:viewBox="0 0 187 1001" draw:points="0,1001 187,1001 187,0 0,0">
          <text:p/>
        </draw:polygon>
        <draw:polygon draw:style-name="gr16" draw:text-style-name="P4" draw:layer="layout" svg:width="1cm" svg:height="1cm" svg:x="61.454cm" svg:y="60.426cm" svg:viewBox="0 0 1001 1001" draw:points="0,1001 1001,1001 1001,0 0,0">
          <text:p/>
        </draw:polygon>
        <draw:polygon draw:style-name="gr16" draw:text-style-name="P4" draw:layer="layout" svg:width="0.186cm" svg:height="1cm" svg:x="61.454cm" svg:y="60.426cm" svg:viewBox="0 0 187 1001" draw:points="0,1001 187,1001 187,0 0,0">
          <text:p/>
        </draw:polygon>
        <draw:polygon draw:style-name="gr16" draw:text-style-name="P4" draw:layer="layout" svg:width="1cm" svg:height="1cm" svg:x="61.454cm" svg:y="61.526cm" svg:viewBox="0 0 1001 1001" draw:points="0,1001 1001,1001 1001,0 0,0">
          <text:p/>
        </draw:polygon>
        <draw:polygon draw:style-name="gr16" draw:text-style-name="P4" draw:layer="layout" svg:width="0.186cm" svg:height="1cm" svg:x="61.454cm" svg:y="61.526cm" svg:viewBox="0 0 187 1001" draw:points="0,1001 187,1001 187,0 0,0">
          <text:p/>
        </draw:polygon>
        <draw:polygon draw:style-name="gr16" draw:text-style-name="P4" draw:layer="layout" svg:width="1cm" svg:height="1cm" svg:x="61.454cm" svg:y="62.626cm" svg:viewBox="0 0 1001 1001" draw:points="0,1001 1001,1001 1001,0 0,0">
          <text:p/>
        </draw:polygon>
        <draw:polygon draw:style-name="gr16" draw:text-style-name="P4" draw:layer="layout" svg:width="0.186cm" svg:height="1cm" svg:x="61.454cm" svg:y="62.626cm" svg:viewBox="0 0 187 1001" draw:points="0,1001 187,1001 187,0 0,0">
          <text:p/>
        </draw:polygon>
        <draw:polygon draw:style-name="gr16" draw:text-style-name="P4" draw:layer="layout" svg:width="1cm" svg:height="1cm" svg:x="61.454cm" svg:y="63.726cm" svg:viewBox="0 0 1001 1001" draw:points="0,1001 1001,1001 1001,0 0,0">
          <text:p/>
        </draw:polygon>
        <draw:polygon draw:style-name="gr16" draw:text-style-name="P4" draw:layer="layout" svg:width="0.186cm" svg:height="1cm" svg:x="61.454cm" svg:y="63.726cm" svg:viewBox="0 0 187 1001" draw:points="0,1001 187,1001 187,0 0,0">
          <text:p/>
        </draw:polygon>
        <draw:polygon draw:style-name="gr16" draw:text-style-name="P4" draw:layer="layout" svg:width="1cm" svg:height="1cm" svg:x="61.454cm" svg:y="64.826cm" svg:viewBox="0 0 1001 1001" draw:points="0,1001 1001,1001 1001,0 0,0">
          <text:p/>
        </draw:polygon>
        <draw:polygon draw:style-name="gr16" draw:text-style-name="P4" draw:layer="layout" svg:width="0.186cm" svg:height="1cm" svg:x="61.454cm" svg:y="64.826cm" svg:viewBox="0 0 187 1001" draw:points="0,1001 187,1001 187,0 0,0">
          <text:p/>
        </draw:polygon>
        <draw:polygon draw:style-name="gr16" draw:text-style-name="P4" draw:layer="layout" svg:width="1cm" svg:height="1cm" svg:x="61.454cm" svg:y="68.126cm" svg:viewBox="0 0 1001 1001" draw:points="0,1001 1001,1001 1001,0 0,0">
          <text:p/>
        </draw:polygon>
        <draw:polygon draw:style-name="gr16" draw:text-style-name="P4" draw:layer="layout" svg:width="0.186cm" svg:height="1cm" svg:x="61.454cm" svg:y="68.126cm" svg:viewBox="0 0 187 1001" draw:points="0,1001 187,1001 187,0 0,0">
          <text:p/>
        </draw:polygon>
        <draw:polygon draw:style-name="gr16" draw:text-style-name="P4" draw:layer="layout" svg:width="1cm" svg:height="1cm" svg:x="61.454cm" svg:y="69.226cm" svg:viewBox="0 0 1001 1001" draw:points="0,1001 1001,1001 1001,0 0,0">
          <text:p/>
        </draw:polygon>
        <draw:polygon draw:style-name="gr16" draw:text-style-name="P4" draw:layer="layout" svg:width="0.186cm" svg:height="1cm" svg:x="61.454cm" svg:y="69.226cm" svg:viewBox="0 0 187 1001" draw:points="0,1001 187,1001 187,0 0,0">
          <text:p/>
        </draw:polygon>
        <draw:polygon draw:style-name="gr16" draw:text-style-name="P4" draw:layer="layout" svg:width="1cm" svg:height="1cm" svg:x="61.454cm" svg:y="70.326cm" svg:viewBox="0 0 1001 1001" draw:points="0,1001 1001,1001 1001,0 0,0">
          <text:p/>
        </draw:polygon>
        <draw:polygon draw:style-name="gr16" draw:text-style-name="P4" draw:layer="layout" svg:width="0.186cm" svg:height="1cm" svg:x="61.454cm" svg:y="70.326cm" svg:viewBox="0 0 187 1001" draw:points="0,1001 187,1001 187,0 0,0">
          <text:p/>
        </draw:polygon>
        <draw:polygon draw:style-name="gr16" draw:text-style-name="P4" draw:layer="layout" svg:width="1cm" svg:height="1cm" svg:x="61.454cm" svg:y="71.426cm" svg:viewBox="0 0 1001 1001" draw:points="0,1001 1001,1001 1001,0 0,0">
          <text:p/>
        </draw:polygon>
        <draw:polygon draw:style-name="gr16" draw:text-style-name="P4" draw:layer="layout" svg:width="0.186cm" svg:height="1cm" svg:x="61.454cm" svg:y="71.426cm" svg:viewBox="0 0 187 1001" draw:points="0,1001 187,1001 187,0 0,0">
          <text:p/>
        </draw:polygon>
        <draw:polygon draw:style-name="gr16" draw:text-style-name="P4" draw:layer="layout" svg:width="1cm" svg:height="1cm" svg:x="61.454cm" svg:y="72.526cm" svg:viewBox="0 0 1001 1001" draw:points="0,1001 1001,1001 1001,0 0,0">
          <text:p/>
        </draw:polygon>
        <draw:polygon draw:style-name="gr16" draw:text-style-name="P4" draw:layer="layout" svg:width="0.186cm" svg:height="1cm" svg:x="61.454cm" svg:y="72.526cm" svg:viewBox="0 0 187 1001" draw:points="0,1001 187,1001 187,0 0,0">
          <text:p/>
        </draw:polygon>
        <draw:polygon draw:style-name="gr16" draw:text-style-name="P4" draw:layer="layout" svg:width="1cm" svg:height="1cm" svg:x="61.454cm" svg:y="73.626cm" svg:viewBox="0 0 1001 1001" draw:points="0,1001 1001,1001 1001,0 0,0">
          <text:p/>
        </draw:polygon>
        <draw:polygon draw:style-name="gr16" draw:text-style-name="P4" draw:layer="layout" svg:width="0.186cm" svg:height="1cm" svg:x="61.454cm" svg:y="73.626cm" svg:viewBox="0 0 187 1001" draw:points="0,1001 187,1001 187,0 0,0">
          <text:p/>
        </draw:polygon>
        <draw:polygon draw:style-name="gr16" draw:text-style-name="P4" draw:layer="layout" svg:width="1cm" svg:height="1cm" svg:x="61.454cm" svg:y="74.726cm" svg:viewBox="0 0 1001 1001" draw:points="0,1001 1001,1001 1001,0 0,0">
          <text:p/>
        </draw:polygon>
        <draw:polygon draw:style-name="gr16" draw:text-style-name="P4" draw:layer="layout" svg:width="0.186cm" svg:height="1cm" svg:x="61.454cm" svg:y="74.726cm" svg:viewBox="0 0 187 1001" draw:points="0,1001 187,1001 187,0 0,0">
          <text:p/>
        </draw:polygon>
        <draw:polygon draw:style-name="gr16" draw:text-style-name="P4" draw:layer="layout" svg:width="1cm" svg:height="1cm" svg:x="61.454cm" svg:y="75.826cm" svg:viewBox="0 0 1001 1001" draw:points="0,1001 1001,1001 1001,0 0,0">
          <text:p/>
        </draw:polygon>
        <draw:polygon draw:style-name="gr16" draw:text-style-name="P4" draw:layer="layout" svg:width="0.186cm" svg:height="1cm" svg:x="61.454cm" svg:y="75.826cm" svg:viewBox="0 0 187 1001" draw:points="0,1001 187,1001 187,0 0,0">
          <text:p/>
        </draw:polygon>
        <draw:polygon draw:style-name="gr16" draw:text-style-name="P4" draw:layer="layout" svg:width="1cm" svg:height="1cm" svg:x="61.454cm" svg:y="76.926cm" svg:viewBox="0 0 1001 1001" draw:points="0,1001 1001,1001 1001,0 0,0">
          <text:p/>
        </draw:polygon>
        <draw:polygon draw:style-name="gr16" draw:text-style-name="P4" draw:layer="layout" svg:width="0.186cm" svg:height="1cm" svg:x="61.454cm" svg:y="76.926cm" svg:viewBox="0 0 187 1001" draw:points="0,1001 187,1001 187,0 0,0">
          <text:p/>
        </draw:polygon>
        <draw:polygon draw:style-name="gr16" draw:text-style-name="P4" draw:layer="layout" svg:width="1cm" svg:height="1cm" svg:x="61.454cm" svg:y="78.026cm" svg:viewBox="0 0 1001 1001" draw:points="0,1001 1001,1001 1001,0 0,0">
          <text:p/>
        </draw:polygon>
        <draw:polygon draw:style-name="gr16" draw:text-style-name="P4" draw:layer="layout" svg:width="0.186cm" svg:height="1cm" svg:x="61.454cm" svg:y="78.026cm" svg:viewBox="0 0 187 1001" draw:points="0,1001 187,1001 187,0 0,0">
          <text:p/>
        </draw:polygon>
        <draw:polygon draw:style-name="gr16" draw:text-style-name="P4" draw:layer="layout" svg:width="1cm" svg:height="1cm" svg:x="61.454cm" svg:y="79.126cm" svg:viewBox="0 0 1001 1001" draw:points="0,1001 1001,1001 1001,0 0,0">
          <text:p/>
        </draw:polygon>
        <draw:polygon draw:style-name="gr16" draw:text-style-name="P4" draw:layer="layout" svg:width="0.186cm" svg:height="1cm" svg:x="61.454cm" svg:y="79.126cm" svg:viewBox="0 0 187 1001" draw:points="0,1001 187,1001 187,0 0,0">
          <text:p/>
        </draw:polygon>
        <draw:polygon draw:style-name="gr16" draw:text-style-name="P4" draw:layer="layout" svg:width="1cm" svg:height="1cm" svg:x="76.764cm" svg:y="82.976cm" svg:viewBox="0 0 1001 1001" draw:points="0,1001 1001,1001 1001,0 0,0">
          <text:p/>
        </draw:polygon>
        <draw:polygon draw:style-name="gr16" draw:text-style-name="P4" draw:layer="layout" svg:width="0.186cm" svg:height="1cm" svg:x="76.764cm" svg:y="82.976cm" svg:viewBox="0 0 187 1001" draw:points="0,1001 187,1001 187,0 0,0">
          <text:p/>
        </draw:polygon>
        <draw:polygon draw:style-name="gr16" draw:text-style-name="P4" draw:layer="layout" svg:width="1cm" svg:height="1cm" svg:x="76.764cm" svg:y="84.076cm" svg:viewBox="0 0 1001 1001" draw:points="0,1001 1000,1001 1001,0 0,0">
          <text:p/>
        </draw:polygon>
        <draw:polygon draw:style-name="gr16" draw:text-style-name="P4" draw:layer="layout" svg:width="0.186cm" svg:height="1cm" svg:x="76.764cm" svg:y="84.076cm" svg:viewBox="0 0 187 1001" draw:points="0,1001 187,1001 187,0 0,0">
          <text:p/>
        </draw:polygon>
        <draw:polygon draw:style-name="gr16" draw:text-style-name="P4" draw:layer="layout" svg:width="1cm" svg:height="1cm" svg:x="76.764cm" svg:y="85.176cm" svg:viewBox="0 0 1001 1001" draw:points="0,1001 1001,1001 1001,0 0,0">
          <text:p/>
        </draw:polygon>
        <draw:polygon draw:style-name="gr16" draw:text-style-name="P4" draw:layer="layout" svg:width="0.186cm" svg:height="1cm" svg:x="76.764cm" svg:y="85.176cm" svg:viewBox="0 0 187 1001" draw:points="0,1001 187,1001 187,0 0,0">
          <text:p/>
        </draw:polygon>
        <draw:polygon draw:style-name="gr16" draw:text-style-name="P4" draw:layer="layout" svg:width="1cm" svg:height="1cm" svg:x="76.764cm" svg:y="86.276cm" svg:viewBox="0 0 1001 1001" draw:points="0,1001 1001,1001 1001,0 0,0">
          <text:p/>
        </draw:polygon>
        <draw:polygon draw:style-name="gr16" draw:text-style-name="P4" draw:layer="layout" svg:width="0.186cm" svg:height="1cm" svg:x="76.764cm" svg:y="86.276cm" svg:viewBox="0 0 187 1001" draw:points="0,1001 187,1001 187,0 0,0">
          <text:p/>
        </draw:polygon>
        <draw:polygon draw:style-name="gr16" draw:text-style-name="P4" draw:layer="layout" svg:width="1cm" svg:height="1cm" svg:x="76.764cm" svg:y="87.376cm" svg:viewBox="0 0 1001 1001" draw:points="0,1001 1001,1001 1001,0 0,0">
          <text:p/>
        </draw:polygon>
        <draw:polygon draw:style-name="gr16" draw:text-style-name="P4" draw:layer="layout" svg:width="0.186cm" svg:height="1cm" svg:x="76.764cm" svg:y="87.376cm" svg:viewBox="0 0 187 1001" draw:points="0,1001 186,1001 187,0 0,0">
          <text:p/>
        </draw:polygon>
        <draw:polygon draw:style-name="gr16" draw:text-style-name="P4" draw:layer="layout" svg:width="1cm" svg:height="1cm" svg:x="76.764cm" svg:y="88.476cm" svg:viewBox="0 0 1001 1001" draw:points="0,1001 1001,1001 1001,0 0,0">
          <text:p/>
        </draw:polygon>
        <draw:polygon draw:style-name="gr16" draw:text-style-name="P4" draw:layer="layout" svg:width="0.186cm" svg:height="1cm" svg:x="76.764cm" svg:y="88.476cm" svg:viewBox="0 0 187 1001" draw:points="0,1001 187,1001 187,0 0,0">
          <text:p/>
        </draw:polygon>
        <draw:polygon draw:style-name="gr16" draw:text-style-name="P4" draw:layer="layout" svg:width="1cm" svg:height="1cm" svg:x="76.764cm" svg:y="89.576cm" svg:viewBox="0 0 1001 1001" draw:points="0,1001 1001,1001 1001,0 0,0">
          <text:p/>
        </draw:polygon>
        <draw:polygon draw:style-name="gr16" draw:text-style-name="P4" draw:layer="layout" svg:width="0.186cm" svg:height="1cm" svg:x="76.764cm" svg:y="89.576cm" svg:viewBox="0 0 187 1001" draw:points="0,1001 187,1001 187,0 0,0">
          <text:p/>
        </draw:polygon>
        <draw:polygon draw:style-name="gr16" draw:text-style-name="P4" draw:layer="layout" svg:width="1cm" svg:height="1cm" svg:x="76.764cm" svg:y="90.676cm" svg:viewBox="0 0 1001 1001" draw:points="0,1001 1001,1001 1001,0 0,0">
          <text:p/>
        </draw:polygon>
        <draw:polygon draw:style-name="gr16" draw:text-style-name="P4" draw:layer="layout" svg:width="0.186cm" svg:height="1cm" svg:x="76.764cm" svg:y="90.676cm" svg:viewBox="0 0 187 1001" draw:points="0,1001 187,1001 187,0 0,0">
          <text:p/>
        </draw:polygon>
        <draw:polygon draw:style-name="gr16" draw:text-style-name="P4" draw:layer="layout" svg:width="1cm" svg:height="1cm" svg:x="76.764cm" svg:y="91.776cm" svg:viewBox="0 0 1001 1001" draw:points="0,1001 1001,1001 1001,0 0,0">
          <text:p/>
        </draw:polygon>
        <draw:polygon draw:style-name="gr16" draw:text-style-name="P4" draw:layer="layout" svg:width="0.186cm" svg:height="1cm" svg:x="76.764cm" svg:y="91.776cm" svg:viewBox="0 0 187 1001" draw:points="0,1001 187,1001 187,0 0,0">
          <text:p/>
        </draw:polygon>
        <draw:polygon draw:style-name="gr16" draw:text-style-name="P4" draw:layer="layout" svg:width="1cm" svg:height="1cm" svg:x="76.764cm" svg:y="92.876cm" svg:viewBox="0 0 1001 1001" draw:points="0,1001 1001,1001 1001,0 0,0">
          <text:p/>
        </draw:polygon>
        <draw:polygon draw:style-name="gr16" draw:text-style-name="P4" draw:layer="layout" svg:width="0.186cm" svg:height="1cm" svg:x="76.764cm" svg:y="92.876cm" svg:viewBox="0 0 187 1001" draw:points="0,1001 187,1001 187,0 0,0">
          <text:p/>
        </draw:polygon>
        <draw:polygon draw:style-name="gr16" draw:text-style-name="P4" draw:layer="layout" svg:width="1cm" svg:height="1cm" svg:x="76.764cm" svg:y="93.976cm" svg:viewBox="0 0 1001 1001" draw:points="0,1001 1001,1001 1001,0 0,0">
          <text:p/>
        </draw:polygon>
        <draw:polygon draw:style-name="gr16" draw:text-style-name="P4" draw:layer="layout" svg:width="0.186cm" svg:height="1cm" svg:x="76.764cm" svg:y="93.976cm" svg:viewBox="0 0 187 1001" draw:points="0,1001 187,1001 187,0 0,0">
          <text:p/>
        </draw:polygon>
        <draw:polygon draw:style-name="gr16" draw:text-style-name="P4" draw:layer="layout" svg:width="1cm" svg:height="1cm" svg:x="74.854cm" svg:y="82.976cm" svg:viewBox="0 0 1001 1001" draw:points="0,1001 1001,1001 1001,0 0,0">
          <text:p/>
        </draw:polygon>
        <draw:polygon draw:style-name="gr16" draw:text-style-name="P4" draw:layer="layout" svg:width="0.186cm" svg:height="1cm" svg:x="74.854cm" svg:y="82.976cm" svg:viewBox="0 0 187 1001" draw:points="0,1001 187,1001 187,0 0,0">
          <text:p/>
        </draw:polygon>
        <draw:polygon draw:style-name="gr16" draw:text-style-name="P4" draw:layer="layout" svg:width="1cm" svg:height="1cm" svg:x="74.854cm" svg:y="84.076cm" svg:viewBox="0 0 1001 1001" draw:points="0,1001 1001,1001 1001,0 0,0">
          <text:p/>
        </draw:polygon>
        <draw:polygon draw:style-name="gr16" draw:text-style-name="P4" draw:layer="layout" svg:width="0.186cm" svg:height="1cm" svg:x="74.854cm" svg:y="84.076cm" svg:viewBox="0 0 187 1001" draw:points="0,1001 187,1001 187,0 0,0">
          <text:p/>
        </draw:polygon>
        <draw:polygon draw:style-name="gr16" draw:text-style-name="P4" draw:layer="layout" svg:width="1cm" svg:height="1cm" svg:x="74.854cm" svg:y="85.176cm" svg:viewBox="0 0 1001 1001" draw:points="0,1001 1001,1001 1001,0 0,0">
          <text:p/>
        </draw:polygon>
        <draw:polygon draw:style-name="gr16" draw:text-style-name="P4" draw:layer="layout" svg:width="0.186cm" svg:height="1cm" svg:x="74.854cm" svg:y="85.176cm" svg:viewBox="0 0 187 1001" draw:points="0,1001 187,1001 187,0 0,0">
          <text:p/>
        </draw:polygon>
        <draw:polygon draw:style-name="gr16" draw:text-style-name="P4" draw:layer="layout" svg:width="1cm" svg:height="1cm" svg:x="74.854cm" svg:y="86.276cm" svg:viewBox="0 0 1001 1001" draw:points="0,1001 1001,1001 1001,0 0,0">
          <text:p/>
        </draw:polygon>
        <draw:polygon draw:style-name="gr16" draw:text-style-name="P4" draw:layer="layout" svg:width="0.186cm" svg:height="1cm" svg:x="74.854cm" svg:y="86.276cm" svg:viewBox="0 0 187 1001" draw:points="0,1001 187,1001 187,0 0,0">
          <text:p/>
        </draw:polygon>
        <draw:polygon draw:style-name="gr16" draw:text-style-name="P4" draw:layer="layout" svg:width="1cm" svg:height="1cm" svg:x="74.854cm" svg:y="87.376cm" svg:viewBox="0 0 1001 1001" draw:points="0,1001 1001,1001 1001,0 0,0">
          <text:p/>
        </draw:polygon>
        <draw:polygon draw:style-name="gr16" draw:text-style-name="P4" draw:layer="layout" svg:width="0.186cm" svg:height="1cm" svg:x="74.854cm" svg:y="87.376cm" svg:viewBox="0 0 187 1001" draw:points="0,1001 187,1001 187,0 0,0">
          <text:p/>
        </draw:polygon>
        <draw:polygon draw:style-name="gr16" draw:text-style-name="P4" draw:layer="layout" svg:width="1cm" svg:height="1cm" svg:x="74.854cm" svg:y="88.476cm" svg:viewBox="0 0 1001 1001" draw:points="0,1001 1001,1001 1001,0 0,0">
          <text:p/>
        </draw:polygon>
        <draw:polygon draw:style-name="gr16" draw:text-style-name="P4" draw:layer="layout" svg:width="0.186cm" svg:height="1cm" svg:x="74.854cm" svg:y="88.476cm" svg:viewBox="0 0 187 1001" draw:points="0,1001 187,1001 187,0 0,0">
          <text:p/>
        </draw:polygon>
        <draw:polygon draw:style-name="gr16" draw:text-style-name="P4" draw:layer="layout" svg:width="1cm" svg:height="1cm" svg:x="74.854cm" svg:y="89.576cm" svg:viewBox="0 0 1001 1001" draw:points="0,1001 1001,1001 1001,0 0,0">
          <text:p/>
        </draw:polygon>
        <draw:polygon draw:style-name="gr16" draw:text-style-name="P4" draw:layer="layout" svg:width="0.186cm" svg:height="1cm" svg:x="74.854cm" svg:y="89.576cm" svg:viewBox="0 0 187 1001" draw:points="0,1001 187,1001 187,0 0,0">
          <text:p/>
        </draw:polygon>
        <draw:polygon draw:style-name="gr16" draw:text-style-name="P4" draw:layer="layout" svg:width="1cm" svg:height="1cm" svg:x="74.854cm" svg:y="90.676cm" svg:viewBox="0 0 1001 1001" draw:points="0,1001 1001,1001 1001,0 0,0">
          <text:p/>
        </draw:polygon>
        <draw:polygon draw:style-name="gr16" draw:text-style-name="P4" draw:layer="layout" svg:width="0.186cm" svg:height="1cm" svg:x="74.854cm" svg:y="90.676cm" svg:viewBox="0 0 187 1001" draw:points="0,1001 187,1001 187,0 0,0">
          <text:p/>
        </draw:polygon>
        <draw:polygon draw:style-name="gr16" draw:text-style-name="P4" draw:layer="layout" svg:width="1cm" svg:height="1cm" svg:x="74.854cm" svg:y="91.776cm" svg:viewBox="0 0 1001 1001" draw:points="0,1001 1001,1001 1001,0 0,0">
          <text:p/>
        </draw:polygon>
        <draw:polygon draw:style-name="gr16" draw:text-style-name="P4" draw:layer="layout" svg:width="0.186cm" svg:height="1cm" svg:x="74.854cm" svg:y="91.776cm" svg:viewBox="0 0 187 1001" draw:points="0,1001 187,1001 187,0 0,0">
          <text:p/>
        </draw:polygon>
        <draw:polygon draw:style-name="gr16" draw:text-style-name="P4" draw:layer="layout" svg:width="1cm" svg:height="1cm" svg:x="74.854cm" svg:y="92.876cm" svg:viewBox="0 0 1001 1001" draw:points="0,1001 1001,1001 1001,0 0,0">
          <text:p/>
        </draw:polygon>
        <draw:polygon draw:style-name="gr16" draw:text-style-name="P4" draw:layer="layout" svg:width="0.186cm" svg:height="1cm" svg:x="74.854cm" svg:y="92.876cm" svg:viewBox="0 0 187 1001" draw:points="0,1001 187,1001 187,0 0,0">
          <text:p/>
        </draw:polygon>
        <draw:polygon draw:style-name="gr16" draw:text-style-name="P4" draw:layer="layout" svg:width="1cm" svg:height="1cm" svg:x="74.854cm" svg:y="93.976cm" svg:viewBox="0 0 1001 1001" draw:points="0,1001 1001,1001 1001,0 0,0">
          <text:p/>
        </draw:polygon>
        <draw:polygon draw:style-name="gr16" draw:text-style-name="P4" draw:layer="layout" svg:width="0.186cm" svg:height="1cm" svg:x="74.854cm" svg:y="93.976cm" svg:viewBox="0 0 187 1001" draw:points="0,1001 187,1001 187,0 0,0">
          <text:p/>
        </draw:polygon>
        <draw:polygon draw:style-name="gr16" draw:text-style-name="P4" draw:layer="layout" svg:width="1cm" svg:height="1cm" svg:x="72.943cm" svg:y="82.976cm" svg:viewBox="0 0 1001 1001" draw:points="0,1001 1001,1001 1001,0 0,0">
          <text:p/>
        </draw:polygon>
        <draw:polygon draw:style-name="gr16" draw:text-style-name="P4" draw:layer="layout" svg:width="0.186cm" svg:height="1cm" svg:x="72.943cm" svg:y="82.976cm" svg:viewBox="0 0 187 1001" draw:points="0,1001 187,1001 187,0 0,0">
          <text:p/>
        </draw:polygon>
        <draw:polygon draw:style-name="gr16" draw:text-style-name="P4" draw:layer="layout" svg:width="1cm" svg:height="1cm" svg:x="72.943cm" svg:y="84.076cm" svg:viewBox="0 0 1001 1001" draw:points="0,1001 1001,1001 1001,0 0,0">
          <text:p/>
        </draw:polygon>
        <draw:polygon draw:style-name="gr16" draw:text-style-name="P4" draw:layer="layout" svg:width="0.186cm" svg:height="1cm" svg:x="72.943cm" svg:y="84.076cm" svg:viewBox="0 0 187 1001" draw:points="0,1001 187,1001 186,0 0,0">
          <text:p/>
        </draw:polygon>
        <draw:polygon draw:style-name="gr16" draw:text-style-name="P4" draw:layer="layout" svg:width="1cm" svg:height="1cm" svg:x="72.943cm" svg:y="85.176cm" svg:viewBox="0 0 1001 1001" draw:points="0,1001 1001,1001 1001,0 0,0">
          <text:p/>
        </draw:polygon>
        <draw:polygon draw:style-name="gr16" draw:text-style-name="P4" draw:layer="layout" svg:width="0.186cm" svg:height="1cm" svg:x="72.943cm" svg:y="85.176cm" svg:viewBox="0 0 187 1001" draw:points="0,1001 187,1001 187,0 0,0">
          <text:p/>
        </draw:polygon>
        <draw:polygon draw:style-name="gr16" draw:text-style-name="P4" draw:layer="layout" svg:width="1cm" svg:height="1cm" svg:x="72.943cm" svg:y="86.276cm" svg:viewBox="0 0 1001 1001" draw:points="0,1001 1001,1001 1001,0 0,0">
          <text:p/>
        </draw:polygon>
        <draw:polygon draw:style-name="gr16" draw:text-style-name="P4" draw:layer="layout" svg:width="0.186cm" svg:height="1cm" svg:x="72.943cm" svg:y="86.276cm" svg:viewBox="0 0 187 1001" draw:points="0,1001 187,1001 187,0 0,0">
          <text:p/>
        </draw:polygon>
        <draw:polygon draw:style-name="gr16" draw:text-style-name="P4" draw:layer="layout" svg:width="1cm" svg:height="1cm" svg:x="72.943cm" svg:y="87.376cm" svg:viewBox="0 0 1001 1001" draw:points="0,1001 1001,1001 1001,0 0,0">
          <text:p/>
        </draw:polygon>
        <draw:polygon draw:style-name="gr16" draw:text-style-name="P4" draw:layer="layout" svg:width="0.186cm" svg:height="1cm" svg:x="72.943cm" svg:y="87.376cm" svg:viewBox="0 0 187 1001" draw:points="0,1001 187,1001 187,0 0,0">
          <text:p/>
        </draw:polygon>
        <draw:polygon draw:style-name="gr16" draw:text-style-name="P4" draw:layer="layout" svg:width="1cm" svg:height="1cm" svg:x="72.943cm" svg:y="88.476cm" svg:viewBox="0 0 1001 1001" draw:points="0,1001 1001,1001 1001,0 0,0">
          <text:p/>
        </draw:polygon>
        <draw:polygon draw:style-name="gr16" draw:text-style-name="P4" draw:layer="layout" svg:width="0.186cm" svg:height="1cm" svg:x="72.943cm" svg:y="88.476cm" svg:viewBox="0 0 187 1001" draw:points="0,1001 187,1001 187,0 0,0">
          <text:p/>
        </draw:polygon>
        <draw:polygon draw:style-name="gr16" draw:text-style-name="P4" draw:layer="layout" svg:width="1cm" svg:height="1cm" svg:x="72.943cm" svg:y="89.576cm" svg:viewBox="0 0 1001 1001" draw:points="0,1001 1001,1001 1001,0 0,0">
          <text:p/>
        </draw:polygon>
        <draw:polygon draw:style-name="gr16" draw:text-style-name="P4" draw:layer="layout" svg:width="0.186cm" svg:height="1cm" svg:x="72.943cm" svg:y="89.576cm" svg:viewBox="0 0 187 1001" draw:points="0,1001 187,1001 187,0 0,0">
          <text:p/>
        </draw:polygon>
        <draw:polygon draw:style-name="gr16" draw:text-style-name="P4" draw:layer="layout" svg:width="1cm" svg:height="1cm" svg:x="72.943cm" svg:y="90.676cm" svg:viewBox="0 0 1001 1001" draw:points="0,1001 1000,1001 1001,0 0,0">
          <text:p/>
        </draw:polygon>
        <draw:polygon draw:style-name="gr16" draw:text-style-name="P4" draw:layer="layout" svg:width="0.186cm" svg:height="1cm" svg:x="72.943cm" svg:y="90.676cm" svg:viewBox="0 0 187 1001" draw:points="0,1001 187,1001 186,0 0,0">
          <text:p/>
        </draw:polygon>
        <draw:polygon draw:style-name="gr16" draw:text-style-name="P4" draw:layer="layout" svg:width="1cm" svg:height="1cm" svg:x="72.943cm" svg:y="91.776cm" svg:viewBox="0 0 1001 1001" draw:points="0,1001 1001,1001 1001,0 0,0">
          <text:p/>
        </draw:polygon>
        <draw:polygon draw:style-name="gr16" draw:text-style-name="P4" draw:layer="layout" svg:width="0.186cm" svg:height="1cm" svg:x="72.943cm" svg:y="91.776cm" svg:viewBox="0 0 187 1001" draw:points="0,1001 187,1001 187,0 0,0">
          <text:p/>
        </draw:polygon>
        <draw:polygon draw:style-name="gr16" draw:text-style-name="P4" draw:layer="layout" svg:width="1cm" svg:height="1cm" svg:x="72.943cm" svg:y="92.876cm" svg:viewBox="0 0 1001 1001" draw:points="0,1001 1001,1001 1001,0 0,0">
          <text:p/>
        </draw:polygon>
        <draw:polygon draw:style-name="gr16" draw:text-style-name="P4" draw:layer="layout" svg:width="0.186cm" svg:height="1cm" svg:x="72.943cm" svg:y="92.876cm" svg:viewBox="0 0 187 1001" draw:points="0,1001 187,1001 187,0 0,0">
          <text:p/>
        </draw:polygon>
        <draw:polygon draw:style-name="gr16" draw:text-style-name="P4" draw:layer="layout" svg:width="1cm" svg:height="1cm" svg:x="72.943cm" svg:y="93.976cm" svg:viewBox="0 0 1001 1001" draw:points="0,1001 1001,1001 1001,0 0,0">
          <text:p/>
        </draw:polygon>
        <draw:polygon draw:style-name="gr16" draw:text-style-name="P4" draw:layer="layout" svg:width="0.186cm" svg:height="1cm" svg:x="72.943cm" svg:y="93.976cm" svg:viewBox="0 0 187 1001" draw:points="0,1001 187,1001 187,0 0,0">
          <text:p/>
        </draw:polygon>
        <draw:polygon draw:style-name="gr16" draw:text-style-name="P4" draw:layer="layout" svg:width="1cm" svg:height="1cm" svg:x="70.854cm" svg:y="82.976cm" svg:viewBox="0 0 1001 1001" draw:points="0,1001 1001,1001 1001,0 0,0">
          <text:p/>
        </draw:polygon>
        <draw:polygon draw:style-name="gr16" draw:text-style-name="P4" draw:layer="layout" svg:width="0.186cm" svg:height="1cm" svg:x="70.854cm" svg:y="82.976cm" svg:viewBox="0 0 187 1001" draw:points="0,1001 187,1001 187,0 0,0">
          <text:p/>
        </draw:polygon>
        <draw:polygon draw:style-name="gr16" draw:text-style-name="P4" draw:layer="layout" svg:width="1cm" svg:height="1cm" svg:x="70.854cm" svg:y="84.076cm" svg:viewBox="0 0 1001 1001" draw:points="0,1001 1001,1001 1001,0 0,0">
          <text:p/>
        </draw:polygon>
        <draw:polygon draw:style-name="gr16" draw:text-style-name="P4" draw:layer="layout" svg:width="0.186cm" svg:height="1cm" svg:x="70.854cm" svg:y="84.076cm" svg:viewBox="0 0 187 1001" draw:points="0,1001 187,1001 186,0 0,0">
          <text:p/>
        </draw:polygon>
        <draw:polygon draw:style-name="gr16" draw:text-style-name="P4" draw:layer="layout" svg:width="1cm" svg:height="1cm" svg:x="70.854cm" svg:y="85.176cm" svg:viewBox="0 0 1001 1001" draw:points="0,1001 1001,1001 1001,0 0,0">
          <text:p/>
        </draw:polygon>
        <draw:polygon draw:style-name="gr16" draw:text-style-name="P4" draw:layer="layout" svg:width="0.186cm" svg:height="1cm" svg:x="70.854cm" svg:y="85.176cm" svg:viewBox="0 0 187 1001" draw:points="0,1001 187,1001 187,0 0,0">
          <text:p/>
        </draw:polygon>
        <draw:polygon draw:style-name="gr16" draw:text-style-name="P4" draw:layer="layout" svg:width="1cm" svg:height="1cm" svg:x="70.854cm" svg:y="86.276cm" svg:viewBox="0 0 1001 1001" draw:points="0,1001 1001,1001 1001,0 0,0">
          <text:p/>
        </draw:polygon>
        <draw:polygon draw:style-name="gr16" draw:text-style-name="P4" draw:layer="layout" svg:width="0.186cm" svg:height="1cm" svg:x="70.854cm" svg:y="86.276cm" svg:viewBox="0 0 187 1001" draw:points="0,1001 187,1001 187,0 0,0">
          <text:p/>
        </draw:polygon>
        <draw:polygon draw:style-name="gr16" draw:text-style-name="P4" draw:layer="layout" svg:width="1cm" svg:height="1cm" svg:x="70.854cm" svg:y="87.376cm" svg:viewBox="0 0 1001 1001" draw:points="0,1001 1001,1001 1001,0 0,0">
          <text:p/>
        </draw:polygon>
        <draw:polygon draw:style-name="gr16" draw:text-style-name="P4" draw:layer="layout" svg:width="0.186cm" svg:height="1cm" svg:x="70.854cm" svg:y="87.376cm" svg:viewBox="0 0 187 1001" draw:points="0,1001 187,1001 186,0 0,0">
          <text:p/>
        </draw:polygon>
        <draw:polygon draw:style-name="gr16" draw:text-style-name="P4" draw:layer="layout" svg:width="1cm" svg:height="1cm" svg:x="70.854cm" svg:y="88.476cm" svg:viewBox="0 0 1001 1001" draw:points="0,1001 1001,1001 1001,0 0,0">
          <text:p/>
        </draw:polygon>
        <draw:polygon draw:style-name="gr16" draw:text-style-name="P4" draw:layer="layout" svg:width="0.186cm" svg:height="1cm" svg:x="70.854cm" svg:y="88.476cm" svg:viewBox="0 0 187 1001" draw:points="0,1001 187,1001 187,0 0,0">
          <text:p/>
        </draw:polygon>
        <draw:polygon draw:style-name="gr16" draw:text-style-name="P4" draw:layer="layout" svg:width="1cm" svg:height="1cm" svg:x="70.854cm" svg:y="89.576cm" svg:viewBox="0 0 1001 1001" draw:points="0,1001 1001,1001 1001,0 0,0">
          <text:p/>
        </draw:polygon>
        <draw:polygon draw:style-name="gr16" draw:text-style-name="P4" draw:layer="layout" svg:width="0.186cm" svg:height="1cm" svg:x="70.854cm" svg:y="89.576cm" svg:viewBox="0 0 187 1001" draw:points="0,1001 187,1001 187,0 0,0">
          <text:p/>
        </draw:polygon>
        <draw:polygon draw:style-name="gr16" draw:text-style-name="P4" draw:layer="layout" svg:width="1cm" svg:height="1cm" svg:x="70.854cm" svg:y="90.676cm" svg:viewBox="0 0 1001 1001" draw:points="0,1001 1001,1001 1001,0 0,0">
          <text:p/>
        </draw:polygon>
        <draw:polygon draw:style-name="gr16" draw:text-style-name="P4" draw:layer="layout" svg:width="0.186cm" svg:height="1cm" svg:x="70.854cm" svg:y="90.676cm" svg:viewBox="0 0 187 1001" draw:points="0,1001 187,1001 187,0 0,0">
          <text:p/>
        </draw:polygon>
        <draw:polygon draw:style-name="gr16" draw:text-style-name="P4" draw:layer="layout" svg:width="1cm" svg:height="1cm" svg:x="70.854cm" svg:y="91.776cm" svg:viewBox="0 0 1001 1001" draw:points="0,1001 1001,1001 1001,0 0,0">
          <text:p/>
        </draw:polygon>
        <draw:polygon draw:style-name="gr16" draw:text-style-name="P4" draw:layer="layout" svg:width="0.186cm" svg:height="1cm" svg:x="70.854cm" svg:y="91.776cm" svg:viewBox="0 0 187 1001" draw:points="0,1001 187,1001 187,0 0,0">
          <text:p/>
        </draw:polygon>
        <draw:polygon draw:style-name="gr16" draw:text-style-name="P4" draw:layer="layout" svg:width="1cm" svg:height="1cm" svg:x="70.854cm" svg:y="92.876cm" svg:viewBox="0 0 1001 1001" draw:points="0,1001 1001,1001 1001,0 0,0">
          <text:p/>
        </draw:polygon>
        <draw:polygon draw:style-name="gr16" draw:text-style-name="P4" draw:layer="layout" svg:width="0.186cm" svg:height="1cm" svg:x="70.854cm" svg:y="92.876cm" svg:viewBox="0 0 187 1001" draw:points="0,1001 187,1001 187,0 0,0">
          <text:p/>
        </draw:polygon>
        <draw:polygon draw:style-name="gr16" draw:text-style-name="P4" draw:layer="layout" svg:width="1cm" svg:height="1cm" svg:x="70.854cm" svg:y="93.976cm" svg:viewBox="0 0 1001 1001" draw:points="0,1001 1001,1001 1001,0 0,0">
          <text:p/>
        </draw:polygon>
        <draw:polygon draw:style-name="gr16" draw:text-style-name="P4" draw:layer="layout" svg:width="0.186cm" svg:height="1cm" svg:x="70.854cm" svg:y="93.976cm" svg:viewBox="0 0 187 1001" draw:points="0,1001 187,1001 186,0 0,0">
          <text:p/>
        </draw:polygon>
        <draw:polygon draw:style-name="gr16" draw:text-style-name="P4" draw:layer="layout" svg:width="1cm" svg:height="1cm" svg:x="68.943cm" svg:y="82.976cm" svg:viewBox="0 0 1001 1001" draw:points="0,1001 1001,1001 1001,0 0,0">
          <text:p/>
        </draw:polygon>
        <draw:polygon draw:style-name="gr16" draw:text-style-name="P4" draw:layer="layout" svg:width="0.186cm" svg:height="1cm" svg:x="68.943cm" svg:y="82.976cm" svg:viewBox="0 0 187 1001" draw:points="0,1001 187,1001 187,0 0,0">
          <text:p/>
        </draw:polygon>
        <draw:polygon draw:style-name="gr16" draw:text-style-name="P4" draw:layer="layout" svg:width="1cm" svg:height="1cm" svg:x="68.943cm" svg:y="84.076cm" svg:viewBox="0 0 1001 1001" draw:points="0,1001 1001,1001 1001,0 0,0">
          <text:p/>
        </draw:polygon>
        <draw:polygon draw:style-name="gr16" draw:text-style-name="P4" draw:layer="layout" svg:width="0.186cm" svg:height="1cm" svg:x="68.943cm" svg:y="84.076cm" svg:viewBox="0 0 187 1001" draw:points="0,1001 187,1001 187,0 0,0">
          <text:p/>
        </draw:polygon>
        <draw:polygon draw:style-name="gr16" draw:text-style-name="P4" draw:layer="layout" svg:width="1cm" svg:height="1cm" svg:x="68.943cm" svg:y="85.176cm" svg:viewBox="0 0 1001 1001" draw:points="0,1001 1001,1001 1001,0 0,0">
          <text:p/>
        </draw:polygon>
        <draw:polygon draw:style-name="gr16" draw:text-style-name="P4" draw:layer="layout" svg:width="0.186cm" svg:height="1cm" svg:x="68.943cm" svg:y="85.176cm" svg:viewBox="0 0 187 1001" draw:points="0,1001 187,1001 187,0 0,0">
          <text:p/>
        </draw:polygon>
        <draw:polygon draw:style-name="gr16" draw:text-style-name="P4" draw:layer="layout" svg:width="1cm" svg:height="1cm" svg:x="68.943cm" svg:y="86.276cm" svg:viewBox="0 0 1001 1001" draw:points="0,1001 1001,1001 1001,0 0,0">
          <text:p/>
        </draw:polygon>
        <draw:polygon draw:style-name="gr16" draw:text-style-name="P4" draw:layer="layout" svg:width="0.186cm" svg:height="1cm" svg:x="68.943cm" svg:y="86.276cm" svg:viewBox="0 0 187 1001" draw:points="0,1001 187,1001 187,0 0,0">
          <text:p/>
        </draw:polygon>
        <draw:polygon draw:style-name="gr16" draw:text-style-name="P4" draw:layer="layout" svg:width="1cm" svg:height="1cm" svg:x="68.943cm" svg:y="87.376cm" svg:viewBox="0 0 1001 1001" draw:points="0,1001 1001,1001 1001,0 0,0">
          <text:p/>
        </draw:polygon>
        <draw:polygon draw:style-name="gr16" draw:text-style-name="P4" draw:layer="layout" svg:width="0.186cm" svg:height="1cm" svg:x="68.943cm" svg:y="87.376cm" svg:viewBox="0 0 187 1001" draw:points="0,1001 187,1001 187,0 0,0">
          <text:p/>
        </draw:polygon>
        <draw:polygon draw:style-name="gr16" draw:text-style-name="P4" draw:layer="layout" svg:width="1cm" svg:height="1cm" svg:x="68.943cm" svg:y="88.476cm" svg:viewBox="0 0 1001 1001" draw:points="0,1001 1001,1001 1001,0 0,0">
          <text:p/>
        </draw:polygon>
        <draw:polygon draw:style-name="gr16" draw:text-style-name="P4" draw:layer="layout" svg:width="0.186cm" svg:height="1cm" svg:x="68.943cm" svg:y="88.476cm" svg:viewBox="0 0 187 1001" draw:points="0,1001 187,1001 187,0 0,0">
          <text:p/>
        </draw:polygon>
        <draw:polygon draw:style-name="gr16" draw:text-style-name="P4" draw:layer="layout" svg:width="1cm" svg:height="1cm" svg:x="68.943cm" svg:y="89.576cm" svg:viewBox="0 0 1001 1001" draw:points="0,1001 1001,1001 1001,0 0,0">
          <text:p/>
        </draw:polygon>
        <draw:polygon draw:style-name="gr16" draw:text-style-name="P4" draw:layer="layout" svg:width="0.186cm" svg:height="1cm" svg:x="68.943cm" svg:y="89.576cm" svg:viewBox="0 0 187 1001" draw:points="0,1001 187,1001 187,0 0,0">
          <text:p/>
        </draw:polygon>
        <draw:polygon draw:style-name="gr16" draw:text-style-name="P4" draw:layer="layout" svg:width="1cm" svg:height="1cm" svg:x="68.943cm" svg:y="90.676cm" svg:viewBox="0 0 1001 1001" draw:points="0,1001 1001,1001 1001,0 0,0">
          <text:p/>
        </draw:polygon>
        <draw:polygon draw:style-name="gr16" draw:text-style-name="P4" draw:layer="layout" svg:width="0.186cm" svg:height="1cm" svg:x="68.943cm" svg:y="90.676cm" svg:viewBox="0 0 187 1001" draw:points="0,1001 187,1001 187,0 0,0">
          <text:p/>
        </draw:polygon>
        <draw:polygon draw:style-name="gr16" draw:text-style-name="P4" draw:layer="layout" svg:width="1cm" svg:height="1cm" svg:x="68.943cm" svg:y="91.776cm" svg:viewBox="0 0 1001 1001" draw:points="0,1001 1001,1001 1001,0 0,0">
          <text:p/>
        </draw:polygon>
        <draw:polygon draw:style-name="gr16" draw:text-style-name="P4" draw:layer="layout" svg:width="0.186cm" svg:height="1cm" svg:x="68.943cm" svg:y="91.776cm" svg:viewBox="0 0 187 1001" draw:points="0,1001 187,1001 187,0 0,0">
          <text:p/>
        </draw:polygon>
        <draw:polygon draw:style-name="gr16" draw:text-style-name="P4" draw:layer="layout" svg:width="1cm" svg:height="1cm" svg:x="68.943cm" svg:y="92.876cm" svg:viewBox="0 0 1001 1001" draw:points="0,1001 1001,1001 1001,0 0,0">
          <text:p/>
        </draw:polygon>
        <draw:polygon draw:style-name="gr16" draw:text-style-name="P4" draw:layer="layout" svg:width="0.186cm" svg:height="1cm" svg:x="68.943cm" svg:y="92.876cm" svg:viewBox="0 0 187 1001" draw:points="0,1001 187,1001 187,0 0,0">
          <text:p/>
        </draw:polygon>
        <draw:polygon draw:style-name="gr16" draw:text-style-name="P4" draw:layer="layout" svg:width="1cm" svg:height="1cm" svg:x="68.943cm" svg:y="93.976cm" svg:viewBox="0 0 1001 1001" draw:points="0,1001 1001,1001 1001,0 0,0">
          <text:p/>
        </draw:polygon>
        <draw:polygon draw:style-name="gr16" draw:text-style-name="P4" draw:layer="layout" svg:width="0.186cm" svg:height="1cm" svg:x="68.943cm" svg:y="93.976cm" svg:viewBox="0 0 187 1001" draw:points="0,1001 187,1001 187,0 0,0">
          <text:p/>
        </draw:polygon>
        <draw:polygon draw:style-name="gr16" draw:text-style-name="P4" draw:layer="layout" svg:width="1cm" svg:height="1cm" svg:x="67.033cm" svg:y="82.976cm" svg:viewBox="0 0 1001 1001" draw:points="0,1001 1001,1001 1001,0 0,0">
          <text:p/>
        </draw:polygon>
        <draw:polygon draw:style-name="gr16" draw:text-style-name="P4" draw:layer="layout" svg:width="0.186cm" svg:height="1cm" svg:x="67.033cm" svg:y="82.976cm" svg:viewBox="0 0 187 1001" draw:points="0,1001 187,1001 187,0 0,0">
          <text:p/>
        </draw:polygon>
        <draw:polygon draw:style-name="gr16" draw:text-style-name="P4" draw:layer="layout" svg:width="1cm" svg:height="1cm" svg:x="67.033cm" svg:y="84.076cm" svg:viewBox="0 0 1001 1001" draw:points="0,1001 1001,1000 1001,0 0,0">
          <text:p/>
        </draw:polygon>
        <draw:polygon draw:style-name="gr16" draw:text-style-name="P4" draw:layer="layout" svg:width="0.186cm" svg:height="1cm" svg:x="67.033cm" svg:y="84.076cm" svg:viewBox="0 0 187 1001" draw:points="0,1001 187,1001 187,0 0,0">
          <text:p/>
        </draw:polygon>
        <draw:polygon draw:style-name="gr16" draw:text-style-name="P4" draw:layer="layout" svg:width="1cm" svg:height="1cm" svg:x="67.033cm" svg:y="85.176cm" svg:viewBox="0 0 1001 1001" draw:points="0,1001 1001,1001 1001,0 0,0">
          <text:p/>
        </draw:polygon>
        <draw:polygon draw:style-name="gr16" draw:text-style-name="P4" draw:layer="layout" svg:width="0.186cm" svg:height="1cm" svg:x="67.033cm" svg:y="85.176cm" svg:viewBox="0 0 187 1001" draw:points="0,1001 187,1001 187,0 0,0">
          <text:p/>
        </draw:polygon>
        <draw:polygon draw:style-name="gr16" draw:text-style-name="P4" draw:layer="layout" svg:width="1cm" svg:height="1cm" svg:x="67.033cm" svg:y="86.276cm" svg:viewBox="0 0 1001 1001" draw:points="0,1001 1001,1001 1001,0 0,0">
          <text:p/>
        </draw:polygon>
        <draw:polygon draw:style-name="gr16" draw:text-style-name="P4" draw:layer="layout" svg:width="0.186cm" svg:height="1cm" svg:x="67.033cm" svg:y="86.276cm" svg:viewBox="0 0 187 1001" draw:points="0,1001 187,1001 187,0 0,0">
          <text:p/>
        </draw:polygon>
        <draw:polygon draw:style-name="gr16" draw:text-style-name="P4" draw:layer="layout" svg:width="1cm" svg:height="1cm" svg:x="67.033cm" svg:y="87.376cm" svg:viewBox="0 0 1001 1001" draw:points="0,1001 1001,1001 1001,0 0,0">
          <text:p/>
        </draw:polygon>
        <draw:polygon draw:style-name="gr16" draw:text-style-name="P4" draw:layer="layout" svg:width="0.186cm" svg:height="1cm" svg:x="67.033cm" svg:y="87.376cm" svg:viewBox="0 0 187 1001" draw:points="0,1001 187,1001 186,0 0,0">
          <text:p/>
        </draw:polygon>
        <draw:polygon draw:style-name="gr16" draw:text-style-name="P4" draw:layer="layout" svg:width="1cm" svg:height="1cm" svg:x="67.033cm" svg:y="88.476cm" svg:viewBox="0 0 1001 1001" draw:points="0,1001 1001,1000 1001,0 0,0">
          <text:p/>
        </draw:polygon>
        <draw:polygon draw:style-name="gr16" draw:text-style-name="P4" draw:layer="layout" svg:width="0.186cm" svg:height="1cm" svg:x="67.033cm" svg:y="88.476cm" svg:viewBox="0 0 187 1001" draw:points="0,1001 187,1001 187,0 0,0">
          <text:p/>
        </draw:polygon>
        <draw:polygon draw:style-name="gr16" draw:text-style-name="P4" draw:layer="layout" svg:width="1cm" svg:height="1cm" svg:x="67.033cm" svg:y="89.576cm" svg:viewBox="0 0 1001 1001" draw:points="0,1001 1001,1000 1001,0 0,0">
          <text:p/>
        </draw:polygon>
        <draw:polygon draw:style-name="gr16" draw:text-style-name="P4" draw:layer="layout" svg:width="0.186cm" svg:height="1cm" svg:x="67.033cm" svg:y="89.576cm" svg:viewBox="0 0 187 1001" draw:points="0,1001 187,1001 187,0 0,0">
          <text:p/>
        </draw:polygon>
        <draw:polygon draw:style-name="gr16" draw:text-style-name="P4" draw:layer="layout" svg:width="1cm" svg:height="1cm" svg:x="67.033cm" svg:y="90.676cm" svg:viewBox="0 0 1001 1001" draw:points="0,1001 1001,1001 1001,0 0,0">
          <text:p/>
        </draw:polygon>
        <draw:polygon draw:style-name="gr16" draw:text-style-name="P4" draw:layer="layout" svg:width="0.186cm" svg:height="1cm" svg:x="67.033cm" svg:y="90.676cm" svg:viewBox="0 0 187 1001" draw:points="0,1001 187,1001 187,0 0,0">
          <text:p/>
        </draw:polygon>
        <draw:polygon draw:style-name="gr16" draw:text-style-name="P4" draw:layer="layout" svg:width="1cm" svg:height="1cm" svg:x="67.033cm" svg:y="91.776cm" svg:viewBox="0 0 1001 1001" draw:points="0,1001 1001,1001 1001,0 0,0">
          <text:p/>
        </draw:polygon>
        <draw:polygon draw:style-name="gr16" draw:text-style-name="P4" draw:layer="layout" svg:width="0.186cm" svg:height="1cm" svg:x="67.033cm" svg:y="91.776cm" svg:viewBox="0 0 187 1001" draw:points="0,1001 187,1001 187,0 0,0">
          <text:p/>
        </draw:polygon>
        <draw:polygon draw:style-name="gr16" draw:text-style-name="P4" draw:layer="layout" svg:width="1cm" svg:height="1cm" svg:x="67.033cm" svg:y="92.876cm" svg:viewBox="0 0 1001 1001" draw:points="0,1001 1001,1001 1001,0 0,0">
          <text:p/>
        </draw:polygon>
        <draw:polygon draw:style-name="gr16" draw:text-style-name="P4" draw:layer="layout" svg:width="0.186cm" svg:height="1cm" svg:x="67.033cm" svg:y="92.876cm" svg:viewBox="0 0 187 1001" draw:points="0,1001 187,1001 187,0 0,0">
          <text:p/>
        </draw:polygon>
        <draw:polygon draw:style-name="gr16" draw:text-style-name="P4" draw:layer="layout" svg:width="1cm" svg:height="1cm" svg:x="67.033cm" svg:y="93.976cm" svg:viewBox="0 0 1001 1001" draw:points="0,1001 1001,1001 1001,0 0,0">
          <text:p/>
        </draw:polygon>
        <draw:polygon draw:style-name="gr16" draw:text-style-name="P4" draw:layer="layout" svg:width="0.186cm" svg:height="1cm" svg:x="67.033cm" svg:y="93.976cm" svg:viewBox="0 0 187 1001" draw:points="0,1001 187,1001 187,0 0,0">
          <text:p/>
        </draw:polygon>
        <draw:polygon draw:style-name="gr16" draw:text-style-name="P4" draw:layer="layout" svg:width="1cm" svg:height="1cm" svg:x="65.274cm" svg:y="82.976cm" svg:viewBox="0 0 1001 1001" draw:points="0,1001 1001,1001 1001,0 0,0">
          <text:p/>
        </draw:polygon>
        <draw:polygon draw:style-name="gr16" draw:text-style-name="P4" draw:layer="layout" svg:width="0.186cm" svg:height="1cm" svg:x="65.274cm" svg:y="82.976cm" svg:viewBox="0 0 187 1001" draw:points="0,1001 187,1001 187,0 0,0">
          <text:p/>
        </draw:polygon>
        <draw:polygon draw:style-name="gr16" draw:text-style-name="P4" draw:layer="layout" svg:width="1cm" svg:height="1cm" svg:x="65.274cm" svg:y="84.076cm" svg:viewBox="0 0 1001 1001" draw:points="0,1001 1001,1001 1001,0 0,0">
          <text:p/>
        </draw:polygon>
        <draw:polygon draw:style-name="gr16" draw:text-style-name="P4" draw:layer="layout" svg:width="0.186cm" svg:height="1cm" svg:x="65.274cm" svg:y="84.076cm" svg:viewBox="0 0 187 1001" draw:points="0,1001 187,1001 187,0 0,0">
          <text:p/>
        </draw:polygon>
        <draw:polygon draw:style-name="gr16" draw:text-style-name="P4" draw:layer="layout" svg:width="1cm" svg:height="1cm" svg:x="65.274cm" svg:y="85.176cm" svg:viewBox="0 0 1001 1001" draw:points="0,1001 1001,1001 1001,0 0,0">
          <text:p/>
        </draw:polygon>
        <draw:polygon draw:style-name="gr16" draw:text-style-name="P4" draw:layer="layout" svg:width="0.186cm" svg:height="1cm" svg:x="65.274cm" svg:y="85.176cm" svg:viewBox="0 0 187 1001" draw:points="0,1001 187,1001 187,0 0,0">
          <text:p/>
        </draw:polygon>
        <draw:polygon draw:style-name="gr16" draw:text-style-name="P4" draw:layer="layout" svg:width="1cm" svg:height="1cm" svg:x="65.274cm" svg:y="86.276cm" svg:viewBox="0 0 1001 1001" draw:points="0,1001 1001,1001 1001,0 0,0">
          <text:p/>
        </draw:polygon>
        <draw:polygon draw:style-name="gr16" draw:text-style-name="P4" draw:layer="layout" svg:width="0.186cm" svg:height="1cm" svg:x="65.274cm" svg:y="86.276cm" svg:viewBox="0 0 187 1001" draw:points="0,1001 187,1001 187,0 0,0">
          <text:p/>
        </draw:polygon>
        <draw:polygon draw:style-name="gr16" draw:text-style-name="P4" draw:layer="layout" svg:width="1cm" svg:height="1cm" svg:x="65.274cm" svg:y="87.376cm" svg:viewBox="0 0 1001 1001" draw:points="0,1001 1001,1001 1001,0 0,0">
          <text:p/>
        </draw:polygon>
        <draw:polygon draw:style-name="gr16" draw:text-style-name="P4" draw:layer="layout" svg:width="0.186cm" svg:height="1cm" svg:x="65.274cm" svg:y="87.376cm" svg:viewBox="0 0 187 1001" draw:points="0,1001 187,1001 187,0 0,0">
          <text:p/>
        </draw:polygon>
        <draw:polygon draw:style-name="gr16" draw:text-style-name="P4" draw:layer="layout" svg:width="1cm" svg:height="1cm" svg:x="65.274cm" svg:y="88.476cm" svg:viewBox="0 0 1001 1001" draw:points="0,1001 1001,1001 1001,0 0,0">
          <text:p/>
        </draw:polygon>
        <draw:polygon draw:style-name="gr16" draw:text-style-name="P4" draw:layer="layout" svg:width="0.186cm" svg:height="1cm" svg:x="65.274cm" svg:y="88.476cm" svg:viewBox="0 0 187 1001" draw:points="0,1001 187,1001 187,0 0,0">
          <text:p/>
        </draw:polygon>
        <draw:polygon draw:style-name="gr16" draw:text-style-name="P4" draw:layer="layout" svg:width="1cm" svg:height="1cm" svg:x="65.274cm" svg:y="89.576cm" svg:viewBox="0 0 1001 1001" draw:points="0,1001 1001,1001 1001,0 0,0">
          <text:p/>
        </draw:polygon>
        <draw:polygon draw:style-name="gr16" draw:text-style-name="P4" draw:layer="layout" svg:width="0.186cm" svg:height="1cm" svg:x="65.274cm" svg:y="89.576cm" svg:viewBox="0 0 187 1001" draw:points="0,1001 187,1001 187,0 0,0">
          <text:p/>
        </draw:polygon>
        <draw:polygon draw:style-name="gr16" draw:text-style-name="P4" draw:layer="layout" svg:width="1cm" svg:height="1cm" svg:x="65.274cm" svg:y="90.676cm" svg:viewBox="0 0 1001 1001" draw:points="0,1001 1001,1001 1001,0 0,0">
          <text:p/>
        </draw:polygon>
        <draw:polygon draw:style-name="gr16" draw:text-style-name="P4" draw:layer="layout" svg:width="0.186cm" svg:height="1cm" svg:x="65.274cm" svg:y="90.676cm" svg:viewBox="0 0 187 1001" draw:points="0,1001 187,1001 187,0 0,0">
          <text:p/>
        </draw:polygon>
        <draw:polygon draw:style-name="gr16" draw:text-style-name="P4" draw:layer="layout" svg:width="1cm" svg:height="1cm" svg:x="65.274cm" svg:y="91.776cm" svg:viewBox="0 0 1001 1001" draw:points="0,1001 1001,1001 1001,0 0,0">
          <text:p/>
        </draw:polygon>
        <draw:polygon draw:style-name="gr16" draw:text-style-name="P4" draw:layer="layout" svg:width="0.186cm" svg:height="1cm" svg:x="65.274cm" svg:y="91.776cm" svg:viewBox="0 0 187 1001" draw:points="0,1001 187,1001 187,0 0,0">
          <text:p/>
        </draw:polygon>
        <draw:polygon draw:style-name="gr16" draw:text-style-name="P4" draw:layer="layout" svg:width="1cm" svg:height="1cm" svg:x="65.274cm" svg:y="92.876cm" svg:viewBox="0 0 1001 1001" draw:points="0,1001 1001,1001 1001,0 0,0">
          <text:p/>
        </draw:polygon>
        <draw:polygon draw:style-name="gr16" draw:text-style-name="P4" draw:layer="layout" svg:width="0.186cm" svg:height="1cm" svg:x="65.274cm" svg:y="92.876cm" svg:viewBox="0 0 187 1001" draw:points="0,1001 187,1001 187,0 0,0">
          <text:p/>
        </draw:polygon>
        <draw:polygon draw:style-name="gr16" draw:text-style-name="P4" draw:layer="layout" svg:width="1cm" svg:height="1cm" svg:x="65.274cm" svg:y="93.976cm" svg:viewBox="0 0 1001 1001" draw:points="0,1001 1001,1001 1001,0 0,0">
          <text:p/>
        </draw:polygon>
        <draw:polygon draw:style-name="gr16" draw:text-style-name="P4" draw:layer="layout" svg:width="0.186cm" svg:height="1cm" svg:x="65.274cm" svg:y="93.976cm" svg:viewBox="0 0 187 1001" draw:points="0,1001 187,1001 187,0 0,0">
          <text:p/>
        </draw:polygon>
        <draw:polygon draw:style-name="gr16" draw:text-style-name="P4" draw:layer="layout" svg:width="1cm" svg:height="1cm" svg:x="63.364cm" svg:y="82.976cm" svg:viewBox="0 0 1001 1001" draw:points="0,1001 1001,1001 1001,0 0,0">
          <text:p/>
        </draw:polygon>
        <draw:polygon draw:style-name="gr16" draw:text-style-name="P4" draw:layer="layout" svg:width="0.186cm" svg:height="1cm" svg:x="63.364cm" svg:y="82.976cm" svg:viewBox="0 0 187 1001" draw:points="0,1001 187,1001 187,0 0,0">
          <text:p/>
        </draw:polygon>
        <draw:polygon draw:style-name="gr16" draw:text-style-name="P4" draw:layer="layout" svg:width="1cm" svg:height="1cm" svg:x="63.364cm" svg:y="84.076cm" svg:viewBox="0 0 1001 1001" draw:points="0,1001 1001,1001 1001,0 0,0">
          <text:p/>
        </draw:polygon>
        <draw:polygon draw:style-name="gr16" draw:text-style-name="P4" draw:layer="layout" svg:width="0.186cm" svg:height="1cm" svg:x="63.364cm" svg:y="84.076cm" svg:viewBox="0 0 187 1001" draw:points="0,1001 187,1001 187,0 0,0">
          <text:p/>
        </draw:polygon>
        <draw:polygon draw:style-name="gr16" draw:text-style-name="P4" draw:layer="layout" svg:width="1cm" svg:height="1cm" svg:x="63.364cm" svg:y="85.176cm" svg:viewBox="0 0 1001 1001" draw:points="0,1001 1001,1001 1001,0 0,0">
          <text:p/>
        </draw:polygon>
        <draw:polygon draw:style-name="gr16" draw:text-style-name="P4" draw:layer="layout" svg:width="0.186cm" svg:height="1cm" svg:x="63.364cm" svg:y="85.176cm" svg:viewBox="0 0 187 1001" draw:points="0,1001 187,1001 187,0 0,0">
          <text:p/>
        </draw:polygon>
        <draw:polygon draw:style-name="gr16" draw:text-style-name="P4" draw:layer="layout" svg:width="1cm" svg:height="1cm" svg:x="63.364cm" svg:y="86.276cm" svg:viewBox="0 0 1001 1001" draw:points="0,1001 1001,1001 1001,0 0,0">
          <text:p/>
        </draw:polygon>
        <draw:polygon draw:style-name="gr16" draw:text-style-name="P4" draw:layer="layout" svg:width="0.186cm" svg:height="1cm" svg:x="63.364cm" svg:y="86.276cm" svg:viewBox="0 0 187 1001" draw:points="0,1001 187,1001 187,0 0,0">
          <text:p/>
        </draw:polygon>
        <draw:polygon draw:style-name="gr16" draw:text-style-name="P4" draw:layer="layout" svg:width="1cm" svg:height="1cm" svg:x="63.364cm" svg:y="87.376cm" svg:viewBox="0 0 1001 1001" draw:points="0,1001 1001,1001 1001,0 0,0">
          <text:p/>
        </draw:polygon>
        <draw:polygon draw:style-name="gr16" draw:text-style-name="P4" draw:layer="layout" svg:width="0.186cm" svg:height="1cm" svg:x="63.364cm" svg:y="87.376cm" svg:viewBox="0 0 187 1001" draw:points="0,1001 187,1001 187,0 0,0">
          <text:p/>
        </draw:polygon>
        <draw:polygon draw:style-name="gr16" draw:text-style-name="P4" draw:layer="layout" svg:width="1cm" svg:height="1cm" svg:x="63.364cm" svg:y="88.476cm" svg:viewBox="0 0 1001 1001" draw:points="0,1001 1001,1001 1001,0 0,0">
          <text:p/>
        </draw:polygon>
        <draw:polygon draw:style-name="gr16" draw:text-style-name="P4" draw:layer="layout" svg:width="0.186cm" svg:height="1cm" svg:x="63.364cm" svg:y="88.476cm" svg:viewBox="0 0 187 1001" draw:points="0,1001 187,1001 187,0 0,0">
          <text:p/>
        </draw:polygon>
        <draw:polygon draw:style-name="gr16" draw:text-style-name="P4" draw:layer="layout" svg:width="1cm" svg:height="1cm" svg:x="63.364cm" svg:y="89.576cm" svg:viewBox="0 0 1001 1001" draw:points="0,1001 1001,1001 1001,0 0,0">
          <text:p/>
        </draw:polygon>
        <draw:polygon draw:style-name="gr16" draw:text-style-name="P4" draw:layer="layout" svg:width="0.186cm" svg:height="1cm" svg:x="63.364cm" svg:y="89.576cm" svg:viewBox="0 0 187 1001" draw:points="0,1001 187,1001 187,0 0,0">
          <text:p/>
        </draw:polygon>
        <draw:polygon draw:style-name="gr16" draw:text-style-name="P4" draw:layer="layout" svg:width="1cm" svg:height="1cm" svg:x="63.364cm" svg:y="90.676cm" svg:viewBox="0 0 1001 1001" draw:points="0,1001 1001,1001 1001,0 0,0">
          <text:p/>
        </draw:polygon>
        <draw:polygon draw:style-name="gr16" draw:text-style-name="P4" draw:layer="layout" svg:width="0.186cm" svg:height="1cm" svg:x="63.364cm" svg:y="90.676cm" svg:viewBox="0 0 187 1001" draw:points="0,1001 187,1001 187,0 0,0">
          <text:p/>
        </draw:polygon>
        <draw:polygon draw:style-name="gr16" draw:text-style-name="P4" draw:layer="layout" svg:width="1cm" svg:height="1cm" svg:x="63.364cm" svg:y="91.776cm" svg:viewBox="0 0 1001 1001" draw:points="0,1001 1001,1001 1001,0 0,0">
          <text:p/>
        </draw:polygon>
        <draw:polygon draw:style-name="gr16" draw:text-style-name="P4" draw:layer="layout" svg:width="0.186cm" svg:height="1cm" svg:x="63.364cm" svg:y="91.776cm" svg:viewBox="0 0 187 1001" draw:points="0,1001 187,1001 187,0 0,0">
          <text:p/>
        </draw:polygon>
        <draw:polygon draw:style-name="gr16" draw:text-style-name="P4" draw:layer="layout" svg:width="1cm" svg:height="1cm" svg:x="63.364cm" svg:y="92.876cm" svg:viewBox="0 0 1001 1001" draw:points="0,1001 1001,1001 1001,0 0,0">
          <text:p/>
        </draw:polygon>
        <draw:polygon draw:style-name="gr16" draw:text-style-name="P4" draw:layer="layout" svg:width="0.186cm" svg:height="1cm" svg:x="63.364cm" svg:y="92.876cm" svg:viewBox="0 0 187 1001" draw:points="0,1001 187,1001 187,0 0,0">
          <text:p/>
        </draw:polygon>
        <draw:polygon draw:style-name="gr16" draw:text-style-name="P4" draw:layer="layout" svg:width="1cm" svg:height="1cm" svg:x="63.364cm" svg:y="93.976cm" svg:viewBox="0 0 1001 1001" draw:points="0,1001 1001,1001 1001,0 0,0">
          <text:p/>
        </draw:polygon>
        <draw:polygon draw:style-name="gr16" draw:text-style-name="P4" draw:layer="layout" svg:width="0.186cm" svg:height="1cm" svg:x="63.364cm" svg:y="93.976cm" svg:viewBox="0 0 187 1001" draw:points="0,1001 187,1001 187,0 0,0">
          <text:p/>
        </draw:polygon>
        <draw:polygon draw:style-name="gr16" draw:text-style-name="P4" draw:layer="layout" svg:width="1cm" svg:height="1cm" svg:x="61.454cm" svg:y="82.976cm" svg:viewBox="0 0 1001 1001" draw:points="0,1001 1001,1001 1001,0 0,0">
          <text:p/>
        </draw:polygon>
        <draw:polygon draw:style-name="gr16" draw:text-style-name="P4" draw:layer="layout" svg:width="0.186cm" svg:height="1cm" svg:x="61.454cm" svg:y="82.976cm" svg:viewBox="0 0 187 1001" draw:points="0,1001 187,1001 187,0 0,0">
          <text:p/>
        </draw:polygon>
        <draw:polygon draw:style-name="gr16" draw:text-style-name="P4" draw:layer="layout" svg:width="1cm" svg:height="1cm" svg:x="61.454cm" svg:y="84.076cm" svg:viewBox="0 0 1001 1001" draw:points="0,1001 1001,1001 1001,0 0,0">
          <text:p/>
        </draw:polygon>
        <draw:polygon draw:style-name="gr16" draw:text-style-name="P4" draw:layer="layout" svg:width="0.186cm" svg:height="1cm" svg:x="61.454cm" svg:y="84.076cm" svg:viewBox="0 0 187 1001" draw:points="0,1001 187,1001 187,0 0,0">
          <text:p/>
        </draw:polygon>
        <draw:polygon draw:style-name="gr16" draw:text-style-name="P4" draw:layer="layout" svg:width="1cm" svg:height="1cm" svg:x="61.454cm" svg:y="85.176cm" svg:viewBox="0 0 1001 1001" draw:points="0,1001 1001,1001 1001,0 0,0">
          <text:p/>
        </draw:polygon>
        <draw:polygon draw:style-name="gr16" draw:text-style-name="P4" draw:layer="layout" svg:width="0.186cm" svg:height="1cm" svg:x="61.454cm" svg:y="85.176cm" svg:viewBox="0 0 187 1001" draw:points="0,1001 187,1001 187,0 0,0">
          <text:p/>
        </draw:polygon>
        <draw:polygon draw:style-name="gr16" draw:text-style-name="P4" draw:layer="layout" svg:width="1cm" svg:height="1cm" svg:x="61.454cm" svg:y="86.276cm" svg:viewBox="0 0 1001 1001" draw:points="0,1001 1001,1001 1001,0 0,0">
          <text:p/>
        </draw:polygon>
        <draw:polygon draw:style-name="gr16" draw:text-style-name="P4" draw:layer="layout" svg:width="0.186cm" svg:height="1cm" svg:x="61.454cm" svg:y="86.276cm" svg:viewBox="0 0 187 1001" draw:points="0,1001 187,1001 187,0 0,0">
          <text:p/>
        </draw:polygon>
        <draw:polygon draw:style-name="gr16" draw:text-style-name="P4" draw:layer="layout" svg:width="1cm" svg:height="1cm" svg:x="61.454cm" svg:y="87.376cm" svg:viewBox="0 0 1001 1001" draw:points="0,1001 1001,1001 1001,0 0,0">
          <text:p/>
        </draw:polygon>
        <draw:polygon draw:style-name="gr16" draw:text-style-name="P4" draw:layer="layout" svg:width="0.186cm" svg:height="1cm" svg:x="61.454cm" svg:y="87.376cm" svg:viewBox="0 0 187 1001" draw:points="0,1001 187,1001 187,0 0,0">
          <text:p/>
        </draw:polygon>
        <draw:polygon draw:style-name="gr16" draw:text-style-name="P4" draw:layer="layout" svg:width="1cm" svg:height="1cm" svg:x="61.454cm" svg:y="88.476cm" svg:viewBox="0 0 1001 1001" draw:points="0,1001 1001,1000 1001,0 0,0">
          <text:p/>
        </draw:polygon>
        <draw:polygon draw:style-name="gr16" draw:text-style-name="P4" draw:layer="layout" svg:width="0.186cm" svg:height="1cm" svg:x="61.454cm" svg:y="88.476cm" svg:viewBox="0 0 187 1001" draw:points="0,1001 187,1001 187,0 0,0">
          <text:p/>
        </draw:polygon>
        <draw:polygon draw:style-name="gr16" draw:text-style-name="P4" draw:layer="layout" svg:width="1cm" svg:height="1cm" svg:x="61.454cm" svg:y="89.576cm" svg:viewBox="0 0 1001 1001" draw:points="0,1001 1001,1001 1001,0 0,0">
          <text:p/>
        </draw:polygon>
        <draw:polygon draw:style-name="gr16" draw:text-style-name="P4" draw:layer="layout" svg:width="0.186cm" svg:height="1cm" svg:x="61.454cm" svg:y="89.576cm" svg:viewBox="0 0 187 1001" draw:points="0,1001 187,1001 187,0 0,0">
          <text:p/>
        </draw:polygon>
        <draw:polygon draw:style-name="gr16" draw:text-style-name="P4" draw:layer="layout" svg:width="1cm" svg:height="1cm" svg:x="61.454cm" svg:y="90.676cm" svg:viewBox="0 0 1001 1001" draw:points="0,1001 1001,1001 1001,0 0,0">
          <text:p/>
        </draw:polygon>
        <draw:polygon draw:style-name="gr16" draw:text-style-name="P4" draw:layer="layout" svg:width="0.186cm" svg:height="1cm" svg:x="61.454cm" svg:y="90.676cm" svg:viewBox="0 0 187 1001" draw:points="0,1001 187,1001 187,0 0,0">
          <text:p/>
        </draw:polygon>
        <draw:polygon draw:style-name="gr16" draw:text-style-name="P4" draw:layer="layout" svg:width="1cm" svg:height="1cm" svg:x="61.454cm" svg:y="91.776cm" svg:viewBox="0 0 1001 1001" draw:points="0,1001 1001,1001 1001,0 0,0">
          <text:p/>
        </draw:polygon>
        <draw:polygon draw:style-name="gr16" draw:text-style-name="P4" draw:layer="layout" svg:width="0.186cm" svg:height="1cm" svg:x="61.454cm" svg:y="91.776cm" svg:viewBox="0 0 187 1001" draw:points="0,1001 187,1001 187,0 0,0">
          <text:p/>
        </draw:polygon>
        <draw:polygon draw:style-name="gr16" draw:text-style-name="P4" draw:layer="layout" svg:width="1cm" svg:height="1cm" svg:x="61.454cm" svg:y="92.876cm" svg:viewBox="0 0 1001 1001" draw:points="0,1001 1001,1001 1001,0 0,0">
          <text:p/>
        </draw:polygon>
        <draw:polygon draw:style-name="gr16" draw:text-style-name="P4" draw:layer="layout" svg:width="0.186cm" svg:height="1cm" svg:x="61.454cm" svg:y="92.876cm" svg:viewBox="0 0 187 1001" draw:points="0,1001 187,1001 187,0 0,0">
          <text:p/>
        </draw:polygon>
        <draw:polygon draw:style-name="gr16" draw:text-style-name="P4" draw:layer="layout" svg:width="1cm" svg:height="1cm" svg:x="61.454cm" svg:y="93.976cm" svg:viewBox="0 0 1001 1001" draw:points="0,1001 1001,1001 1001,0 0,0">
          <text:p/>
        </draw:polygon>
        <draw:polygon draw:style-name="gr16" draw:text-style-name="P4" draw:layer="layout" svg:width="0.186cm" svg:height="1cm" svg:x="61.454cm" svg:y="93.976cm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36.5873861646376cm 69.806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6.5873861646376cm 69.806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39.0873739510247cm 69.806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9.0873739510247cm 69.806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1.5923617374119cm 69.823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1.5923617374119cm 69.823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4.087349523799cm 69.807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4.087349523799cm 69.807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6.5873373101862cm 69.806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6.5873373101862cm 69.806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7.4877504020828cm 64.919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7.4877504020828cm 64.919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4.9947675580913cm 64.905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4.9947675580913cm 64.905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2.4877847140998cm 64.924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2.4877847140998cm 64.924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9.9878018701082cm 64.905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9.9878018701082cm 64.905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7.4878190261167cm 64.9125132564153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7.4878190261167cm 64.9125132564153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40.786cm 68.5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3.262cm 68.5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5.737cm 68.5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8.212cm 68.5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8.311cm 68.508cm)" svg:viewBox="0 0 2401 1201" draw:points="0,1201 2401,1201 2401,0 0,0">
          <text:p/>
        </draw:polygon>
        <draw:g>
          <draw:g>
            <draw:polygon draw:style-name="gr12" draw:text-style-name="P9" draw:layer="layout" svg:width="2.4cm" svg:height="1.2cm" draw:transform="rotate (-3.14159265358979) translate (40.738cm 67.30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40.738cm 67.30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41.426cm 67.069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-3.14159265358979) translate (48.212cm 67.3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48.212cm 67.3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48.9cm 67.069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-3.14159265358979) translate (38.275cm 67.3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38.275cm 67.3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38.963cm 67.069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-3.14159265358979) translate (45.738cm 67.30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45.738cm 67.30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46.426cm 67.069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-3.14159265358979) translate (43.217cm 67.3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43.217cm 67.3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43.906cm 67.069cm)">
            <draw:text-box>
              <text:p text:style-name="P8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550871577528) translate (36.5213861646376cm 64.629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6.5213861646376cm 64.629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39.0213739510247cm 64.629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9.0213739510247cm 64.629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1.5263617374119cm 64.646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1.5263617374119cm 64.646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4.021349523799cm 64.630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4.021349523799cm 64.630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6.5213373101862cm 64.629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6.5213373101862cm 64.629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7.4217504020828cm 59.742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7.4217504020828cm 59.742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4.9287675580913cm 59.728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4.9287675580913cm 59.728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2.4217847140998cm 59.747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2.4217847140998cm 59.747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9.9218018701082cm 59.728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9.9218018701082cm 59.728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7.4218190261167cm 59.7355132564153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7.4218190261167cm 59.7355132564153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40.72cm 63.3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3.196cm 63.3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5.671cm 63.3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8.146cm 63.3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8.245cm 63.331cm)" svg:viewBox="0 0 2401 1201" draw:points="0,1201 2401,1201 2401,0 0,0">
          <text:p/>
        </draw:polygon>
        <draw:g>
          <draw:g>
            <draw:polygon draw:style-name="gr12" draw:text-style-name="P9" draw:layer="layout" svg:width="2.4cm" svg:height="1.2cm" draw:transform="rotate (-3.14159265358979) translate (40.672cm 62.13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40.672cm 62.13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41.36cm 61.892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-3.14159265358979) translate (48.146cm 62.1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48.146cm 62.1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48.834cm 61.892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-3.14159265358979) translate (38.209cm 62.1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38.209cm 62.1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38.897cm 61.892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-3.14159265358979) translate (45.672cm 62.13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45.672cm 62.13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46.36cm 61.892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-3.14159265358979) translate (43.151cm 62.1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43.151cm 62.1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43.84cm 61.892cm)">
            <draw:text-box>
              <text:p text:style-name="P8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550871577528) translate (21.8353861646376cm 69.706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1.8353861646376cm 69.706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4.3353739510247cm 69.706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4.3353739510247cm 69.706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6.8403617374119cm 69.723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6.8403617374119cm 69.723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9.335349523799cm 69.707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9.335349523799cm 69.707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31.8353373101862cm 69.706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1.8353373101862cm 69.706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2.7357504020828cm 64.819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2.7357504020828cm 64.819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0.2427675580913cm 64.805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0.2427675580913cm 64.805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7.7357847140997cm 64.824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7.7357847140997cm 64.824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5.2358018701082cm 64.805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5.2358018701082cm 64.805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2.7358190261167cm 64.8125132564153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2.7358190261167cm 64.8125132564153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26.034cm 68.4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28.51cm 68.4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0.985cm 68.4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3.46cm 68.4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23.559cm 68.408cm)" svg:viewBox="0 0 2401 1201" draw:points="0,1201 2401,1201 2401,0 0,0">
          <text:p/>
        </draw:polygon>
        <draw:g>
          <draw:g>
            <draw:polygon draw:style-name="gr12" draw:text-style-name="P9" draw:layer="layout" svg:width="2.4cm" svg:height="1.2cm" draw:transform="rotate (-3.14159265358979) translate (25.986cm 67.20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25.986cm 67.20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26.674cm 66.969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-3.14159265358979) translate (33.46cm 67.2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33.46cm 67.2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34.148cm 66.969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-3.14159265358979) translate (23.523cm 67.2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23.523cm 67.2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24.211cm 66.969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-3.14159265358979) translate (30.986cm 67.20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30.986cm 67.20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31.674cm 66.969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-3.14159265358979) translate (28.465cm 67.2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28.465cm 67.2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29.154cm 66.969cm)">
            <draw:text-box>
              <text:p text:style-name="P8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550871577528) translate (21.8093861646376cm 64.529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1.8093861646376cm 64.529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4.3093739510247cm 64.529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4.3093739510247cm 64.529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6.8143617374119cm 64.546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6.8143617374119cm 64.546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9.309349523799cm 64.530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9.309349523799cm 64.530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31.8093373101862cm 64.529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1.8093373101862cm 64.529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2.7097504020828cm 59.642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2.7097504020828cm 59.642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0.2167675580913cm 59.628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0.2167675580913cm 59.628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7.7097847140997cm 59.647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7.7097847140997cm 59.647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5.2098018701082cm 59.628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5.2098018701082cm 59.628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2.7098190261167cm 59.6355132564153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2.7098190261167cm 59.6355132564153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26.008cm 63.2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28.484cm 63.2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0.959cm 63.2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3.434cm 63.2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23.533cm 63.231cm)" svg:viewBox="0 0 2401 1201" draw:points="0,1201 2401,1201 2401,0 0,0">
          <text:p/>
        </draw:polygon>
        <draw:g>
          <draw:g>
            <draw:polygon draw:style-name="gr12" draw:text-style-name="P9" draw:layer="layout" svg:width="2.4cm" svg:height="1.2cm" draw:transform="rotate (-3.14159265358979) translate (25.96cm 62.03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25.96cm 62.03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26.648cm 61.792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-3.14159265358979) translate (33.346cm 62.1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33.346cm 62.1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34.034cm 61.869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-3.14159265358979) translate (23.497cm 62.0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23.497cm 62.0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24.185cm 61.792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-3.14159265358979) translate (30.96cm 62.03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30.96cm 62.03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31.648cm 61.792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-3.14159265358979) translate (28.439cm 62.0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28.439cm 62.0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29.128cm 61.792cm)">
            <draw:text-box>
              <text:p text:style-name="P8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550871577528) translate (7.53538616463757cm 69.706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7.53538616463757cm 69.706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0.0353739510247cm 69.706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0.0353739510247cm 69.706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2.5403617374119cm 69.723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2.5403617374119cm 69.723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5.035349523799cm 69.707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5.035349523799cm 69.707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7.5353373101862cm 69.706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7.5353373101862cm 69.706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8.4357504020828cm 64.819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8.4357504020828cm 64.819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5.9427675580913cm 64.805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5.9427675580913cm 64.805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3.4357847140998cm 64.824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3.4357847140998cm 64.824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0.9358018701082cm 64.805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0.9358018701082cm 64.805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8.43581902611672cm 64.8125132564153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8.43581902611672cm 64.8125132564153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11.734cm 68.4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4.21cm 68.4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6.685cm 68.4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9.16cm 68.4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9.259cm 68.408cm)" svg:viewBox="0 0 2401 1201" draw:points="0,1201 2401,1201 2401,0 0,0">
          <text:p/>
        </draw:polygon>
        <draw:g>
          <draw:g>
            <draw:polygon draw:style-name="gr12" draw:text-style-name="P9" draw:layer="layout" svg:width="2.4cm" svg:height="1.2cm" draw:transform="rotate (-3.14159265358979) translate (11.686cm 67.20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11.686cm 67.20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12.374cm 66.969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-3.14159265358979) translate (19.16cm 67.2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19.16cm 67.2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19.848cm 66.969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-3.14159265358979) translate (9.223cm 67.2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9.223cm 67.2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9.911cm 66.969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-3.14159265358979) translate (16.686cm 67.20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16.686cm 67.20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17.374cm 66.969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-3.14159265358979) translate (14.165cm 67.2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14.165cm 67.2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14.854cm 66.969cm)">
            <draw:text-box>
              <text:p text:style-name="P8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550871577528) translate (7.42138616463757cm 64.406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7.42138616463757cm 64.406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9.92137395102472cm 64.406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9.92137395102472cm 64.406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2.4263617374119cm 64.423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2.4263617374119cm 64.423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4.921349523799cm 64.407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4.921349523799cm 64.407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7.4213373101862cm 64.406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7.4213373101862cm 64.406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8.3217504020828cm 59.519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8.3217504020828cm 59.519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5.8287675580913cm 59.505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5.8287675580913cm 59.505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3.3217847140997cm 59.524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3.3217847140998cm 59.524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0.8218018701082cm 59.505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0.8218018701082cm 59.505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8.32181902611672cm 59.512513256415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8.32181902611672cm 59.5125132564152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11.62cm 63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4.096cm 63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6.571cm 63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9.046cm 63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9.145cm 63.108cm)" svg:viewBox="0 0 2401 1201" draw:points="0,1201 2401,1201 2401,0 0,0">
          <text:p/>
        </draw:polygon>
        <draw:g>
          <draw:g>
            <draw:polygon draw:style-name="gr12" draw:text-style-name="P9" draw:layer="layout" svg:width="2.4cm" svg:height="1.2cm" draw:transform="rotate (-3.14159265358979) translate (11.572cm 61.90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11.572cm 61.90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12.26cm 61.669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-3.14159265358979) translate (19.046cm 61.9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19.046cm 61.9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19.734cm 61.669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-3.14159265358979) translate (9.109cm 61.9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9.109cm 61.9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9.797cm 61.669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-3.14159265358979) translate (16.572cm 61.90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16.572cm 61.90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17.26cm 61.669cm)">
            <draw:text-box>
              <text:p text:style-name="P8"><text:span text:style-name="T2">1,8 m x 0,8 m</text:span></text:p>
            </draw:text-box>
          </draw:frame>
        </draw:g>
        <draw:g>
          <draw:g>
            <draw:polygon draw:style-name="gr12" draw:text-style-name="P9" draw:layer="layout" svg:width="2.4cm" svg:height="1.2cm" draw:transform="rotate (-3.14159265358979) translate (14.051cm 61.9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14.051cm 61.9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14.74cm 61.669cm)">
            <draw:text-box>
              <text:p text:style-name="P8"><text:span text:style-name="T2">1,8 m x 0,8 m</text:span></text:p>
            </draw:text-box>
          </draw:frame>
        </draw:g>
        <draw:polygon draw:style-name="gr27" draw:text-style-name="P15" draw:layer="layout" svg:width="2.4cm" svg:height="1.2cm" draw:transform="rotate (1.59348560707082) translate (19.6333792346937cm 68.4503035313309cm)" svg:viewBox="0 0 2401 1201" draw:points="0,1201 2401,1201 2401,0 0,0">
          <text:p/>
        </draw:polygon>
        <draw:polygon draw:style-name="gr27" draw:text-style-name="P15" draw:layer="layout" svg:width="2.4cm" svg:height="1.2cm" draw:transform="rotate (1.59348560707082) translate (19.5883792346937cm 63.1233035313309cm)" svg:viewBox="0 0 2401 1201" draw:points="0,1201 2401,1201 2401,0 0,0">
          <text:p/>
        </draw:polygon>
        <draw:g>
          <draw:g>
            <draw:polygon draw:style-name="gr20" draw:text-style-name="P11" draw:layer="layout" svg:width="12cm" svg:height="9cm" svg:x="8.099cm" svg:y="83.5cm" svg:viewBox="0 0 12001 9001" draw:points="0,0 0,9001 12000,9001 12001,0">
              <text:p/>
            </draw:polygon>
            <draw:polygon draw:style-name="gr5" draw:text-style-name="P4" draw:layer="layout" svg:width="12cm" svg:height="9cm" svg:x="8.099cm" svg:y="83.5cm" svg:viewBox="0 0 12001 9001" draw:points="0,0 0,9001 12000,9001 12001,0">
              <text:p/>
            </draw:polygon>
          </draw:g>
          <draw:frame draw:style-name="gr11" draw:text-style-name="P10" draw:layer="layout" svg:width="2.224cm" svg:height="3.275cm" svg:x="15.987cm" svg:y="87.173cm">
            <draw:text-box>
              <text:p text:style-name="P8"><text:span text:style-name="T1">Bureau</text:span></text:p>
              <text:p text:style-name="P8"><text:span text:style-name="T1"/></text:p>
              <text:p text:style-name="P8"><text:span text:style-name="T1">9,0 m carré</text:span></text:p>
              <text:p text:style-name="P8"><text:span text:style-name="T1"/></text:p>
            </draw:text-box>
          </draw:frame>
          <draw:frame draw:style-name="gr18" draw:text-style-name="P10" draw:layer="layout" svg:width="3.676cm" svg:height="0.799cm" svg:x="9.261cm" svg:y="87.601cm">
            <draw:text-box>
              <text:p text:style-name="P8"><text:span text:style-name="T1">Zone de jeu mobile</text:span></text:p>
            </draw:text-box>
          </draw:frame>
        </draw:g>
        <draw:g>
          <draw:g>
            <draw:polygon draw:style-name="gr20" draw:text-style-name="P11" draw:layer="layout" svg:width="12cm" svg:height="9cm" svg:x="20.2cm" svg:y="83.5cm" svg:viewBox="0 0 12001 9001" draw:points="0,0 0,9001 12000,9001 12001,0">
              <text:p/>
            </draw:polygon>
            <draw:polygon draw:style-name="gr5" draw:text-style-name="P4" draw:layer="layout" svg:width="12cm" svg:height="9cm" svg:x="20.2cm" svg:y="83.5cm" svg:viewBox="0 0 12001 9001" draw:points="0,0 0,9001 12000,9001 12001,0">
              <text:p/>
            </draw:polygon>
          </draw:g>
          <draw:frame draw:style-name="gr11" draw:text-style-name="P10" draw:layer="layout" svg:width="2.224cm" svg:height="3.275cm" svg:x="28.088cm" svg:y="87.173cm">
            <draw:text-box>
              <text:p text:style-name="P8"><text:span text:style-name="T1">Bureau</text:span></text:p>
              <text:p text:style-name="P8"><text:span text:style-name="T1"/></text:p>
              <text:p text:style-name="P8"><text:span text:style-name="T1">9,0 m carré</text:span></text:p>
              <text:p text:style-name="P8"><text:span text:style-name="T1"/></text:p>
            </draw:text-box>
          </draw:frame>
          <draw:frame draw:style-name="gr18" draw:text-style-name="P10" draw:layer="layout" svg:width="3.676cm" svg:height="0.799cm" svg:x="21.362cm" svg:y="87.601cm">
            <draw:text-box>
              <text:p text:style-name="P8"><text:span text:style-name="T1">Zone de jeu mobile</text:span></text:p>
            </draw:text-box>
          </draw:frame>
        </draw:g>
        <draw:polygon draw:style-name="gr6" draw:text-style-name="P4" draw:layer="layout" svg:width="2.4cm" svg:height="1.2cm" draw:transform="rotate (-1.56346594393652) translate (22.4301098835188cm 76.643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22.4482524186122cm 79.118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22.4119673484254cm 74.168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25.0534003193913cm 79.098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352577842979cm 76.623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169319912743cm 74.123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27.5833563234433cm 74.067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27.583788292431cm 76.542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27.5842246247418cm 79.042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30.2807926357255cm 76.517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803606667378cm 74.042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812246047132cm 78.992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27.787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87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93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93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821984307187cm 79.742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821984307187cm 79.742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68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68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74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74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631984307187cm 79.742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631984307187cm 79.742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87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87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93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93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821984307187cm 79.742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821984307187cm 79.742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87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87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93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93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821984307187cm 79.742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821984307187cm 79.7425167949427cm)" svg:viewBox="0 0 187 1001" draw:points="0,1001 187,1001 187,0 0,0">
          <text:p/>
        </draw:polygon>
        <draw:polygon draw:style-name="gr6" draw:text-style-name="P4" draw:layer="layout" svg:width="2.4cm" svg:height="1.2cm" draw:transform="rotate (-1.56346594393652) translate (22.4191098835188cm 86.816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22.4372524186122cm 89.291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22.4009673484254cm 84.341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25.0424003193913cm 89.271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242577842979cm 86.796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059319912743cm 84.296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27.5723563234433cm 84.240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27.572788292431cm 86.715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27.5732246247418cm 89.215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30.2697926357255cm 86.690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693606667378cm 84.215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702246047132cm 89.165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27.776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76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82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82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711984307187cm 89.915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711984307187cm 89.9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57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57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63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63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521984307187cm 89.9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521984307187cm 89.9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76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76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82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82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711984307187cm 89.915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711984307187cm 89.9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76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76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82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82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711984307187cm 89.915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711984307187cm 89.9155167949428cm)" svg:viewBox="0 0 187 1001" draw:points="0,1001 187,1001 187,0 0,0">
          <text:p/>
        </draw:polygon>
        <draw:polygon draw:style-name="gr6" draw:text-style-name="P4" draw:layer="layout" svg:width="2.4cm" svg:height="1.2cm" draw:transform="rotate (-1.56346594393652) translate (10.2201098835188cm 76.499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10.2382524186122cm 78.974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10.2019673484254cm 74.024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12.8434003193913cm 78.954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2.8252577842979cm 76.479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2.8069319912743cm 73.979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5.3733563234433cm 73.923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15.373788292431cm 76.398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15.3742246247418cm 78.898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18.0707926357255cm 76.373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0703606667378cm 73.898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0712246047132cm 78.848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15.577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577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583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583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572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5721984307187cm 79.598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458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458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464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464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453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4531984307187cm 79.598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2.977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2.977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2.983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2.983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2.972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2.9721984307187cm 79.598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177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177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183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183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172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1721984307187cm 79.5985167949427cm)" svg:viewBox="0 0 187 1001" draw:points="0,1001 187,1001 187,0 0,0">
          <text:p/>
        </draw:polygon>
        <draw:polygon draw:style-name="gr6" draw:text-style-name="P4" draw:layer="layout" svg:width="2.4cm" svg:height="1.2cm" draw:transform="rotate (-1.56346594393652) translate (10.4181098835188cm 86.916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10.4362524186122cm 89.391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10.3999673484254cm 84.441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13.0414003193913cm 89.371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3.0232577842979cm 86.896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3.0049319912743cm 84.396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5.5713563234433cm 84.340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15.571788292431cm 86.815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15.5722246247418cm 89.315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18.2687926357255cm 86.790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2683606667378cm 84.315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2692246047132cm 89.265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15.775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775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781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781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770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7701984307187cm 90.0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656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656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662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662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651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6511984307187cm 90.0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3.175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3.175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3.181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3.181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3.170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3.1701984307187cm 90.0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375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375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381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381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370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3701984307187cm 90.0155167949427cm)" svg:viewBox="0 0 187 1001" draw:points="0,1001 187,1001 187,0 0,0">
          <text:p/>
        </draw:polygon>
        <draw:g>
          <draw:polygon draw:style-name="gr10" draw:text-style-name="P7" draw:layer="layout" svg:width="6.099cm" svg:height="6cm" svg:x="74.9cm" svg:y="128.9cm" svg:viewBox="0 0 6100 6001" draw:points="6100,6001 6099,0 0,0 0,6001">
            <text:p/>
          </draw:polygon>
          <draw:polygon draw:style-name="gr5" draw:text-style-name="P4" draw:layer="layout" svg:width="6.099cm" svg:height="6cm" svg:x="74.9cm" svg:y="128.9cm" svg:viewBox="0 0 6100 6001" draw:points="6100,6001 6099,0 0,0 0,6001">
            <text:p/>
          </draw:polygon>
        </draw:g>
        <draw:frame draw:style-name="gr11" draw:text-style-name="P4" draw:layer="layout" svg:width="2.224cm" svg:height="3.275cm" svg:x="76.676cm" svg:y="130.4cm">
          <draw:text-box>
            <text:p text:style-name="P8"><text:span text:style-name="T1">Bureau</text:span></text:p>
            <text:p text:style-name="P8"><text:span text:style-name="T1"/></text:p>
            <text:p text:style-name="P8"><text:span text:style-name="T1">9,0 m carré</text:span></text:p>
            <text:p text:style-name="P8"><text:span text:style-name="T1"/></text:p>
          </draw:text-box>
        </draw:frame>
        <draw:g>
          <draw:polygon draw:style-name="gr10" draw:text-style-name="P7" draw:layer="layout" svg:width="6cm" svg:height="6cm" svg:x="84.399cm" svg:y="128.999cm" svg:viewBox="0 0 6001 6001" draw:points="6001,6000 6000,0 0,0 0,6001">
            <text:p/>
          </draw:polygon>
          <draw:polygon draw:style-name="gr5" draw:text-style-name="P4" draw:layer="layout" svg:width="6cm" svg:height="6cm" svg:x="84.399cm" svg:y="128.999cm" svg:viewBox="0 0 6001 6001" draw:points="6001,6000 6000,0 0,0 0,6001">
            <text:p/>
          </draw:polygon>
        </draw:g>
        <draw:frame draw:style-name="gr11" draw:text-style-name="P4" draw:layer="layout" svg:width="2.01cm" svg:height="3.275cm" svg:x="86.294cm" svg:y="130.472cm">
          <draw:text-box>
            <text:p text:style-name="P8"><text:span text:style-name="T1">Bureau</text:span></text:p>
            <text:p text:style-name="P8"><text:span text:style-name="T1"/></text:p>
            <text:p text:style-name="P8"><text:span text:style-name="T1">9,0 m carré</text:span></text:p>
            <text:p text:style-name="P8"><text:span text:style-name="T1"/></text:p>
          </draw:text-box>
        </draw:frame>
        <draw:polygon draw:style-name="gr26" draw:text-style-name="P14" draw:layer="layout" svg:width="2.4cm" svg:height="1.2cm" draw:transform="rotate (0.0118682389135614) translate (47.0999637944327cm 29.3992729875605cm)" svg:viewBox="0 0 2401 1201" draw:points="0,1201 2401,1201 2401,0 0,0">
          <text:p/>
        </draw:polygon>
        <draw:polygon draw:style-name="gr28" draw:text-style-name="P4" draw:layer="layout" svg:width="4.401cm" svg:height="2.812cm" draw:transform="skewX (-0.00785398163397448) rotate (-0.0195476876223373) translate (18.298255140892cm 39.9005317384643cm)" svg:viewBox="0 0 4402 2813" draw:points="0,2813 4401,2813 4402,0 1,0">
          <text:p>ORDI HOST<text:line-break/>DE CS:GO</text:p>
          <text:p/>
        </draw:polygon>
        <draw:polygon draw:style-name="gr27" draw:text-style-name="P15" draw:layer="layout" svg:width="2.4cm" svg:height="1.2cm" draw:transform="rotate (-1.52000724556186) translate (50.2303164235576cm 57.4850866740165cm)" svg:viewBox="0 0 2401 1201" draw:points="0,1201 2401,1201 2401,0 0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Franklin Gothic Book1" svg:font-family="'Franklin Gothic Book'"/>
    <style:font-face style:name="Calibri" svg:font-family="Calibri" style:font-pitch="variable"/>
    <style:font-face style:name="Franklin Gothic Book" svg:font-family="'Franklin Gothic Book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Hatch_5f_0" draw:display-name="Hatch_0" draw:style="single" draw:color="#008000" draw:distance="0.254cm" draw:rotation="450"/>
    <draw:hatch draw:name="Hatch_5f_1" draw:display-name="Hatch_1" draw:style="single" draw:color="#acc7ea" draw:distance="0.254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0cm" fo:page-height="206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19T14:26:21.621000000</dc:date>
    <dc:description/>
    <dc:language>fr-FR</dc:language>
    <dc:subject/>
    <dc:title/>
    <meta:creation-date>2016-06-27T09:11:24Z</meta:creation-date>
    <meta:initial-creator>Alexandre Pichot</meta:initial-creator>
    <meta:keyword/>
    <meta:generator>LibreOffice/5.1.6.2$Windows_x86 LibreOffice_project/07ac168c60a517dba0f0d7bc7540f5afa45f0909</meta:generator>
    <meta:editing-duration>PT1H22M7S</meta:editing-duration>
    <meta:editing-cycles>18</meta:editing-cycles>
    <meta:document-statistic meta:object-count="3085"/>
    <meta:user-defined meta:name="category"/>
    <meta:user-defined meta:name="company"/>
    <meta:template xlink:type="simple" xlink:actuate="onRequest" xlink:title="HOMPLN_M.VSTX" xlink:href=""/>
  </office:meta>
</office:document-meta>
</file>